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Georgia" svg:font-family="Georgia" style:font-family-generic="roman"/>
    <style:font-face style:name="Lohit Hindi" svg:font-family="'Lohit Hindi'" style:font-pitch="variable"/>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Lohit Hindi1"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0.7646in"/>
    </style:style>
    <style:style style:name="co2" style:family="table-column">
      <style:table-column-properties fo:break-before="auto" style:column-width="1.0264in"/>
    </style:style>
    <style:style style:name="co3" style:family="table-column">
      <style:table-column-properties fo:break-before="auto" style:column-width="1.628in"/>
    </style:style>
    <style:style style:name="co4" style:family="table-column">
      <style:table-column-properties fo:break-before="auto" style:column-width="0.8409in"/>
    </style:style>
    <style:style style:name="co5" style:family="table-column">
      <style:table-column-properties fo:break-before="auto" style:column-width="4.2717in"/>
    </style:style>
    <style:style style:name="co6" style:family="table-column">
      <style:table-column-properties fo:break-before="auto" style:column-width="2.1299in"/>
    </style:style>
    <style:style style:name="co7" style:family="table-column">
      <style:table-column-properties fo:break-before="auto" style:column-width="0.889in"/>
    </style:style>
    <style:style style:name="co8" style:family="table-column">
      <style:table-column-properties fo:break-before="auto" style:column-width="0.761in"/>
    </style:style>
    <style:style style:name="co9" style:family="table-column">
      <style:table-column-properties fo:break-before="auto" style:column-width="0.75in"/>
    </style:style>
    <style:style style:name="co10" style:family="table-column">
      <style:table-column-properties fo:break-before="auto" style:column-width="1.2429in"/>
    </style:style>
    <style:style style:name="co11" style:family="table-column">
      <style:table-column-properties fo:break-before="auto" style:column-width="4.1492in"/>
    </style:style>
    <style:style style:name="co12" style:family="table-column">
      <style:table-column-properties fo:break-before="auto" style:column-width="1.9402in"/>
    </style:style>
    <style:style style:name="co13" style:family="table-column">
      <style:table-column-properties fo:break-before="auto" style:column-width="0.7236in"/>
    </style:style>
    <style:style style:name="co14" style:family="table-column">
      <style:table-column-properties fo:break-before="auto" style:column-width="0.8453in"/>
    </style:style>
    <style:style style:name="co15" style:family="table-column">
      <style:table-column-properties fo:break-before="auto" style:column-width="1.3945in"/>
    </style:style>
    <style:style style:name="co16" style:family="table-column">
      <style:table-column-properties fo:break-before="auto" style:column-width="0.7409in"/>
    </style:style>
    <style:style style:name="co17" style:family="table-column">
      <style:table-column-properties fo:break-before="auto" style:column-width="5.1264in"/>
    </style:style>
    <style:style style:name="co18" style:family="table-column">
      <style:table-column-properties fo:break-before="auto" style:column-width="2.0311in"/>
    </style:style>
    <style:style style:name="co19" style:family="table-column">
      <style:table-column-properties fo:break-before="auto" style:column-width="0.8925in"/>
    </style:style>
    <style:style style:name="co20" style:family="table-column">
      <style:table-column-properties fo:break-before="auto" style:column-width="0.6382in"/>
    </style:style>
    <style:style style:name="co21" style:family="table-column">
      <style:table-column-properties fo:break-before="auto" style:column-width="1.328in"/>
    </style:style>
    <style:style style:name="co22" style:family="table-column">
      <style:table-column-properties fo:break-before="auto" style:column-width="0.3752in"/>
    </style:style>
    <style:style style:name="co23" style:family="table-column">
      <style:table-column-properties fo:break-before="auto" style:column-width="6.7618in"/>
    </style:style>
    <style:style style:name="co24" style:family="table-column">
      <style:table-column-properties fo:break-before="auto" style:column-width="1.6827in"/>
    </style:style>
    <style:style style:name="co25" style:family="table-column">
      <style:table-column-properties fo:break-before="auto" style:column-width="1.0929in"/>
    </style:style>
    <style:style style:name="co26" style:family="table-column">
      <style:table-column-properties fo:break-before="auto" style:column-width="4.739in"/>
    </style:style>
    <style:style style:name="co27" style:family="table-column">
      <style:table-column-properties fo:break-before="auto" style:column-width="2.5516in"/>
    </style:style>
    <style:style style:name="co28" style:family="table-column">
      <style:table-column-properties fo:break-before="auto" style:column-width="0.6882in"/>
    </style:style>
    <style:style style:name="co29" style:family="table-column">
      <style:table-column-properties fo:break-before="auto" style:column-width="1.6126in"/>
    </style:style>
    <style:style style:name="co30" style:family="table-column">
      <style:table-column-properties fo:break-before="auto" style:column-width="4.7953in"/>
    </style:style>
    <style:style style:name="co31" style:family="table-column">
      <style:table-column-properties fo:break-before="auto" style:column-width="1.6909in"/>
    </style:style>
    <style:style style:name="co32" style:family="table-column">
      <style:table-column-properties fo:break-before="auto" style:column-width="0.6992in"/>
    </style:style>
    <style:style style:name="co33" style:family="table-column">
      <style:table-column-properties fo:break-before="auto" style:column-width="1.0134in"/>
    </style:style>
    <style:style style:name="co34" style:family="table-column">
      <style:table-column-properties fo:break-before="auto" style:column-width="1.3783in"/>
    </style:style>
    <style:style style:name="co35" style:family="table-column">
      <style:table-column-properties fo:break-before="auto" style:column-width="0.7598in"/>
    </style:style>
    <style:style style:name="co36" style:family="table-column">
      <style:table-column-properties fo:break-before="auto" style:column-width="4.3283in"/>
    </style:style>
    <style:style style:name="co37" style:family="table-column">
      <style:table-column-properties fo:break-before="auto" style:column-width="1.4693in"/>
    </style:style>
    <style:style style:name="co38" style:family="table-column">
      <style:table-column-properties fo:break-before="auto" style:column-width="0.6272in"/>
    </style:style>
    <style:style style:name="co39" style:family="table-column">
      <style:table-column-properties fo:break-before="auto" style:column-width="0.828in"/>
    </style:style>
    <style:style style:name="co40" style:family="table-column">
      <style:table-column-properties fo:break-before="auto" style:column-width="1.2547in"/>
    </style:style>
    <style:style style:name="co41" style:family="table-column">
      <style:table-column-properties fo:break-before="auto" style:column-width="0.7583in"/>
    </style:style>
    <style:style style:name="co42" style:family="table-column">
      <style:table-column-properties fo:break-before="auto" style:column-width="5.4055in"/>
    </style:style>
    <style:style style:name="co43" style:family="table-column">
      <style:table-column-properties fo:break-before="auto" style:column-width="0.6646in"/>
    </style:style>
    <style:style style:name="co44" style:family="table-column">
      <style:table-column-properties fo:break-before="auto" style:column-width="0.9752in"/>
    </style:style>
    <style:style style:name="co45" style:family="table-column">
      <style:table-column-properties fo:break-before="auto" style:column-width="1.3398in"/>
    </style:style>
    <style:style style:name="co46" style:family="table-column">
      <style:table-column-properties fo:break-before="auto" style:column-width="4.5346in"/>
    </style:style>
    <style:style style:name="co47" style:family="table-column">
      <style:table-column-properties fo:break-before="auto" style:column-width="1.8756in"/>
    </style:style>
    <style:style style:name="co48" style:family="table-column">
      <style:table-column-properties fo:break-before="auto" style:column-width="0.6583in"/>
    </style:style>
    <style:style style:name="co49" style:family="table-column">
      <style:table-column-properties fo:break-before="auto" style:column-width="1.389in"/>
    </style:style>
    <style:style style:name="co50" style:family="table-column">
      <style:table-column-properties fo:break-before="auto" style:column-width="5.6366in"/>
    </style:style>
    <style:style style:name="co51" style:family="table-column">
      <style:table-column-properties fo:break-before="auto" style:column-width="1.4598in"/>
    </style:style>
    <style:style style:name="co52" style:family="table-column">
      <style:table-column-properties fo:break-before="auto" style:column-width="0.7209in"/>
    </style:style>
    <style:style style:name="co53" style:family="table-column">
      <style:table-column-properties fo:break-before="auto" style:column-width="0.9992in"/>
    </style:style>
    <style:style style:name="co54" style:family="table-column">
      <style:table-column-properties fo:break-before="auto" style:column-width="1.3543in"/>
    </style:style>
    <style:style style:name="co55" style:family="table-column">
      <style:table-column-properties fo:break-before="auto" style:column-width="0.848in"/>
    </style:style>
    <style:style style:name="co56" style:family="table-column">
      <style:table-column-properties fo:break-before="auto" style:column-width="7.3402in"/>
    </style:style>
    <style:style style:name="co57" style:family="table-column">
      <style:table-column-properties fo:break-before="auto" style:column-width="1.7591in"/>
    </style:style>
    <style:style style:name="co58" style:family="table-column">
      <style:table-column-properties fo:break-before="auto" style:column-width="1.7673in"/>
    </style:style>
    <style:style style:name="co59" style:family="table-column">
      <style:table-column-properties fo:break-before="auto" style:column-width="1.4091in"/>
    </style:style>
    <style:style style:name="co60" style:family="table-column">
      <style:table-column-properties fo:break-before="auto" style:column-width="5.5063in"/>
    </style:style>
    <style:style style:name="co61" style:family="table-column">
      <style:table-column-properties fo:break-before="auto" style:column-width="1.9346in"/>
    </style:style>
    <style:style style:name="co62" style:family="table-column">
      <style:table-column-properties fo:break-before="auto" style:column-width="0.7398in"/>
    </style:style>
    <style:style style:name="co63" style:family="table-column">
      <style:table-column-properties fo:break-before="auto" style:column-width="1.3681in"/>
    </style:style>
    <style:style style:name="co64" style:family="table-column">
      <style:table-column-properties fo:break-before="auto" style:column-width="0.7299in"/>
    </style:style>
    <style:style style:name="co65" style:family="table-column">
      <style:table-column-properties fo:break-before="auto" style:column-width="5.6972in"/>
    </style:style>
    <style:style style:name="co66" style:family="table-column">
      <style:table-column-properties fo:break-before="auto" style:column-width="2.1654in"/>
    </style:style>
    <style:style style:name="co67" style:family="table-column">
      <style:table-column-properties fo:break-before="auto" style:column-width="0.6453in"/>
    </style:style>
    <style:style style:name="co68" style:family="table-column">
      <style:table-column-properties fo:break-before="auto" style:column-width="0.9673in"/>
    </style:style>
    <style:style style:name="co69" style:family="table-column">
      <style:table-column-properties fo:break-before="auto" style:column-width="1.4819in"/>
    </style:style>
    <style:style style:name="co70" style:family="table-column">
      <style:table-column-properties fo:break-before="auto" style:column-width="0.7319in"/>
    </style:style>
    <style:style style:name="co71" style:family="table-column">
      <style:table-column-properties fo:break-before="auto" style:column-width="5.1173in"/>
    </style:style>
    <style:style style:name="co72" style:family="table-column">
      <style:table-column-properties fo:break-before="auto" style:column-width="1.7in"/>
    </style:style>
    <style:style style:name="co73" style:family="table-column">
      <style:table-column-properties fo:break-before="auto" style:column-width="0.6189in"/>
    </style:style>
    <style:style style:name="co74" style:family="table-column">
      <style:table-column-properties fo:break-before="auto" style:column-width="0.7756in"/>
    </style:style>
    <style:style style:name="co75" style:family="table-column">
      <style:table-column-properties fo:break-before="auto" style:column-width="1.4992in"/>
    </style:style>
    <style:style style:name="co76" style:family="table-column">
      <style:table-column-properties fo:break-before="auto" style:column-width="0.7929in"/>
    </style:style>
    <style:style style:name="co77" style:family="table-column">
      <style:table-column-properties fo:break-before="auto" style:column-width="4.839in"/>
    </style:style>
    <style:style style:name="co78" style:family="table-column">
      <style:table-column-properties fo:break-before="auto" style:column-width="1.8134in"/>
    </style:style>
    <style:style style:name="co79" style:family="table-column">
      <style:table-column-properties fo:break-before="auto" style:column-width="0.7701in"/>
    </style:style>
    <style:style style:name="co80" style:family="table-column">
      <style:table-column-properties fo:break-before="auto" style:column-width="0.9728in"/>
    </style:style>
    <style:style style:name="co81" style:family="table-column">
      <style:table-column-properties fo:break-before="auto" style:column-width="5.7984in"/>
    </style:style>
    <style:style style:name="co82" style:family="table-column">
      <style:table-column-properties fo:break-before="auto" style:column-width="1.3173in"/>
    </style:style>
    <style:style style:name="co83" style:family="table-column">
      <style:table-column-properties fo:break-before="auto" style:column-width="5.4035in"/>
    </style:style>
    <style:style style:name="co84" style:family="table-column">
      <style:table-column-properties fo:break-before="auto" style:column-width="1.4492in"/>
    </style:style>
    <style:style style:name="co85" style:family="table-column">
      <style:table-column-properties fo:break-before="auto" style:column-width="0.6638in"/>
    </style:style>
    <style:style style:name="co86" style:family="table-column">
      <style:table-column-properties fo:break-before="auto" style:column-width="0.8in"/>
    </style:style>
    <style:style style:name="co87" style:family="table-column">
      <style:table-column-properties fo:break-before="auto" style:column-width="1.5854in"/>
    </style:style>
    <style:style style:name="co88" style:family="table-column">
      <style:table-column-properties fo:break-before="auto" style:column-width="3.7598in"/>
    </style:style>
    <style:style style:name="co89" style:family="table-column">
      <style:table-column-properties fo:break-before="auto" style:column-width="3.0047in"/>
    </style:style>
    <style:style style:name="co90" style:family="table-column">
      <style:table-column-properties fo:break-before="auto" style:column-width="0.8035in"/>
    </style:style>
    <style:style style:name="co91" style:family="table-column">
      <style:table-column-properties fo:break-before="auto" style:column-width="4.5992in"/>
    </style:style>
    <style:style style:name="co92" style:family="table-column">
      <style:table-column-properties fo:break-before="auto" style:column-width="2.1016in"/>
    </style:style>
    <style:style style:name="co93" style:family="table-column">
      <style:table-column-properties fo:break-before="auto" style:column-width="0.6098in"/>
    </style:style>
    <style:style style:name="co94" style:family="table-column">
      <style:table-column-properties fo:break-before="auto" style:column-width="1.2374in"/>
    </style:style>
    <style:style style:name="co95" style:family="table-column">
      <style:table-column-properties fo:break-before="auto" style:column-width="0.802in"/>
    </style:style>
    <style:style style:name="co96" style:family="table-column">
      <style:table-column-properties fo:break-before="auto" style:column-width="5.3098in"/>
    </style:style>
    <style:style style:name="co97" style:family="table-column">
      <style:table-column-properties fo:break-before="auto" style:column-width="1.752in"/>
    </style:style>
    <style:style style:name="co98" style:family="table-column">
      <style:table-column-properties fo:break-before="auto" style:column-width="0.6in"/>
    </style:style>
    <style:style style:name="co99" style:family="table-column">
      <style:table-column-properties fo:break-before="auto" style:column-width="5.1571in"/>
    </style:style>
    <style:style style:name="co100" style:family="table-column">
      <style:table-column-properties fo:break-before="auto" style:column-width="2.5835in"/>
    </style:style>
    <style:style style:name="co101" style:family="table-column">
      <style:table-column-properties fo:break-before="auto" style:column-width="5.2854in"/>
    </style:style>
    <style:style style:name="co102" style:family="table-column">
      <style:table-column-properties fo:break-before="auto" style:column-width="2.7228in"/>
    </style:style>
    <style:style style:name="co103" style:family="table-column">
      <style:table-column-properties fo:break-before="auto" style:column-width="0.6772in"/>
    </style:style>
    <style:style style:name="co104" style:family="table-column">
      <style:table-column-properties fo:break-before="auto" style:column-width="0.9063in"/>
    </style:style>
    <style:style style:name="co105" style:family="table-column">
      <style:table-column-properties fo:break-before="auto" style:column-width="1.5728in"/>
    </style:style>
    <style:style style:name="co106" style:family="table-column">
      <style:table-column-properties fo:break-before="auto" style:column-width="5.2217in"/>
    </style:style>
    <style:style style:name="co107" style:family="table-column">
      <style:table-column-properties fo:break-before="auto" style:column-width="1.6492in"/>
    </style:style>
    <style:style style:name="co108" style:family="table-column">
      <style:table-column-properties fo:break-before="auto" style:column-width="2.2299in"/>
    </style:style>
    <style:style style:name="co109" style:family="table-column">
      <style:table-column-properties fo:break-before="auto" style:column-width="0.7618in"/>
    </style:style>
    <style:style style:name="co110" style:family="table-column">
      <style:table-column-properties fo:break-before="auto" style:column-width="1.4472in"/>
    </style:style>
    <style:style style:name="co111" style:family="table-column">
      <style:table-column-properties fo:break-before="auto" style:column-width="9.1646in"/>
    </style:style>
    <style:style style:name="co112" style:family="table-column">
      <style:table-column-properties fo:break-before="auto" style:column-width="1.1244in"/>
    </style:style>
    <style:style style:name="co113" style:family="table-column">
      <style:table-column-properties fo:break-before="auto" style:column-width="1.3425in"/>
    </style:style>
    <style:style style:name="co114" style:family="table-column">
      <style:table-column-properties fo:break-before="auto" style:column-width="4.778in"/>
    </style:style>
    <style:style style:name="co115" style:family="table-column">
      <style:table-column-properties fo:break-before="auto" style:column-width="1.8827in"/>
    </style:style>
    <style:style style:name="co116" style:family="table-column">
      <style:table-column-properties fo:break-before="auto" style:column-width="0.6535in"/>
    </style:style>
    <style:style style:name="co117" style:family="table-column">
      <style:table-column-properties fo:break-before="auto" style:column-width="1.3689in"/>
    </style:style>
    <style:style style:name="co118" style:family="table-column">
      <style:table-column-properties fo:break-before="auto" style:column-width="5.0654in"/>
    </style:style>
    <style:style style:name="co119" style:family="table-column">
      <style:table-column-properties fo:break-before="auto" style:column-width="1.4902in"/>
    </style:style>
    <style:style style:name="co120" style:family="table-column">
      <style:table-column-properties fo:break-before="auto" style:column-width="3.7201in"/>
    </style:style>
    <style:style style:name="co121" style:family="table-column">
      <style:table-column-properties fo:break-before="auto" style:column-width="2.9055in"/>
    </style:style>
    <style:style style:name="co122" style:family="table-column">
      <style:table-column-properties fo:break-before="auto" style:column-width="0.611in"/>
    </style:style>
    <style:style style:name="co123" style:family="table-column">
      <style:table-column-properties fo:break-before="auto" style:column-width="0.911in"/>
    </style:style>
    <style:style style:name="co124" style:family="table-column">
      <style:table-column-properties fo:break-before="auto" style:column-width="1.1472in"/>
    </style:style>
    <style:style style:name="co125" style:family="table-column">
      <style:table-column-properties fo:break-before="auto" style:column-width="0.4602in"/>
    </style:style>
    <style:style style:name="co126" style:family="table-column">
      <style:table-column-properties fo:break-before="auto" style:column-width="5.6398in"/>
    </style:style>
    <style:style style:name="co127" style:family="table-column">
      <style:table-column-properties fo:break-before="auto" style:column-width="3.0984in"/>
    </style:style>
    <style:style style:name="co128" style:family="table-column">
      <style:table-column-properties fo:break-before="auto" style:column-width="0.6709in"/>
    </style:style>
    <style:style style:name="co129" style:family="table-column">
      <style:table-column-properties fo:break-before="auto" style:column-width="0.9409in"/>
    </style:style>
    <style:style style:name="co130" style:family="table-column">
      <style:table-column-properties fo:break-before="auto" style:column-width="1.2638in"/>
    </style:style>
    <style:style style:name="co131" style:family="table-column">
      <style:table-column-properties fo:break-before="auto" style:column-width="5.3181in"/>
    </style:style>
    <style:style style:name="co132" style:family="table-column">
      <style:table-column-properties fo:break-before="auto" style:column-width="1.3516in"/>
    </style:style>
    <style:style style:name="co133" style:family="table-column">
      <style:table-column-properties fo:break-before="auto" style:column-width="5.3008in"/>
    </style:style>
    <style:style style:name="co134" style:family="table-column">
      <style:table-column-properties fo:break-before="auto" style:column-width="1.4728in"/>
    </style:style>
    <style:style style:name="co135" style:family="table-column">
      <style:table-column-properties fo:break-before="auto" style:column-width="0.8681in"/>
    </style:style>
    <style:style style:name="co136" style:family="table-column">
      <style:table-column-properties fo:break-before="auto" style:column-width="4.5673in"/>
    </style:style>
    <style:style style:name="co137" style:family="table-column">
      <style:table-column-properties fo:break-before="auto" style:column-width="2.3154in"/>
    </style:style>
    <style:style style:name="co138" style:family="table-column">
      <style:table-column-properties fo:break-before="auto" style:column-width="0.7181in"/>
    </style:style>
    <style:style style:name="co139" style:family="table-column">
      <style:table-column-properties fo:break-before="auto" style:column-width="1.211in"/>
    </style:style>
    <style:style style:name="co140" style:family="table-column">
      <style:table-column-properties fo:break-before="auto" style:column-width="0.8252in"/>
    </style:style>
    <style:style style:name="co141" style:family="table-column">
      <style:table-column-properties fo:break-before="auto" style:column-width="4.0953in"/>
    </style:style>
    <style:style style:name="co142" style:family="table-column">
      <style:table-column-properties fo:break-before="auto" style:column-width="2.1335in"/>
    </style:style>
    <style:style style:name="co143" style:family="table-column">
      <style:table-column-properties fo:break-before="auto" style:column-width="0.7146in"/>
    </style:style>
    <style:style style:name="co144" style:family="table-column">
      <style:table-column-properties fo:break-before="auto" style:column-width="1.4429in"/>
    </style:style>
    <style:style style:name="co145" style:family="table-column">
      <style:table-column-properties fo:break-before="auto" style:column-width="4.261in"/>
    </style:style>
    <style:style style:name="co146" style:family="table-column">
      <style:table-column-properties fo:break-before="auto" style:column-width="2.2681in"/>
    </style:style>
    <style:style style:name="co147" style:family="table-column">
      <style:table-column-properties fo:break-before="auto" style:column-width="0.6791in"/>
    </style:style>
    <style:style style:name="co148" style:family="table-column">
      <style:table-column-properties fo:break-before="auto" style:column-width="0.8209in"/>
    </style:style>
    <style:style style:name="co149" style:family="table-column">
      <style:table-column-properties fo:break-before="auto" style:column-width="5.6571in"/>
    </style:style>
    <style:style style:name="co150" style:family="table-column">
      <style:table-column-properties fo:break-before="auto" style:column-width="1.7028in"/>
    </style:style>
    <style:style style:name="co151" style:family="table-column">
      <style:table-column-properties fo:break-before="auto" style:column-width="1.361in"/>
    </style:style>
    <style:style style:name="co152" style:family="table-column">
      <style:table-column-properties fo:break-before="auto" style:column-width="5.5965in"/>
    </style:style>
    <style:style style:name="co153" style:family="table-column">
      <style:table-column-properties fo:break-before="auto" style:column-width="2.5626in"/>
    </style:style>
    <style:style style:name="co154" style:family="table-column">
      <style:table-column-properties fo:break-before="auto" style:column-width="4.428in"/>
    </style:style>
    <style:style style:name="co155" style:family="table-column">
      <style:table-column-properties fo:break-before="auto" style:column-width="0.5252in"/>
    </style:style>
    <style:style style:name="co156" style:family="table-column">
      <style:table-column-properties fo:break-before="auto" style:column-width="4.7925in"/>
    </style:style>
    <style:style style:name="co157" style:family="table-column">
      <style:table-column-properties fo:break-before="auto" style:column-width="1.522in"/>
    </style:style>
    <style:style style:name="co158" style:family="table-column">
      <style:table-column-properties fo:break-before="auto" style:column-width="0.6965in"/>
    </style:style>
    <style:style style:name="co159" style:family="table-column">
      <style:table-column-properties fo:break-before="auto" style:column-width="0.7075in"/>
    </style:style>
    <style:style style:name="co160" style:family="table-column">
      <style:table-column-properties fo:break-before="auto" style:column-width="0.6862in"/>
    </style:style>
    <style:style style:name="co161" style:family="table-column">
      <style:table-column-properties fo:break-before="auto" style:column-width="4.2563in"/>
    </style:style>
    <style:style style:name="co162" style:family="table-column">
      <style:table-column-properties fo:break-before="auto" style:column-width="1.9618in"/>
    </style:style>
    <style:style style:name="ro1" style:family="table-row">
      <style:table-row-properties style:row-height="0.1736in" fo:break-before="auto" style:use-optimal-row-height="true"/>
    </style:style>
    <style:style style:name="ro2" style:family="table-row">
      <style:table-row-properties style:row-height="0.3382in" fo:break-before="auto" style:use-optimal-row-height="true"/>
    </style:style>
    <style:style style:name="ro3" style:family="table-row">
      <style:table-row-properties style:row-height="0.6409in" fo:break-before="auto" style:use-optimal-row-height="true"/>
    </style:style>
    <style:style style:name="ro4" style:family="table-row">
      <style:table-row-properties style:row-height="1.7in" fo:break-before="auto" style:use-optimal-row-height="true"/>
    </style:style>
    <style:style style:name="ro5" style:family="table-row">
      <style:table-row-properties style:row-height="2.6083in" fo:break-before="auto" style:use-optimal-row-height="true"/>
    </style:style>
    <style:style style:name="ro6" style:family="table-row">
      <style:table-row-properties style:row-height="1.2457in" fo:break-before="auto" style:use-optimal-row-height="true"/>
    </style:style>
    <style:style style:name="ro7" style:family="table-row">
      <style:table-row-properties style:row-height="2.0028in" fo:break-before="auto" style:use-optimal-row-height="true"/>
    </style:style>
    <style:style style:name="ro8" style:family="table-row">
      <style:table-row-properties style:row-height="1.8516in" fo:break-before="auto" style:use-optimal-row-height="true"/>
    </style:style>
    <style:style style:name="ro9" style:family="table-row">
      <style:table-row-properties style:row-height="0.178in" fo:break-before="auto" style:use-optimal-row-height="true"/>
    </style:style>
    <style:style style:name="ro10" style:family="table-row">
      <style:table-row-properties style:row-height="0.1681in" fo:break-before="auto" style:use-optimal-row-height="true"/>
    </style:style>
    <style:style style:name="ro11" style:family="table-row">
      <style:table-row-properties style:row-height="0.3311in" fo:break-before="auto" style:use-optimal-row-height="true"/>
    </style:style>
    <style:style style:name="ro12" style:family="table-row">
      <style:table-row-properties style:row-height="0.5075in" fo:break-before="auto" style:use-optimal-row-height="true"/>
    </style:style>
    <style:style style:name="ro13" style:family="table-row">
      <style:table-row-properties style:row-height="1.9071in" fo:break-before="auto" style:use-optimal-row-height="true"/>
    </style:style>
    <style:style style:name="ro14" style:family="table-row">
      <style:table-row-properties style:row-height="0.7925in" fo:break-before="auto" style:use-optimal-row-height="true"/>
    </style:style>
    <style:style style:name="ro15" style:family="table-row">
      <style:table-row-properties style:row-height="1.3972in" fo:break-before="auto" style:use-optimal-row-height="true"/>
    </style:style>
    <style:style style:name="ro16" style:family="table-row">
      <style:table-row-properties style:row-height="1.5484in" fo:break-before="auto" style:use-optimal-row-height="true"/>
    </style:style>
    <style:style style:name="ro17" style:family="table-row">
      <style:table-row-properties style:row-height="1.0945in" fo:break-before="auto" style:use-optimal-row-height="true"/>
    </style:style>
    <style:style style:name="ro18" style:family="table-row">
      <style:table-row-properties style:row-height="0.9429in" fo:break-before="auto" style:use-optimal-row-height="true"/>
    </style:style>
    <style:style style:name="ro19" style:family="table-row">
      <style:table-row-properties style:row-height="2.4571in" fo:break-before="auto" style:use-optimal-row-height="true"/>
    </style:style>
    <style:style style:name="ro20" style:family="table-row">
      <style:table-row-properties style:row-height="0.1756in" fo:break-before="auto" style:use-optimal-row-height="true"/>
    </style:style>
    <style:style style:name="ro21" style:family="table-row">
      <style:table-row-properties style:row-height="0.3209in" fo:break-before="auto" style:use-optimal-row-height="true"/>
    </style:style>
    <style:style style:name="ro22" style:family="table-row">
      <style:table-row-properties style:row-height="0.952in" fo:break-before="auto" style:use-optimal-row-height="true"/>
    </style:style>
    <style:style style:name="ro23" style:family="table-row">
      <style:table-row-properties style:row-height="3.6543in" fo:break-before="auto" style:use-optimal-row-height="true"/>
    </style:style>
    <style:style style:name="ro24" style:family="table-row">
      <style:table-row-properties style:row-height="1.0764in" fo:break-before="auto" style:use-optimal-row-height="true"/>
    </style:style>
    <style:style style:name="ro25" style:family="table-row">
      <style:table-row-properties style:row-height="0.7764in" fo:break-before="auto" style:use-optimal-row-height="true"/>
    </style:style>
    <style:style style:name="ro26" style:family="table-row">
      <style:table-row-properties style:row-height="1.8862in" fo:break-before="auto" style:use-optimal-row-height="true"/>
    </style:style>
    <style:style style:name="ro27" style:family="table-row">
      <style:table-row-properties style:row-height="1.5752in" fo:break-before="auto" style:use-optimal-row-height="true"/>
    </style:style>
    <style:style style:name="ro28" style:family="table-row">
      <style:table-row-properties style:row-height="1.4193in" fo:break-before="auto" style:use-optimal-row-height="true"/>
    </style:style>
    <style:style style:name="ro29" style:family="table-row">
      <style:table-row-properties style:row-height="1.1091in" fo:break-before="auto" style:use-optimal-row-height="true"/>
    </style:style>
    <style:style style:name="ro30" style:family="table-row">
      <style:table-row-properties style:row-height="1.2638in" fo:break-before="auto" style:use-optimal-row-height="true"/>
    </style:style>
    <style:style style:name="ro31" style:family="table-row">
      <style:table-row-properties style:row-height="1.7307in" fo:break-before="auto" style:use-optimal-row-height="true"/>
    </style:style>
    <style:style style:name="ro32" style:family="table-row">
      <style:table-row-properties style:row-height="3.1299in" fo:break-before="auto" style:use-optimal-row-height="true"/>
    </style:style>
    <style:style style:name="ro33" style:family="table-row">
      <style:table-row-properties style:row-height="1.4016in" fo:break-before="auto" style:use-optimal-row-height="true"/>
    </style:style>
    <style:style style:name="ro34" style:family="table-row">
      <style:table-row-properties style:row-height="1.5319in" fo:break-before="auto" style:use-optimal-row-height="true"/>
    </style:style>
    <style:style style:name="ro35" style:family="table-row">
      <style:table-row-properties style:row-height="3.1984in" fo:break-before="auto" style:use-optimal-row-height="true"/>
    </style:style>
    <style:style style:name="ro36" style:family="table-row">
      <style:table-row-properties style:row-height="1.4819in" fo:break-before="auto" style:use-optimal-row-height="true"/>
    </style:style>
    <style:style style:name="ro37" style:family="table-row">
      <style:table-row-properties style:row-height="2.8189in" fo:break-before="auto" style:use-optimal-row-height="true"/>
    </style:style>
    <style:style style:name="ro38" style:family="table-row">
      <style:table-row-properties style:row-height="0.1866in" fo:break-before="auto" style:use-optimal-row-height="true"/>
    </style:style>
    <style:style style:name="ro39" style:family="table-row">
      <style:table-row-properties style:row-height="0.4898in" fo:break-before="auto" style:use-optimal-row-height="true"/>
    </style:style>
    <style:style style:name="ro40" style:family="table-row">
      <style:table-row-properties style:row-height="0.3472in" fo:break-before="auto" style:use-optimal-row-height="true"/>
    </style:style>
    <style:style style:name="ro41" style:family="table-row">
      <style:table-row-properties style:row-height="2.0417in" fo:break-before="auto" style:use-optimal-row-height="true"/>
    </style:style>
    <style:style style:name="ro42" style:family="table-row">
      <style:table-row-properties style:row-height="0.1701in" fo:break-before="auto" style:use-optimal-row-height="false"/>
    </style:style>
    <style:style style:name="ro43" style:family="table-row">
      <style:table-row-properties style:row-height="3.4409in" fo:break-before="auto" style:use-optimal-row-height="true"/>
    </style:style>
    <style:style style:name="ro44" style:family="table-row">
      <style:table-row-properties style:row-height="0.6425in" fo:break-before="auto" style:use-optimal-row-height="true"/>
    </style:style>
    <style:style style:name="ro45" style:family="table-row">
      <style:table-row-properties style:row-height="0.798in" fo:break-before="auto" style:use-optimal-row-height="true"/>
    </style:style>
    <style:style style:name="ro46" style:family="table-row">
      <style:table-row-properties style:row-height="1.2846in" fo:break-before="auto" style:use-optimal-row-height="true"/>
    </style:style>
    <style:style style:name="ro47" style:family="table-row">
      <style:table-row-properties style:row-height="3.0626in" fo:break-before="auto" style:use-optimal-row-height="true"/>
    </style:style>
    <style:style style:name="ro48" style:family="table-row">
      <style:table-row-properties style:row-height="2.6634in" fo:break-before="auto" style:use-optimal-row-height="true"/>
    </style:style>
    <style:style style:name="ro49" style:family="table-row">
      <style:table-row-properties style:row-height="1.6925in" fo:break-before="auto" style:use-optimal-row-height="true"/>
    </style:style>
    <style:style style:name="ro50" style:family="table-row">
      <style:table-row-properties style:row-height="2.3528in" fo:break-before="auto" style:use-optimal-row-height="true"/>
    </style:style>
    <style:style style:name="ro51" style:family="table-row">
      <style:table-row-properties style:row-height="2.5075in" fo:break-before="auto" style:use-optimal-row-height="true"/>
    </style:style>
    <style:style style:name="ro52" style:family="table-row">
      <style:table-row-properties style:row-height="2.3055in" fo:break-before="auto" style:use-optimal-row-height="true"/>
    </style:style>
    <style:style style:name="ro53" style:family="table-row">
      <style:table-row-properties style:row-height="2.1543in" fo:break-before="auto" style:use-optimal-row-height="true"/>
    </style:style>
    <style:style style:name="ro54" style:family="table-row">
      <style:table-row-properties style:row-height="2.1972in" fo:break-before="auto" style:use-optimal-row-height="true"/>
    </style:style>
    <style:style style:name="ro55" style:family="table-row">
      <style:table-row-properties style:row-height="3.5165in" fo:break-before="auto" style:use-optimal-row-height="true"/>
    </style:style>
    <style:style style:name="ro56" style:family="table-row">
      <style:table-row-properties style:row-height="0.4866in" fo:break-before="auto" style:use-optimal-row-height="true"/>
    </style:style>
    <style:style style:name="ro57" style:family="table-row">
      <style:table-row-properties style:row-height="0.6583in" fo:break-before="auto" style:use-optimal-row-height="true"/>
    </style:style>
    <style:style style:name="ro58" style:family="table-row">
      <style:table-row-properties style:row-height="2.9744in" fo:break-before="auto" style:use-optimal-row-height="true"/>
    </style:style>
    <style:style style:name="ro59" style:family="table-row">
      <style:table-row-properties style:row-height="2.5181in" fo:break-before="auto" style:use-optimal-row-height="true"/>
    </style:style>
    <style:style style:name="ro60" style:family="table-row">
      <style:table-row-properties style:row-height="4.2181in" fo:break-before="auto" style:use-optimal-row-height="true"/>
    </style:style>
    <style:style style:name="ro61" style:family="table-row">
      <style:table-row-properties style:row-height="0.3354in" fo:break-before="auto" style:use-optimal-row-height="true"/>
    </style:style>
    <style:style style:name="ro62" style:family="table-row">
      <style:table-row-properties style:row-height="2.0835in" fo:break-before="auto" style:use-optimal-row-height="true"/>
    </style:style>
    <style:style style:name="ro63" style:family="table-row">
      <style:table-row-properties style:row-height="2.7362in" fo:break-before="auto" style:use-optimal-row-height="true"/>
    </style:style>
    <style:style style:name="ro64" style:family="table-row">
      <style:table-row-properties style:row-height="2.0382in" fo:break-before="auto" style:use-optimal-row-height="true"/>
    </style:style>
    <style:style style:name="ro65" style:family="table-row">
      <style:table-row-properties style:row-height="2.4752in" fo:break-before="auto" style:use-optimal-row-height="true"/>
    </style:style>
    <style:style style:name="ro66" style:family="table-row">
      <style:table-row-properties style:row-height="0.9535in" fo:break-before="auto" style:use-optimal-row-height="true"/>
    </style:style>
    <style:style style:name="ro67" style:family="table-row">
      <style:table-row-properties style:row-height="3.9071in" fo:break-before="auto" style:use-optimal-row-height="true"/>
    </style:style>
    <style:style style:name="ro68" style:family="table-row">
      <style:table-row-properties style:row-height="4.9957in" fo:break-before="auto" style:use-optimal-row-height="true"/>
    </style:style>
    <style:style style:name="ro69" style:family="table-row">
      <style:table-row-properties style:row-height="1.1291in" fo:break-before="auto" style:use-optimal-row-height="true"/>
    </style:style>
    <style:style style:name="ro70" style:family="table-row">
      <style:table-row-properties style:row-height="2.2181in" fo:break-before="auto" style:use-optimal-row-height="true"/>
    </style:style>
    <style:style style:name="ro71" style:family="table-row">
      <style:table-row-properties style:row-height="4.3945in" fo:break-before="auto" style:use-optimal-row-height="true"/>
    </style:style>
    <style:style style:name="ro72" style:family="table-row">
      <style:table-row-properties style:row-height="2.7598in" fo:break-before="auto" style:use-optimal-row-height="true"/>
    </style:style>
    <style:style style:name="ro73" style:family="table-row">
      <style:table-row-properties style:row-height="3.2138in" fo:break-before="auto" style:use-optimal-row-height="true"/>
    </style:style>
    <style:style style:name="ro74" style:family="table-row">
      <style:table-row-properties style:row-height="0.6634in" fo:break-before="auto" style:use-optimal-row-height="true"/>
    </style:style>
    <style:style style:name="ro75" style:family="table-row">
      <style:table-row-properties style:row-height="0.1965in" fo:break-before="auto" style:use-optimal-row-height="true"/>
    </style:style>
    <style:style style:name="ro76" style:family="table-row">
      <style:table-row-properties style:row-height="2.911in" fo:break-before="auto" style:use-optimal-row-height="true"/>
    </style:style>
    <style:style style:name="ro77" style:family="table-row">
      <style:table-row-properties style:row-height="2.0563in" fo:break-before="auto" style:use-optimal-row-height="true"/>
    </style:style>
    <style:style style:name="ro78" style:family="table-row">
      <style:table-row-properties style:row-height="0.2272in" fo:break-before="auto" style:use-optimal-row-height="false"/>
    </style:style>
    <style:style style:name="ro79" style:family="table-row">
      <style:table-row-properties style:row-height="0.1752in" fo:break-before="auto" style:use-optimal-row-height="true"/>
    </style:style>
    <style:style style:name="ro80" style:family="table-row">
      <style:table-row-properties style:row-height="0.3319in" fo:break-before="auto" style:use-optimal-row-height="true"/>
    </style:style>
    <style:style style:name="ro81" style:family="table-row">
      <style:table-row-properties style:row-height="0.4756in" fo:break-before="auto" style:use-optimal-row-height="true"/>
    </style:style>
    <style:style style:name="ro82" style:family="table-row">
      <style:table-row-properties style:row-height="1.8736in" fo:break-before="auto" style:use-optimal-row-height="true"/>
    </style:style>
    <style:style style:name="ro83" style:family="table-row">
      <style:table-row-properties style:row-height="1.6866in" fo:break-before="auto" style:use-optimal-row-height="true"/>
    </style:style>
    <style:style style:name="ro84" style:family="table-row">
      <style:table-row-properties style:row-height="0.1862in" fo:break-before="auto" style:use-optimal-row-height="true"/>
    </style:style>
    <style:style style:name="ro85" style:family="table-row">
      <style:table-row-properties style:row-height="1.2319in" fo:break-before="auto" style:use-optimal-row-height="true"/>
    </style:style>
    <style:style style:name="ro86" style:family="table-row">
      <style:table-row-properties style:row-height="0.7965in" fo:break-before="auto" style:use-optimal-row-height="true"/>
    </style:style>
    <style:style style:name="ro87" style:family="table-row">
      <style:table-row-properties style:row-height="0.6417in" fo:break-before="auto" style:use-optimal-row-height="true"/>
    </style:style>
    <style:style style:name="ro88" style:family="table-row">
      <style:table-row-properties style:row-height="0.6311in" fo:break-before="auto" style:use-optimal-row-height="true"/>
    </style:style>
    <style:style style:name="ro89" style:family="table-row">
      <style:table-row-properties style:row-height="0.4965in" fo:break-before="auto" style:use-optimal-row-height="true"/>
    </style:style>
    <style:style style:name="ro90" style:family="table-row">
      <style:table-row-properties style:row-height="1.5528in" fo:break-before="auto" style:use-optimal-row-height="true"/>
    </style:style>
    <style:style style:name="ro91" style:family="table-row">
      <style:table-row-properties style:row-height="1.252in" fo:break-before="auto" style:use-optimal-row-height="true"/>
    </style:style>
    <style:style style:name="ro92" style:family="table-row">
      <style:table-row-properties style:row-height="1.5728in" fo:break-before="auto" style:use-optimal-row-height="true"/>
    </style:style>
    <style:style style:name="ro93" style:family="table-row">
      <style:table-row-properties style:row-height="3.5091in" fo:break-before="auto" style:use-optimal-row-height="true"/>
    </style:style>
    <style:style style:name="ro94" style:family="table-row">
      <style:table-row-properties style:row-height="2.7429in" fo:break-before="auto" style:use-optimal-row-height="true"/>
    </style:style>
    <style:style style:name="ro95" style:family="table-row">
      <style:table-row-properties style:row-height="2.298in" fo:break-before="auto" style:use-optimal-row-height="true"/>
    </style:style>
    <style:style style:name="ro96" style:family="table-row">
      <style:table-row-properties style:row-height="2.0283in" fo:break-before="auto" style:use-optimal-row-height="true"/>
    </style:style>
    <style:style style:name="ro97" style:family="table-row">
      <style:table-row-properties style:row-height="1.7075in" fo:break-before="auto" style:use-optimal-row-height="true"/>
    </style:style>
    <style:style style:name="ro98" style:family="table-row">
      <style:table-row-properties style:row-height="4.861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start"/>
      <style:text-properties fo:font-weight="bold" style:font-weight-asian="bold" style:font-weight-complex="bold"/>
    </style:style>
    <style:style style:name="ce2" style:family="table-cell" style:parent-style-name="Default" style:data-style-name="N100">
      <style:table-cell-properties fo:wrap-option="wrap"/>
      <style:text-properties style:font-weight-asian="normal"/>
    </style:style>
    <style:style style:name="ce3" style:family="table-cell" style:parent-style-name="Default" style:data-style-name="N100">
      <style:table-cell-properties style:text-align-source="fix" style:repeat-content="false" fo:wrap-option="wrap"/>
      <style:paragraph-properties fo:text-align="start"/>
      <style:text-properties style:font-weight-asian="normal"/>
    </style:style>
    <style:style style:name="ce4" style:family="table-cell" style:parent-style-name="Default" style:data-style-name="N100">
      <style:table-cell-properties fo:wrap-option="wrap"/>
    </style:style>
    <style:style style:name="ce5" style:family="table-cell" style:parent-style-name="Default" style:data-style-name="N100">
      <style:table-cell-properties fo:wrap-option="wrap"/>
      <style:text-properties style:font-name="Liberation Sans" style:font-name-asian="WenQuanYi Zen Hei" style:font-name-complex="Lohit Hindi1"/>
    </style:style>
    <style:style style:name="ce6" style:family="table-cell" style:parent-style-name="Default" style:data-style-name="N100">
      <style:table-cell-properties fo:wrap-option="wrap"/>
      <style:text-properties fo:language="en" fo:country="US" style:language-asian="en" style:country-asian="US" style:font-size-complex="5.65000009536743pt" style:language-complex="en" style:country-complex="US"/>
    </style:style>
    <style:style style:name="ce7" style:family="table-cell" style:parent-style-name="Default" style:data-style-name="N100">
      <style:table-cell-properties fo:wrap-option="wrap" fo:padding-bottom="0.0193in" fo:padding-left="0.0138in" fo:padding-right="0.0138in" fo:padding-top="0.0193in"/>
    </style:style>
    <style:style style:name="ce8"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center"/>
      <style:text-properties fo:font-weight="bold" style:font-weight-asian="bold" style:font-weight-complex="bold"/>
    </style:style>
    <style:style style:name="ce9" style:family="table-cell" style:parent-style-name="Default" style:data-style-name="N100">
      <style:table-cell-properties fo:wrap-option="wrap"/>
      <style:text-properties fo:font-size="10pt" fo:language="en" fo:country="US" style:font-size-asian="10pt" style:language-asian="en" style:country-asian="US" style:font-size-complex="10pt" style:language-complex="en" style:country-complex="US"/>
    </style:style>
    <style:style style:name="ce10" style:family="table-cell" style:parent-style-name="Default" style:data-style-name="N100">
      <style:table-cell-properties fo:wrap-option="wrap"/>
      <style:text-properties style:font-size-complex="5.65000009536743pt"/>
    </style:style>
    <style:style style:name="ce11" style:family="table-cell" style:parent-style-name="Default">
      <style:text-properties style:font-name="Liberation Sans" style:font-name-asian="WenQuanYi Zen Hei" style:font-name-complex="Lohit Hindi1"/>
    </style:style>
    <style:style style:name="ce12"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font-weight="bold" style:font-weight-asian="bold" style:font-weight-complex="bold"/>
    </style:style>
    <style:style style:name="ce13" style:family="table-cell" style:parent-style-name="Default">
      <style:table-cell-properties style:text-align-source="fix" style:repeat-content="false"/>
      <style:paragraph-properties fo:text-align="start"/>
    </style:style>
    <style:style style:name="ce14"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font-weight="normal" style:font-weight-asian="normal" style:font-weight-complex="normal"/>
    </style:style>
    <style:style style:name="ce15"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font-weight="normal" style:font-weight-asian="normal" style:font-size-complex="5.65000009536743pt" style:font-weight-complex="normal"/>
    </style:style>
    <style:style style:name="ce16" style:family="table-cell" style:parent-style-name="Default" style:data-style-name="N100">
      <style:table-cell-properties fo:wrap-option="wrap"/>
      <style:text-properties style:font-size-complex="5.69999980926514pt"/>
    </style:style>
    <style:style style:name="ce17" style:family="table-cell" style:parent-style-name="Default" style:data-style-name="N100">
      <style:table-cell-properties fo:wrap-option="wrap"/>
      <style:text-properties fo:font-weight="normal" style:font-weight-asian="bold" style:font-size-complex="5.65000009536743pt" style:font-weight-complex="bold"/>
    </style:style>
    <style:style style:name="ce18" style:family="table-cell" style:parent-style-name="Default" style:data-style-name="N100">
      <style:table-cell-properties style:text-align-source="fix" style:repeat-content="false" fo:wrap-option="no-wrap"/>
      <style:paragraph-properties fo:text-align="start"/>
    </style:style>
    <style:style style:name="ce19" style:family="table-cell" style:parent-style-name="Default">
      <style:table-cell-properties fo:wrap-option="wrap"/>
    </style:style>
    <style:style style:name="ce20" style:family="table-cell" style:parent-style-name="Default" style:data-style-name="N100">
      <style:table-cell-properties fo:wrap-option="wrap"/>
      <style:text-properties style:font-name="Lohit Hindi" fo:font-size="8.5pt" fo:language="en" fo:country="US" style:font-name-asian="Lohit Hindi" style:font-size-asian="8.5pt" style:language-asian="en" style:country-asian="US" style:font-name-complex="Lohit Hindi" style:font-size-complex="4.80000019073486pt" style:language-complex="en" style:country-complex="US"/>
    </style:style>
    <style:style style:name="ce21" style:family="table-cell" style:parent-style-name="Default" style:data-style-name="N100">
      <style:table-cell-properties fo:wrap-option="wrap"/>
      <style:text-properties fo:font-weight="normal" style:font-weight-asian="normal" style:font-weight-complex="normal"/>
    </style:style>
    <style:style style:name="ce22" style:family="table-cell" style:parent-style-name="Default" style:data-style-name="N100">
      <style:table-cell-properties fo:wrap-option="wrap"/>
      <style:text-properties fo:font-weight="bold" style:font-weight-asian="bold" style:font-weight-complex="bold"/>
    </style:style>
    <style:style style:name="ce23" style:family="table-cell" style:parent-style-name="Default" style:data-style-name="N100">
      <style:table-cell-properties fo:wrap-option="wrap"/>
      <style:text-properties style:use-window-font-color="true" style:text-outline="false" style:text-line-through-style="none"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24" style:family="table-cell" style:parent-style-name="Default" style:data-style-name="N100">
      <style:table-cell-properties fo:wrap-option="wrap" fo:padding-bottom="0.0193in" fo:padding-left="0.0138in" fo:padding-right="0.0138in" fo:padding-top="0.0193in"/>
      <style:text-properties style:use-window-font-color="true" style:text-outline="false" style:text-line-through-style="none" fo:font-size="10pt" fo:language="en" fo:country="US" fo:font-style="normal" fo:text-shadow="none" style:text-underline-style="none" style:text-underline-mode="continuous" style:text-overline-mode="continuous" style:text-line-through-mode="continuous" style:font-size-asian="10pt" style:language-asian="en" style:country-asian="US" style:font-style-asian="normal" style:font-size-complex="10pt" style:language-complex="en" style:country-complex="US" style:font-style-complex="normal" style:text-emphasize="none" style:font-relief="none" style:text-overline-style="none" style:text-overline-color="font-color"/>
    </style:style>
    <style:style style:name="ce25" style:family="table-cell" style:parent-style-name="Default" style:data-style-name="N100">
      <style:table-cell-properties fo:wrap-option="wrap" fo:padding-bottom="0.0193in" fo:padding-left="0.0138in" fo:padding-right="0.0138in" fo:padding-top="0.0193in"/>
      <style:text-properties fo:font-size="10pt" fo:language="en" fo:country="US" style:font-size-asian="10pt" style:language-asian="en" style:country-asian="US" style:font-size-complex="10pt" style:language-complex="en" style:country-complex="US"/>
    </style:style>
    <style:style style:name="ce26" style:family="table-cell" style:parent-style-name="Default" style:data-style-name="N100">
      <style:table-cell-properties fo:wrap-option="wrap" fo:padding-bottom="0.0193in" fo:padding-left="0.0138in" fo:padding-right="0.0138in" fo:padding-top="0.0193in"/>
      <style:text-properties fo:font-size="10pt" fo:language="en" fo:country="US" style:font-size-asian="10pt" style:language-asian="en" style:country-asian="US" style:font-size-complex="5.65000009536743pt" style:language-complex="en" style:country-complex="US"/>
    </style:style>
    <style:style style:name="ce27" style:family="table-cell" style:parent-style-name="Default" style:data-style-name="N100">
      <style:table-cell-properties fo:wrap-option="wrap" fo:padding-bottom="0.0193in" fo:padding-left="0.0138in" fo:padding-right="0.0138in" fo:padding-top="0.0193in"/>
      <style:text-properties fo:font-size="10pt" style:font-size-asian="8.5pt" style:font-size-complex="4.80000019073486pt"/>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text-position="super 58%"/>
    </style:style>
    <style:style style:name="T5" style:family="text">
      <style:text-properties fo:font-size="12pt" fo:font-weight="bold" style:font-size-asian="12pt" style:font-weight-asian="bold" style:font-size-complex="12pt" style:font-weight-complex="bold"/>
    </style:style>
    <style:style style:name="T6" style:family="text">
      <style:text-properties fo:font-size="11pt" fo:font-weight="bold" style:font-size-asian="11pt" style:font-weight-asian="bold" style:font-size-complex="11pt" style:font-weight-complex="bold"/>
    </style:style>
    <style:style style:name="T7" style:family="text">
      <style:text-properties style:font-size-complex="5.69999980926514pt"/>
    </style:style>
    <style:style style:name="T8" style:family="text">
      <style:text-properties fo:font-weight="bold" style:font-weight-asian="bold" style:font-size-complex="5.69999980926514pt" style:font-weight-complex="bold"/>
    </style:style>
    <style:style style:name="T9" style:family="text">
      <style:text-properties fo:font-size="10pt" style:font-size-asian="10pt" style:font-size-complex="5.69999980926514pt"/>
    </style:style>
    <style:style style:name="T10" style:family="text">
      <style:text-properties style:text-position="super 58%" fo:font-size="6.5pt" style:font-size-asian="6.5pt" style:font-size-complex="3.70000004768372pt"/>
    </style:style>
    <style:style style:name="T11" style:family="text">
      <style:text-properties style:text-position="super 58%" fo:font-size="10pt" style:font-size-asian="10pt" style:font-size-complex="5.69999980926514pt"/>
    </style:style>
    <style:style style:name="T12" style:family="text">
      <style:text-properties style:text-position="super 58%" fo:font-weight="bold" style:font-weight-asian="bold" style:font-size-complex="5.69999980926514pt" style:font-weight-complex="bold"/>
    </style:style>
    <style:style style:name="T13" style:family="text">
      <style:text-properties fo:font-size="10pt" fo:font-weight="bold" style:font-size-asian="10pt" style:font-weight-asian="bold" style:font-size-complex="5.69999980926514pt" style:font-weight-complex="bold"/>
    </style:style>
    <style:style style:name="T14" style:family="text">
      <style:text-properties fo:font-weight="normal" style:font-weight-asian="normal" style:font-size-complex="5.69999980926514pt" style:font-weight-complex="normal"/>
    </style:style>
    <style:style style:name="T15" style:family="text">
      <style:text-properties fo:font-size="10pt" fo:font-weight="normal" style:font-size-asian="10pt" style:font-weight-asian="normal" style:font-size-complex="5.69999980926514pt" style:font-weight-complex="normal"/>
    </style:style>
    <style:style style:name="T16" style:family="text">
      <style:text-properties style:font-name-asian="WenQuanYi Zen Hei" style:font-name-complex="Lohit Hindi1"/>
    </style:style>
    <style:style style:name="T17" style:family="text">
      <style:text-properties fo:font-weight="bold" style:font-name-asian="WenQuanYi Zen Hei" style:font-weight-asian="bold" style:font-name-complex="Lohit Hindi1" style:font-weight-complex="bold"/>
    </style:style>
    <style:style style:name="T18" style:family="text">
      <style:text-properties fo:font-size="12pt" fo:font-weight="bold" style:font-weight-asian="bold" style:font-weight-complex="bold"/>
    </style:style>
    <style:style style:name="T19" style:family="text">
      <style:text-properties fo:font-size="12pt"/>
    </style:style>
    <style:style style:name="T20" style:family="text">
      <style:text-properties style:font-name="Lohit Hindi" style:font-name-asian="Lohit Hindi" style:font-name-complex="Lohit Hindi" style:font-size-complex="5.69999980926514pt"/>
    </style:style>
    <style:style style:name="T21" style:family="text">
      <style:text-properties fo:font-size="11pt" fo:font-weight="normal" style:font-size-asian="11pt" style:font-weight-asian="normal" style:font-size-complex="11pt" style:font-weight-complex="normal"/>
    </style:style>
    <style:style style:name="T22" style:family="text">
      <style:text-properties fo:font-style="italic" style:font-style-asian="italic" style:font-style-complex="italic"/>
    </style:style>
    <style:style style:name="T23" style:family="text">
      <style:text-properties style:text-outline="false" style:text-line-through-style="none" style:font-name="Liberation Sans" fo:font-size="10pt" fo:font-style="normal" fo:text-shadow="none" style:text-underline-style="none" fo:font-weight="normal" style:font-name-asian="Liberation Sans" style:font-size-asian="10pt" style:font-style-asian="normal" style:font-weight-asian="normal" style:font-name-complex="Liberation Sans" style:font-size-complex="5.69999980926514pt" style:font-style-complex="normal" style:font-weight-complex="normal" style:text-emphasize="none" style:text-overline-style="none" style:text-overline-color="font-color"/>
    </style:style>
    <style:style style:name="T24" style:family="text">
      <style:text-properties style:text-outline="false" style:text-line-through-style="none" style:font-name="Lohit Hindi" fo:font-size="10pt" fo:font-style="normal" fo:text-shadow="none" style:text-underline-style="none" fo:font-weight="normal" style:font-name-asian="Lohit Hindi" style:font-size-asian="10pt" style:font-style-asian="normal" style:font-weight-asian="normal" style:font-name-complex="Lohit Hindi" style:font-size-complex="5.69999980926514pt" style:font-style-complex="normal" style:font-weight-complex="normal" style:text-emphasize="none" style:text-overline-style="none" style:text-overline-color="font-color"/>
    </style:style>
    <style:style style:name="T25" style:family="text">
      <style:text-properties style:text-outline="false" style:text-line-through-style="none" style:font-name="Lohit Hindi" fo:font-size="10pt" fo:font-style="normal" fo:text-shadow="none" style:text-underline-style="none" fo:font-weight="bold" style:font-name-asian="Lohit Hindi" style:font-size-asian="10pt" style:font-style-asian="normal" style:font-weight-asian="bold" style:font-name-complex="Lohit Hindi" style:font-size-complex="5.69999980926514pt" style:font-style-complex="normal" style:font-weight-complex="bold" style:text-emphasize="none" style:text-overline-style="none" style:text-overline-color="font-color"/>
    </style:style>
    <style:style style:name="T26" style:family="text">
      <style:text-properties style:text-outline="false" style:text-line-through-style="none" style:font-name="Liberation Sans" fo:font-size="8.5pt" fo:font-style="normal" fo:text-shadow="none" style:text-underline-style="none" fo:font-weight="normal" style:font-name-asian="Liberation Sans" style:font-size-asian="8.5pt" style:font-style-asian="normal" style:font-weight-asian="normal" style:font-name-complex="Liberation Sans" style:font-size-complex="4.80000019073486pt" style:font-style-complex="normal" style:font-weight-complex="normal" style:text-emphasize="none" style:text-overline-style="none" style:text-overline-color="font-color"/>
    </style:style>
    <style:style style:name="T27" style:family="text">
      <style:text-properties fo:font-style="normal" style:font-name-asian="WenQuanYi Zen Hei" style:font-style-asian="normal" style:font-name-complex="Lohit Hindi1" style:font-style-complex="normal"/>
    </style:style>
    <style:style style:name="T28" style:family="text">
      <style:text-properties style:text-outline="false" style:text-line-through-style="none" style:font-name="Lohit Hindi" fo:font-size="8.5pt" fo:font-style="normal" fo:text-shadow="none" style:text-underline-style="none" fo:font-weight="bold" style:font-name-asian="Lohit Hindi" style:font-size-asian="8.5pt" style:font-style-asian="normal" style:font-weight-asian="bold" style:font-name-complex="Lohit Hindi" style:font-size-complex="4.80000019073486pt" style:font-style-complex="normal" style:font-weight-complex="bold" style:text-emphasize="none" style:text-overline-style="none" style:text-overline-color="font-color"/>
    </style:style>
    <style:style style:name="T29" style:family="text">
      <style:text-properties style:text-outline="false" style:text-line-through-style="none" style:font-name="Lohit Hindi" fo:font-size="8.5pt" fo:font-style="normal" fo:text-shadow="none" style:text-underline-style="none" fo:font-weight="normal" style:font-name-asian="Lohit Hindi" style:font-size-asian="8.5pt" style:font-style-asian="normal" style:font-weight-asian="normal" style:font-name-complex="Lohit Hindi" style:font-size-complex="4.80000019073486pt" style:font-style-complex="normal" style:font-weight-complex="normal" style:text-emphasize="none" style:text-overline-style="none" style:text-overline-color="font-color"/>
    </style:style>
    <style:style style:name="T30" style:family="text">
      <style:text-properties style:font-size-asian="8.5pt" style:font-size-complex="4.80000019073486pt"/>
    </style:style>
    <style:style style:name="T31" style:family="text">
      <style:text-properties fo:font-weight="bold" style:font-size-asian="8.5pt" style:font-weight-asian="bold" style:font-size-complex="4.80000019073486pt" style:font-weight-complex="bold"/>
    </style:style>
    <style:style style:name="T32" style:family="text">
      <style:text-properties style:font-name="F" fo:font-size="10pt" style:font-size-asian="10pt" style:font-size-complex="10pt"/>
    </style:style>
    <style:style style:name="T33" style:family="text">
      <style:text-properties style:font-name="F" fo:font-size="10pt" fo:font-weight="bold" style:font-size-asian="10pt" style:font-weight-asian="bold" style:font-size-complex="10pt" style:font-weight-complex="bold"/>
    </style:style>
    <style:style style:name="T34" style:family="text">
      <style:text-properties style:font-name="F" fo:font-size="10pt" fo:font-weight="normal" style:font-size-asian="10pt" style:font-weight-asian="normal" style:font-size-complex="10pt" style:font-weight-complex="normal"/>
    </style:style>
  </office:automatic-styles>
  <office:body>
    <office:spreadsheet>
      <table:table table:name="Italicized words" table:style-name="ta1">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row table:style-name="ro1">
          <table:table-cell table:style-name="Default" office:value-type="string">
            <text:p>rluu: Italicized words in TTTA.</text:p>
          </table:table-cell>
          <table:table-cell table:style-name="Default" table:number-columns-repeated="5"/>
        </table:table-row>
        <table:table-row table:style-name="ro1">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
          <table:table-cell office:value-type="string">
            <text:p>Foreword.</text:p>
          </table:table-cell>
          <table:table-cell table:style-name="ce3" office:value-type="string">
            <text:p>First page of Foreword.</text:p>
          </table:table-cell>
          <table:table-cell table:number-columns-repeated="2"/>
          <table:table-cell office:value-type="string">
            <text:p>“Happy is the man that findeth wisdom, and the man that</text:p>
            <text:p>getteth understanding." -- <text:span text:style-name="T1">Proverbs</text:span>.</text:p>
          </table:table-cell>
          <table:table-cell office:value-type="string">
            <text:p>“Proverbs”</text:p>
            <text:p/>
            <text:p>“Proverbs” is on line <text:span text:style-name="T2">3 </text:span><text:span text:style-name="T3">word</text:span><text:span text:style-name="T2"> 3</text:span> of the first page of the Foreword.</text:p>
          </table:table-cell>
        </table:table-row>
        <table:table-row table:style-name="ro4">
          <table:table-cell office:value-type="string">
            <text:p>4</text:p>
          </table:table-cell>
          <table:table-cell table:style-name="ce3" office:value-type="float" office:value="37">
            <text:p>37</text:p>
          </table:table-cell>
          <table:table-cell table:number-columns-repeated="2"/>
          <table:table-cell office:value-type="string">
            <text:p>From poem The Garden Of Love:</text:p>
            <text:p/>
            <text:p>You will find the flower of Kindness in full bloom beside</text:p>
            <text:p>the Rose of Charity, then near the end of the Garden there</text:p>
            <text:p>is a tiny flower blooming all alone. It is pale and delicate</text:p>
            <text:p>and few appreciate it until late in life, -- <text:span text:style-name="T1">it</text:span> is Unrewarded</text:p>
            <text:p>Kindness. But we do reach it just before we pass into the</text:p>
            <text:p>Vale of Content, and we realize that the path which leads to</text:p>
            <text:p>Love and Happiness is only found by helping to lead our</text:p>
            <text:p>fellow travelers thru the Field of Content.</text:p>
            <text:p/>
          </table:table-cell>
          <table:table-cell office:value-type="string">
            <text:p>“it”</text:p>
            <text:p/>
            <text:p>“it” is on line <text:span text:style-name="T2">66</text:span> of chapter 4.</text:p>
          </table:table-cell>
        </table:table-row>
        <table:table-row table:style-name="ro5">
          <table:table-cell/>
          <table:table-cell table:style-name="ce3" office:value-type="string">
            <text:p>45</text:p>
          </table:table-cell>
          <table:table-cell table:number-columns-repeated="2"/>
          <table:table-cell office:value-type="string">
            <text:p>From poem "Act The Man And Face It Out":</text:p>
            <text:p/>
            <text:p>If you mean to conquer trouble, you must take it at the double.</text:p>
            <text:p>You must act the man and face the matter out;</text:p>
            <text:p>Tackle trouble, gamely fight it. Shirking it will never right it,</text:p>
            <text:p>Face it bravely, and your trouble you will rout.</text:p>
            <text:p/>
            <text:p><text:span text:style-name="T1">Tid Bits.</text:span></text:p>
            <text:p/>
            <text:p>Marie wrote of her plans for the future. How she</text:p>
            <text:p>hoped to live to see him the greatest man in the world;</text:p>
            <text:p>how she wanted to one day bring him before her father</text:p>
            <text:p>and show him what her love and confidence in a poor</text:p>
            <text:p>boy had done for him. She wanted her father to be</text:p>
            <text:p>proud of Robert as she was.</text:p>
            <text:p/>
            <text:p/>
          </table:table-cell>
          <table:table-cell office:value-type="string">
            <text:p>“Tid Bits”</text:p>
          </table:table-cell>
        </table:table-row>
        <table:table-row table:style-name="ro6">
          <table:table-cell/>
          <table:table-cell table:style-name="ce3" office:value-type="string">
            <text:p>77</text:p>
          </table:table-cell>
          <table:table-cell table:number-columns-repeated="2"/>
          <table:table-cell office:value-type="string">
            <text:p>Sometime ago an article appeared in the <text:span text:style-name="T1">New York</text:span></text:p>
            <text:p><text:span text:style-name="T1">American</text:span> commenting on the writings of Sir Arthur</text:p>
            <text:p>Evans, foremost English archeologist, who published</text:p>
            <text:p>"The Palace of Minos," a book concerning the ancient</text:p>
            <text:p>City of Minotaur. He described the excavation on the</text:p>
            <text:p>Isle of Crete in the Mediterranean Sea, in which they</text:p>
            <text:p>found modern apartment houses, bath tubs and corsets,</text:p>
            <text:p>the same as used today.</text:p>
          </table:table-cell>
          <table:table-cell office:value-type="string">
            <text:p>“New York American”</text:p>
          </table:table-cell>
        </table:table-row>
        <table:table-row table:style-name="ro6">
          <table:table-cell/>
          <table:table-cell table:style-name="ce3" office:value-type="string">
            <text:p>82</text:p>
          </table:table-cell>
          <table:table-cell table:number-columns-repeated="2"/>
          <table:table-cell office:value-type="string">
            <text:p>Some evidence of long-range predictions which have</text:p>
            <text:p>been fulfilled, that has attracted attention, appeared in</text:p>
            <text:p>the <text:span text:style-name="T1">New York American</text:span>, January 29, 1922. The</text:p>
            <text:p>article refers to an amazing prophecy of the twelfth century</text:p>
            <text:p>made by Malachy, a priest, in A.D. 1139, in which</text:p>
            <text:p>he foretold accurately the personality of the Papal succession</text:p>
            <text:p>by means of mottoes and numbers.</text:p>
            <text:p/>
          </table:table-cell>
          <table:table-cell office:value-type="string">
            <text:p>“New York American”</text:p>
          </table:table-cell>
        </table:table-row>
        <table:table-row table:style-name="ro7">
          <table:table-cell/>
          <table:table-cell table:style-name="ce3" office:value-type="float" office:value="129">
            <text:p>129</text:p>
          </table:table-cell>
          <table:table-cell table:number-columns-repeated="2"/>
          <table:table-cell office:value-type="string">
            <text:p>Last we passed beside a blacksmith's door,</text:p>
            <text:p>And heard the anvil ring the vesper chime,</text:p>
            <text:p>Then looking in, I saw upon the floor</text:p>
            <text:p>Old hammers worn with beating years of time.</text:p>
            <text:p>"How many anvils have you had," said I,</text:p>
            <text:p>"To wear and batter all your hammers so?"</text:p>
            <text:p>"Just one," said he, then with a twinkling eye,</text:p>
            <text:p>"The anvil wears the hammers out you know."</text:p>
            <text:p>And so thought I, the anvil of God's word,</text:p>
            <text:p>For ages skeptics' blows have beat upon,</text:p>
            <text:p>Yet thru the noise of falling blows was heard.</text:p>
            <text:p>The anvil was unharmed -- the hammers gone.</text:p>
            <text:p>Last we passed beside, <text:span text:style-name="T1">etc.</text:span></text:p>
          </table:table-cell>
          <table:table-cell office:value-type="string">
            <text:p>“etc.”</text:p>
          </table:table-cell>
        </table:table-row>
        <table:table-row table:style-name="ro2">
          <table:table-cell/>
          <table:table-cell table:style-name="ce3" office:value-type="string">
            <text:p>149</text:p>
          </table:table-cell>
          <table:table-cell table:number-columns-repeated="2"/>
          <table:table-cell office:value-type="string">
            <text:p>ROBERT GORDON,</text:p>
            <text:p><text:span text:style-name="T1">Address</text:span> -- Planters Hotel.</text:p>
          </table:table-cell>
          <table:table-cell office:value-type="string">
            <text:p>“Address”</text:p>
          </table:table-cell>
        </table:table-row>
        <table:table-row table:style-name="ro8">
          <table:table-cell/>
          <table:table-cell table:style-name="ce3" office:value-type="string">
            <text:p>199-200 (“money” mentioned on pg. 200)</text:p>
          </table:table-cell>
          <table:table-cell table:number-columns-repeated="2"/>
          <table:table-cell office:value-type="string">
            <text:p>The great decline in stocks which he forecast for the Fall and Winter of 1927 took place and he made money rapidly on the short side of stocks. He was selling short Central Steel and Major Motors and other stocks. He had bought Corn and Wheat in October and made big profits later in the year. Money was piling up fast and in the latter part of October, 1927, he had made over $300,000. He had kept Marie’s money in a separate account from his own and her original $400.00 was now over $20,000. Robert continued to keep her account separate; he wanted to make all the <text:span text:style-name="T1">money</text:span> he could and have it as a surprise for Marie, to prove to her his faithfulness and thoughtfulness when she was away, and also to prove his confidence in her return.</text:p>
          </table:table-cell>
          <table:table-cell office:value-type="string">
            <text:p>“money” is on 5<text:span text:style-name="T4">th</text:span> line, 10<text:span text:style-name="T4">th</text:span> word of the line.</text:p>
          </table:table-cell>
        </table:table-row>
        <table:table-row table:style-name="ro8">
          <table:table-cell/>
          <table:table-cell table:style-name="Default" table:number-columns-repeated="5"/>
        </table:table-row>
        <table:table-row table:style-name="ro8" table:number-rows-repeated="20">
          <table:table-cell table:number-columns-repeated="6"/>
        </table:table-row>
        <table:table-row table:style-name="ro8">
          <table:table-cell table:number-columns-repeated="6"/>
        </table:table-row>
      </table:table>
      <table:table table:name="All_caps_words" table:style-name="ta1">
        <table:table-column table:style-name="co8" table:default-cell-style-name="ce4"/>
        <table:table-column table:style-name="co9" table:default-cell-style-name="ce4"/>
        <table:table-column table:style-name="co10" table:default-cell-style-name="ce4"/>
        <table:table-column table:style-name="co7" table:default-cell-style-name="ce4"/>
        <table:table-column table:style-name="co11" table:default-cell-style-name="ce4"/>
        <table:table-column table:style-name="co12" table:default-cell-style-name="ce4"/>
        <table:table-row table:style-name="ro9">
          <table:table-cell table:style-name="Default" table:number-columns-repeated="6"/>
        </table:table-row>
        <table:table-row table:style-name="ro10">
          <table:table-cell table:style-name="Default" office:value-type="string">
            <text:p>All-capitalized words in TTTA. <text:s/>These do not include all-caps phrases or messages.</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rluu_20130709: <text:s/>The below is not an exaustive list. <text:s/>I just added entries as I saw them.</text:p>
          </table:table-cell>
          <table:table-cell table:style-name="Default" table:number-columns-repeated="5"/>
        </table:table-row>
        <table:table-row table:style-name="ro10" table:number-rows-repeated="2">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2">
          <table:table-cell/>
          <table:table-cell office:value-type="string">
            <text:p>Foreword</text:p>
          </table:table-cell>
          <table:table-cell table:number-columns-repeated="2"/>
          <table:table-cell office:value-type="string">
            <text:p>A <text:span text:style-name="T5">BOOK</text:span>, to be worth reading, must do more than amuse and interest. It must be instructive to be of real value to the reader. This book has a threefold purpose: [...].</text:p>
          </table:table-cell>
          <table:table-cell/>
        </table:table-row>
        <table:table-row table:style-name="ro13">
          <table:table-cell/>
          <table:table-cell office:value-type="string">
            <text:p>83</text:p>
          </table:table-cell>
          <table:table-cell table:number-columns-repeated="2"/>
          <table:table-cell office:value-type="string">
            <text:p>The Bible is the <text:span text:style-name="T5">BOOK</text:span> of all books, and if we only study it and understand it, we can gain a proper knowledge of all things. I believe it the duty of any man who understands science and mathematics and the cycle theory, and knows what is coming, to warn the people in order that they may prepare for trouble ahead. <text:s/>Many will scoff and laugh and refuse to believe until it is too late. The Bible is full of references where God has given us signs by which we may know what is coming, if we will only believe them. He says:</text:p>
            <text:p/>
            <text:p>“O, ye hypocrites, ye can discern the face of the sky;</text:p>
            <text:p>but can ye not discern the signs of the times?”</text:p>
          </table:table-cell>
          <table:table-cell/>
        </table:table-row>
        <table:table-row table:style-name="ro10" table:number-rows-repeated="40">
          <table:table-cell table:number-columns-repeated="6"/>
        </table:table-row>
        <table:table-row table:style-name="ro10">
          <table:table-cell table:number-columns-repeated="6"/>
        </table:table-row>
      </table:table>
      <table:table table:name="age" table:style-name="ta1" table:print="false">
        <table:table-column table:style-name="co13" table:default-cell-style-name="ce4"/>
        <table:table-column table:style-name="co14" table:default-cell-style-name="ce4"/>
        <table:table-column table:style-name="co15" table:default-cell-style-name="ce4"/>
        <table:table-column table:style-name="co16" table:default-cell-style-name="ce4"/>
        <table:table-column table:style-name="co17" table:default-cell-style-name="ce4"/>
        <table:table-column table:style-name="co18" table:default-cell-style-name="ce4"/>
        <table:table-row table:style-name="ro1">
          <table:table-cell table:style-name="Default" office:value-type="string">
            <text:p>Excerpts related to the word “age”.</text:p>
          </table:table-cell>
          <table:table-cell table:style-name="Default" table:number-columns-repeated="5"/>
        </table:table-row>
        <table:table-row table:style-name="ro1">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4">
          <table:table-cell/>
          <table:table-cell office:value-type="float" office:value="2">
            <text:p>2</text:p>
          </table:table-cell>
          <table:table-cell table:number-columns-repeated="2"/>
          <table:table-cell office:value-type="string">
            <text:p>At about the <text:span text:style-name="T2">age</text:span> of <text:span text:style-name="T2">five</text:span>, his mother began to teach him the alphabet. He learned very quickly how to read and write, before he started to school. He was always willing and glad to go to Sunday School with his mother, took a great interest in the sermon, and what the Sunday School teacher had to say about the creation of the world, and about God’s great plan.</text:p>
          </table:table-cell>
          <table:table-cell office:value-type="string">
            <text:p>“age of five”</text:p>
          </table:table-cell>
        </table:table-row>
        <table:table-row table:style-name="ro4">
          <table:table-cell/>
          <table:table-cell office:value-type="string">
            <text:p>12-13 (“age” mentioned on pg. 13)</text:p>
          </table:table-cell>
          <table:table-cell table:number-columns-repeated="2"/>
          <table:table-cell office:value-type="string">
            <text:p>Robert’s mother ofter talked to Capt. Gordon about him -- told him that he was a peculiar and most unusual child and that she thought that his refusal to work at manual labor was not because he was lazy but because she believed that he had a superior mind, and that if properly educated and trained, he would become a great man some day, an honor to his parents. She told him that Bobbie had advanced ideas fully a hundred years ahead of his time and that he should be educated and allowed to follow his own ideas. His father, failing to understand him, agreed with his mother and decided when Robert was about <text:span text:style-name="T2">thirteen</text:span> <text:span text:style-name="T2">years</text:span> of <text:span text:style-name="T2">age</text:span>, that there was no use trying to keep him on the farm, but that he should be sent away to Texarkana to school, to learn something and to become interested in the things along which his mind seemed to lead.</text:p>
          </table:table-cell>
          <table:table-cell office:value-type="string">
            <text:p>“thirteen years of age”</text:p>
          </table:table-cell>
        </table:table-row>
        <table:table-row table:style-name="ro15">
          <table:table-cell/>
          <table:table-cell office:value-type="string">
            <text:p>20-21 (“age” mentioned on pg. 20)</text:p>
          </table:table-cell>
          <table:table-cell table:number-columns-repeated="2"/>
          <table:table-cell office:value-type="string">
            <text:p>A few weeks after the minister had preached this sermon on charity and love, Robert was in church one morning, and after Sunday School, was talking with Caroline Oglethorpe, and with her was her chum, Marie Stanton. Walter introduced Robert to Marie. Marie was the daughter of a wealthy and prominent family. <text:s/>Her father, Colonel Stanton, had made a fortune in building railroads. He was now a big lumberman, and one of the most prominent in Texarkana. Marie was a beautiful young girl of about <text:span text:style-name="T2">thirteen</text:span> <text:span text:style-name="T2">years</text:span> of <text:span text:style-name="T2">age</text:span> when Robert met her. She was of the true brunette type, with glossy black hair and dark eyes that sparkled like diamonds.</text:p>
          </table:table-cell>
          <table:table-cell table:style-name="ce5" office:value-type="string">
            <text:p>“thirteen years of age”</text:p>
          </table:table-cell>
        </table:table-row>
        <table:table-row table:style-name="ro16">
          <table:table-cell/>
          <table:table-cell office:value-type="string">
            <text:p>23</text:p>
          </table:table-cell>
          <table:table-cell office:value-type="string">
            <text:p>June 1921</text:p>
          </table:table-cell>
          <table:table-cell/>
          <table:table-cell office:value-type="string">
            <text:p>In June, 1921, Robert Gordon and Walter Kennelworth were in the graduating class. Altho Walter was <text:span text:style-name="T2">one year younger</text:span> than Robert, his early advantages enabled him to graduate at <text:span text:style-name="T2">fourteen</text:span>, while Robert was graduating at the <text:span text:style-name="T2">age</text:span> of <text:span text:style-name="T2">fifteen</text:span>, and would not have been able to pass all of his examinations except for the help and assistance rendered him by Walter. Marie Stanton, who was then <text:span text:style-name="T2">thirteen years </text:span>of <text:span text:style-name="T2">age</text:span>, graduated the following year. <text:s/>After Robert graduated, he at first decided to secure a position and go to work, but after consulting with Walter, he decided that it would be best to enter High School and get thru as soon as possible. So in the Fall of 1921, he and Walter began High School. Here is where his greatest work began to show forth.</text:p>
          </table:table-cell>
          <table:table-cell table:style-name="ce5" office:value-type="string">
            <text:p>“fourteen” (one year younger than Robert)</text:p>
            <text:p>“age of fifteen”</text:p>
            <text:p>“thirteen years of age”</text:p>
          </table:table-cell>
        </table:table-row>
        <table:table-row table:style-name="ro3">
          <table:table-cell/>
          <table:table-cell office:value-type="string">
            <text:p>24</text:p>
          </table:table-cell>
          <table:table-cell office:value-type="string">
            <text:p>In 1924</text:p>
          </table:table-cell>
          <table:table-cell/>
          <table:table-cell office:value-type="string">
            <text:p>The <text:span text:style-name="T2">time passed by quickly </text:span>and in 1924 Robert Gordon and Walter Kennelworth graduated from High School in Texarkana with high honors. In the meantime, the love affair between Robert and Marie had continued with the usual interruptions, obstacles and petty quarrels existing between young people of their <text:span text:style-name="T2">age</text:span>.</text:p>
          </table:table-cell>
          <table:table-cell office:value-type="string">
            <text:p>“age”</text:p>
          </table:table-cell>
        </table:table-row>
        <table:table-row table:style-name="ro17">
          <table:table-cell/>
          <table:table-cell office:value-type="string">
            <text:p>41</text:p>
          </table:table-cell>
          <table:table-cell table:number-columns-repeated="2"/>
          <table:table-cell office:value-type="string">
            <text:p>After Robert returned, he began to study the Bible more than ever, and work out things according to science. He read the Book of Ezekiel, and planned on building an airplane along the lines outlined by Ezekiel. <text:s/>Figured that there must be a way to build a plane of this kind which would be the greatest ever, and felt that the day was coming when his country would need the protection of the greatest invention of the <text:span text:style-name="T2">age</text:span>. From reading of the Bible, war seemed inevitable, and Robert believed that the next war would be in the air.</text:p>
          </table:table-cell>
          <table:table-cell office:value-type="string">
            <text:p>“greatest invention of the age”</text:p>
          </table:table-cell>
        </table:table-row>
        <table:table-row table:style-name="ro18">
          <table:table-cell/>
          <table:table-cell office:value-type="string">
            <text:p>76</text:p>
          </table:table-cell>
          <table:table-cell table:number-columns-repeated="2"/>
          <table:table-cell office:value-type="string">
            <text:p>We are told that the great continent of Atlantis, for centuries submerged under the Atlantic Ocean, possessed a civilization greater than ours of today. The people of Atlantis had their telephones, wireless, radios and airplanes. There is considerable truth in that statement. According to <text:span text:style-name="T2">mathematical sequence</text:span>, the wonderful inventions that brought comfort and convenience to the Atlantians are due to appear again, and we are <text:span text:style-name="T2">now</text:span> only on the threshold of another great <text:span text:style-name="T2">age</text:span>.</text:p>
          </table:table-cell>
          <table:table-cell office:value-type="string">
            <text:p>“great age”</text:p>
          </table:table-cell>
        </table:table-row>
        <table:table-row table:style-name="ro8">
          <table:table-cell/>
          <table:table-cell office:value-type="string">
            <text:p>85</text:p>
          </table:table-cell>
          <table:table-cell office:value-type="string">
            <text:p>About 3017 b.c.</text:p>
          </table:table-cell>
          <table:table-cell/>
          <table:table-cell office:value-type="string">
            <text:p>The coming mode of transportation will be by airplane and I feel sure they will be used in the great war to come. The Bible tells us that Enoch, who was the seventh from Adam -- a number generally referred to as divine -- was translated to heaven for his faith at the <text:span text:style-name="T2">age</text:span> of <text:span text:style-name="T2">365 years</text:span>. This event took place about 3017 B.c. I believe that at that time they had all modern inventions and that Enoch went up in an airplane. The writer of the book, probably not having seen an airplane before and seeing Enoch go into the sky, thought that he had gone to heaven. We are now in the 5000-year cycle, from the time that Enoch was transferred to heaven, and this indicates the progress of the airplane at this time. Elijah was also translated to heaven in a cloud of fire, in 896 B.C. I believe this, too, was an airplane. Since the chariot was seen blazing with some kind of fire or gas, the recorder thought it was just something to take Elijah to heaven.</text:p>
          </table:table-cell>
          <table:table-cell office:value-type="string">
            <text:p>“faith at the age of 365 years”</text:p>
          </table:table-cell>
        </table:table-row>
        <table:table-row table:style-name="ro5">
          <table:table-cell/>
          <table:table-cell office:value-type="string">
            <text:p>109</text:p>
          </table:table-cell>
          <table:table-cell table:number-columns-repeated="2"/>
          <table:table-cell office:value-type="string">
            <text:p>Robert said that on <text:span text:style-name="T2">June 9th</text:span>, he would be <text:span text:style-name="T2">21 years of age</text:span>, and on that day he wanted to be married and start on his career as a <text:span text:style-name="T2">real man</text:span>. He wanted to go back to Texarkana after the holidays, wind up his affairs and get ready to go to New York. Wanted her to go with him, starting<text:span text:style-name="T2"> Saturday, June 4th</text:span>, so they would arrive on <text:span text:style-name="T2">Sunday, June 5th</text:span>, in St. Louis, be married, and proceed immediately to New York. He asked Marie what she thought about going to her father, telling him he had now made good and had enough money to start out, and ask his consent to their marriage. <text:s/>Marie said that it was useless; that her father would never consent to her leaving school and being married, no matter how much money the man she was going to marry had to take care of her. Her father was bent on her finishing her education and she knew it would be a hopeless case. There was no use talking about it. <text:s/>She asked Robert if he didn't think it would be better for her to remain in school for <text:span text:style-name="T2">another year or two</text:span>, to finish her education, and then she could join him in New York and be married. She thought it possible that he might get along better for a while without her. But Robert would not listen to this and told her that he would never go without her. His future happiness and success depended upon her love and encouragement.</text:p>
          </table:table-cell>
          <table:table-cell office:value-type="string">
            <text:p>“21 years of age”</text:p>
            <text:p>“another year or two”</text:p>
          </table:table-cell>
        </table:table-row>
        <table:table-row table:style-name="ro4">
          <table:table-cell/>
          <table:table-cell office:value-type="string">
            <text:p>116-117 (“age” mentioned on pg. 117)</text:p>
          </table:table-cell>
          <table:table-cell table:number-columns-repeated="2"/>
          <table:table-cell office:value-type="string">
            <text:p>Marie told Robert that she knew if her father found out she was eloping, he would make every effort to stop her and prevent their marriage, as <text:span text:style-name="T2">she was not of age</text:span>, and he was anxious that she complete her education. <text:s/>Robert asked her if she had any regrets in the steps she was taking, and she told him she did not, that if she did have, she would never have started. She thought it was wonderful that Robert had been able to make money so rapidly and was very happy that he had stuck to the Bible and studied so hard, and now was getting his reward for his <text:span text:style-name="T2">faith</text:span> and hard work. She expressed her supreme confidence in him and the work that he intended to do. Robert hoped it would be a beautiful sunshiny Sunday morning when they arrived in St. <text:s/>Louis, so that they could be married and then proceed to New York.</text:p>
          </table:table-cell>
          <table:table-cell office:value-type="string">
            <text:p>“she was not of age”</text:p>
          </table:table-cell>
        </table:table-row>
        <table:table-row table:style-name="ro17">
          <table:table-cell/>
          <table:table-cell office:value-type="string">
            <text:p>141</text:p>
          </table:table-cell>
          <table:table-cell office:value-type="string">
            <text:p>None given, but current date is June 6, 1927, about 8 o'clock that night.</text:p>
          </table:table-cell>
          <table:table-cell/>
          <table:table-cell office:value-type="string">
            <text:p>After Robert received this telephone message he was more hopeful. He secured a morning newspaper and found the headlines filled with Lindbergh. Read about the preparations for Captain Lindbergh’s return to Washington and New York and the plans for his reception. <text:s/>Of course, Robert had looked forward to being there at that time and have Marie with him as his wife. <text:s/>He had been looking forward to the day when his own dream would be realized and he would build one of the <text:span text:style-name="T3">greatest airships of the</text:span><text:span text:style-name="T2"> age</text:span>.</text:p>
          </table:table-cell>
          <table:table-cell office:value-type="string">
            <text:p>“greatest airship of the age”</text:p>
          </table:table-cell>
        </table:table-row>
        <table:table-row table:style-name="ro8">
          <table:table-cell/>
          <table:table-cell office:value-type="string">
            <text:p>157</text:p>
          </table:table-cell>
          <table:table-cell office:value-type="string">
            <text:p>Early on Wednesday morning, June 8, [1927]. <text:s/>June 9, [1927].</text:p>
          </table:table-cell>
          <table:table-cell/>
          <table:table-cell office:value-type="string">
            <text:p>Robert arose early on Wednesday morning, June 8th, hastened to the newspaper offices and placed the personal notices to appear the following day. When he returned to his hotel, for the first time since Sunday he thought of his <text:span text:style-name="T2">birthday</text:span>, June 9th, when he would be <text:span text:style-name="T2">21 years of age</text:span>. When he thought of this a great <text:span text:style-name="T2">hope</text:span> came into his mind. He decided that Marie, for some unknown reason, was hiding until his birthday and intended that they should be married on that day and she was going to be his birthday present. Robert's imagination went wild. He was elated over the hope. <text:s/>It seemed like a sudden inspiration to him. It would be just like Marie to wait until his birthday to give him the surprise of his life, and think this delay would only try his faith and patience and she would know just how much she meant to him, but did not think it too long to keep him waiting if he really loved her as he said he did; that he would have patience and wait.</text:p>
          </table:table-cell>
          <table:table-cell office:value-type="string">
            <text:p>“21 years of age”</text:p>
          </table:table-cell>
        </table:table-row>
        <table:table-row table:style-name="ro18">
          <table:table-cell/>
          <table:table-cell office:value-type="string">
            <text:p>199</text:p>
          </table:table-cell>
          <table:table-cell table:number-columns-repeated="2"/>
          <table:table-cell office:value-type="string">
            <text:p>He placed orders to sell more Major Motors at 128, 118, 108 and 98 because he expected the first decline to run until the latter part of December, 1927, and after that time he would put out shorts again on a rally to hold and pyramid on the way down into the Spring of 1929. His great discovery of what stocks would do at a certain <text:span text:style-name="T2">age</text:span> enabled him to make enormous profits when stocks reached the <text:span text:style-name="T2">age</text:span> where they would have fast moves up or down in a very short time.</text:p>
          </table:table-cell>
          <table:table-cell/>
        </table:table-row>
        <table:table-row table:style-name="ro19">
          <table:table-cell/>
          <table:table-cell office:value-type="string">
            <text:p>200</text:p>
          </table:table-cell>
          <table:table-cell table:number-columns-repeated="2"/>
          <table:table-cell office:value-type="string">
            <text:p>Robert became known as “The <text:span text:style-name="T2">Boy</text:span> Wizard of Wall Street.” His fame became known and old men of Wall Street talked about his marvelous success. Robert refused to be interviewed by the newspapers or tell anything about his method of working in the market. Seldom ever visited a broker’s office and made very few friends. He worked upon his invention, and Walter was his sole companion. Walter had met an old man by the name of Henry Watson who was a veteran of Wall Street, now <text:span text:style-name="T2">over 70 years of age</text:span>, had made and lost many fortunes and had seen the biggest and best plungers go on the rocks in Wall Street. Walter introduced Mr. Watson to Robert and he became very much interested in the old man’s reminiscences. He told Robert the history of Daniel Drew and got him to read the book of Drew’s life, which showed how Drew, after making $13,000,000 lost it all and died practically a pauper. Also told the history of Daniel Sully; how he made $10,000,000 to $15,000,000 in the Cotton market, but by violating natural laws lost it all in a few days in the crash of Cotton in March, 1904, and then disappeared from the financial horizon. How Livermore, the <text:span text:style-name="T2">boy</text:span> wonder of 1907 and 1908, had accumulated […]</text:p>
          </table:table-cell>
          <table:table-cell office:value-type="string">
            <text:p>“over 70 years of age”</text:p>
          </table:table-cell>
        </table:table-row>
        <table:table-row table:style-name="ro14">
          <table:table-cell/>
          <table:table-cell office:value-type="string">
            <text:p>202</text:p>
          </table:table-cell>
          <table:table-cell table:number-columns-repeated="2"/>
          <table:table-cell office:value-type="string">
            <text:p>The old man said that Durant was one of the very rare exceptions of men who had gone broke in Wall Street and had been able to come back after they were <text:span text:style-name="T2">60 years of age.</text:span> Told Robert that Wall Street was a place of ups and downs -- mostly downs, and that the time to quit was when you were young and had made your money.</text:p>
          </table:table-cell>
          <table:table-cell office:value-type="string">
            <text:p>“60 years of age”</text:p>
          </table:table-cell>
        </table:table-row>
        <table:table-row table:style-name="ro4">
          <table:table-cell/>
          <table:table-cell office:value-type="string">
            <text:p>226-227 (“age” mentioned on pg. 227)</text:p>
          </table:table-cell>
          <table:table-cell table:number-columns-repeated="2"/>
          <table:table-cell office:value-type="string">
            <text:p>Mr. Kennelworth, who was a member of the Chamber of Commerce of Texarkana and one of the leading citizens, called a meeting of the Chamber of Commerce, informed them of the phenomenal success of Robert Gordon who had left Texarkana <text:span text:style-name="T2">one year previous</text:span> an unknown boy and who was now the most talked of young man in the world. He had made more than a million dollars following his own discovery of how to use the laws laid down in the Bible for foretelling the future course of cotton, grain and stocks; had built the most marvelous <text:span text:style-name="T2">airplane of the age</text:span>; invented a muffler to make an airplane noiseless; had driven his own plane, "The St. <text:s/>Marie" to Japan where he had been received with great honors and the Japanese Government had bought his invention for making airplanes silent.</text:p>
          </table:table-cell>
          <table:table-cell office:value-type="string">
            <text:p>“airplane of the age”</text:p>
          </table:table-cell>
        </table:table-row>
        <table:table-row table:style-name="ro8">
          <table:table-cell/>
          <table:table-cell office:value-type="string">
            <text:p>227</text:p>
          </table:table-cell>
          <table:table-cell table:number-columns-repeated="2"/>
          <table:table-cell office:value-type="string">
            <text:p>Mr. Kennelworth proposed that the leading citizens of Texarkana go to New York to honor their favorite son on his return. <text:s/>When he had finished talking there was lasting applause and hurrahs for Robert Gordon. Colonel Stanton was in the audience. He arose and said that he heartily endorsed the proposal and would donate $10,000.00 to the expense fund, that they should go to New York in a special train to greet the <text:span text:style-name="T2">greatest young man of the age</text:span> who was born on a farm near Texarkana. <text:s/>Everyone was in favor of it and the wealthy men all followed Mr. Stanton in offering large sums of money in order to make the reception a success. When the meeting was over, J. H. Kennelworth drove out to the country home of Amelia Gordon, Robert's mother. Told her of her boy's success and the plans to meet him in New York and give him a great reception, inviting her to go on the special train as a guest of honor. She thankfully accepted.</text:p>
          </table:table-cell>
          <table:table-cell office:value-type="string">
            <text:p>“greatest young man of the age”</text:p>
          </table:table-cell>
        </table:table-row>
        <table:table-row table:style-name="ro17">
          <table:table-cell/>
          <table:table-cell office:value-type="string">
            <text:p>228</text:p>
          </table:table-cell>
          <table:table-cell table:number-columns-repeated="2"/>
          <table:table-cell office:value-type="string">
            <text:p>They proceeded immediately to the Commodore Hotel where the reception committee and the entire delegation from Texarkana and arranged for a dinner and celebration. Robert was happy to see all the prominent business men from Texarkana there to greet him. Mr. Kennelworth made the address. Told Robert how proud Texarkana was of him; said that <text:span text:style-name="T2">this was the age of the young man</text:span> and that Robert had demonstrated that he was the <text:span text:style-name="T2">greatest young man of his day</text:span>. <text:s/>Robert was overwhelmed at this great reception.</text:p>
          </table:table-cell>
          <table:table-cell office:value-type="string">
            <text:p>“this was the age of the young man”</text:p>
            <text:p>“greatest young man of his day”</text:p>
          </table:table-cell>
        </table:table-row>
        <table:table-row table:style-name="ro8">
          <table:table-cell/>
          <table:table-cell office:value-type="string">
            <text:p>298-299 (“age” mentioned on pg. 299)</text:p>
          </table:table-cell>
          <table:table-cell table:number-columns-repeated="2"/>
          <table:table-cell office:value-type="string">
            <text:p>General Pearson wrote to the President that there was no denying the fact that the situation was critical and that the enemy had something up their sleeve and that unless every effort was made to forestall their move, he feared a repetition of the terrible disaster at San Francisco. He sent the record of Robert Gordon. Said that while<text:span text:style-name="T2"> he was a young man</text:span>, he was one of the bravest aviators that he had ever known; that he was not only bright but brilliant. He believed he was a genius. That he had had a long talk with him and that Gordon had asked to be released and permitted to return to his laboratory in New York where he believed he could complete a valuable invention which would prove a great help to the country. The General recommended that Gordon be released and permitted to return to New York and given a chance. Said that <text:span text:style-name="T2">this was the age of the young men</text:span> because they were progressive and <text:span text:style-name="T2">up to the times</text:span>.</text:p>
          </table:table-cell>
          <table:table-cell office:value-type="string">
            <text:p>“he was a young man”</text:p>
            <text:p>“this was the age of the young men”</text:p>
          </table:table-cell>
        </table:table-row>
        <table:table-row table:style-name="ro8" table:number-rows-repeated="64">
          <table:table-cell table:number-columns-repeated="6"/>
        </table:table-row>
        <table:table-row table:style-name="ro8">
          <table:table-cell table:number-columns-repeated="6"/>
        </table:table-row>
      </table:table>
      <table:table table:name="arms" table:style-name="ta1">
        <table:table-column table:style-name="co19" table:default-cell-style-name="Default"/>
        <table:table-row table:style-name="ro20">
          <table:table-cell office:value-type="string">
            <text:p>rluu: See spreadsheet called “BodyParts.ods.”</text:p>
          </table:table-cell>
        </table:table-row>
        <table:table-row table:style-name="ro10" table:number-rows-repeated="1048574">
          <table:table-cell/>
        </table:table-row>
        <table:table-row table:style-name="ro10">
          <table:table-cell/>
        </table:table-row>
      </table:table>
      <table:table table:name="bank" table:style-name="ta1" table:print="false">
        <table:table-column table:style-name="co20" table:default-cell-style-name="ce4"/>
        <table:table-column table:style-name="co19" table:default-cell-style-name="ce4"/>
        <table:table-column table:style-name="co21" table:default-cell-style-name="ce4"/>
        <table:table-column table:style-name="co22" table:default-cell-style-name="ce4"/>
        <table:table-column table:style-name="co23" table:default-cell-style-name="ce4"/>
        <table:table-column table:style-name="co24" table:default-cell-style-name="ce4"/>
        <table:table-row table:style-name="ro1">
          <table:table-cell table:style-name="Default" office:value-type="string">
            <text:p>Excerpts related to “bank” (e.g. “banker”, “banking”, etc.)</text:p>
          </table:table-cell>
          <table:table-cell table:style-name="Default" table:number-columns-repeated="5"/>
        </table:table-row>
        <table:table-row table:style-name="ro1">
          <table:table-cell table:style-name="Default" table:number-columns-repeated="6"/>
        </table:table-row>
        <table:table-row table:style-name="ro20">
          <table:table-cell table:style-name="Default" office:value-type="string">
            <text:p>rluu 20130308: I think Gann is saying US is the banker of the world because the US is the 4th horn of Daniel's 4 horns. <text:s/>The US (in the war) will describe the 4th kingdom that will never be destroyed. <text:s/>Gann is using banker because the money throughout the plot of TTTA makes up the numbers for it.</text:p>
          </table:table-cell>
          <table:table-cell table:style-name="Default" table:number-columns-repeated="5"/>
        </table:table-row>
        <table:table-row table:style-name="ro1">
          <table:table-cell table:style-name="Default" table:number-columns-repeated="6"/>
        </table:table-row>
        <table:table-row table:style-name="ro2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2">
          <table:table-cell/>
          <table:table-cell office:value-type="string">
            <text:p>91-92 (“banker” mentioned on pg. 92).</text:p>
          </table:table-cell>
          <table:table-cell office:value-type="string">
            <text:p>Letter dated February 1, 1927.</text:p>
          </table:table-cell>
          <table:table-cell/>
          <table:table-cell office:value-type="string">
            <text:p>It is plain that the nations in Europe are rapidly getting ready for war, and, of course, it will be with airplanes. While I hate to think the United States will again be called into war, at the same time I realize that all of the foreign countries are jealous of us, because we have such enormous gold supply and have grown so prosperous. The United States is now the <text:span text:style-name="T6">banker</text:span><text:span text:style-name="T2"> of the world</text:span>, and while it was no fault of ours that the great World War occurred, which resulted to our benefit by transfer of gold from other nations to us, at the same time they are jealous and have a real hatred for America.</text:p>
          </table:table-cell>
          <table:table-cell/>
        </table:table-row>
        <table:table-row table:style-name="ro23">
          <table:table-cell/>
          <table:table-cell office:value-type="string">
            <text:p>183-184</text:p>
          </table:table-cell>
          <table:table-cell table:number-columns-repeated="2"/>
          <table:table-cell office:value-type="string">
            <text:p>He hoped and felt sure that the day would come but that the Bible made it plain as he understood it, that there would yet be a great war fought in the air, when deadly chemicals would be used and the greater portion of the people on earth would be killed. Then would come peace, when God would rule the world and Love would be the motive behind every act. Then nations would no longer become jealous of each other and go to war. Robert said, “I have made a great study of wars in the past and how conditions changed; how at one time Spain was the mistress of the seas and later Rome was the controlling nation; then England ruled the waves and London was the<text:span text:style-name="T2"> banking center of the world. </text:span>Then came the great war in 1914 which changed everything. England lost control of the seas. She lost her power as the great <text:span text:style-name="T2">banking nation of the world</text:span>. The <text:span text:style-name="T2">gold</text:span> supply of the world flowed rapidly to the United States and in the dark days of 1917, when England and France, after being deserted by Russia, were fighting with their backs to the wall, the United States, the land of love and liberty, came to the rescue, helped to defeat the Germans and saved England and France. At that time they were seemingly very grateful, but after the war conditions changed. The United States was no longer in debt to foreign countries but was now the <text:span text:style-name="T2">banking nation of the world</text:span> and the foreign countries owed large sums of money to the United States. This country has continued to prosper since the war, the <text:span text:style-name="T2">gold supply of the world</text:span> now rests here. Our former friends have become jealous of the prosperity we enjoy and the power that we now hold in financial affairs which once belonged to England. Some of the foreign countries do not want to pay their obligations and this jealousy can lead to nothing else but war, as it always has in the past. I hope to be ready when that war comes with my great airplane, and other inventions to help defend my country and later promote a lasting peace based on love and goodwill. <text:s/>The United States began as a land of liberty and has always set an example for the <text:span text:style-name="T2">balance of the world </text:span>and I hope to see the day when our country will take the lead in establishing universal peace and the brotherhood of man. Captain Lindberg’s flight confirms my studies and forecasts of the future. Aviation will be developed rapidly and nations will want to try these new discoveries and inventions to conquer other nations, and war is inevitable. The Bible prophets foretold it, and my studies of the cycle theory also indicate that we are in a period where cycles will repeat which have caused war in the past.”</text:p>
          </table:table-cell>
          <table:table-cell/>
        </table:table-row>
        <table:table-row table:style-name="ro24">
          <table:table-cell/>
          <table:table-cell office:value-type="string">
            <text:p>189-199</text:p>
          </table:table-cell>
          <table:table-cell table:number-columns-repeated="2"/>
          <table:table-cell office:value-type="string">
            <text:p>He said that when the day came when men were ruled by the law of love and understood each other, a kingdom would be established that would never be destroyed, and that it would consume all other kingdoms. Robert believed that the United States, the land of liberty, was created never to be destroyed, and that it would eventually consume all other nations and rule by the law of love and justice, that it was God’s will that it become the most prosperous country and the <text:span text:style-name="T2">banking nation of the world.</text:span> Believed that the nation referred to in Psalms 147: 20 was the United States: “He hath not dealt so with any nation and as for his judgments they have not known them. Praise ye the Lord.”</text:p>
          </table:table-cell>
          <table:table-cell/>
        </table:table-row>
        <table:table-row table:style-name="ro25">
          <table:table-cell/>
          <table:table-cell office:value-type="string">
            <text:p>200-201 (“bankruptcy” mentioned on pg. 201).</text:p>
          </table:table-cell>
          <table:table-cell table:number-columns-repeated="2"/>
          <table:table-cell table:style-name="ce6" office:value-type="string">
            <text:p><text:span text:style-name="T7">How Livermore, the boy wonder of 1907 and 1908, had accumulated millions, owned fine yachts, lost everything, had gone thru </text:span><text:span text:style-name="T8">bankruptcy</text:span><text:span text:style-name="T7">, but had later recouped his fortunes. <text:s/></text:span><text:span text:style-name="T9"><text:s/>How Eugene Scales, another striking example, </text:span><text:span text:style-name="T7">who at one time had over ten millions dollars paper profit in the Cotton market, had lost all of it. How Allen A. Ryan, at the height of his fame, when he defied the Gods of Chance and the unwritten law of Wall Street with the result that his millions were all lost, had to go thru </text:span><text:span text:style-name="T8">bankruptcy</text:span><text:span text:style-name="T7"> and paid only about twenty cents on each one hundred dollars.</text:span></text:p>
          </table:table-cell>
          <table:table-cell/>
        </table:table-row>
        <table:table-row table:style-name="ro25" table:number-rows-repeated="20">
          <table:table-cell table:number-columns-repeated="6"/>
        </table:table-row>
        <table:table-row table:style-name="ro25">
          <table:table-cell table:number-columns-repeated="6"/>
        </table:table-row>
      </table:table>
      <table:table table:name="beauty" table:style-name="ta1">
        <table:table-column table:style-name="co7" table:number-columns-repeated="6" table:default-cell-style-name="Default"/>
        <table:table-row table:style-name="ro9">
          <table:table-cell table:number-columns-repeated="6"/>
        </table:table-row>
        <table:table-row table:style-name="ro10">
          <table:table-cell office:value-type="string">
            <text:p>Excerpts related to the word “beauty”, “beautiful”.</text:p>
          </table:table-cell>
          <table:table-cell table:number-columns-repeated="5"/>
        </table:table-row>
        <table:table-row table:style-name="ro9" table:number-rows-repeated="3">
          <table:table-cell table:number-columns-repeated="6"/>
        </table:table-row>
        <table:table-row table:style-name="ro10">
          <table:table-cell office:value-type="string">
            <text:p>Note: In the masonic bible (pg. 27), it is said that “beauty” means South.</text:p>
          </table:table-cell>
          <table:table-cell table:number-columns-repeated="5"/>
        </table:table-row>
        <table:table-row table:style-name="ro10">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
      <table:table table:name="believe" table:style-name="ta1">
        <table:table-column table:style-name="co7" table:number-columns-repeated="2" table:default-cell-style-name="ce4"/>
        <table:table-column table:style-name="co25" table:default-cell-style-name="ce4"/>
        <table:table-column table:style-name="co8" table:default-cell-style-name="ce4"/>
        <table:table-column table:style-name="co26" table:default-cell-style-name="ce4"/>
        <table:table-column table:style-name="co27" table:default-cell-style-name="ce4"/>
        <table:table-row table:style-name="ro10">
          <table:table-cell table:style-name="Default" office:value-type="string">
            <text:p>Excerpts connected to the word “believe”.</text:p>
          </table:table-cell>
          <table:table-cell table:style-name="Default" table:number-columns-repeated="5"/>
        </table:table-row>
        <table:table-row table:style-name="ro9">
          <table:table-cell table:style-name="Default" table:number-columns-repeated="6"/>
        </table:table-row>
        <table:table-row table:style-name="ro10">
          <table:table-cell table:style-name="Default" office:value-type="string">
            <text:p>rluu_20130709: Note: The entries below are not complete, just where I noticed the word and added more information about my thoughts on it.</text:p>
          </table:table-cell>
          <table:table-cell table:style-name="Default" table:number-columns-repeated="5"/>
        </table:table-row>
        <table:table-row table:style-name="ro9">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6">
          <table:table-cell/>
          <table:table-cell office:value-type="string">
            <text:p>68</text:p>
          </table:table-cell>
          <table:table-cell table:number-columns-repeated="2"/>
          <table:table-cell office:value-type="string">
            <text:p>I have sought that kingdom and I have found it where the</text:p>
            <text:p>good book says it is: "The kingdom of heaven is within you."</text:p>
            <text:p>Again the good book says:</text:p>
            <text:p>"If ye <text:span text:style-name="T2">believe</text:span> in me, greater things than these shall</text:p>
            <text:p>ye do."</text:p>
            <text:p>I believe that I can and will do great things.</text:p>
            <text:p>Ever since I was a small boy, and used to kneel at my</text:p>
            <text:p>mother's knee, and she taught me first to pray, I have <text:span text:style-name="T2">believed</text:span></text:p>
            <text:p>in that great book and in God's power to guide me right and</text:p>
            <text:p>give me understanding of all things. My own father never</text:p>
            <text:p>understood me or had any sympathy with me or my ideas,</text:p>
            <text:p>which I feel were far advanced.</text:p>
          </table:table-cell>
          <table:table-cell/>
        </table:table-row>
        <table:table-row table:style-name="ro27">
          <table:table-cell office:value-type="string">
            <text:p>12</text:p>
          </table:table-cell>
          <table:table-cell office:value-type="string">
            <text:p>130-131</text:p>
          </table:table-cell>
          <table:table-cell table:number-columns-repeated="2"/>
          <table:table-cell office:value-type="string">
            <text:p>As Robert read:</text:p>
            <text:p/>
            <text:p>“Heaven and earth shall pass away but my word shall</text:p>
            <text:p>not pass away,”</text:p>
            <text:p/>
            <text:p>he remembered that the Bible said that whenever you pray, <text:span text:style-name="T2">believe</text:span> that you have it and you shall. As he knew that all things are possible with the Lord, he determined to pray <text:span text:style-name="T2">believing</text:span> that Marie would soon return to him.</text:p>
          </table:table-cell>
          <table:table-cell office:value-type="string">
            <text:p>Quote is also on pg. 127.</text:p>
            <text:p/>
            <text:p>Quote has:</text:p>
            <text:p>13 words</text:p>
            <text:p>52 letters</text:p>
            <text:p/>
            <text:p>Thus, </text:p>
            <text:p>“believe” = 13 ? <text:s/></text:p>
            <text:p>“believe” = 52 ?</text:p>
            <text:p/>
          </table:table-cell>
        </table:table-row>
        <table:table-row table:style-name="ro10" table:number-rows-repeated="36">
          <table:table-cell table:number-columns-repeated="6"/>
        </table:table-row>
        <table:table-row table:style-name="ro10">
          <table:table-cell table:number-columns-repeated="6"/>
        </table:table-row>
      </table:table>
      <table:table table:name="birthday" table:style-name="ta1" table:print="false">
        <table:table-column table:style-name="co28" table:default-cell-style-name="ce4"/>
        <table:table-column table:style-name="co19" table:default-cell-style-name="ce4"/>
        <table:table-column table:style-name="co29" table:default-cell-style-name="ce4"/>
        <table:table-column table:style-name="co19" table:default-cell-style-name="ce4"/>
        <table:table-column table:style-name="co30" table:default-cell-style-name="ce4"/>
        <table:table-column table:style-name="co31" table:default-cell-style-name="ce4"/>
        <table:table-row table:style-name="ro1">
          <table:table-cell table:style-name="Default" office:value-type="string">
            <text:p>Excerpts related to the word “birthday”</text:p>
          </table:table-cell>
          <table:table-cell table:style-name="Default" table:number-columns-repeated="5"/>
        </table:table-row>
        <table:table-row table:style-name="ro1">
          <table:table-cell table:style-name="Default" office:value-type="string">
            <text:p>The below spreadsheet is not complete. <text:s/>Continue on from the last entry in this spreadsheet.</text:p>
          </table:table-cell>
          <table:table-cell table:style-name="Default" table:number-columns-repeated="5"/>
        </table:table-row>
        <table:table-row table:style-name="ro1">
          <table:table-cell table:style-name="Default" office:value-type="string">
            <text:p>The word “birthday” is mentioned 40 times in TTTA.</text:p>
          </table:table-cell>
          <table:table-cell table:style-name="Default" table:number-columns-repeated="5"/>
        </table:table-row>
        <table:table-row table:style-name="ro1">
          <table:table-cell table:style-name="Default" office:value-type="string">
            <text:p>The word “birthday” is talked about a lot on page 360.</text:p>
          </table:table-cell>
          <table:table-cell table:style-name="Default" table:number-columns-repeated="5"/>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6">
          <table:table-cell/>
          <table:table-cell office:value-type="string">
            <text:p>101-102</text:p>
          </table:table-cell>
          <table:table-cell office:value-type="string">
            <text:p>RG's birthday in June, 1927.</text:p>
          </table:table-cell>
          <table:table-cell/>
          <table:table-cell office:value-type="string">
            <text:p>Robert then confided to Mr. Kennelworth that he was very anxious to go to New York just as soon as possible. He had been reading about the contemplated flights of the airplanes from New York across the Atlantic, and he wanted to be in New York by his <text:span text:style-name="T2">birthday</text:span> in June, 1927, because he figured by that time the airplanes would have crossed the Atlantic and there would be great excitement in New York. He wished to be there and get all the information he could about airplanes, because he wanted to start building his own just as soon as he had money enough and felt that he could do so.</text:p>
          </table:table-cell>
          <table:table-cell/>
        </table:table-row>
        <table:table-row table:style-name="ro7">
          <table:table-cell/>
          <table:table-cell office:value-type="string">
            <text:p>157</text:p>
          </table:table-cell>
          <table:table-cell office:value-type="string">
            <text:p>June 9th, when RG would be 21 years of age.</text:p>
          </table:table-cell>
          <table:table-cell/>
          <table:table-cell office:value-type="string">
            <text:p>Robert arose early on Wednesday morning, June 8th, hastened to the newspaper offices and placed the personal notices to appear the following day. When he returned to his hotel, for the first time since Sunday he thought of his <text:span text:style-name="T2">birthday</text:span>, <text:span text:style-name="T3">June 9th</text:span>, when he would be 21 years of age. When he thought of this a great <text:span text:style-name="T2">hope</text:span> came into his mind. He decided that Marie, for some unknown reason, was hiding until his <text:span text:style-name="T2">birthday</text:span> and intended that they should be married on that day and she was going to be his <text:span text:style-name="T2">birthday</text:span> present. Robert's imagination went wild. He was elated over the <text:span text:style-name="T2">hope</text:span>. <text:s/>It seemed like a sudden inspiration to him. It would be just like Marie to wait until his <text:span text:style-name="T2">birthday</text:span> to give him the surprise of his life, and think this delay would only try his faith and patience and she would know just how much she meant to him, but did not think it too long to keep him waiting if he really loved her as he said he did; that he would have patience and wait.</text:p>
          </table:table-cell>
          <table:table-cell office:value-type="string">
            <text:p>21st birthday seems to be connected to hope.</text:p>
          </table:table-cell>
        </table:table-row>
        <table:table-row table:style-name="ro15">
          <table:table-cell/>
          <table:table-cell office:value-type="string">
            <text:p>157-158 (“birthday” mentioned on both pages).</text:p>
          </table:table-cell>
          <table:table-cell office:value-type="string">
            <text:p>“the following day”. <text:s/>“that night”.</text:p>
          </table:table-cell>
          <table:table-cell/>
          <table:table-cell office:value-type="string">
            <text:p>Robert was sure that his advertisements in the papers the following day were going to bring results and that probably Marie, just as soon as she saw it, would come to him. So he really began to plan and <text:span text:style-name="T2">hope</text:span> and get ready for a marriage to take place on his <text:span text:style-name="T2">birthday</text:span>. <text:s/>He was so happy over this sudden thought, so elated that he 'phoned Mr. Kennelworth again <text:span text:style-name="T2">that night</text:span> and told him all about it. Mr. Kennelworth, <text:span text:style-name="T2">half-hearted</text:span> but <text:span text:style-name="T2">hope</text:span><text:span text:style-name="T3">ful</text:span>, agreed with Robert that there might be something in it, that Marie might have had some plan of this kind in mind, and sincerely hoped that Robert was right and that this <text:span text:style-name="T2">birthday</text:span> would be the happiest of his life.</text:p>
          </table:table-cell>
          <table:table-cell office:value-type="string">
            <text:p>21st birthday seems to be connected to hope. <text:s/>Both RG and Mr. K are hopeful.</text:p>
          </table:table-cell>
        </table:table-row>
        <table:table-row table:style-name="ro4">
          <table:table-cell/>
          <table:table-cell office:value-type="string">
            <text:p>158</text:p>
          </table:table-cell>
          <table:table-cell table:number-columns-repeated="2"/>
          <table:table-cell office:value-type="string">
            <text:p>After Robert talked with Mr. Kennelworth, he immediately called Walter Kennelworth on the 'phone in New York, told him all that had happened, about his placing the personal notices in the papers, about his <text:span text:style-name="T2">hopes</text:span> and theories that Marie would show up on his <text:span text:style-name="T2">birthday</text:span>. Walter said that it would be just like her to do a trick of that kind and that this might be just what it all meant. He thought that Robert had struck on the right idea and was <text:span text:style-name="T2">hope</text:span>ful, too, that the marriage would take place on Robert's birthday. He was to call Robert on the 'phone the next day or Robert should call him just as soon as he got any news. Walter wanted to send congratulations for his <text:span text:style-name="T2">birthday</text:span> and his wedding day. The fact that Walter was so cheerful and shared Robert's views and <text:span text:style-name="T2">hopes</text:span> in the matter, made Robert much happier.</text:p>
          </table:table-cell>
          <table:table-cell office:value-type="string">
            <text:p>21st birthday seems to be connected to hope. <text:s/>Walter and Robert shared hopes in the matter also.</text:p>
          </table:table-cell>
        </table:table-row>
        <table:table-row table:style-name="ro17">
          <table:table-cell/>
          <table:table-cell office:value-type="string">
            <text:p>158</text:p>
          </table:table-cell>
          <table:table-cell table:number-columns-repeated="2"/>
          <table:table-cell office:value-type="string">
            <text:p>After Robert had talked with Walter, the bellboy came and brought a special-delivery letter and a telegram. <text:s/>Robert opened the telegram hurriedly, hoping that it was something from Marie, but found it was a telegram from his mother in which she congratulated him on his <text:span text:style-name="T2">birthday</text:span> the following day, and encouraged him to hope for the best and not give way to despair in case Marie did not show up. The special-delivery letter was also from Robert's mother, and read: […]</text:p>
          </table:table-cell>
          <table:table-cell/>
        </table:table-row>
        <table:table-row table:style-name="ro17" table:number-rows-repeated="51">
          <table:table-cell table:number-columns-repeated="6"/>
        </table:table-row>
        <table:table-row table:style-name="ro17">
          <table:table-cell table:number-columns-repeated="6"/>
        </table:table-row>
      </table:table>
      <table:table table:name="blank" table:style-name="ta1">
        <table:table-column table:style-name="co7" table:default-cell-style-name="Default"/>
        <table:table-row table:style-name="ro9">
          <table:table-cell/>
        </table:table-row>
      </table:table>
      <table:table table:name="burden" table:style-name="ta1" table:print="false">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default-cell-style-name="Default"/>
        <table:table-row table:style-name="ro10">
          <table:table-cell office:value-type="string">
            <text:p>Excerpts related to the word “burden”.</text:p>
          </table:table-cell>
          <table:table-cell table:number-columns-repeated="5"/>
        </table:table-row>
        <table:table-row table:style-name="ro10" table:number-rows-repeated="2">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8">
          <table:table-cell table:style-name="ce4"/>
          <table:table-cell table:style-name="ce4" office:value-type="string">
            <text:p>16</text:p>
          </table:table-cell>
          <table:table-cell table:style-name="ce4" table:number-columns-repeated="2"/>
          <table:table-cell table:style-name="ce4" office:value-type="string">
            <text:p>Robert became very ill again from malaria during the Spring and Summer of 1920, so that he was unable to work even if he wanted to. Up to this time he had shown no ambition for any kind of work, except to try to make something with his father’s tools; talk about inventions and some of the great things he was going to do in the years to come. His mother had always petted him because of his severe illnesses and accident, and his father often referred to him as his mother’s <text:span text:style-name="T2">burden</text:span> or his mother’s problem. But she had great faith in young Robert because he clung so strongly to religion, believing in the Bible.</text:p>
          </table:table-cell>
          <table:table-cell table:style-name="ce4"/>
        </table:table-row>
        <table:table-row table:style-name="ro29">
          <table:table-cell table:style-name="ce4"/>
          <table:table-cell table:style-name="ce4" office:value-type="string">
            <text:p>46</text:p>
          </table:table-cell>
          <table:table-cell table:style-name="ce4" table:number-columns-repeated="2"/>
          <table:table-cell table:style-name="ce4" office:value-type="string">
            <text:p>Excerpt of poem “After The Years – Quiet”: <text:s text:c="2"/></text:p>
            <text:p>[...]</text:p>
            <text:p>And take no more a <text:span text:style-name="T2">burden</text:span> on thy <text:span text:style-name="T2">heart</text:span>,</text:p>
            <text:p>Wrestling -- if this be good -- if that be ill;</text:p>
            <text:p>And strive no more to better what thou art;</text:p>
            <text:p>With consolation thy whole being fill.</text:p>
            <text:p>[…]</text:p>
          </table:table-cell>
          <table:table-cell table:style-name="ce4"/>
        </table:table-row>
        <table:table-row table:style-name="ro30">
          <table:table-cell table:style-name="ce4"/>
          <table:table-cell table:style-name="ce4" office:value-type="string">
            <text:p>69-70 (“burden” mentioned on pg. 69).</text:p>
          </table:table-cell>
          <table:table-cell table:style-name="ce4" table:number-columns-repeated="2"/>
          <table:table-cell table:style-name="ce4" office:value-type="string">
            <text:p>I do not wish to <text:span text:style-name="T2">burden</text:span> you further with this long letter, Mr. Kennelworth. I am very much interested in my work on future cycles, and if you are interested in what I can work out on the future cycles, I will be glad to send them to you and let you watch them. I have figured out the repetition of each cycle when wars will come. I believe that the wheat prices forecast coming wars. Through my study of the Bible, I have determined the major and minor time factors which repeat in the history of nations, men and markets.</text:p>
          </table:table-cell>
          <table:table-cell table:style-name="ce4" office:value-type="string">
            <text:p>Burden here is on line 34, word 6 on the line. <text:s/></text:p>
          </table:table-cell>
        </table:table-row>
        <table:table-row table:style-name="ro31">
          <table:table-cell table:style-name="ce4"/>
          <table:table-cell table:style-name="ce4" office:value-type="string">
            <text:p>214</text:p>
          </table:table-cell>
          <table:table-cell table:style-name="ce4" table:number-columns-repeated="2"/>
          <table:table-cell table:style-name="ce4" office:value-type="string">
            <text:p>Issachar is a strong ass, couching down between <text:span text:style-name="T2">two</text:span> <text:span text:style-name="T2">burdens</text:span> and he saw that the rest was good and the land, that it was pleasant; and bowed his <text:span text:style-name="T2">shoulders</text:span> to <text:span text:style-name="T3">bear</text:span>, and became a servant unto tribute.</text:p>
            <text:p/>
            <text:p>Robert knew that this was the description of a man born in June under the sign Gemini and that he was born to bear a <text:span text:style-name="T2">burden</text:span>, that he must serve his people and be a comfort and help to carry their <text:span text:style-name="T2">burdens</text:span>. That the sign under which he was born was a double-bodied sign, known as the sign of the twins, that things would repeat in his life, that he would have many ups and downs, but that he would reach his reward thru science.</text:p>
          </table:table-cell>
          <table:table-cell table:style-name="ce4"/>
        </table:table-row>
        <table:table-row table:style-name="ro27">
          <table:table-cell table:style-name="ce4"/>
          <table:table-cell table:style-name="ce4" office:value-type="string">
            <text:p>253</text:p>
          </table:table-cell>
          <table:table-cell table:style-name="ce4" table:number-columns-repeated="2"/>
          <table:table-cell table:style-name="ce4" office:value-type="string">
            <text:p>Excerpt from the Legend of Silver Springs:</text:p>
            <text:p>[...]</text:p>
            <text:p>It was a solemn and awful sight that night, witnessed alone by God and nature; the boat, which drifted down Silver Springs in the moonlight, bearing its two strange occupants -- the one weird, bent, grotesque; the other, so silent, so white, so pathetic, in its dead loveliness. Not a leaf was stirring, not a sound heard, but the splash, splash of the old woman's oars, as her boat, with its strange, beautiful <text:span text:style-name="T2">burden</text:span>, drifted over the curious, transparent body of water; drifted until it reached Boiling Springs, then veered about and stood still. <text:s/>[…]</text:p>
          </table:table-cell>
          <table:table-cell table:style-name="ce4"/>
        </table:table-row>
        <table:table-row table:style-name="ro32">
          <table:table-cell table:style-name="ce4"/>
          <table:table-cell table:style-name="ce4" office:value-type="string">
            <text:p>328</text:p>
          </table:table-cell>
          <table:table-cell table:style-name="ce4" table:number-columns-repeated="2"/>
          <table:table-cell table:style-name="ce4" office:value-type="string">
            <text:p>General Pearson arose and said, "Colonel Gordon, by the authority and power vested in me, I now confer upon you the title of the Supreme Commander of the Armies of the United States and place upon your shoulders the greatest <text:span text:style-name="T2">burden</text:span> ever placed on any man. Our country’s life hangs in the balance. The situation is desperate. Something must be done and done quickly. <text:s/>We must give an answer to the enemy, and when that answer is given, it either settles our doom forever or if we can win, means that the Stars and Stripes will ever stand supreme to the world. Sir, what have you to say?"</text:p>
            <text:p/>
            <text:p>Supreme Commander Gordon arose. His face showed new responsibility which rested upon his <text:span text:style-name="T2">shoulders</text:span>. He said simply, “I thank you for the honor and confidence, but before completely accepting I want to ask if I may have the unanimous consent of the entire War Council to carry out my plans no matter how absurd they may seem to the War Council.” The entire Council arose in a body and voted their unanimous consent. General Pearson then said “Supreme Commander Robert Gordon, we await your orders.” He saluted and sat down. <text:s/>Supreme Commander Gordon arose and said, “Dispatch immediately the following answer to the enemy’s Headquarters.</text:p>
          </table:table-cell>
          <table:table-cell table:style-name="ce4"/>
        </table:table-row>
        <table:table-row table:style-name="ro10" table:number-rows-repeated="15">
          <table:table-cell table:style-name="ce4" table:number-columns-repeated="6"/>
        </table:table-row>
        <table:table-row table:style-name="ro10" table:number-rows-repeated="1048550">
          <table:table-cell table:number-columns-repeated="6"/>
        </table:table-row>
        <table:table-row table:style-name="ro10">
          <table:table-cell table:number-columns-repeated="6"/>
        </table:table-row>
      </table:table>
      <table:table table:name="case" table:style-name="ta1" table:print="false">
        <table:table-column table:style-name="co19" table:default-cell-style-name="Default"/>
        <table:table-row table:style-name="ro1" table:number-rows-repeated="2">
          <table:table-cell/>
        </table:table-row>
        <table:table-row table:style-name="ro1">
          <table:table-cell office:value-type="string">
            <text:p>The word “case” is written in TTTA 21 times.</text:p>
          </table:table-cell>
        </table:table-row>
        <table:table-row table:style-name="ro1">
          <table:table-cell/>
        </table:table-row>
        <table:table-row table:style-name="ro1">
          <table:table-cell office:value-type="string">
            <text:p>pg. 144-145, the poem fits RG's case. <text:s/>Is case a codeword for square? <text:s/>RG's name has 12 letters, and 12 * 12 = 144. <text:s/>The poem is on page 144.</text:p>
          </table:table-cell>
        </table:table-row>
        <table:table-row table:style-name="ro1">
          <table:table-cell office:value-type="string">
            <text:p>pg. 31. <text:s/>Poem fits RG's case, which has a quote at the end of the poem with 49 letters. <text:s/></text:p>
          </table:table-cell>
        </table:table-row>
      </table:table>
      <table:table table:name="cedar" table:style-name="ta1" table:print="false">
        <table:table-column table:style-name="co38" table:default-cell-style-name="ce4"/>
        <table:table-column table:style-name="co39" table:default-cell-style-name="ce4"/>
        <table:table-column table:style-name="co40" table:default-cell-style-name="ce4"/>
        <table:table-column table:style-name="co41" table:default-cell-style-name="ce4"/>
        <table:table-column table:style-name="co42" table:default-cell-style-name="ce4"/>
        <table:table-column table:style-name="co24" table:default-cell-style-name="ce4"/>
        <table:table-row table:style-name="ro1">
          <table:table-cell table:style-name="Default" office:value-type="string">
            <text:p>Excerpts related to the word “cedar”.</text:p>
          </table:table-cell>
          <table:table-cell table:style-name="Default" table:number-columns-repeated="5"/>
        </table:table-row>
        <table:table-row table:style-name="ro1">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9">
          <table:table-cell/>
          <table:table-cell office:value-type="string">
            <text:p>10-11 (“cedar” mentioned on pg. 10)</text:p>
          </table:table-cell>
          <table:table-cell table:number-columns-repeated="2"/>
          <table:table-cell office:value-type="string">
            <text:p>His parents were still in poor circumstances but they could not induce young Robert to do any work on the farm. He continued to tinker around and work with his father’s tools, trying to make a bicycle which he could ride upon the water in the lake nearby. He tried various kinds of <text:span text:style-name="T2">lumber</text:span> to build wheels for the bicycle but none of them worked successfully. <text:s/>Finally his mother suggested that he use thin <text:span text:style-name="T2">cedar</text:span> boards because <text:span text:style-name="T2">cedar</text:span> was durable in the water, was light and would float easily. He finally succeeded in building the wheels out of <text:span text:style-name="T2">cedar</text:span> and after heating pine rosin hot and pouring it into the cracks, he was able to ride successfully across the lake, but in a short time the wheels sprung a leak and the bicycle sunk with him in the lake, but he swam out and brought the bicycle with him. <text:s/>Bobbie was not the kind to be discouraged by obstacles and later his ingenuity overcame the difficulties. After trying to put inner tubes from bicycle tires on the inside of the wheels of his water bicycle and failing again, he finally got some inner tubes from an automobile and placed them inside his <text:span text:style-name="T2">wooden</text:span> wheels and pumped them up. When they were filled with air, they pushed against the <text:span text:style-name="T2">wooden</text:span> sides of the wheel, buoying up the wheel, and he was then able to ride his bicycle around over the lake without any trouble.</text:p>
          </table:table-cell>
          <table:table-cell office:value-type="string">
            <text:p>See also places where “lumber” and “wood” is mentioned in TTTA.</text:p>
          </table:table-cell>
        </table:table-row>
        <table:table-row table:style-name="ro4">
          <table:table-cell/>
          <table:table-cell office:value-type="string">
            <text:p>54</text:p>
          </table:table-cell>
          <table:table-cell table:number-columns-repeated="2"/>
          <table:table-cell office:value-type="string">
            <text:p>Ezekiel 17: 3 and 7:</text:p>
            <text:p/>
            <text:p><text:s text:c="2"/>And say, Thus saith the Lord God, A great eagle with great</text:p>
            <text:p>wings, long-winged, full of feathers, which had divers colours,</text:p>
            <text:p>came unto <text:span text:style-name="T2">Lebanon</text:span>, and took the highest branch of the <text:span text:style-name="T2">cedar</text:span>:</text:p>
            <text:p/>
            <text:p><text:s text:c="2"/>There was also another great eagle with great wings and</text:p>
            <text:p>many feathers; and, behold, this vine did bend her roots</text:p>
            <text:p>toward him, and shot forth her branches toward him, that</text:p>
            <text:p>he might water it by the furrows of her plantation.</text:p>
            <text:p/>
          </table:table-cell>
          <table:table-cell/>
        </table:table-row>
        <table:table-row table:style-name="ro14">
          <table:table-cell/>
          <table:table-cell office:value-type="string">
            <text:p>73</text:p>
          </table:table-cell>
          <table:table-cell table:number-columns-repeated="2"/>
          <table:table-cell office:value-type="string">
            <text:p>Ezekiel 17: 3 -- </text:p>
            <text:p>"And say, thus saith the Lord God, A great eagle with great wings, long-winged, full of feathers, which had divers colours, came unto Lebanon, and took the highest branch of the <text:span text:style-name="T2">cedar</text:span>":</text:p>
            <text:p/>
          </table:table-cell>
          <table:table-cell/>
        </table:table-row>
        <table:table-row table:style-name="ro8">
          <table:table-cell/>
          <table:table-cell office:value-type="string">
            <text:p>368-369 (“cedar” mentioned on pg. 369)</text:p>
          </table:table-cell>
          <table:table-cell table:number-columns-repeated="2"/>
          <table:table-cell table:style-name="ce7" office:value-type="string">
            <text:p>After the last attack and Supreme Commander Gordon had relaxed from the terrific strain, he walked to his desk and picked up the Bible. Turning to Ezekiel 5: 2, he read: "Thou shalt burn with fire a third part in the midst of the city, when the days of the siege are fulfilled; and thou shalt take a third part, and smite about it with a knife; and a third part thou shalt scatter in the wind; and I will draw out a sword after them." He knew that Ezekiel was talking about the Tunnel thru the Air and the scattering of a third part of the army in wind and that they were caught while traveling in the Tunnel thru the Air. Then he read Chapter 17: 3: "Thus saith the Lord God, A <text:span text:style-name="T2">great eagle</text:span> with great wings, long-winged, full of feathers, which had divers colours, came unto <text:span text:style-name="T2">Lebanon</text:span>, and took the highest branch of the <text:span text:style-name="T2">cedar</text:span>." This referred to <text:span text:style-name="T2">Uncle Sam</text:span>, the great eagle that was winning the war. <text:s/>The <text:span text:style-name="T2">cedar</text:span> referred to the <text:span text:style-name="T2">tall building of 110 stories</text:span> where Supreme Commander Gordon now had his headquarters.</text:p>
          </table:table-cell>
          <table:table-cell office:value-type="string">
            <text:p>So cedar is connected to a great eagle and Lebanon (Uncle Sam cycle). <text:s/>The cedar is the tall building of 110 stories. <text:s/>See spreadsheet for “110”.</text:p>
          </table:table-cell>
        </table:table-row>
        <table:table-row table:style-name="ro8" table:number-rows-repeated="57">
          <table:table-cell table:number-columns-repeated="6"/>
        </table:table-row>
        <table:table-row table:style-name="ro8">
          <table:table-cell table:number-columns-repeated="6"/>
        </table:table-row>
      </table:table>
      <table:table table:name="charity" table:style-name="ta1">
        <table:table-column table:style-name="co19" table:default-cell-style-name="Default"/>
        <table:table-row table:style-name="ro10">
          <table:table-cell/>
        </table:table-row>
      </table:table>
      <table:table table:name="confidence" table:style-name="ta1">
        <table:table-column table:style-name="co43" table:default-cell-style-name="ce4"/>
        <table:table-column table:style-name="co44" table:default-cell-style-name="ce4"/>
        <table:table-column table:style-name="co45" table:default-cell-style-name="ce4"/>
        <table:table-column table:style-name="co7" table:default-cell-style-name="ce4"/>
        <table:table-column table:style-name="co46" table:default-cell-style-name="ce4"/>
        <table:table-column table:style-name="co47" table:default-cell-style-name="ce4"/>
        <table:table-column table:style-name="co47" table:default-cell-style-name="Default"/>
        <table:table-row table:style-name="ro10">
          <table:table-cell table:style-name="Default" office:value-type="string">
            <text:p>Excerpts related to the word “confidence”.</text:p>
          </table:table-cell>
          <table:table-cell table:style-name="Default" table:number-columns-repeated="5"/>
          <table:table-cell/>
        </table:table-row>
        <table:table-row table:style-name="ro10">
          <table:table-cell table:style-name="Default" office:value-type="string">
            <text:p>rluu_20130711: Should I include the words “confident”, “confidential”, “confide” and other variants too?</text:p>
          </table:table-cell>
          <table:table-cell table:style-name="Default" table:number-columns-repeated="5"/>
          <table:table-cell/>
        </table:table-row>
        <table:table-row table:style-name="ro9">
          <table:table-cell table:style-name="Default" table:number-columns-repeated="6"/>
          <table:table-cell/>
        </table:table-row>
        <table:table-row table:style-name="ro10">
          <table:table-cell table:style-name="Default" table:number-columns-repeated="6"/>
          <table:table-cell/>
        </table:table-row>
        <table:table-row table:style-name="ro9">
          <table:table-cell table:style-name="Default" table:number-columns-repeated="6"/>
          <table:table-cell/>
        </table:table-row>
        <table:table-row table:style-name="ro10">
          <table:table-cell table:style-name="Default" office:value-type="string">
            <text:p>rluu_20130711: Need to verify with the dates and times used, but “confidence” might mean 33.</text:p>
          </table:table-cell>
          <table:table-cell table:style-name="Default" table:number-columns-repeated="5"/>
          <table:table-cell/>
        </table:table-row>
        <table:table-row table:style-name="ro10" table:number-rows-repeated="2">
          <table:table-cell table:style-name="Default" table:number-columns-repeated="6"/>
          <table:table-cell/>
        </table:table-row>
        <table:table-row table:style-name="ro10">
          <table:table-cell table:style-name="Default" office:value-type="string">
            <text:p>Note: Below entries in the table is not a complete list. <text:s/>Add more entries as I see and notice them.</text:p>
          </table:table-cell>
          <table:table-cell table:style-name="Default" table:number-columns-repeated="5"/>
          <table:table-cell/>
        </table:table-row>
        <table:table-row table:style-name="ro10">
          <table:table-cell table:style-name="Default" table:number-columns-repeated="6"/>
          <table:table-cell/>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table-row>
        <table:table-row table:style-name="ro29">
          <table:table-cell/>
          <table:table-cell office:value-type="string">
            <text:p>33</text:p>
          </table:table-cell>
          <table:table-cell table:number-columns-repeated="2"/>
          <table:table-cell office:value-type="string">
            <text:p>So long as you persist in jealousy and accuse me falsely, how can I go on loving, because you are not the old Robert who first loved me and taught me to love all of these years, and was never jealous before. Love that has been founded on years of <text:span text:style-name="T2">confidence</text:span> cannot change in a moment for another, and my love has not changed to Edward Mason, as you think. <text:s/>I still love you, but you have been wrong in your accusations.</text:p>
          </table:table-cell>
          <table:table-cell office:value-type="string">
            <text:p>First mention of the word confidence. <text:s/></text:p>
          </table:table-cell>
          <table:table-cell/>
        </table:table-row>
        <table:table-row table:style-name="ro27">
          <table:table-cell/>
          <table:table-cell office:value-type="string">
            <text:p>45-46 (“confidence” mentioned on pg. 45)</text:p>
          </table:table-cell>
          <table:table-cell table:number-columns-repeated="2"/>
          <table:table-cell office:value-type="string">
            <text:p>[Poem: Act the Man and Face It Out. By "Tid Bits".]</text:p>
            <text:p>Marie wrote of her plans for the future. How she hoped to live to see him the greatest man in the world; how she wanted to one day bring him before her father and show him what her love and <text:span text:style-name="T2">confidence</text:span> in a poor boy had done for him. She wanted her father to be proud of Robert as she was. After all the success she wanted them to be able to enjoy the closing years of their lives in peace and quiet together, where they could reminisce over the trials, troubles and obstacles overcome which had led to the victory which is always the fruit of true and lasting love.</text:p>
            <text:p/>
          </table:table-cell>
          <table:table-cell table:number-columns-repeated="2"/>
        </table:table-row>
        <table:table-row table:style-name="ro32">
          <table:table-cell/>
          <table:table-cell office:value-type="string">
            <text:p>71-72 (“confidence” mentioned on both pages).</text:p>
          </table:table-cell>
          <table:table-cell office:value-type="string">
            <text:p>Letter dated: January 26, 1927.</text:p>
          </table:table-cell>
          <table:table-cell/>
          <table:table-cell office:value-type="string">
            <text:p>Letter from Marie in Sherman Texas:</text:p>
            <text:p>MY OWN DEAR ROBERT:</text:p>
            <text:p>Your sweet letter just received. No, Robert, I am not going to scold you, because I <text:span text:style-name="T3">believe</text:span> in you. I know you are doing what you think is <text:span text:style-name="T3">right</text:span>, regardless of what anyone else thinks. <text:s/>I love you all the more because you have <text:span text:style-name="T2">confidence</text:span> in yourself, and above all, <text:span text:style-name="T2">confidence</text:span> in the Holy Bible. I want you to know, Robert, that should you lose your money and should things go wrong, disappointment befall you, my love will never waiver. <text:span text:style-name="T2">My confidence in you is supreme</text:span><text:span text:style-name="T3">, a</text:span>nd I look forward to the day when I may bring you before my father and show to him that my <text:span text:style-name="T2">confidence</text:span> was not misplaced and that you have sustained my faith and hope.</text:p>
            <text:p/>
            <text:p>I love you and will always love you, Robert, if you never make a dollar. It is not the money that counts with me, but it does count with my father and mother, and I want you to prove to them that without the help of anyone you can make as much money as father has. I know you can, and I will always love you and stand by you.</text:p>
            <text:p>Devotedly,</text:p>
            <text:p>Your MARIE.</text:p>
          </table:table-cell>
          <table:table-cell table:number-columns-repeated="2"/>
        </table:table-row>
        <table:table-row table:style-name="ro20">
          <table:table-cell/>
          <table:table-cell office:value-type="string">
            <text:p>93</text:p>
          </table:table-cell>
          <table:table-cell table:number-columns-repeated="5"/>
        </table:table-row>
        <table:table-row table:style-name="ro20">
          <table:table-cell/>
          <table:table-cell office:value-type="string">
            <text:p>117</text:p>
          </table:table-cell>
          <table:table-cell table:number-columns-repeated="5"/>
        </table:table-row>
        <table:table-row table:style-name="ro20">
          <table:table-cell/>
          <table:table-cell office:value-type="string">
            <text:p>120</text:p>
          </table:table-cell>
          <table:table-cell table:number-columns-repeated="5"/>
        </table:table-row>
        <table:table-row table:style-name="ro20">
          <table:table-cell/>
          <table:table-cell office:value-type="string">
            <text:p>413</text:p>
          </table:table-cell>
          <table:table-cell table:number-columns-repeated="5"/>
        </table:table-row>
        <table:table-row table:style-name="ro10" table:number-rows-repeated="36">
          <table:table-cell table:number-columns-repeated="7"/>
        </table:table-row>
        <table:table-row table:style-name="ro10">
          <table:table-cell table:number-columns-repeated="7"/>
        </table:table-row>
      </table:table>
      <table:table table:name="despondent" table:style-name="ta1" table:print="false">
        <table:table-column table:style-name="co48" table:default-cell-style-name="ce4"/>
        <table:table-column table:style-name="co19" table:default-cell-style-name="ce4"/>
        <table:table-column table:style-name="co49" table:default-cell-style-name="ce4"/>
        <table:table-column table:style-name="co19" table:default-cell-style-name="ce4"/>
        <table:table-column table:style-name="co50" table:default-cell-style-name="ce4"/>
        <table:table-column table:style-name="co51" table:default-cell-style-name="ce4"/>
        <table:table-row table:style-name="ro1">
          <table:table-cell table:style-name="Default" office:value-type="string">
            <text:p>Excerpts related to “despondent”.</text:p>
          </table:table-cell>
          <table:table-cell table:style-name="Default" table:number-columns-repeated="5"/>
        </table:table-row>
        <table:table-row table:style-name="ro1" table:number-rows-repeated="2">
          <table:table-cell table:style-name="Default" table:number-columns-repeated="6"/>
        </table:table-row>
        <table:table-row table:style-name="ro21">
          <table:table-cell table:style-name="ce8" office:value-type="string">
            <text:p>Chapter</text:p>
          </table:table-cell>
          <table:table-cell table:style-name="ce8" office:value-type="string">
            <text:p>Page</text:p>
          </table:table-cell>
          <table:table-cell table:style-name="ce8" office:value-type="string">
            <text:p>Timestamp given</text:p>
          </table:table-cell>
          <table:table-cell table:style-name="ce8" office:value-type="string">
            <text:p>Actual timestamp</text:p>
          </table:table-cell>
          <table:table-cell table:style-name="ce8" office:value-type="string">
            <text:p>Event</text:p>
          </table:table-cell>
          <table:table-cell table:style-name="ce8" office:value-type="string">
            <text:p>Notes/Comments</text:p>
          </table:table-cell>
        </table:table-row>
        <table:table-row table:style-name="ro33">
          <table:table-cell/>
          <table:table-cell office:value-type="float" office:value="32">
            <text:p>32</text:p>
          </table:table-cell>
          <table:table-cell table:style-name="ce9" office:value-type="string">
            <text:p>None given, but it is during or after September 1926.</text:p>
          </table:table-cell>
          <table:table-cell/>
          <table:table-cell table:style-name="ce10" office:value-type="string">
            <text:p>This occurs after RG's farewell letter to Marie, and after Walter sends poem “A Broken Vow” that fits RG's <text:span text:style-name="T2">case</text:span>:</text:p>
            <text:p/>
            <text:p>Robert became very <text:span text:style-name="T2">despondent</text:span>. He no longer took an interest in his work. Mr. Kennelworth finally wrote to Walter in New York, telling him of Robert's lack of interest in business, and that he wondered what had brought such a change in him. Walter, of course, had received letters from Robert about his break with Marie, so he wrote his father frankly and told him to have patience with Robert, that when this love affair passed away, he was sure he would be all right again.</text:p>
          </table:table-cell>
          <table:table-cell office:value-type="string">
            <text:p>The quoted words in the poem has 49 letters.</text:p>
          </table:table-cell>
        </table:table-row>
        <table:table-row table:style-name="ro34">
          <table:table-cell/>
          <table:table-cell office:value-type="string">
            <text:p>98</text:p>
          </table:table-cell>
          <table:table-cell office:value-type="string">
            <text:p>Letter is dated Sunday, May 1, 1927.</text:p>
          </table:table-cell>
          <table:table-cell/>
          <table:table-cell table:style-name="ce10" office:value-type="string">
            <text:p><text:span text:style-name="T7">Excerpt from Marie's letter to Robert:</text:span></text:p>
            <text:p><text:span text:style-name="T7">Of course you know that father would never consent to me leaving school to marry you, and if we married, we would have to run away. Would it not be best for you to go to New York, as you have planned, work on your invention, and let my love and faith guide you to success? You could live for my love, which you have always said was the greatest thing in the world. You have all my love and will always have it. <text:s/>I could continue in school and later, if you became </text:span><text:span text:style-name="T8">despondent</text:span><text:span text:style-name="T7"> and could not get along without me, remember that I would have faith and love enough to give up father, mother, and everything else and come to you. I want to do what I feel is best for your future, Robert, and I hope that you will believe me and see it that way. I want you to come over to see me next Sunday, so we can talk over all your future plans.</text:span></text:p>
          </table:table-cell>
          <table:table-cell office:value-type="string">
            <text:p>Page 98 is 2 times 49.</text:p>
          </table:table-cell>
        </table:table-row>
        <table:table-row table:style-name="ro35">
          <table:table-cell/>
          <table:table-cell office:value-type="string">
            <text:p>235-236 (“despondent” mentioned on pg. 236).</text:p>
          </table:table-cell>
          <table:table-cell office:value-type="string">
            <text:p>Fall of 1928, after the completion of the DOD. <text:s/>Thanksgiving day, [1928].</text:p>
          </table:table-cell>
          <table:table-cell/>
          <table:table-cell office:value-type="string">
            <text:p>The completion of the great machine, "The Demon of Death," which Robert had worked on untiringly day and night, was a great <text:span text:style-name="T2">triumph</text:span> for him, but <text:span text:style-name="T2">his wonderful energy had been exhausted</text:span>. Walter had noticed before the machine was completed that Robert looked tired and worn. His mind lacked its old-time quickness and he feared for his health. Robert began to reach the office late and ceased to take an interest in his work. <text:s/>He was moody and <text:span text:style-name="T2">despondent</text:span>. <text:span text:style-name="T2">Thanksgiving Day</text:span>, Walter and Edna arranged a <text:span text:style-name="T2">big dinner</text:span> and invited Robert. He appeared very much worn and ate very little dinner. Both Walter and Edna noticed that he was less talkative than ever before. About an hour after dinner was over Robert fell in a faint. A doctor was called immediately and after making a careful examination pronounced it a <text:span text:style-name="T2">case of nervous breakdown</text:span>. Said there must be something preying on his mind or that he had been under a long strain. Walter explained the disappearance of Marie and how Robert had worried over the love affair; his long, strenuous campaigns in the stock and commodity markets and his work upon his inventions; that up to a few months previous Robert had been able to work almost day and night without showing any fatigue, but that in recent weeks he had noticed a great change in him. After the doctor had heard the story of the love affair and Marie's disappearance, he was sure that a long and needed rest was necessary to restore Robert to his normal health. He ordered him to remain absolutely quiet and not attempt to look after any of the details of his business. <text:s/>A few days later Walter persuaded Robert to go to Atlantic City, which he did, and after remaining there and resting a couple of weeks, he returned apparently well and showed his old-time strength and vigor. Was anxious to get back to work and look after his speculative deals in the market.</text:p>
          </table:table-cell>
          <table:table-cell office:value-type="string">
            <text:p>“case of nervous breakdown.”</text:p>
          </table:table-cell>
        </table:table-row>
        <table:table-row table:style-name="ro35" table:number-rows-repeated="11">
          <table:table-cell table:number-columns-repeated="6"/>
        </table:table-row>
        <table:table-row table:style-name="ro35">
          <table:table-cell table:number-columns-repeated="6"/>
        </table:table-row>
      </table:table>
      <table:table table:name="dark" table:style-name="ta1">
        <table:table-column table:style-name="co7" table:number-columns-repeated="6" table:default-cell-style-name="Default"/>
        <table:table-row table:style-name="ro10">
          <table:table-cell table:number-columns-repeated="6"/>
        </table:table-row>
        <table:table-row table:style-name="ro10">
          <table:table-cell office:value-type="string">
            <text:p>Excerpts related to the word “dark”, “darken”, “darkness”.</text:p>
          </table:table-cell>
          <table:table-cell table:number-columns-repeated="5"/>
        </table:table-row>
        <table:table-row table:style-name="ro10" table:number-rows-repeated="3">
          <table:table-cell table:number-columns-repeated="6"/>
        </table:table-row>
        <table:table-row table:style-name="ro10">
          <table:table-cell office:value-type="string">
            <text:p>Note: In the masonic bible (pg. 27), it is said that “Darkness” means North.</text:p>
          </table:table-cell>
          <table:table-cell table:number-columns-repeated="5"/>
        </table:table-row>
        <table:table-row table:style-name="ro10">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
      <table:table table:name="diamond" table:style-name="ta1">
        <table:table-column table:style-name="co52" table:default-cell-style-name="Default"/>
        <table:table-column table:style-name="co53" table:default-cell-style-name="Default"/>
        <table:table-column table:style-name="co54" table:default-cell-style-name="Default"/>
        <table:table-column table:style-name="co55" table:default-cell-style-name="Default"/>
        <table:table-column table:style-name="co56" table:default-cell-style-name="Default"/>
        <table:table-column table:style-name="co57" table:default-cell-style-name="Default"/>
        <table:table-row table:style-name="ro10">
          <table:table-cell office:value-type="string">
            <text:p>rluu: Excerpts related to the word 'diamond' and 'diamonds'.</text:p>
          </table:table-cell>
          <table:table-cell table:number-columns-repeated="5"/>
        </table:table-row>
        <table:table-row table:style-name="ro10">
          <table:table-cell table:number-columns-repeated="6"/>
        </table:table-row>
        <table:table-row table:style-name="ro10">
          <table:table-cell table:style-name="ce11" office:value-type="string">
            <text:p>rluu_20130404:Diamond might mean 19... at least at that one place it is mentioned? <text:s/></text:p>
          </table:table-cell>
          <table:table-cell table:number-columns-repeated="5"/>
        </table:table-row>
        <table:table-row table:style-name="ro10">
          <table:table-cell office:value-type="string">
            <text:p>rluu_20130404: Diamond might mean an octave. <text:s/>See that the ring (circle) is related to diamond, and there were 3 diamonds on pg. 273-274, which “reflect” or rather refract light to different colors [or musical notes.]</text:p>
          </table:table-cell>
          <table:table-cell table:number-columns-repeated="5"/>
        </table:table-row>
        <table:table-row table:style-name="ro10">
          <table:table-cell office:value-type="string">
            <text:p>rluu_20130404: Interesting, on pages 273-274, Gann uses the word “reflect” instead of “refract”. <text:s/>Although diamonds do reflect, refract, and absorb light, it mostly does refraction, which is actually what causes the colors of the rainbow.</text:p>
          </table:table-cell>
          <table:table-cell table:number-columns-repeated="5"/>
        </table:table-row>
        <table:table-row table:style-name="ro10">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9">
          <table:table-cell table:style-name="ce4"/>
          <table:table-cell table:style-name="ce4" office:value-type="float" office:value="21">
            <text:p>21</text:p>
          </table:table-cell>
          <table:table-cell table:style-name="ce5" office:value-type="string">
            <text:p>(A few weeks after the minister had preached this sermon on charity and love.) [rluu: Around Late June 1921 to July 1921.]</text:p>
          </table:table-cell>
          <table:table-cell table:style-name="ce4"/>
          <table:table-cell table:style-name="ce4" office:value-type="string">
            <text:p>A few weeks after the minister had preached this sermon on charity and love, Robert was in church one morning, and after Sunday School, was talking with Caroline Oglethorpe, and with her was her chum, Marie Stanton. Walter introduced Robert to Marie. Marie was the daughter of a wealthy and prominent family. <text:s/>Her father, Colonel Stanton, had made a fortune in building railroads. He was now a big lumberman, and one of the most prominent in Texarkana. Marie was a beautiful young girl of about thirteen years of age when Robert met her. She was of the true brunette type, with glossy black hair and dark <text:span text:style-name="T2">eyes</text:span> that sparkled like <text:span text:style-name="T2">diamonds</text:span>.</text:p>
          </table:table-cell>
          <table:table-cell table:style-name="ce4"/>
        </table:table-row>
        <table:table-row table:style-name="ro28">
          <table:table-cell table:style-name="ce4"/>
          <table:table-cell table:style-name="ce4" office:value-type="float" office:value="42">
            <text:p>42</text:p>
          </table:table-cell>
          <table:table-cell table:style-name="ce4" office:value-type="string">
            <text:p>Christmas, 1926.</text:p>
          </table:table-cell>
          <table:table-cell table:style-name="ce4"/>
          <table:table-cell table:style-name="ce2" office:value-type="string">
            <text:p>Christmas, 1926, was the happiest that Robert had ever known and wanting Marie to share it with him he sent her a beautiful ring, wrote her that he had saved his money and was now in position to buy it. The <text:span text:style-name="T2">diamond</text:span>, he said, represented<text:span text:style-name="T2"> purity, firmness and faith</text:span> and symbolized all those things in her and his great <text:span text:style-name="T2">trust</text:span> in her. He told her that he was anxious to get in shape to go to New York to continue his studies, and work and make money and be near his old chum, Walter, who had always been a great comfort to him and encouraged him in so many ways.</text:p>
          </table:table-cell>
          <table:table-cell table:style-name="ce4" office:value-type="string">
            <text:p>purity, firmness and faith, counting letters is 6 + 8 + 5 = 19. <text:s text:c="2"/></text:p>
            <text:p/>
            <text:p>Previous mention of diamonds is 21 pages away from this mention of diamond. <text:s/>42-21 = 21, or one half the distance.</text:p>
          </table:table-cell>
        </table:table-row>
        <table:table-row table:style-name="ro36">
          <table:table-cell table:style-name="ce4"/>
          <table:table-cell table:style-name="ce4" office:value-type="string">
            <text:p>133-134 (“diamond” mentioned on pg. 134).</text:p>
          </table:table-cell>
          <table:table-cell table:style-name="ce4" office:value-type="string">
            <text:p>After 6 pm. [June 5, 1927]. <text:s/>[This is during the 5-day time frame which was like 5 years.]</text:p>
          </table:table-cell>
          <table:table-cell table:style-name="ce4"/>
          <table:table-cell table:style-name="ce4" office:value-type="string">
            <text:p>Robert had always been a great admirer of the poet, S. E. Kiser; always read his poems in the daily newspapers and a few months previous to this time, had bought a little book entitled, “Poems That Have Helped Me,” collected by S. E. Kiser. He remembered that he had this little book that he liked so much in his suit-case so he unpacked it to look for the book and as he did, he came across the <text:span text:style-name="T2">present</text:span>, the surprise that he had for Marie, that <text:span text:style-name="T2">he had told her about before and refused to give to her or tell her more about it until they arrived in St. Louis</text:span>. The present was a <text:span text:style-name="T2">wedding ring</text:span> set with <text:span text:style-name="T5">diamonds</text:span> and a beautiful brooch made of two hearts woven together and tied with a cluster of <text:span text:style-name="T5">diamonds</text:span> and pearls. This was to be the great surprise for Marie and he was going to present it to Marie after they were married, as a token of the two hearts that now beat as one. Robert looked at this and thought of how the <text:span text:style-name="T5">diamonds</text:span> represented Marie in all of her beauty and that she was a pearl of great price.</text:p>
          </table:table-cell>
          <table:table-cell table:style-name="ce4"/>
        </table:table-row>
        <table:table-row table:style-name="ro29">
          <table:table-cell table:style-name="ce4"/>
          <table:table-cell table:style-name="ce4" office:value-type="string">
            <text:p>223</text:p>
          </table:table-cell>
          <table:table-cell table:style-name="ce4" office:value-type="string">
            <text:p>December 1927. <text:s/>A few days before Christmas.</text:p>
          </table:table-cell>
          <table:table-cell table:style-name="ce4"/>
          <table:table-cell table:style-name="ce4" office:value-type="string">
            <text:p>His mind turned back to Christmas, 1926, when he had bought Marie a beautiful ring with the money he had saved. At that time he little realized that so much could happen in one short year. He thought of all he could do for Marie this year if he only knew where she was. Decided that he would buy some beautiful presents for her anyway and keep them until she returned to show her that he was thinking of her on Christmas. He bought a beautiful <text:span text:style-name="T2">diamond</text:span> ring and a bracelet set with sapphires and <text:span text:style-name="T2">diamonds</text:span>. When the jeweler delivered them Robert looked them over and thought of all Marie's <text:span text:style-name="T2">beauty and purity</text:span>. His <text:span text:style-name="T2">faith</text:span> in her was still supreme. <text:s/>He was very sad and wept bitterly because he felt more keenly than ever the need for her. He wanted her to be with him to share his financial success.</text:p>
          </table:table-cell>
          <table:table-cell table:style-name="ce4"/>
        </table:table-row>
        <table:table-row table:style-name="ro37">
          <table:table-cell table:style-name="ce4"/>
          <table:table-cell table:style-name="ce4" office:value-type="string">
            <text:p>273-274 (“diamond” mentioned on both pages.).</text:p>
          </table:table-cell>
          <table:table-cell table:style-name="ce4" office:value-type="string">
            <text:p>June 9, [1929], at the big dinner celebration before Walter and Edna's marriage.</text:p>
          </table:table-cell>
          <table:table-cell table:style-name="ce4"/>
          <table:table-cell table:style-name="ce4" office:value-type="string">
            <text:p>You are to have the greatest reward in Walter's love and this means more to you than any honors the world can give. It will satisfy when the shouts of the hero-worshippers have died away. When money, with all it can buy, has vanished and nothing remains but the lovelight in Walter's eyes, you will find happiness." Robert then presented a beautiful brooch made with the seal of Solomon, constructed with a double triangle, and set with <text:span text:style-name="T2">three</text:span> <text:span text:style-name="T2">beautiful</text:span> <text:span text:style-name="T2">diamonds</text:span>. <text:s/>In the center of the seal was a heart and in the center of the heart was a <text:span text:style-name="T2">diamond</text:span>. He said, "Edna, I present this to you as your wedding gift. It will be a symbol to you of how the three of us have worked together in love, loyalty and faith, to accomplish something for others thru unselfish devotion. With the love of the one must come the love of the many. One touch of Nature makes the whole world kin, and when once a woman's eyes have looked into a man's with understanding love, he need seek no farther for the philosopher's stone, because after that everything he touches will turn to gold. This brooch and the <text:span text:style-name="T2">diamonds</text:span> are emblematic of your purity. The <text:span text:style-name="T2">diamonds</text:span> are the most durable and beautiful of all precious stones. They <text:span text:style-name="T2">reflect</text:span> all the beautiful colors of the rainbow, which reveals God's covenant with man. That is why the <text:span text:style-name="T2">diamonds</text:span> are used as an engagement ring, but few there are who know and understand the real meaning and live in accordance with it. You will ever <text:span text:style-name="T2">reflect</text:span> the beauty of the <text:span text:style-name="T2">diamonds</text:span>. <text:s/>Your love for Walter, which is the love I am sure never changes, will remain fixed as the mountain ranges. Remember that the <text:span text:style-name="T2">diamond</text:span> has gone thru the greatest <text:span text:style-name="T2">fire</text:span> and heat and has emerged with all its <text:span text:style-name="T2">strength</text:span> and <text:span text:style-name="T2">beauty</text:span>. You must learn to go thru trials and tribulations, to help Walter in time of trouble and to emerge unscathed, <text:span text:style-name="T2">reflecting</text:span> love and beauty. Walter, I commend to your care and keeping, a jewel more precious than <text:span text:style-name="T2">diamonds</text:span> or rubies -- a good woman. May your loyalty and devotion ever keep her as such."</text:p>
          </table:table-cell>
          <table:table-cell table:style-name="ce4" office:value-type="string">
            <text:p>It sounds like “beauty” used here is a musical note, but then again, the term “beautiful ring” is used previously.</text:p>
            <text:p/>
            <text:p>Distance in pages between previous mention of diamond to this mention of it is: </text:p>
            <text:p>273-223 = 50 pages.</text:p>
            <text:p>274-134 = 140 pages.</text:p>
            <text:p/>
            <text:p>Connection to pg. 273, which talks about beautiful waters reflecting the most radiant colors.</text:p>
          </table:table-cell>
        </table:table-row>
        <table:table-row table:style-name="ro10" table:number-rows-repeated="40">
          <table:table-cell table:style-name="ce4" table:number-columns-repeated="6"/>
        </table:table-row>
        <table:table-row table:style-name="ro10" table:number-rows-repeated="1048523">
          <table:table-cell table:number-columns-repeated="6"/>
        </table:table-row>
        <table:table-row table:style-name="ro10">
          <table:table-cell table:number-columns-repeated="6"/>
        </table:table-row>
      </table:table>
      <table:table table:name="divine" table:style-name="ta1" table:print="false">
        <table:table-column table:style-name="co19" table:default-cell-style-name="Default"/>
        <table:table-row table:style-name="ro1">
          <table:table-cell/>
        </table:table-row>
      </table:table>
      <table:table table:name="dream" table:style-name="ta1">
        <table:table-column table:style-name="co19" table:number-columns-repeated="2" table:default-cell-style-name="ce4"/>
        <table:table-column table:style-name="co58" table:default-cell-style-name="ce4"/>
        <table:table-column table:style-name="co59" table:default-cell-style-name="ce4"/>
        <table:table-column table:style-name="co60" table:default-cell-style-name="ce4"/>
        <table:table-column table:style-name="co61" table:default-cell-style-name="ce4"/>
        <table:table-column table:style-name="co19" table:number-columns-repeated="1018" table:default-cell-style-name="ce4"/>
        <table:table-row table:style-name="ro38">
          <table:table-cell table:style-name="Default" office:value-type="string">
            <text:p>rluu: I didn't include any instances of 'dream' from poems.</text:p>
          </table:table-cell>
          <table:table-cell table:style-name="Default" table:number-columns-repeated="5"/>
          <table:table-cell table:style-name="ce18" table:number-columns-repeated="1018"/>
        </table:table-row>
        <table:table-row table:style-name="ro1">
          <table:table-cell table:style-name="Default" table:number-columns-repeated="6"/>
          <table:table-cell table:style-name="ce18" table:number-columns-repeated="1018"/>
        </table:table-row>
        <table:table-row table:style-name="ro38">
          <table:table-cell table:style-name="ce8" office:value-type="string">
            <text:p>Chapter</text:p>
          </table:table-cell>
          <table:table-cell table:style-name="ce8" office:value-type="string">
            <text:p>Page</text:p>
          </table:table-cell>
          <table:table-cell table:style-name="ce8" office:value-type="string">
            <text:p>Timestamp given</text:p>
          </table:table-cell>
          <table:table-cell table:style-name="ce8" office:value-type="string">
            <text:p>Actual timestamp</text:p>
          </table:table-cell>
          <table:table-cell table:style-name="ce8" office:value-type="string">
            <text:p>Event</text:p>
          </table:table-cell>
          <table:table-cell table:style-name="ce8" office:value-type="string">
            <text:p>Notes/Comments</text:p>
          </table:table-cell>
          <table:table-cell table:number-columns-repeated="1018"/>
        </table:table-row>
        <table:table-row table:style-name="ro2">
          <table:table-cell table:style-name="ce12" office:value-type="string">
            <text:p>1</text:p>
          </table:table-cell>
          <table:table-cell table:style-name="ce13" office:value-type="float" office:value="1">
            <text:p>1</text:p>
          </table:table-cell>
          <table:table-cell table:style-name="ce14" office:value-type="string">
            <text:p><text:span text:style-name="T7"><text:s/></text:span><text:span text:style-name="T7">Sunday morning, June</text:span></text:p>
            <text:p><text:span text:style-name="T7">10</text:span><text:span text:style-name="T10">th</text:span></text:p>
          </table:table-cell>
          <table:table-cell table:style-name="ce14"/>
          <table:table-cell table:style-name="ce15" office:value-type="string">
            <text:p>She was happy this Sunday morning when she looked at her bouncing baby boy, dreamed of his future, and thought of what his name should be.</text:p>
          </table:table-cell>
          <table:table-cell table:style-name="ce12"/>
          <table:table-cell table:number-columns-repeated="1018"/>
        </table:table-row>
        <table:table-row table:style-name="ro24">
          <table:table-cell office:value-type="string">
            <text:p>2</text:p>
          </table:table-cell>
          <table:table-cell office:value-type="string">
            <text:p>9</text:p>
          </table:table-cell>
          <table:table-cell office:value-type="string">
            <text:p>A few nights before June 9, 1906.</text:p>
          </table:table-cell>
          <table:table-cell/>
          <table:table-cell table:style-name="ce16" office:value-type="string">
            <text:p><text:span text:style-name="T7"><text:s/></text:span><text:span text:style-name="T7">A few nights before you were born I had a </text:span><text:span text:style-name="T8">very</text:span><text:span text:style-name="T7"> </text:span><text:span text:style-name="T8">strange dream</text:span><text:span text:style-name="T7">. I thought I saw San Francisco and Los Angeles destroyed in two days by some war machine, and that one of my sons came near losing his life there, but was saved and afterwards he saved his country and made peace with the world. I suppose I </text:span><text:span text:style-name="T8">dreamed about San Francisco</text:span><text:span text:style-name="T7"> because Herbert lost his life there but, somehow, I feel that it was </text:span><text:span text:style-name="T8">more than a dream</text:span><text:span text:style-name="T7">, and that you are born to be a peacemaker.” Bobbie was </text:span><text:span text:style-name="T8">greatly impressed with his mother’s dream</text:span><text:span text:style-name="T7"> and her hopes and ambitions for him</text:span></text:p>
          </table:table-cell>
          <table:table-cell office:value-type="string">
            <text:p>Connection to pg. 99. reference to this dream.</text:p>
          </table:table-cell>
          <table:table-cell table:number-columns-repeated="1018"/>
        </table:table-row>
        <table:table-row table:style-name="ro3">
          <table:table-cell office:value-type="string">
            <text:p>2</text:p>
          </table:table-cell>
          <table:table-cell office:value-type="string">
            <text:p>11</text:p>
          </table:table-cell>
          <table:table-cell office:value-type="string">
            <text:p>No date given.</text:p>
          </table:table-cell>
          <table:table-cell/>
          <table:table-cell table:style-name="ce10" office:value-type="string">
            <text:p><text:s/>His mother was very proud of him and said “Bobbie, one day your <text:span text:style-name="T2">dream</text:span> of becoming a great inventor will he realized. You have not been wasting your time tinkering around with your father’s tools trying to make things.” His brother, Ralph, continued to call him “<text:span text:style-name="T2">Fool Bobbie</text:span>” and “<text:span text:style-name="T2">Mother’s dream</text:span>”;</text:p>
          </table:table-cell>
          <table:table-cell table:number-columns-repeated="1019"/>
        </table:table-row>
        <table:table-row table:style-name="ro17">
          <table:table-cell office:value-type="string">
            <text:p>2</text:p>
          </table:table-cell>
          <table:table-cell office:value-type="string">
            <text:p>11-12</text:p>
          </table:table-cell>
          <table:table-cell office:value-type="string">
            <text:p>No date given.</text:p>
          </table:table-cell>
          <table:table-cell/>
          <table:table-cell table:style-name="ce10" office:value-type="string">
            <text:p><text:span text:style-name="T7"><text:s/></text:span><text:span text:style-name="T7">The success with the water bicycle had kindled his ambition and created a desire to complete other inventions that he had in mind. He told his mother of a </text:span><text:span text:style-name="T8">dream</text:span><text:span text:style-name="T7"> he had of a white-winged bird that flew across the ocean thru the air; that he was riding the bird</text:span><text:span text:style-name="T9"> and that he received a great triumph and reception when </text:span><text:span text:style-name="T7">he visited the foreign countries, and how his own people received him in great glory when he returned. His father called these stories “</text:span><text:span text:style-name="T8">pipe dreams</text:span><text:span text:style-name="T7">,” but his mother took great interest in them and always encouraged him.</text:span></text:p>
          </table:table-cell>
          <table:table-cell table:number-columns-repeated="1019"/>
        </table:table-row>
        <table:table-row table:style-name="ro6">
          <table:table-cell office:value-type="string">
            <text:p>3</text:p>
          </table:table-cell>
          <table:table-cell office:value-type="string">
            <text:p>22</text:p>
          </table:table-cell>
          <table:table-cell office:value-type="string">
            <text:p>Late June 1921, between Wednesday evening and Sunday.</text:p>
          </table:table-cell>
          <table:table-cell/>
          <table:table-cell table:style-name="ce6" office:value-type="string">
            <text:p>RG began to <text:span text:style-name="T2">dream</text:span> of the future with Marie as his wife.</text:p>
          </table:table-cell>
          <table:table-cell office:value-type="string">
            <text:p>pg. 18 says “Spring 1921”, then “Sunday in the early part of June”, then pg. 20 says “a few weeks after”, then pg. 21 is the letter to Marie on Wednesday. <text:s/>pg. 22 says the Sunday after that, he tells his mother.</text:p>
          </table:table-cell>
          <table:table-cell table:number-columns-repeated="1018"/>
        </table:table-row>
        <table:table-row table:style-name="ro39">
          <table:table-cell office:value-type="string">
            <text:p>3</text:p>
          </table:table-cell>
          <table:table-cell office:value-type="string">
            <text:p>23</text:p>
          </table:table-cell>
          <table:table-cell office:value-type="string">
            <text:p>Sunday in late June, 1921.</text:p>
          </table:table-cell>
          <table:table-cell/>
          <table:table-cell table:style-name="ce6" office:value-type="string">
            <text:p>His mother said, “Bobbie, I have always had great faith in you, and I know that one day my <text:span text:style-name="T2">dream</text:span> will come true, and you will do something that will make me very proud of you.”</text:p>
          </table:table-cell>
          <table:table-cell table:number-columns-repeated="1019"/>
        </table:table-row>
        <table:table-row table:style-name="ro39">
          <table:table-cell office:value-type="string">
            <text:p>6</text:p>
          </table:table-cell>
          <table:table-cell office:value-type="string">
            <text:p>71</text:p>
          </table:table-cell>
          <table:table-cell office:value-type="string">
            <text:p>Night of January 24, 1927.</text:p>
          </table:table-cell>
          <table:table-cell/>
          <table:table-cell table:style-name="ce10" office:value-type="string">
            <text:p>If I can make money, I can complete my invention and discoveries, go to New York where I will have all the advantages, and we can soon be married and <text:span text:style-name="T2">realize our dream</text:span>.</text:p>
          </table:table-cell>
          <table:table-cell table:number-columns-repeated="1019"/>
        </table:table-row>
        <table:table-row table:style-name="ro18">
          <table:table-cell office:value-type="string">
            <text:p>7</text:p>
          </table:table-cell>
          <table:table-cell office:value-type="string">
            <text:p>83</text:p>
          </table:table-cell>
          <table:table-cell office:value-type="string">
            <text:p>No date given.</text:p>
          </table:table-cell>
          <table:table-cell/>
          <table:table-cell table:style-name="ce10" office:value-type="string">
            <text:p><text:span text:style-name="T7"><text:s/></text:span><text:span text:style-name="T7">The question arises: -- If we can know the future, is it of value to us? It has been well said: "Forewarned is forearmed," but I prefer to look to the Bible for authority and proof. When Pharaoh had his wonderful </text:span><text:span text:style-name="T8">dream</text:span><text:span text:style-name="T7">, he went to Joseph to have it interpreted. Joseph said:</text:span></text:p>
            <text:p><text:span text:style-name="T7">"And the seven thin and ill favored kine that came up after them are seven years; and the seven empty years, blasted with the east wind, shall be seven years of famine."</text:span></text:p>
          </table:table-cell>
          <table:table-cell table:number-columns-repeated="1019"/>
        </table:table-row>
        <table:table-row table:style-name="ro3">
          <table:table-cell office:value-type="string">
            <text:p>9</text:p>
          </table:table-cell>
          <table:table-cell office:value-type="string">
            <text:p>96</text:p>
          </table:table-cell>
          <table:table-cell table:style-name="ce6" office:value-type="string">
            <text:p><text:s/>April 30th, 1927</text:p>
          </table:table-cell>
          <table:table-cell/>
          <table:table-cell table:style-name="ce6" office:value-type="string">
            <text:p>Robert now began to see possibilities of his <text:span text:style-name="T2">dream</text:span> being realized, and thought in a few months he could resign his position and go to New York and continue to speculate in order to make money enough to build his airplane and work out ideas for his other discoveries.</text:p>
          </table:table-cell>
          <table:table-cell table:number-columns-repeated="1019"/>
        </table:table-row>
        <table:table-row table:style-name="ro18">
          <table:table-cell office:value-type="string">
            <text:p>9</text:p>
          </table:table-cell>
          <table:table-cell office:value-type="string">
            <text:p>97</text:p>
          </table:table-cell>
          <table:table-cell office:value-type="string">
            <text:p>May 1, 1927</text:p>
          </table:table-cell>
          <table:table-cell/>
          <table:table-cell table:style-name="ce6" office:value-type="string">
            <text:p><text:span text:style-name="T7">Marie: I am going to tell you a </text:span><text:span text:style-name="T8">dream </text:span><text:span text:style-name="T7">that I had a few nights ago. I saw you a great success. Fortune was smiling on you. The world was at your feet, but I seemed to see a great tragedy follow this. It seemed I left you in a mysterious way and </text:span><text:span text:style-name="T9"><text:s/>then came back to you just as mysteriously. Now, don't think </text:span><text:span text:style-name="T7">that I do not want to go with you, Robert, and don't think that I believe in </text:span><text:span text:style-name="T8">dreams</text:span><text:span text:style-name="T7">, but somehow it has </text:span><text:span text:style-name="T8">made a great impression</text:span><text:span text:style-name="T7"> on me.</text:span></text:p>
          </table:table-cell>
          <table:table-cell table:number-columns-repeated="1019"/>
        </table:table-row>
        <table:table-row table:style-name="ro25">
          <table:table-cell office:value-type="string">
            <text:p>9</text:p>
          </table:table-cell>
          <table:table-cell office:value-type="string">
            <text:p>99</text:p>
          </table:table-cell>
          <table:table-cell table:style-name="ce6" office:value-type="string">
            <text:p><text:s/>Sunday, May 1, 1927</text:p>
          </table:table-cell>
          <table:table-cell/>
          <table:table-cell table:style-name="ce10" office:value-type="string">
            <text:p>RG's mother was sad when he began to talk about war. Robert assured her that the Bible plainly foretold the great war which was to be fought in the air and that it was his duty to help protect his country. While his mother admired his patriotism, <text:span text:style-name="T2">she again referred to the dream that she had had years before, about a great war which would come and in which she thought that Robert lost his life in San Francisco.</text:span></text:p>
          </table:table-cell>
          <table:table-cell office:value-type="string">
            <text:p>Connection to pg. 9 dream.</text:p>
          </table:table-cell>
          <table:table-cell table:number-columns-repeated="1018"/>
        </table:table-row>
        <table:table-row table:style-name="ro39">
          <table:table-cell office:value-type="string">
            <text:p>10</text:p>
          </table:table-cell>
          <table:table-cell office:value-type="string">
            <text:p>108</text:p>
          </table:table-cell>
          <table:table-cell office:value-type="string">
            <text:p>Afternoon of May 28, 1927</text:p>
          </table:table-cell>
          <table:table-cell/>
          <table:table-cell table:style-name="ce6" office:value-type="string">
            <text:p><text:s/>On the afternoon of May 28th, Robert boarded a train for Sherman, Texas, with the lightest heart that he had ever experienced in his life. Now that his <text:span text:style-name="T2">dream was really going to be realized</text:span>, he was never so happy.</text:p>
          </table:table-cell>
          <table:table-cell table:number-columns-repeated="1019"/>
        </table:table-row>
        <table:table-row table:style-name="ro6">
          <table:table-cell office:value-type="string">
            <text:p>10</text:p>
          </table:table-cell>
          <table:table-cell office:value-type="string">
            <text:p>108</text:p>
          </table:table-cell>
          <table:table-cell office:value-type="string">
            <text:p>Saturday afternoon, <text:span text:style-name="T9"><text:s/>May 28</text:span><text:span text:style-name="T11">th</text:span><text:span text:style-name="T9">, 1927</text:span></text:p>
          </table:table-cell>
          <table:table-cell/>
          <table:table-cell table:style-name="ce6" office:value-type="string">
            <text:p><text:s/>As the train rolled across the plains of Texas and Robert watched the sun setting across the prairies on that Saturday afternoon, <text:span text:style-name="T2">he dreamed of the day when he, like Lindbergh, would cross the country in his great airplane</text:span>. He could think of nothing else but Lindbergh's great flight and what it meant to the world. He realized that <text:span text:style-name="T2">Ezekiel's prophecy of that war which was to come and be fought in the air, was coming true, and the great plane described by Ezekiel, the eagle with wheel within a wheel, would one day become a reality. He could now see the possibilities of his dream being fulfilled </text:span>and he was sure of success.</text:p>
          </table:table-cell>
          <table:table-cell table:number-columns-repeated="1019"/>
        </table:table-row>
        <table:table-row table:style-name="ro14">
          <table:table-cell office:value-type="string">
            <text:p>10</text:p>
          </table:table-cell>
          <table:table-cell office:value-type="string">
            <text:p>110</text:p>
          </table:table-cell>
          <table:table-cell office:value-type="string">
            <text:p>Afternoon of Saturday, May 28, 1927</text:p>
          </table:table-cell>
          <table:table-cell/>
          <table:table-cell table:style-name="ce10" office:value-type="string">
            <text:p><text:span text:style-name="T7"><text:s/></text:span><text:span text:style-name="T7">He had </text:span><text:span text:style-name="T8">dreamed</text:span><text:span text:style-name="T7"> of the time when he would come home at night from his work or study, to find her there and see her beautiful eyes, the lights that would guide him on to success. She could either make him the most miserable man in the world or the happiest. His entire future and fate were in her</text:span></text:p>
            <text:p><text:span text:style-name="T7">hands and she could do with him as she willed.</text:span></text:p>
          </table:table-cell>
          <table:table-cell table:number-columns-repeated="1019"/>
        </table:table-row>
        <table:table-row table:style-name="ro3">
          <table:table-cell office:value-type="string">
            <text:p>11</text:p>
          </table:table-cell>
          <table:table-cell office:value-type="string">
            <text:p>122</text:p>
          </table:table-cell>
          <table:table-cell office:value-type="string">
            <text:p>June 5, 1927 [Sunday]</text:p>
          </table:table-cell>
          <table:table-cell/>
          <table:table-cell table:style-name="ce10" office:value-type="string">
            <text:p><text:s/>Robert realized that he must have time to collect his thoughts, if he ever could think again. <text:span text:style-name="T2">His thoughts turned back to the dream Marie had told him </text:span><text:span text:style-name="T3">she had,</text:span> where some terrible tragedy had overtaken him and she had gone out of his life in a mysterious way and came back into it in the same way.</text:p>
          </table:table-cell>
          <table:table-cell table:number-columns-repeated="1019"/>
        </table:table-row>
        <table:table-row table:style-name="ro14">
          <table:table-cell office:value-type="string">
            <text:p>11</text:p>
          </table:table-cell>
          <table:table-cell office:value-type="string">
            <text:p>125</text:p>
          </table:table-cell>
          <table:table-cell office:value-type="string">
            <text:p>Between 12:00pm and 1:00pm, June 5, 1927 [Sunday].</text:p>
          </table:table-cell>
          <table:table-cell/>
          <table:table-cell table:style-name="ce10" office:value-type="string">
            <text:p><text:s/>He realized that at last in desperation like Job he must hope and have faith; that his wisdom and strength was in himself and that if he had faith in God and trusted him that he would find Marie; that he would be able to overcome trials and tribulations and would have wisdom and faith to hold on and <text:span text:style-name="T2">hope until he realized his dream and again found Marie.</text:span></text:p>
          </table:table-cell>
          <table:table-cell table:number-columns-repeated="1019"/>
        </table:table-row>
        <table:table-row table:style-name="ro17">
          <table:table-cell office:value-type="string">
            <text:p>12</text:p>
          </table:table-cell>
          <table:table-cell office:value-type="string">
            <text:p>133</text:p>
          </table:table-cell>
          <table:table-cell office:value-type="string">
            <text:p>After 6:00pm, June 5, 1927 [Sunday].</text:p>
          </table:table-cell>
          <table:table-cell/>
          <table:table-cell table:style-name="ce16" office:value-type="string">
            <text:p><text:span text:style-name="T7">The next time Robert noticed the time of day, it was after 6 P.M. and he realized that he had had no breakfast, lunch or dinner, but his heart was heavy and he felt that he could not eat anything. The shock had been so great and had come so suddenly that Robert found it hard to adjust himself to it or to realize what it all meant or what it might mean in case Marie should pass out of his life forever. It would mean every hope blasted, every</text:span><text:span text:style-name="T8"> sweet dream</text:span><text:span text:style-name="T7"> gone and would leave him with an uncertainty of life, like a ship without a rudder. He decided to pass the time by reading and seeking consolation in the Bible.</text:span></text:p>
          </table:table-cell>
          <table:table-cell table:number-columns-repeated="1019"/>
        </table:table-row>
        <table:table-row table:style-name="ro14">
          <table:table-cell office:value-type="string">
            <text:p>12</text:p>
          </table:table-cell>
          <table:table-cell office:value-type="string">
            <text:p>141</text:p>
          </table:table-cell>
          <table:table-cell office:value-type="string">
            <text:p>Monday, June 6, 1927. <text:s/>Before 8:00 pm</text:p>
          </table:table-cell>
          <table:table-cell/>
          <table:table-cell table:style-name="ce10" office:value-type="string">
            <text:p><text:s/>Read about the preparations for Captain Lindbergh’s return to Washington and New York and the plans for his reception. Of course,<text:span text:style-name="T2"> Robert had looked forward to being there at that time and have Marie with him as his wife. He had been looking forward to the day when his own dream would be realized and he would build one of the greatest airships of the age.</text:span></text:p>
          </table:table-cell>
          <table:table-cell table:number-columns-repeated="1019"/>
        </table:table-row>
        <table:table-row table:style-name="ro39">
          <table:table-cell office:value-type="string">
            <text:p>12</text:p>
          </table:table-cell>
          <table:table-cell office:value-type="string">
            <text:p>145</text:p>
          </table:table-cell>
          <table:table-cell office:value-type="string">
            <text:p>Monday, June 6, 1927.</text:p>
          </table:table-cell>
          <table:table-cell/>
          <table:table-cell table:style-name="ce10" office:value-type="string">
            <text:p>This poem seemed to fit his case and he read it over carefully. He resolved that regardless of discouragement or disappointment, blasted hopes, lost ideals or<text:span text:style-name="T2"> shattered dreams</text:span>, he would still have the courage to exert himself for “Tomorrow’s Chance.”</text:p>
          </table:table-cell>
          <table:table-cell table:number-columns-repeated="1019"/>
        </table:table-row>
        <table:table-row table:style-name="ro14">
          <table:table-cell office:value-type="string">
            <text:p>12</text:p>
          </table:table-cell>
          <table:table-cell office:value-type="string">
            <text:p>149</text:p>
          </table:table-cell>
          <table:table-cell office:value-type="string">
            <text:p>Monday Evening, June 6, 1927</text:p>
          </table:table-cell>
          <table:table-cell/>
          <table:table-cell table:style-name="ce10" office:value-type="string">
            <text:p><text:s/>Robert wished that he might be able that night to lie down to<text:span text:style-name="T2"> pleasant dream</text:span>s but he knew that he would lay down with an unfaltering trust in Marie, that he would have the faith in her which would move mountains, that he would never doubt her no matter how long a time passed and would prove that his love for her was supreme and his faith unfaltering.</text:p>
          </table:table-cell>
          <table:table-cell table:number-columns-repeated="1019"/>
        </table:table-row>
        <table:table-row table:style-name="ro40">
          <table:table-cell office:value-type="string">
            <text:p>13</text:p>
          </table:table-cell>
          <table:table-cell office:value-type="string">
            <text:p>160</text:p>
          </table:table-cell>
          <table:table-cell office:value-type="string">
            <text:p>Night of June 8, 1927</text:p>
          </table:table-cell>
          <table:table-cell/>
          <table:table-cell table:style-name="ce16" office:value-type="string">
            <text:p><text:span text:style-name="T7">Robert prayed his usual night prayer for the protection of Marie and went to sleep, to </text:span><text:span text:style-name="T8">dream of his [21</text:span><text:span text:style-name="T12">st</text:span><text:span text:style-name="T8">] birthday</text:span><text:span text:style-name="T7">.</text:span></text:p>
          </table:table-cell>
          <table:table-cell table:number-columns-repeated="1019"/>
        </table:table-row>
        <table:table-row table:style-name="ro3">
          <table:table-cell office:value-type="string">
            <text:p>14</text:p>
          </table:table-cell>
          <table:table-cell office:value-type="string">
            <text:p>180</text:p>
          </table:table-cell>
          <table:table-cell office:value-type="string">
            <text:p>June 10, 1927</text:p>
          </table:table-cell>
          <table:table-cell/>
          <table:table-cell table:style-name="ce10" office:value-type="string">
            <text:p>He wanted to see Captain Lindbergh and his plane, “The Spirit of St. Louis,” for Robert was <text:span text:style-name="T2">dreaming</text:span> of the day when he would complete his own great plane according to Ezekiel’s plan. Robert went to his room and spent the <text:span text:style-name="T2">balance of the day</text:span> reading the Bible and working out future cycles on wars.</text:p>
          </table:table-cell>
          <table:table-cell table:number-columns-repeated="1019"/>
        </table:table-row>
        <table:table-row table:style-name="ro2">
          <table:table-cell office:value-type="string">
            <text:p>14</text:p>
          </table:table-cell>
          <table:table-cell office:value-type="string">
            <text:p>181</text:p>
          </table:table-cell>
          <table:table-cell office:value-type="string">
            <text:p>June 11, 1927</text:p>
          </table:table-cell>
          <table:table-cell/>
          <table:table-cell office:value-type="string">
            <text:p>Mr. Kennelworth told<text:span text:style-name="T9"> Robert that he was a “doer” </text:span><text:span text:style-name="T7">and </text:span><text:span text:style-name="T8">not a dreamer</text:span><text:span text:style-name="T7">; that he had demonstrated the greatest ability of any young man he had ever known.</text:span></text:p>
          </table:table-cell>
          <table:table-cell table:number-columns-repeated="1019"/>
        </table:table-row>
        <table:table-row table:style-name="ro14">
          <table:table-cell office:value-type="string">
            <text:p>14</text:p>
          </table:table-cell>
          <table:table-cell office:value-type="string">
            <text:p>182</text:p>
          </table:table-cell>
          <table:table-cell office:value-type="string">
            <text:p>June 11, 1927</text:p>
          </table:table-cell>
          <table:table-cell/>
          <table:table-cell table:style-name="ce17" office:value-type="string">
            <text:p>“I am sure you are to make your <text:span text:style-name="T2">dreams</text:span> come true. <text:s/>The Bible says: There is nothing better for a man than that he should make his soul enjoy good in his labor. Work is the only thing to drown your sorrows. If you go to work, complete your inventions and continue to study, the troubles will disapear. Time will fly lightly by and before you know it, Marie will return to you.”</text:p>
          </table:table-cell>
          <table:table-cell table:number-columns-repeated="1019"/>
        </table:table-row>
        <table:table-row table:style-name="ro41">
          <table:table-cell office:value-type="string">
            <text:p>19</text:p>
          </table:table-cell>
          <table:table-cell office:value-type="string">
            <text:p>228</text:p>
          </table:table-cell>
          <table:table-cell office:value-type="string">
            <text:p>June 9, 1928 (RG 22<text:span text:style-name="T4">nd</text:span> birthday), at Governor's Island, in New York</text:p>
          </table:table-cell>
          <table:table-cell/>
          <table:table-cell table:style-name="ce10" office:value-type="string">
            <text:p><text:span text:style-name="T7">When the reception was over and Robert had a few moments alone with his dear old mother, she said, "My son, do you remember the</text:span><text:span text:style-name="T8"> dream</text:span><text:span text:style-name="T7"> you had when you were a little boy, which you told me about? That </text:span><text:span text:style-name="T8">you were riding a large bird with white wings across the ocean and how the foreign countries received you with great honor. My </text:span><text:span text:style-name="T13"><text:s/>boy, when you landed today I thought about that dream </text:span><text:span text:style-name="T8">and how it had been fulfilled. </text:span><text:span text:style-name="T7">I hope that all of your other dreams and ambitions will be realized and that you will be rewarded with Marie's love, because you have been faithful and loyal to her." Robert said, "Mother, I do remember the dream quite well, and </text:span><text:span text:style-name="T8">when I was in Japan and they gave me such great receptions and honored me, I thought of the dream and I thought of you</text:span><text:span text:style-name="T7"> and how you had taught me how to read the Bible and I thought of Marie and how I loved her and felt that I would gladly give all of the honors just to be with you and Marie alone because your love</text:span></text:p>
            <text:p><text:span text:style-name="T7">and Marie's love mean more to me than everything else that the world can give."</text:span></text:p>
          </table:table-cell>
          <table:table-cell office:value-type="string">
            <text:p>Connection to pg. 11.</text:p>
          </table:table-cell>
          <table:table-cell table:number-columns-repeated="1018"/>
        </table:table-row>
        <table:table-row table:style-name="ro7">
          <table:table-cell office:value-type="string">
            <text:p>20</text:p>
          </table:table-cell>
          <table:table-cell office:value-type="string">
            <text:p>240</text:p>
          </table:table-cell>
          <table:table-cell office:value-type="string">
            <text:p>Middle to late January 1929.</text:p>
          </table:table-cell>
          <table:table-cell/>
          <table:table-cell table:style-name="ce16" office:value-type="string">
            <text:p><text:span text:style-name="T7"><text:s/></text:span><text:span text:style-name="T7">He called Walter and Edna into the office, told them that he had had a very peculiar </text:span><text:span text:style-name="T8">dream</text:span><text:span text:style-name="T7"> the night before, that he had </text:span><text:span text:style-name="T8">dreamed</text:span><text:span text:style-name="T7"> that he had gone to Paris and suddenly met Marie. He was so strongly impressed with the </text:span><text:span text:style-name="T8">dream</text:span><text:span text:style-name="T7"> that he decided to leave at once. Told Walter to give the mechanics instructions to put his old ship "The St. Marie" in shape to sail at once. <text:s/></text:span><text:span text:style-name="T9"><text:s/>It was a matter of only a couple of days until they </text:span><text:span text:style-name="T7">reported that "The St. Marie" was in perfect shape and could stand a trip around the world. There was to be a great convention of all the nations on aviation in Paris</text:span></text:p>
            <text:p><text:span text:style-name="T7">and Robert decided that he wanted to be there for it, but the main incentive for the trip was his </text:span><text:span text:style-name="T8">dream</text:span><text:span text:style-name="T7">. Robert had no trouble in securing letters of introduction to prominent people in London and Paris. When he said good-bye to Walter and Edna, they wished him Godspeed, told him that they hoped his dream would become a reality and that he would find Marie, but they knew that he was not the same Robert of old. He acted as tho his spirit was broken.</text:span></text:p>
          </table:table-cell>
          <table:table-cell table:number-columns-repeated="1019"/>
        </table:table-row>
        <table:table-row table:style-name="ro17">
          <table:table-cell office:value-type="string">
            <text:p>20</text:p>
          </table:table-cell>
          <table:table-cell office:value-type="string">
            <text:p>244</text:p>
          </table:table-cell>
          <table:table-cell office:value-type="string">
            <text:p>After the Aviators' Costume Ball, between late February and early March 1929.</text:p>
          </table:table-cell>
          <table:table-cell/>
          <table:table-cell table:style-name="ce16" office:value-type="string">
            <text:p><text:span text:style-name="T7"><text:s/></text:span><text:span text:style-name="T7">The Doctor, after examining him, told his friends he thought that he was suffering from mental delusions -- that he had probably had this woman on his mind so long and after </text:span><text:span text:style-name="T8">dreaming</text:span><text:span text:style-name="T7"> he had met her on a street in Paris, had hoped so strongly that he would meet her, he had brought himself to believe that she was there and had really thought that he had seen her, both on the street and in the ballroom, but it was probably an </text:span><text:span text:style-name="T8">optical delusion</text:span><text:span text:style-name="T7"> and after he got better he would realize</text:span></text:p>
            <text:p><text:span text:style-name="T7">that he hadn't seen Marie.</text:span></text:p>
          </table:table-cell>
          <table:table-cell table:number-columns-repeated="1019"/>
        </table:table-row>
        <table:table-row table:style-name="ro2">
          <table:table-cell office:value-type="string">
            <text:p>22</text:p>
          </table:table-cell>
          <table:table-cell office:value-type="string">
            <text:p>257</text:p>
          </table:table-cell>
          <table:table-cell office:value-type="string">
            <text:p>Sunday [no date given].</text:p>
          </table:table-cell>
          <table:table-cell/>
          <table:table-cell table:style-name="ce10" office:value-type="string">
            <text:p>After thoughts of Marie's beauty had flitted thru Robert's brain and his <text:span text:style-name="T2">dream</text:span> and hope for Marie had revived, he was feeling hopeful and enthusiastic.</text:p>
          </table:table-cell>
          <table:table-cell table:number-columns-repeated="1019"/>
        </table:table-row>
        <table:table-row table:style-name="ro39">
          <table:table-cell office:value-type="string">
            <text:p>23</text:p>
          </table:table-cell>
          <table:table-cell office:value-type="string">
            <text:p>268</text:p>
          </table:table-cell>
          <table:table-cell office:value-type="string">
            <text:p>About a month after March 27, 1929</text:p>
          </table:table-cell>
          <table:table-cell/>
          <table:table-cell table:style-name="ce10" office:value-type="string">
            <text:p>He <text:span text:style-name="T2">dreamed</text:span> of the day when Marie might return to him, and he could take her to Florida to see beautiful Silver Springs, then to Sebring to see all the beautiful lakes and the Kissimmee River.</text:p>
          </table:table-cell>
          <table:table-cell table:number-columns-repeated="1019"/>
        </table:table-row>
        <table:table-row table:style-name="ro17">
          <table:table-cell office:value-type="string">
            <text:p>24</text:p>
          </table:table-cell>
          <table:table-cell office:value-type="string">
            <text:p>272</text:p>
          </table:table-cell>
          <table:table-cell office:value-type="string">
            <text:p>June 9, 1929 [RG 23<text:span text:style-name="T4">rd</text:span> birthday].</text:p>
          </table:table-cell>
          <table:table-cell/>
          <table:table-cell table:style-name="ce16" office:value-type="string">
            <text:p><text:s/>The birthday party was a great success. Robert spared no expense in order to have everything of the best. Before the dinner, which was served in a private dining room, Robert sprung a great surprise. He arose and made the following speech: "Comrades and friends, we have traveled the path of life together. Some of us have run the gauntlet of human emotions. We have gone down to the depths of despair; have reached the heights of financial glory; have seen our <text:span text:style-name="T2">greatest dreams realized</text:span>. God has been good to us. <text:span text:style-name="T2">Our great discoveries are now completed.</text:span></text:p>
          </table:table-cell>
          <table:table-cell table:number-columns-repeated="1019"/>
        </table:table-row>
        <table:table-row table:style-name="ro4">
          <table:table-cell office:value-type="string">
            <text:p>26</text:p>
          </table:table-cell>
          <table:table-cell office:value-type="string">
            <text:p>292-293</text:p>
          </table:table-cell>
          <table:table-cell office:value-type="string">
            <text:p>September 1930</text:p>
          </table:table-cell>
          <table:table-cell/>
          <table:table-cell table:style-name="ce16" office:value-type="string">
            <text:p><text:span text:style-name="T7"><text:s/></text:span><text:span text:style-name="T7">As soon as they had landed with him, </text:span><text:span text:style-name="T14">his </text:span><text:span text:style-name="T8">mind went back to the days of his youth</text:span><text:span text:style-name="T14">, when he had built his</text:span><text:span text:style-name="T13"> first bicycle to ride on the water</text:span><text:span text:style-name="T15">, and when he had read </text:span><text:span text:style-name="T14">the Bible and talked about the wars to come and made his </text:span><text:span text:style-name="T8">plans for the great airship</text:span><text:span text:style-name="T14">. He recalled the </text:span><text:span text:style-name="T8">dream his mother </text:span><text:span text:style-name="T14">had which greatly disturbed her. She told him she dreamed that she saw </text:span><text:span text:style-name="T8">San Francisco destroyed by some terrible machin</text:span><text:span text:style-name="T14">e and that </text:span><text:span text:style-name="T8">one of her sons had nearly lost his life there. </text:span><text:span text:style-name="T14">He thought of how his mother had told him about his </text:span><text:span text:style-name="T8">oldest brother losing his life in the San Francisco earthquake</text:span><text:span text:style-name="T14"> and he wondered if now he was to lose his life there, </text:span><text:span text:style-name="T7">because he felt that the Japs were very treacherous and would probably not keep him a prisoner but would take his life. He prayed for his dear old mother and prayed for Marie that she might be safe and her life be spared, no matter what his fate might be.</text:span></text:p>
          </table:table-cell>
          <table:table-cell table:number-columns-repeated="1019"/>
        </table:table-row>
        <table:table-row table:style-name="ro16">
          <table:table-cell office:value-type="string">
            <text:p>28</text:p>
          </table:table-cell>
          <table:table-cell office:value-type="string">
            <text:p>321</text:p>
          </table:table-cell>
          <table:table-cell office:value-type="string">
            <text:p>October 3, 1931</text:p>
          </table:table-cell>
          <table:table-cell/>
          <table:table-cell table:style-name="ce16" office:value-type="string">
            <text:p><text:span text:style-name="T7">Colonel Gordon and Colonel Kennelworth had done wonderful work and fortunately their lives had been preserved for future use to their country. As Colonel Gordon made his way to headquarters to report to General Pearson, he thought of what he had read in the Acts 2: 17: “And it shall come to pass in the last days, saith God, I will pour out of my Spirit upon all flesh: and your sons and your daughters shall prophesy, and your young men shall see visions, and </text:span><text:span text:style-name="T8">your old men shall dream dreams</text:span><text:span text:style-name="T7">: and I will shew wonders in heaven above, and signs in the earth beneath; blood, and fire,</text:span></text:p>
            <text:p><text:span text:style-name="T7">and vapour of smoke.” </text:span><text:span text:style-name="T8">He thought of how he had dreamed and prophesied</text:span><text:span text:style-name="T7"> and how he had believed the Bible knowing that these terrible things would come in the latter days.</text:span></text:p>
          </table:table-cell>
          <table:table-cell table:number-columns-repeated="1019"/>
        </table:table-row>
        <table:table-row table:style-name="ro3">
          <table:table-cell office:value-type="string">
            <text:p>32</text:p>
          </table:table-cell>
          <table:table-cell office:value-type="string">
            <text:p>377</text:p>
          </table:table-cell>
          <table:table-cell office:value-type="string">
            <text:p>Between about 4:00am and the afternoon of June 9, 1932 </text:p>
          </table:table-cell>
          <table:table-cell/>
          <table:table-cell table:style-name="ce10" office:value-type="string">
            <text:p>The President was astounded. He had never <text:span text:style-name="T2">dreamed</text:span> that man could make such marvelous inventions. Turning to Supreme Commander Gordon and grasping his hand, he said: "You have been inspired by Almighty God. You are an instrument in his hands to save this country according to God's plan."</text:p>
          </table:table-cell>
          <table:table-cell table:number-columns-repeated="1019"/>
        </table:table-row>
        <table:table-row table:style-name="ro39">
          <table:table-cell office:value-type="string">
            <text:p>33</text:p>
          </table:table-cell>
          <table:table-cell office:value-type="string">
            <text:p>391</text:p>
          </table:table-cell>
          <table:table-cell office:value-type="string">
            <text:p>July 4, 1932</text:p>
          </table:table-cell>
          <table:table-cell/>
          <table:table-cell table:style-name="ce10" office:value-type="string">
            <text:p><text:s/>He thought of Marie and as he <text:span text:style-name="T2">dreamed</text:span> of her, forgot whether he was a man with Caesar or a God with Alexander. Not once was he tempted to use the great power within his hands, for he knew that love was kind and merciful.</text:p>
          </table:table-cell>
          <table:table-cell table:number-columns-repeated="1019"/>
        </table:table-row>
        <table:table-row table:style-name="ro40">
          <table:table-cell office:value-type="string">
            <text:p>39</text:p>
          </table:table-cell>
          <table:table-cell office:value-type="string">
            <text:p>401</text:p>
          </table:table-cell>
          <table:table-cell office:value-type="string">
            <text:p>The 6<text:span text:style-name="T4">th</text:span> day of Robert Gordon's 7 days.</text:p>
          </table:table-cell>
          <table:table-cell office:value-type="string">
            <text:p>July 26, 1932</text:p>
          </table:table-cell>
          <table:table-cell table:style-name="ce16" office:value-type="string">
            <text:p>His dear old mother was the happiest woman in the world. She greeted him affectionately; told him that <text:span text:style-name="T2">all her dreams about him had come true</text:span>.</text:p>
          </table:table-cell>
          <table:table-cell table:number-columns-repeated="1019"/>
        </table:table-row>
        <table:table-row table:style-name="ro6">
          <table:table-cell office:value-type="string">
            <text:p>36</text:p>
          </table:table-cell>
          <table:table-cell office:value-type="string">
            <text:p>416</text:p>
          </table:table-cell>
          <table:table-cell office:value-type="string">
            <text:p>At the peace conference of the world on August 30, 1932 (conference started at about 10:00 am).</text:p>
          </table:table-cell>
          <table:table-cell/>
          <table:table-cell table:style-name="ce10" office:value-type="string">
            <text:p>This shows that time does prove all things. It has proven your love for Marie and your faith and confidence in a woman's promise. <text:span text:style-name="T2">Marie was a wise prophet.</text:span> She knew better than we knew when <text:span text:style-name="T2">she said: 'You will get eveything you want.' Robert Gordon, that prophecy has been fulfilled. </text:span>You have accomplished your ambition and received everything that the world can give. <text:span text:style-name="T2">All of your dreams but one have been realized.</text:span> You have all the honors, all the gratitude that a world can give, yet I know that your heart is aching and after your duty is well done and the peace of the world is established, <text:span text:style-name="T2">you will need Marie and her love more now than ever.</text:span></text:p>
          </table:table-cell>
          <table:table-cell table:number-columns-repeated="1019"/>
        </table:table-row>
        <table:table-row table:style-name="ro7">
          <table:table-cell office:value-type="string">
            <text:p>36</text:p>
          </table:table-cell>
          <table:table-cell office:value-type="string">
            <text:p>417</text:p>
          </table:table-cell>
          <table:table-cell office:value-type="string">
            <text:p>At the peace conference of the world on August 30, 1932 (conference started at about 10:00 am).</text:p>
          </table:table-cell>
          <table:table-cell/>
          <table:table-cell table:style-name="ce17" office:value-type="string">
            <text:p>"What Marie Stanton had in her mind the night she wrote that letter and left the train on the way to St. Louis, I do not know, but I do know that<text:span text:style-name="T2"> she has rendered the greatest service of any woman to this country. Whether she dreamed or realized what she was doing, makes no difference.</text:span> Had she proceeded on to St. Louis and married you, Robert Gordon, the great inspiration which has made you the greatest inventor of the world and the prince of peace, would have been lacking. The great desire for love and your longing for Marie has stimulated your ambitions, kept hope in your breast and endowed you with the power to subdue the enemies of the world and unite the world in the brotherhood of peace. This has all been brought about by the act of Marie Stanton. She deserves credit and above all, you deserve the greatest reward that can be given any man, and that is the love of a good woman. "The last line of her letter read,<text:span text:style-name="T2"> 'I will come to you when I mean the most and your need for love is the greatest</text:span>.' Robert Gordon, that last promise has sustained you thru all of these years.</text:p>
          </table:table-cell>
          <table:table-cell office:value-type="string">
            <text:p>rluu: I probably should do the numerology of that last line of Marie's letter.</text:p>
          </table:table-cell>
          <table:table-cell table:number-columns-repeated="1018"/>
        </table:table-row>
        <table:table-row table:style-name="ro42" table:number-rows-repeated="1048535">
          <table:table-cell table:number-columns-repeated="1024"/>
        </table:table-row>
        <table:table-row table:style-name="ro42">
          <table:table-cell table:number-columns-repeated="1024"/>
        </table:table-row>
      </table:table>
      <table:table table:name="eagle" table:style-name="ta1">
        <table:table-column table:style-name="co19" table:default-cell-style-name="Default"/>
        <table:table-row table:style-name="ro10">
          <table:table-cell/>
        </table:table-row>
      </table:table>
      <table:table table:name="earth" table:style-name="ta1">
        <table:table-column table:style-name="co7" table:default-cell-style-name="Default"/>
        <table:table-row table:style-name="ro9">
          <table:table-cell/>
        </table:table-row>
      </table:table>
      <table:table table:name="encourage" table:style-name="ta1" table:print="false">
        <table:table-column table:style-name="co19" table:default-cell-style-name="Default"/>
        <table:table-row table:style-name="ro1">
          <table:table-cell office:value-type="string">
            <text:p>The word “encourage”, and other forms, “encouraged”, “encouragement”, etc.</text:p>
          </table:table-cell>
        </table:table-row>
        <table:table-row table:style-name="ro1">
          <table:table-cell/>
        </table:table-row>
        <table:table-row table:style-name="ro1">
          <table:table-cell office:value-type="string">
            <text:p>pg. 96: On this page, it is said twice that RG was encouraged because it did not decline. <text:s/>Thus, “encourage” might be a codeword for “did/does not decline.”</text:p>
          </table:table-cell>
        </table:table-row>
        <table:table-row table:style-name="ro1">
          <table:table-cell office:value-type="string">
            <text:p>Note: “encourage” has the word “age” in it.</text:p>
          </table:table-cell>
        </table:table-row>
      </table:table>
      <table:table table:name="fact" table:style-name="ta1">
        <table:table-column table:style-name="co7" table:default-cell-style-name="Default"/>
        <table:table-row table:style-name="ro9">
          <table:table-cell/>
        </table:table-row>
        <table:table-row table:style-name="ro10">
          <table:table-cell office:value-type="string">
            <text:p>rluu_20130608: “Fact” is sometimes used for a “Time Factor”. <text:s/>See my InventionsAndDiscoveries.ods spreadsheet for a listing of time factors found in TTTA.</text:p>
          </table:table-cell>
        </table:table-row>
      </table:table>
      <table:table table:name="faith" table:style-name="ta1">
        <table:table-column table:style-name="co62" table:default-cell-style-name="ce4"/>
        <table:table-column table:style-name="co19" table:default-cell-style-name="ce4"/>
        <table:table-column table:style-name="co63" table:default-cell-style-name="ce4"/>
        <table:table-column table:style-name="co64" table:default-cell-style-name="ce4"/>
        <table:table-column table:style-name="co65" table:default-cell-style-name="ce4"/>
        <table:table-column table:style-name="co66" table:default-cell-style-name="ce4"/>
        <table:table-column table:style-name="co19" table:default-cell-style-name="Default"/>
        <table:table-row table:style-name="ro1">
          <table:table-cell table:style-name="Default" office:value-type="string">
            <text:p>The word “faith” and all variants (“faithful”, etc.)</text:p>
          </table:table-cell>
          <table:table-cell table:style-name="Default" table:number-columns-repeated="5"/>
          <table:table-cell/>
        </table:table-row>
        <table:table-row table:style-name="ro1">
          <table:table-cell table:style-name="Default" table:number-columns-repeated="6"/>
          <table:table-cell/>
        </table:table-row>
        <table:table-row table:style-name="ro1">
          <table:table-cell table:style-name="Default" office:value-type="string">
            <text:p>rluu_20130628: Faith might be the Sun because Enoch is translated to heaven for his faith at the age of 365. <text:s/>Faith can remove mountains (meaning the Sun can destroy a market low-to-high-to-low, which looks like a mountain).</text:p>
          </table:table-cell>
          <table:table-cell table:style-name="Default" table:number-columns-repeated="5"/>
          <table:table-cell/>
        </table:table-row>
        <table:table-row table:style-name="ro1">
          <table:table-cell table:style-name="Default" office:value-type="string">
            <text:p>rluu_20130628: Could faith be the note “so”? <text:s/>11 is one half of 22. <text:s/>196 is one half of 392. <text:s/></text:p>
          </table:table-cell>
          <table:table-cell table:style-name="Default" table:number-columns-repeated="5"/>
          <table:table-cell/>
        </table:table-row>
        <table:table-row table:style-name="ro10">
          <table:table-cell table:style-name="Default" office:value-type="string">
            <text:p>rluu_20130707: See my entry for pages 134-135 in the table below. <text:s/>Faith might be 52.</text:p>
          </table:table-cell>
          <table:table-cell table:style-name="Default" table:number-columns-repeated="5"/>
          <table:table-cell/>
        </table:table-row>
        <table:table-row table:style-name="ro10">
          <table:table-cell table:style-name="Default" table:number-columns-repeated="6"/>
          <table:table-cell/>
        </table:table-row>
        <table:table-row table:style-name="ro11">
          <table:table-cell table:style-name="Default" office:value-type="string">
            <text:p>rluu_20130731: Instead of guessing, I should be analyzing the text for what it means. <text:s/>RG has faith in himself which is instilled from the Bible, and he buys cotton because of this. <text:s/>So this cotton trade is important to understanding what faith is. </text:p>
            <text:p><text:s/>Also, Mr. K buys cotton to show his faith in RG (as a sympathetic listener). <text:s/>So Mr. K's trade shows the sympathy of “faith”.</text:p>
          </table:table-cell>
          <table:table-cell table:style-name="Default" table:number-columns-repeated="5"/>
          <table:table-cell/>
        </table:table-row>
        <table:table-row table:style-name="ro10" table:number-rows-repeated="2">
          <table:table-cell table:style-name="Default" table:number-columns-repeated="6"/>
          <table:table-cell/>
        </table:table-row>
        <table:table-row table:style-name="ro1">
          <table:table-cell table:style-name="Default" office:value-type="string">
            <text:p>See page 211 (in chapter 16) for faith is mentioned EIGHT times.</text:p>
          </table:table-cell>
          <table:table-cell table:style-name="Default" table:number-columns-repeated="5"/>
          <table:table-cell/>
        </table:table-row>
        <table:table-row table:style-name="ro1">
          <table:table-cell table:style-name="Default" office:value-type="string">
            <text:p>Faith also mentioned on pg. 120 and 121 in Marie's mysterious letter.</text:p>
          </table:table-cell>
          <table:table-cell table:style-name="Default" table:number-columns-repeated="5"/>
          <table:table-cell/>
        </table:table-row>
        <table:table-row table:style-name="ro1">
          <table:table-cell table:style-name="Default" office:value-type="string">
            <text:p>Faith in James chapter 2: <text:s/>James 2:26: For as the body without the spirit is dead, so faith without works is dead also. </text:p>
          </table:table-cell>
          <table:table-cell table:style-name="Default" table:number-columns-repeated="5"/>
          <table:table-cell/>
        </table:table-row>
        <table:table-row table:style-name="ro1">
          <table:table-cell table:style-name="Default" office:value-type="string">
            <text:p>Heb 11:1 Now faith is the substance of things hoped for, the evidence of things not seen.</text:p>
          </table:table-cell>
          <table:table-cell table:style-name="Default" table:number-columns-repeated="5"/>
          <table:table-cell/>
        </table:table-row>
        <table:table-row table:style-name="ro1">
          <table:table-cell table:style-name="Default" office:value-type="string">
            <text:p>See Hebrews chapter 11, and other places in the Bible for more about “faith”.</text:p>
          </table:table-cell>
          <table:table-cell table:style-name="Default" table:number-columns-repeated="5"/>
          <table:table-cell/>
        </table:table-row>
        <table:table-row table:style-name="ro1" table:number-rows-repeated="3">
          <table:table-cell table:style-name="Default" table:number-columns-repeated="6"/>
          <table:table-cell/>
        </table:table-row>
        <table:table-row table:style-name="ro1">
          <table:table-cell table:style-name="Default" office:value-type="string">
            <text:p>Faith in Greek (G4102) gematria is 800.</text:p>
          </table:table-cell>
          <table:table-cell table:style-name="Default" table:number-columns-repeated="5"/>
          <table:table-cell/>
        </table:table-row>
        <table:table-row table:style-name="ro1">
          <table:table-cell table:style-name="Default" table:number-columns-repeated="6"/>
          <table:table-cell/>
        </table:table-row>
        <table:table-row table:style-name="ro1">
          <table:table-cell table:style-name="Default" office:value-type="string">
            <text:p>The word “faith” is mentioned 196 times in TTTA. <text:s/>196 / 4 = 49</text:p>
          </table:table-cell>
          <table:table-cell table:style-name="Default" table:number-columns-repeated="5"/>
          <table:table-cell/>
        </table:table-row>
        <table:table-row table:style-name="ro1">
          <table:table-cell table:style-name="Default" table:number-columns-repeated="6"/>
          <table:table-cell/>
        </table:table-row>
        <table:table-row table:style-name="ro1">
          <table:table-cell table:style-name="Default" office:value-type="string">
            <text:p>Below is just some of the excerpts related to the word “faith”.</text:p>
          </table:table-cell>
          <table:table-cell table:style-name="Default" table:number-columns-repeated="5"/>
          <table:table-cell/>
        </table:table-row>
        <table:table-row table:style-name="ro1">
          <table:table-cell table:style-name="Default" table:number-columns-repeated="6"/>
          <table:table-cell/>
        </table:table-row>
        <table:table-row table:style-name="ro39">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table-row>
        <table:table-row table:style-name="ro1">
          <table:table-cell table:style-name="Default" table:number-columns-repeated="6"/>
          <table:table-cell/>
        </table:table-row>
        <table:table-row table:style-name="ro43">
          <table:table-cell/>
          <table:table-cell office:value-type="string">
            <text:p>WITS #8755, by Alblak.</text:p>
          </table:table-cell>
          <table:table-cell table:number-columns-repeated="2"/>
          <table:table-cell office:value-type="string">
            <text:p>....Roman 1;17 " For therin is the righteousness of God revealed</text:p>
            <text:p>from <text:span text:style-name="T2">faith</text:span> to <text:span text:style-name="T2">faith</text:span>"</text:p>
            <text:p/>
            <text:p>Allan</text:p>
            <text:p/>
            <text:p>"gann_trader_19" &lt;GannTrader@c...&gt; (Haytham) wrote:</text:p>
            <text:p>&gt; I have done some research on the work on Edward Dewey and improved</text:p>
            <text:p>&gt; on it, here is my answer for the doubters...quoting Gann from TTTA</text:p>
            <text:p>&gt; page 77!!!!!!!!!!!!</text:p>
            <text:p>&gt;</text:p>
            <text:p>&gt; "But mathematical science, which is the only real science that the</text:p>
            <text:p>&gt; entire civilized world has agreed upon, furnishes unmistakable</text:p>
            <text:p>proof</text:p>
            <text:p>&gt; of history repeating itself and shows that the CYCLE THEORY or</text:p>
            <text:p>&gt; HARMONIC ANALYSIS, is THE ONLY THING we can rely on upon to</text:p>
            <text:p>&gt; ascertain the future".</text:p>
            <text:p>&gt;</text:p>
            <text:p>&gt; This is my ""public"" reply, no private reply will be done. It is</text:p>
            <text:p>&gt; few month late in replying back but 1 or 2 here understand what I</text:p>
            <text:p>&gt; mean.</text:p>
            <text:p>&gt;</text:p>
            <text:p>&gt; Haytham</text:p>
          </table:table-cell>
          <table:table-cell table:number-columns-repeated="2"/>
        </table:table-row>
        <table:table-row table:style-name="ro10">
          <table:table-cell table:style-name="Default" table:number-columns-repeated="6"/>
          <table:table-cell/>
        </table:table-row>
        <table:table-row table:style-name="ro39">
          <table:table-cell/>
          <table:table-cell office:value-type="float" office:value="11">
            <text:p>11</text:p>
          </table:table-cell>
          <table:table-cell table:number-columns-repeated="2"/>
          <table:table-cell office:value-type="string">
            <text:p>Bobbie always found a willing listener in his mother. <text:s/>She helped him with his studies in school and encouraged him in every way and showed that she believed in him and had <text:span text:style-name="T2">faith</text:span> that one day he would be a great man.</text:p>
          </table:table-cell>
          <table:table-cell table:number-columns-repeated="2"/>
        </table:table-row>
        <table:table-row table:style-name="ro11">
          <table:table-cell/>
          <table:table-cell office:value-type="string">
            <text:p>63-64</text:p>
          </table:table-cell>
          <table:table-cell office:value-type="string">
            <text:p>January 12, 1927, NYC.</text:p>
          </table:table-cell>
          <table:table-cell/>
          <table:table-cell office:value-type="string">
            <text:p>Letter from Walter to Mr. K: Walter is sure Mr. K is a <text:span text:style-name="T2">sympathetic</text:span> listener. <text:s/>Walter has great <text:span text:style-name="T2">faith</text:span> in RG.</text:p>
          </table:table-cell>
          <table:table-cell table:number-columns-repeated="2"/>
        </table:table-row>
        <table:table-row table:style-name="ro44">
          <table:table-cell/>
          <table:table-cell office:value-type="string">
            <text:p>64</text:p>
          </table:table-cell>
          <table:table-cell office:value-type="string">
            <text:p>When Mr. K received RG's letter, which RG wrote on January 15, 1927.</text:p>
          </table:table-cell>
          <table:table-cell/>
          <table:table-cell office:value-type="string">
            <text:p>Mr. K to RG via a stenographer, says: “it is admirable the confidence and <text:span text:style-name="T2">faith</text:span> that you have in yourself.”</text:p>
          </table:table-cell>
          <table:table-cell office:value-type="string">
            <text:p>RG has faith in himself.</text:p>
          </table:table-cell>
          <table:table-cell/>
        </table:table-row>
        <table:table-row table:style-name="ro41">
          <table:table-cell/>
          <table:table-cell office:value-type="string">
            <text:p>66</text:p>
          </table:table-cell>
          <table:table-cell office:value-type="string">
            <text:p>Letter dated January 24, 1927.</text:p>
          </table:table-cell>
          <table:table-cell/>
          <table:table-cell office:value-type="string">
            <text:p>Sir William Crookes said: "To stop short in any research which bids fair to widen the <text:span text:style-name="T2">gates of knowledge</text:span>, to recoil from fear of difficulties or adverse criticism, is to bring reproach</text:p>
            <text:p>upon science." I feel that I have my own life to live; that I must have <text:span text:style-name="T2">faith</text:span> in myself and above all, have the <text:span text:style-name="T2">faith</text:span> which is instilled in me through the study of the Bible. I must neither fear difficulties nor criticism. I must put my theories and my discoveries to the test. The only way that I can do that, is to follow what I think is right.</text:p>
          </table:table-cell>
          <table:table-cell office:value-type="string">
            <text:p>Sir William Crookes: S=1, W=5, C=3: <text:span text:style-name="T2">153</text:span>.</text:p>
            <text:p/>
            <text:p>Faith is in RG and Faith is instilled in RG through the Bible. <text:s/>Note the Bible has <text:span text:style-name="T2">66</text:span> books and this is on page <text:span text:style-name="T2">66</text:span>. <text:s/></text:p>
            <text:p/>
            <text:p>RG makes cotton trade trade on the night of January 24, 1927. <text:s/>[rluu: I think understanding this trade is important for showing the meaning of “faith”.]</text:p>
          </table:table-cell>
          <table:table-cell/>
        </table:table-row>
        <table:table-row table:style-name="ro4">
          <table:table-cell/>
          <table:table-cell office:value-type="string">
            <text:p>85</text:p>
          </table:table-cell>
          <table:table-cell table:number-columns-repeated="2"/>
          <table:table-cell office:value-type="string">
            <text:p>The coming mode of transportation will be by airplane and I feel sure they will be used in the great war to come. The Bible tells us that <text:span text:style-name="T2">Enoch</text:span>, who was the seventh from Adam -- a number generally referred to as divine -- was <text:span text:style-name="T2">translated to heaven for his faith at the age of 365 years</text:span>. This event took place about 3017 B.c. I believe that at that time they had all modern inventions and that Enoch went up in an airplane. The writer of the book, probably not having seen an airplane before and<text:span text:style-name="T2"> seeing Enoch go into the sky</text:span>, thought that he had gone to heaven. We are now in the 5000-year cycle, from the time that Enoch was <text:span text:style-name="T2">transferred</text:span> to heaven, and this indicates the progress of the airplane at this time. Elijah was also translated to heaven in a cloud of fire, in 896 B.C. I believe this, too, was an airplane. Since the chariot was seen blazing with some kind of fire or gas, the recorder thought it was just something to take Elijah to heaven.</text:p>
          </table:table-cell>
          <table:table-cell office:value-type="string">
            <text:p>“translated” changed to “transferred”.</text:p>
          </table:table-cell>
          <table:table-cell/>
        </table:table-row>
        <table:table-row table:style-name="ro45">
          <table:table-cell/>
          <table:table-cell office:value-type="string">
            <text:p>90</text:p>
          </table:table-cell>
          <table:table-cell office:value-type="string">
            <text:p>Letter is supplementing a former letter with article dated January 28, 1927.</text:p>
          </table:table-cell>
          <table:table-cell/>
          <table:table-cell office:value-type="string">
            <text:p>In letter from RG to Mr. K: To show <text:span text:style-name="T2">faith</text:span> in RG, RG asks Mr. K to buy cotton and hold until April 5, [1927].</text:p>
          </table:table-cell>
          <table:table-cell office:value-type="string">
            <text:p>Note: Mr. K's purchase date is February 1, 1927.</text:p>
          </table:table-cell>
          <table:table-cell/>
        </table:table-row>
        <table:table-row table:style-name="ro28">
          <table:table-cell/>
          <table:table-cell office:value-type="string">
            <text:p>91</text:p>
          </table:table-cell>
          <table:table-cell office:value-type="string">
            <text:p>February 1, 1927.</text:p>
          </table:table-cell>
          <table:table-cell/>
          <table:table-cell table:style-name="ce5" office:value-type="string">
            <text:p><text:span text:style-name="T16">Letter from Mr. Kennelworth to RG. <text:s/>Mr. K has </text:span><text:span text:style-name="T17">faith</text:span><text:span text:style-name="T16"> in Robert. Mr. K buys 500 bales of July cotton at 13.70 to show he has </text:span><text:span text:style-name="T17">FAITH</text:span><text:span text:style-name="T16"> in Robert.</text:span></text:p>
          </table:table-cell>
          <table:table-cell office:value-type="string">
            <text:p>Mr. K buys cotton to show he has faith in RG.</text:p>
            <text:p/>
            <text:p>From February 1, 1927 to April 5, 1927 [pg. 90], is 63 days difference.</text:p>
            <text:p/>
            <text:p>“faith” mentioned 5 times on this page.</text:p>
          </table:table-cell>
          <table:table-cell/>
        </table:table-row>
        <table:table-row table:style-name="ro46">
          <table:table-cell/>
          <table:table-cell office:value-type="string">
            <text:p>134-135</text:p>
          </table:table-cell>
          <table:table-cell table:number-columns-repeated="2"/>
          <table:table-cell office:value-type="string">
            <text:p>He picked up his favorite little book, “Poems That Helped Me,” and started to read. The first one that caught his eye was, “<text:span text:style-name="T6">Faith</text:span>” by Tennyson:</text:p>
            <text:p/>
            <text:p>[Poem follows.]</text:p>
            <text:p/>
            <text:p>This cheered Robert and he resolved to have more <text:span text:style-name="T2">faith</text:span>, realizing that while he could not see or understand Marie’s action he must have <text:span text:style-name="T2">faith</text:span> and love and trust her, and trust that time would bring understanding and solve the problem.</text:p>
          </table:table-cell>
          <table:table-cell office:value-type="string">
            <text:p>The first “one” that is written in the poem is word number 52. <text:s/></text:p>
            <text:p/>
            <text:p>“faith” = 52 ?</text:p>
          </table:table-cell>
          <table:table-cell/>
        </table:table-row>
        <table:table-row table:style-name="ro29">
          <table:table-cell/>
          <table:table-cell office:value-type="string">
            <text:p>149</text:p>
          </table:table-cell>
          <table:table-cell table:number-columns-repeated="2"/>
          <table:table-cell office:value-type="string">
            <text:p>[Poem: "How to Live"]</text:p>
            <text:p/>
            <text:p>Robert wished that he might be able that night to lie down to pleasant dreams but he knew that he would lay down with an unfaltering <text:span text:style-name="T2">trust</text:span> in Marie, that he would have the <text:span text:style-name="T2">faith</text:span> in her which would move mountains, that he would never doubt her no matter how long a time passed and would prove that his love for her was supreme and his <text:span text:style-name="T2">faith</text:span> unfaltering.</text:p>
            <text:p/>
          </table:table-cell>
          <table:table-cell office:value-type="string">
            <text:p>This is a poem puzzle.</text:p>
          </table:table-cell>
          <table:table-cell/>
        </table:table-row>
        <table:table-row table:style-name="ro47">
          <table:table-cell/>
          <table:table-cell office:value-type="string">
            <text:p>211</text:p>
          </table:table-cell>
          <table:table-cell table:number-columns-repeated="2"/>
          <table:table-cell office:value-type="string">
            <text:p>“Will you die in the faith of a Christian?” <text:s/>The old man sprang up from the couch suddenly, as the new strength had been instilled in his frail old body. <text:s/>He raised his hand and showed the doctor the picture and said, “Will that faith bring me back Katie, the only woman I have every really loved?” The doctor knew that his strength was fast waning and got him to lie down on the couch again. The minister whispered consoling words to him, told him that “God so loved the world that he gave his only begotten son that whomsoever believeth on him should not perish, but have everlasting life.” Again he asked, “Do you believe in Jesus Christ? Will you accept the faith?” Again the old man replied, “Will that faith bring back to me my Katie?” His voice was growing weaker, the doctor knew that it was a matter of but a few moments. The minister again bent over him and whispered slowly, “Will you accept Jesus Christ as your saviour and die in the faith of a Christian?” With a faltering weak voice he answered, “Will that faith give me back Katie, the greatest love of my life?” The doctor turned to the minister and said, “He has gone to his reward.” “With a love like that, such loyalty and faith to a long-lost love must receive its reward in heaven and a just God will extend mercy to a soul like that,” said the minister. <text:s/>Robert was in tears. He felt that he had net only lost a friend, but a very dear friend, and that while the old man’s going had taken something from his life, yet the example was one that would be of great comfort and benefit to him. He knew that he would live faithful to Marie, and that he would die, as the old man died, longing for Marie, no matter what happened.</text:p>
          </table:table-cell>
          <table:table-cell office:value-type="string">
            <text:p>Faith and Faithful mentioned 8 times on this page.</text:p>
            <text:p/>
            <text:p>Possible Jesus Christ connection to page 127. </text:p>
            <text:p>pg. 211 – 127 = 84. <text:s/></text:p>
          </table:table-cell>
          <table:table-cell/>
        </table:table-row>
        <table:table-row table:style-name="ro48">
          <table:table-cell/>
          <table:table-cell office:value-type="string">
            <text:p>215</text:p>
          </table:table-cell>
          <table:table-cell table:number-columns-repeated="2"/>
          <table:table-cell office:value-type="string">
            <text:p>Robert read Hebrews 11: 3 and 5:</text:p>
            <text:p/>
            <text:p>Through <text:span text:style-name="T2">faith</text:span> we understand that the worlds were framed by the word of God, so that the things which are seen were not made of things which do appear.</text:p>
            <text:p/>
            <text:p>By <text:span text:style-name="T2">faith</text:span> Enoch was translated that he should not see death; and was not found, because God had translated him: for before his translation he had this testimony that he had pleased God.</text:p>
            <text:p/>
            <text:p>Robert believed that Enoch went away in an airplane and knew that <text:span text:style-name="T2">faith was the great sustaining force</text:span>, and that without <text:span text:style-name="T2">faith</text:span> it was impossible to please God, for he read where it says, "For he that cometh to God must believe that he is, and that he is a rewarder of them that diligently seek him." Robert knew that he had <text:span text:style-name="T2">faith</text:span> and that that <text:span text:style-name="T2">faith</text:span> would sustain him during the time of trials and troubles. In Romans 12: 2: </text:p>
            <text:p/>
            <text:p>And be not conformed to this world, but be transformed by the renewing of your mind, that ye may prove what is that good and acceptable and perfect will of God.</text:p>
          </table:table-cell>
          <table:table-cell table:number-columns-repeated="2"/>
        </table:table-row>
        <table:table-row table:style-name="ro49">
          <table:table-cell/>
          <table:table-cell office:value-type="float" office:value="348">
            <text:p>348</text:p>
          </table:table-cell>
          <table:table-cell table:number-columns-repeated="2"/>
          <table:table-cell office:value-type="string">
            <text:p>This was the greatest day since the beginning of the war. He was very happy and knelt to offer his thanks to Almighty God. <text:s/>He said: </text:p>
            <text:p><text:span text:style-name="T2"/></text:p>
            <text:p>"Lord, thou workest in mysterious ways thy wonders to perform. I know that by <text:span text:style-name="T2">faith</text:span> and thru <text:span text:style-name="T2">faith</text:span> were all things made. I have put my trust and my confidence in thee. Thou hast guided me safely and helped me protect my country in time of greatest need. God, not my will, but thine be done, but if it be thy will, I pray thee that when these trials and troubles pass away and once the United Kingdom of the World is established and all men live as brothers according to the law of love, it be a part of thy divine plan to return to me in safety my beloved Marie. Guide me in this great task to protect and save my country from the enemies who would destroy it. Amen."</text:p>
          </table:table-cell>
          <table:table-cell/>
          <table:table-cell table:style-name="ce4"/>
        </table:table-row>
        <table:table-row table:style-name="ro49" table:number-rows-repeated="18">
          <table:table-cell table:number-columns-repeated="6"/>
          <table:table-cell table:style-name="ce4"/>
        </table:table-row>
        <table:table-row table:style-name="ro49" table:number-rows-repeated="57">
          <table:table-cell table:number-columns-repeated="7"/>
        </table:table-row>
        <table:table-row table:style-name="ro49">
          <table:table-cell table:number-columns-repeated="7"/>
        </table:table-row>
      </table:table>
      <table:table table:name="glory" table:style-name="ta1" table:print="false">
        <table:table-column table:style-name="co67" table:default-cell-style-name="ce4"/>
        <table:table-column table:style-name="co68" table:default-cell-style-name="ce4"/>
        <table:table-column table:style-name="co69" table:default-cell-style-name="ce4"/>
        <table:table-column table:style-name="co70" table:default-cell-style-name="ce4"/>
        <table:table-column table:style-name="co71" table:default-cell-style-name="ce4"/>
        <table:table-column table:style-name="co72" table:default-cell-style-name="ce4"/>
        <table:table-row table:style-name="ro1">
          <table:table-cell table:style-name="Default" office:value-type="string">
            <text:p>Excerpts related to the word “glory”.</text:p>
          </table:table-cell>
          <table:table-cell table:style-name="Default" table:number-columns-repeated="5"/>
        </table:table-row>
        <table:table-row table:style-name="ro1">
          <table:table-cell table:style-name="Default" table:number-columns-repeated="6"/>
        </table:table-row>
        <table:table-row table:style-name="ro1">
          <table:table-cell table:style-name="Default" office:value-type="string">
            <text:p>The word “glory” is mentioned 19 times in TTTA.</text:p>
          </table:table-cell>
          <table:table-cell table:style-name="Default" table:number-columns-repeated="5"/>
        </table:table-row>
        <table:table-row table:style-name="ro1">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6">
          <table:table-cell office:value-type="string">
            <text:p>2</text:p>
          </table:table-cell>
          <table:table-cell office:value-type="string">
            <text:p>11-12</text:p>
          </table:table-cell>
          <table:table-cell table:number-columns-repeated="2"/>
          <table:table-cell office:value-type="string">
            <text:p>The success with the water bicycle had kindled his ambition and created a desire to complete other inventions that he had in mind. He told his mother of a dream he had of a white-winged bird that flew across the ocean thru the air; that he was riding the bird and that he received a great triumph and reception when he visited the foreign countries, and how his own people received him in great <text:span text:style-name="T2">glory</text:span> when he returned. His father called these stories “pipe dreams,” but his mother took great interest in them and always encouraged him. Robert talked very little to his father or brother but always went to his mother and talked over things and confided in her. She encouraged him because she felt that he was an answer to her prayer, after her eldest son had died, -- that God might give her another son who would live and that she might have her desires and hopes realized which were lost thru the death of her eldest son.</text:p>
          </table:table-cell>
          <table:table-cell/>
        </table:table-row>
        <table:table-row table:style-name="ro41">
          <table:table-cell office:value-type="string">
            <text:p>5</text:p>
          </table:table-cell>
          <table:table-cell office:value-type="string">
            <text:p>53</text:p>
          </table:table-cell>
          <table:table-cell table:number-columns-repeated="2"/>
          <table:table-cell office:value-type="string">
            <text:p>Robert felt sure that it was an airplane which Ezekiel was talking about and which was going to be made in the future. He thought the one referred to with "the face of an eagle" referred to the United States Government. <text:s/>He hoped to build some day and help win the great war in the air and make peace when the days of the "End" come and the great air battles would be fought. Ezekiel 10: 19 and 21:</text:p>
            <text:p/>
            <text:p>And the cherubims lifted up their wings, and mounted up from the earth in my sight; when they went out, the wheels also were beside them; and every one stood at the door of the east gate of the Lord's house; and the <text:span text:style-name="T2">glory</text:span> of the God of Israel was over them above.</text:p>
            <text:p/>
            <text:p>Every one had four faces apiece, and every one four wings; and the likeness of the hands of a man was under their wings.</text:p>
          </table:table-cell>
          <table:table-cell/>
        </table:table-row>
        <table:table-row table:style-name="ro50">
          <table:table-cell office:value-type="string">
            <text:p>5</text:p>
          </table:table-cell>
          <table:table-cell office:value-type="string">
            <text:p>59</text:p>
          </table:table-cell>
          <table:table-cell table:number-columns-repeated="2"/>
          <table:table-cell office:value-type="string">
            <text:p>Ezekiel 43: 1, 2, 3, 4 and 10:</text:p>
            <text:p/>
            <text:p>Afterward he brought me to the gate, even the gate that looketh toward the east:</text:p>
            <text:p/>
            <text:p>And, behold, the <text:span text:style-name="T2">glory</text:span> of the God of Israel came from the way of the east, and his voice was like a noise of many waters: and the earth <text:span text:style-name="T2">shined</text:span> with his <text:span text:style-name="T2">glory</text:span>.</text:p>
            <text:p/>
            <text:p>And it was according to the appearance of the vision that I saw when I came to destroy the city; and the visions were like the vision that I saw by the river Chebar: and I fell upon my face.</text:p>
            <text:p/>
            <text:p>And the <text:span text:style-name="T2">glory</text:span> of the Lord came into the house, by the way of the gate whose prospect is toward the east. <text:s/>Thou son of man, shew the house to the house of Israel, that they may be ashamed of their iniquities; and let them measure the pattern.</text:p>
          </table:table-cell>
          <table:table-cell/>
        </table:table-row>
        <table:table-row table:style-name="ro37">
          <table:table-cell office:value-type="string">
            <text:p>5</text:p>
          </table:table-cell>
          <table:table-cell office:value-type="string">
            <text:p>59-60 (“glory” mentioned on pg. 59)</text:p>
          </table:table-cell>
          <table:table-cell table:number-columns-repeated="2"/>
          <table:table-cell office:value-type="string">
            <text:p>Ezekiel 44: 1, 4, 5 and 26:</text:p>
            <text:p/>
            <text:p>Then he brought me back the way of the gate of the outward sanctuary, which looketh toward the east, and it was shut.</text:p>
            <text:p/>
            <text:p>Then brought he me the way of the north gate before the house; and I looked, and, behold, the <text:span text:style-name="T2">glory</text:span> of the Lord filled the house of the Lord; and fell upon my face.</text:p>
            <text:p/>
            <text:p>And the Lord said unto me, Son of man, mark well, and behold with thine eyes, and hear with thine ears, all that I say unto thee concerning all the ordinances of the house of the Lord, and all the laws thereof; and mark well the entering in of the house, with every going forth of the sanctuary.</text:p>
            <text:p/>
            <text:p>And after he is cleansed they shall reckon unto him seven days.</text:p>
            <text:p/>
            <text:p>Robert thought this referred to the last seven days at the end of the Great War in the Air.</text:p>
          </table:table-cell>
          <table:table-cell/>
        </table:table-row>
        <table:table-row table:style-name="ro16">
          <table:table-cell office:value-type="string">
            <text:p>14</text:p>
          </table:table-cell>
          <table:table-cell office:value-type="string">
            <text:p>174</text:p>
          </table:table-cell>
          <table:table-cell table:number-columns-repeated="2"/>
          <table:table-cell office:value-type="string">
            <text:p>Psalms 19: 1, 4 and 6:</text:p>
            <text:p/>
            <text:p>The heavens declare the <text:span text:style-name="T2">glory</text:span> of God: and the firmament sheweth his handywork.</text:p>
            <text:p/>
            <text:p>Their line is gone out thru all the earth, and their words to the end of the world. In them hath he set a tabernacle for the sun;</text:p>
            <text:p/>
            <text:p>His going forth is from the end of the heaven, and his circuit unto the ends of it: and there is nothing hid from the heat thereof.</text:p>
          </table:table-cell>
          <table:table-cell/>
        </table:table-row>
        <table:table-row table:style-name="ro26">
          <table:table-cell office:value-type="string">
            <text:p>14</text:p>
          </table:table-cell>
          <table:table-cell office:value-type="string">
            <text:p>175</text:p>
          </table:table-cell>
          <table:table-cell table:number-columns-repeated="2"/>
          <table:table-cell office:value-type="string">
            <text:p>St. Matthew 24: 29 and 30:</text:p>
            <text:p/>
            <text:p>Immediately after the tribulation of those days shall the sun be darkened, and the moon shall not give her light, and the stars shall fall from heaven, and the powers of the heavens shall be shaken.</text:p>
            <text:p/>
            <text:p>And then shall appear the sign of the Son of man, in heaven: and then shall all the tribes of the earth mourn, and they shall see the Son of man coming in the clouds of heaven, with power and great <text:span text:style-name="T2">glory</text:span>.</text:p>
            <text:p/>
            <text:p>Robert knew that the Bible was replete with references</text:p>
            <text:p>that the heavens ruled.</text:p>
          </table:table-cell>
          <table:table-cell/>
        </table:table-row>
        <table:table-row table:style-name="ro51">
          <table:table-cell/>
          <table:table-cell office:value-type="string">
            <text:p>272</text:p>
          </table:table-cell>
          <table:table-cell office:value-type="string">
            <text:p>June 9th, Robert's birthday dinner and celebration. <text:s/>(jubilee and crowning and Walter and Edna marriage).</text:p>
          </table:table-cell>
          <table:table-cell/>
          <table:table-cell office:value-type="string">
            <text:p>The birthday party was a great success. Robert spared no expense in order to have everything of the best. Before the dinner, which was served in a private dining room, Robert sprung a great <text:span text:style-name="T2">surprise</text:span>. He arose and made the following speech: "Comrades and friends, we have traveled the path of life together. Some of us have run the gauntlet of human emotions. We have <text:span text:style-name="T3">gone</text:span> down to the depths of despair; have reached the heights of financial <text:span text:style-name="T2">glory</text:span>; have seen our greatest dreams realized. God has been good to us. Our great discoveries are now completed. Fame and fortune have corwned our efforts. You, Edna and Walter, are now to reach the heights of greatest bliss. You are to have the satisfaction of being united in marriage, to continue your work together and do the greatest good for the greatest number. You have been unselfish in your devotion to me and in your loyalty to your country. The Bible says that where two or three are gathered together, there God will be to own and to bless. Since God created the world, the Holy Trinity has been the greatest power and it is referred to many times in the Bible as Father, Son and Holy Ghost, and on this mundane sphere we know that happiness comes to husband, wife and child.</text:p>
          </table:table-cell>
          <table:table-cell/>
        </table:table-row>
        <table:table-row table:style-name="ro52">
          <table:table-cell/>
          <table:table-cell office:value-type="string">
            <text:p>323</text:p>
          </table:table-cell>
          <table:table-cell office:value-type="string">
            <text:p>About 10 a.m. (It is still Oct. 3, 1931).</text:p>
          </table:table-cell>
          <table:table-cell/>
          <table:table-cell office:value-type="string">
            <text:p>The New York Stock Exchange closed to prevent complete panic because the people were panic-stricken and selling stocks regardless of price. They soon discovered that the enemy had bases for supplies and ships all up and down the Atlantic and in the Gulf of Mexico. They were in control of the Northern border and in position to attack the Eastern Coast from the North, South, East and West. There was no minimizing the seriousness of the situation. The fall of Chicago had broken the heart of the American people. They were panic-stricken and it looked as tho for the first time in history, Old <text:span text:style-name="T2">Glory</text:span> would trail the dust. There was a great War Council held. To make a plea for peace at this time meant surrender to the enemy and accepting any terms that they might want to dictate. <text:s/>The leaders of the War Council were puzzled. They didn’t know what move to make next since they were overwhelmed by great odds. The United States was practically alone in the fight. France and Canada were the only countries which had not joined forces against the United States. When the news of the fall of Chicago reached France, they realized that America was doomed.</text:p>
          </table:table-cell>
          <table:table-cell/>
        </table:table-row>
        <table:table-row table:style-name="ro18">
          <table:table-cell/>
          <table:table-cell office:value-type="string">
            <text:p>335</text:p>
          </table:table-cell>
          <table:table-cell office:value-type="string">
            <text:p>3 days before the end of armistice.</text:p>
          </table:table-cell>
          <table:table-cell/>
          <table:table-cell office:value-type="string">
            <text:p>“Romans 5: 3-4: ‘And not only so, but we <text:span text:style-name="T2">glory</text:span> in tribulations also: knowing that tribulation worketh patience; and patience, experience; and experience, hope.’ These trials and tribulations which we have gone thru have brought knowledge. We have learned patience and thru patience, experience. I propose to put that experience and knowledge that I have gained in the past into execution to preserve and protect my country which means more than life to me.”</text:p>
          </table:table-cell>
          <table:table-cell/>
        </table:table-row>
        <table:table-row table:style-name="ro43">
          <table:table-cell/>
          <table:table-cell office:value-type="string">
            <text:p>389-390 (“glory” mentioned on both pages)</text:p>
          </table:table-cell>
          <table:table-cell office:value-type="string">
            <text:p>Afternoon of July 4, [1932].</text:p>
          </table:table-cell>
          <table:table-cell/>
          <table:table-cell office:value-type="string">
            <text:p>The Supreme Commander felt that this was the end, in fact he knew it, because after reading over Ezekiel again he saw that the prophecies were about all fulfilled and that in a short time the millennium would dawn and the world would be at peace. He read Chapter 10: 9 and 21:</text:p>
            <text:p/>
            <text:p>And the cherubims lifted up their wings and mounted up from the earth in my sight; when they went out the wheels were also beside them and everyone stood at the door of the east gate of the Lord's house; and the <text:span text:style-name="T2">glory</text:span> of the God of Israel was over them. Everyone had four faces apiece and everyone four wings; and the likeness of the hands of a man was under their wings. And the <text:span text:style-name="T2">glory</text:span> of the Lord went up from the midst of the city and stood upon the mountain, which is on the east side of the city."</text:p>
            <text:p/>
            <text:p>He knew that this was the <text:span text:style-name="T2">glory</text:span> referred to for the United States and that Ezekiel's prophecy, Chapter 14, 21st verse, had been fulfilled. It reads as follows:</text:p>
            <text:p/>
            <text:p>For thus saith the Lord God: How much more when I send my four sore judgments upon Jerusalem, the sword and the famine and the noisome beast, and the pestilence, to cut off from it man and beast?</text:p>
            <text:p/>
            <text:p>He knew that the noisome beasts were the airplanes, and that all of these things had happened.</text:p>
          </table:table-cell>
          <table:table-cell/>
        </table:table-row>
        <table:table-row table:style-name="ro53">
          <table:table-cell/>
          <table:table-cell office:value-type="string">
            <text:p>405</text:p>
          </table:table-cell>
          <table:table-cell office:value-type="string">
            <text:p>August 30, 1932</text:p>
          </table:table-cell>
          <table:table-cell/>
          <table:table-cell office:value-type="string">
            <text:p>Supreme Commander Gordon decided to call a conference of all nations to take place in New York, on August 30th, 1932. They were notified and representatives were asked to be sent. Supreme Commander Gordon made a special request that the representatives from all the countries bring with them their wives or daughters as he had a special message for them and wanted them to take an important part in the Peace Conference. <text:s/>No one knew what the conditions of peace would be, but even the enemy felt that they were dealing with the most just man that the world had ever known, a man who refused to take the lives of women and children. <text:s/>When he had the power to put the entire Allied Armies of the Enemy to sleep and destroy them, he refused to do it. They were all willing and glad to leave their fate in his hands. All over the country Old <text:span text:style-name="T2">Glory</text:span> was waving from every building. Flags were printed with the picture of Supreme Commander Gordon on them and the picture of "Marie the Angel of Mercy." The flags bore the inscription "Tunnel thru the Air," "The Lone Aviator," "America's Savior."</text:p>
          </table:table-cell>
          <table:table-cell/>
        </table:table-row>
        <table:table-row table:style-name="ro4">
          <table:table-cell/>
          <table:table-cell office:value-type="string">
            <text:p>409-410 (“glory” mentioned on pg. 409).</text:p>
          </table:table-cell>
          <table:table-cell office:value-type="string">
            <text:p>August 30, 1932. <text:s/>At the peace conference [after 12:00 pm].</text:p>
          </table:table-cell>
          <table:table-cell/>
          <table:table-cell office:value-type="string">
            <text:p>"Remember that Old <text:span text:style-name="T2">Glory</text:span> has never trailed the dust and she never will, because the God of the universe did not create this nation for any or all nations to destroy. <text:s/>He has placed the great power in the hands of those who would use it only in defense of right and not for selfish gain. When I am ready, I can touch a button and your great airships which are now held captive may proceed safely home and when you go, may you follow in the footsteps of Him who created the earth and who has saved you, and may you give reverence and praise to Him who is able to destroy not only property, but both soul and body. When the final articles are drawn and the territory of the United States is divided and allotted according to the plan laid down by Ezekiel and according to science, we will so direct that each of you can live in peace and harmony and according to the law.</text:p>
          </table:table-cell>
          <table:table-cell/>
        </table:table-row>
        <table:table-row table:style-name="ro3">
          <table:table-cell/>
          <table:table-cell office:value-type="string">
            <text:p>412</text:p>
          </table:table-cell>
          <table:table-cell office:value-type="string">
            <text:p>August 30, 1932. <text:s/>At the peace conference [after 12:00 pm].</text:p>
          </table:table-cell>
          <table:table-cell/>
          <table:table-cell office:value-type="string">
            <text:p>"I am deeply grateful to you, my brothers and sisters of the world. I ask no credit for myself but owe it all to God who guided me thru love and inspired me to give my best to my country and to bring back with honor Old <text:span text:style-name="T2">Glory's</text:span> colors which have never trailed the dust, unstained by blood of innocent women and children.</text:p>
          </table:table-cell>
          <table:table-cell/>
        </table:table-row>
        <table:table-row table:style-name="ro8">
          <table:table-cell/>
          <table:table-cell office:value-type="string">
            <text:p>412-413</text:p>
          </table:table-cell>
          <table:table-cell office:value-type="string">
            <text:p>August 30, 1932. <text:s/>At the peace conference [after 12:00 pm].</text:p>
          </table:table-cell>
          <table:table-cell/>
          <table:table-cell office:value-type="string">
            <text:p>"Above all the rest, I have kept a woman's trust untarnished and hope to some day see a new light of love in a woman's eyes. No reward is greater than this and I must still trust in God and wait. I have been loyal to her when all others have doubted her. Even when my country dishonored me, my faith never faltered, and when she disappeared, I hoped and prayed that she would live and still hope she is alive. I knew she had faith in me, love for me and the power of that love has given me the power to destroy the world, but her love has left charity in my heart and for that love I have dealt with the enemy with love and mercy. All the money, power and <text:span text:style-name="T2">glory</text:span> that you can give me are empty and cannot supply the aching void in my heart for her. <text:s/>The greatest gift that could be bestowed would be to return her to me with all the love and confidence that she had in me on June 5th, 1927.</text:p>
          </table:table-cell>
          <table:table-cell/>
        </table:table-row>
        <table:table-row table:style-name="ro15">
          <table:table-cell/>
          <table:table-cell office:value-type="string">
            <text:p>414-415</text:p>
          </table:table-cell>
          <table:table-cell office:value-type="string">
            <text:p>August 30, 1932. <text:s/>At the peace conference [after 12:00 pm].</text:p>
          </table:table-cell>
          <table:table-cell/>
          <table:table-cell office:value-type="string">
            <text:p>When the President had finished and the applause had died down, General Edna Kennelworth arose. "Mr. <text:s/>President, Supreme Commander Gordon, Brothers and Sisters of the United Kingdom of the World: To me belongs no <text:span text:style-name="T2">honor</text:span> and I seek no <text:span text:style-name="T2">glory</text:span>. We owe it all to the genius of our Supreme Commander, Robert Gordon. I thank our worthy President and all the nations of the world who have shown their honor and appreciation to General Walter Kennelworth, my husband, and myself. I am happy to know that the cause of women has triumphed and that our Supreme Commander has set an example for the world and has shown what the love of a good woman can do. I thank you."</text:p>
          </table:table-cell>
          <table:table-cell/>
        </table:table-row>
        <table:table-row table:style-name="ro15" table:number-rows-repeated="29">
          <table:table-cell table:number-columns-repeated="6"/>
        </table:table-row>
        <table:table-row table:style-name="ro15">
          <table:table-cell table:number-columns-repeated="6"/>
        </table:table-row>
      </table:table>
      <table:table table:name="honor" table:style-name="ta1" table:print="false">
        <table:table-column table:style-name="co73" table:default-cell-style-name="ce4"/>
        <table:table-column table:style-name="co74" table:default-cell-style-name="ce4"/>
        <table:table-column table:style-name="co75" table:default-cell-style-name="ce4"/>
        <table:table-column table:style-name="co76" table:default-cell-style-name="ce4"/>
        <table:table-column table:style-name="co77" table:default-cell-style-name="ce4"/>
        <table:table-column table:style-name="co78" table:default-cell-style-name="ce4"/>
        <table:table-row table:style-name="ro1">
          <table:table-cell table:style-name="Default" office:value-type="string">
            <text:p>Excerpts related to the word “honor”.</text:p>
          </table:table-cell>
          <table:table-cell table:style-name="Default" table:number-columns-repeated="5"/>
        </table:table-row>
        <table:table-row table:style-name="ro38">
          <table:table-cell table:style-name="Default" office:value-type="string">
            <text:p>Honor (and various forms of it, e.g. honorable, honors, honored, etc.) written <text:span text:style-name="T2">40</text:span> times.</text:p>
          </table:table-cell>
          <table:table-cell table:style-name="Default" table:number-columns-repeated="5"/>
        </table:table-row>
        <table:table-row table:style-name="ro38">
          <table:table-cell table:style-name="Default" office:value-type="string">
            <text:p>Dishonor (and various forms of it) written <text:span text:style-name="T2">3</text:span> times.</text:p>
          </table:table-cell>
          <table:table-cell table:style-name="Default" table:number-columns-repeated="5"/>
        </table:table-row>
        <table:table-row table:style-name="ro1">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4">
          <table:table-cell/>
          <table:table-cell office:value-type="string">
            <text:p>12-13 (“honor” mentioned on pg. 12)</text:p>
          </table:table-cell>
          <table:table-cell table:number-columns-repeated="2"/>
          <table:table-cell office:value-type="string">
            <text:p>Robert’s mother ofter talked to Capt. Gordon about him -- told him that he was a peculiar and most unusual child and that she thought that his refusal to work at manual labor was not because he was lazy but because she believed that he had a superior mind, and that if properly educated and trained, he would become a<text:span text:style-name="T2"> great man</text:span> some day, an <text:span text:style-name="T2">honor</text:span> to his parents. She told him that Bobbie had advanced ideas fully a hundred years ahead of his time and that he should be educated and allowed to follow his own ideas. His father, failing to understand him, agreed with his mother and decided when Robert was about thirteen years of age, that there was no use trying to keep him on the farm, but that he should be sent away to Texarkana to school, to learn something and to become interested in the things along which his mind seemed to lead.</text:p>
          </table:table-cell>
          <table:table-cell/>
        </table:table-row>
        <table:table-row table:style-name="ro41">
          <table:table-cell/>
          <table:table-cell office:value-type="string">
            <text:p>19</text:p>
          </table:table-cell>
          <table:table-cell office:value-type="string">
            <text:p>One Sunday in the early part of June, [1921].</text:p>
          </table:table-cell>
          <table:table-cell/>
          <table:table-cell office:value-type="string">
            <text:p>The minister preached a great sermon. Robert thought it one of the best he had ever heard and one which impressed him the most. The minister talked about the great work of faith and said that faith without works is dead; but that there could be no faith without love because love was the greatest of all things. That God was love, and that love was the fulfilling of the law, “For God so loved the world that he gave his only begotten son that whomsoever believeth on Him might not perish, but have everlasting life.” He added that God loves children who <text:span text:style-name="T2">honor</text:span> and obey their parents, wives who love and obey their husbands, husbands who love and protect their wives, and admonished each man to love his neighbor as himself. Because love is the law of harmony, and the power that created the universe, it is the only power that can prevent destruction, war and human death, but with true love we can overcome the last great enemy, death.</text:p>
          </table:table-cell>
          <table:table-cell/>
        </table:table-row>
        <table:table-row table:style-name="ro14">
          <table:table-cell/>
          <table:table-cell office:value-type="string">
            <text:p>24</text:p>
          </table:table-cell>
          <table:table-cell office:value-type="string">
            <text:p>1924</text:p>
          </table:table-cell>
          <table:table-cell/>
          <table:table-cell office:value-type="string">
            <text:p>The time passed by quickly and in 1924 Robert Gordon and Walter Kennelworth graduated from High School in Texarkana with high <text:span text:style-name="T2">honors</text:span>. In the meantime, the love affair between Robert and Marie had continued with the usual interruptions, obstacles and petty quarrels existing between young people of their age.</text:p>
          </table:table-cell>
          <table:table-cell/>
        </table:table-row>
        <table:table-row table:style-name="ro41">
          <table:table-cell/>
          <table:table-cell office:value-type="string">
            <text:p>24</text:p>
          </table:table-cell>
          <table:table-cell office:value-type="string">
            <text:p>1925</text:p>
          </table:table-cell>
          <table:table-cell/>
          <table:table-cell office:value-type="string">
            <text:p>In the <text:span text:style-name="T2">Fall of 1924</text:span>, it was finally decided that Walter should go to Columbia College in New York to begin his course. Robert’s parents were unable to finance him through College, and it was decided that he should go to work for Mr. Kennelworth in his office. Robert hated to part with his old friend, Walter, but they thought it was for the best and talked of the future in New York, hoping that one day Robert could join Walter there. <text:s/>In the following year, <text:span text:style-name="T2">1925</text:span>, Marie Stanton graduated from High School with the highest of <text:span text:style-name="T2">honors</text:span>. Robert was at the graduation exercises and thought that Marie had grown more beautiful every year, and was anxious for the day to come when he could claim her for his wife. Soon after her graduation from High School, there was much talk about the College Marie should enter. Her father and mother finally decided that she should go to the Kidd-Key College at Sherman, Texas, as this was nearby and Marie could go home occasionally.</text:p>
          </table:table-cell>
          <table:table-cell/>
        </table:table-row>
        <table:table-row table:style-name="ro6">
          <table:table-cell/>
          <table:table-cell office:value-type="string">
            <text:p>26-27 (“honor” mentioned on page 26).</text:p>
          </table:table-cell>
          <table:table-cell office:value-type="string">
            <text:p>None given, but it is 1926 is the story. <text:s/>Marie is 18 years old at this point in time.</text:p>
          </table:table-cell>
          <table:table-cell/>
          <table:table-cell office:value-type="string">
            <text:p>Marie returned home for her vacation. She was now <text:span text:style-name="T2">eighteen years old</text:span>, and had grown more beautiful and began to attract more attention from young men. As the Kennelworths and Stantons had been friends for years, Walter suggested to his parents that they give a party in <text:span text:style-name="T2">honor</text:span> of Marie Stanton. A young man by the name of Edward Mason, the son of a very wealthy northern family, was there, and showed marked attention to Marie. Robert became very jealous and after the party had a quarrel with her. Then followed long weeks of agony. Many letters passed between Robert and Marie.</text:p>
          </table:table-cell>
          <table:table-cell/>
        </table:table-row>
        <table:table-row table:style-name="ro26">
          <table:table-cell/>
          <table:table-cell office:value-type="string">
            <text:p>30</text:p>
          </table:table-cell>
          <table:table-cell table:number-columns-repeated="2"/>
          <table:table-cell office:value-type="string">
            <text:p>Good Bye poem from Robert to Marie, included in a letter which Robert says he has given up <text:span text:style-name="T2">hope</text:span>: </text:p>
            <text:p/>
            <text:p>To MARIE,</text:p>
            <text:p><text:s text:c="13"/>GOOD BYE</text:p>
            <text:p/>
            <text:p>And now I fly to bear my wound away,</text:p>
            <text:p>Haply the future heals me of this hurt,</text:p>
            <text:p>Since, sorely wounded, I still keep today</text:p>
            <text:p>Mine <text:span text:style-name="T2">honor</text:span> as an armor around me girt.</text:p>
            <text:p/>
            <text:p>[…]</text:p>
          </table:table-cell>
          <table:table-cell/>
        </table:table-row>
        <table:table-row table:style-name="ro53">
          <table:table-cell/>
          <table:table-cell office:value-type="string">
            <text:p>42</text:p>
          </table:table-cell>
          <table:table-cell office:value-type="string">
            <text:p>Christmas, 1926</text:p>
          </table:table-cell>
          <table:table-cell/>
          <table:table-cell table:style-name="ce5" office:value-type="string">
            <text:p><text:span text:style-name="T16">Christmas, 1926, was the happiest that Robert had ever known and wanting Marie to share it with him he sent her a beautiful ring, wrote her that he had saved his money and was now in position to buy it. The diamond, he said, represented purity, firmness and faith and symbolized all those things in her and his great trust in her. He told her that he was anxious to get in shape to go to New York to continue his studies, and work and make money and be near his old chum, Walter, who had always been a great comfort to him and encouraged him in so many ways.</text:span></text:p>
            <text:p><text:span text:style-name="T16"/></text:p>
            <text:p><text:span text:style-name="T16">In thanking Robert for the ring, Marie wrote that so long as she lived, she would wear it in </text:span><text:span text:style-name="T17">honor</text:span><text:span text:style-name="T16"> of him, and as an emblem of </text:span><text:span text:style-name="T17">faith</text:span><text:span text:style-name="T16"> and </text:span><text:span text:style-name="T17">trust</text:span><text:span text:style-name="T16"> in the greatest man in the world. That she knew there was nothing he could not do. The little poem entitled, "It Can Be Done," which she sent along was a great inspiration to Robert when trials, troubles and obstacles arose in the years that followed.</text:span></text:p>
          </table:table-cell>
          <table:table-cell/>
        </table:table-row>
        <table:table-row table:style-name="ro6">
          <table:table-cell/>
          <table:table-cell office:value-type="string">
            <text:p>44</text:p>
          </table:table-cell>
          <table:table-cell office:value-type="string">
            <text:p>None given, but it is either January 1, 1927, or very shortly afterwards.</text:p>
          </table:table-cell>
          <table:table-cell/>
          <table:table-cell table:style-name="ce19" office:value-type="string">
            <text:p>Robert wrote Marie of this good fortune which had come to him in the <text:span text:style-name="T2">new year</text:span> and how it had stimulated his <text:span text:style-name="T2">hopes</text:span> to greater things in the future. He was sure that with her love, he would continue and accomplish every desire that he had hoped for. Marie wrote him beautiful letters of encouragement, filled with love and admiration for <text:span text:style-name="T2">the man that she was living for, -- her ideal.</text:span> She told him that she was making great progress with her studies and hoped to graduate in a few years and be an <text:span text:style-name="T2">honor</text:span> to him and assist him in his work. She sent a little poem, entitled: "Act the Man and Face It Out."</text:p>
          </table:table-cell>
          <table:table-cell/>
        </table:table-row>
        <table:table-row table:style-name="ro17">
          <table:table-cell/>
          <table:table-cell office:value-type="string">
            <text:p>69</text:p>
          </table:table-cell>
          <table:table-cell office:value-type="string">
            <text:p>January 24, 1927</text:p>
          </table:table-cell>
          <table:table-cell/>
          <table:table-cell office:value-type="string">
            <text:p>Excerpt from RG's 2nd letter to Mr. Kennelworth:</text:p>
            <text:p/>
            <text:p>I firmly believe that the Bible and the Scriptures contain the key to all knowledge, and that all a man has to do is to seek and he shall find, knock and it shall be opened unto him. <text:s/>I believe it is best for me to go away to New York as soon as I can, away from my own people, for the good book says: "A prophet is not without honor, save in his own country, and in his own house."</text:p>
          </table:table-cell>
          <table:table-cell/>
        </table:table-row>
        <table:table-row table:style-name="ro54">
          <table:table-cell/>
          <table:table-cell office:value-type="string">
            <text:p>100-101</text:p>
          </table:table-cell>
          <table:table-cell office:value-type="string">
            <text:p>Sunday, May 1, [1927].</text:p>
          </table:table-cell>
          <table:table-cell/>
          <table:table-cell office:value-type="string">
            <text:p>Mrs. Gordon felt that her faith in Robert had been justified and that she understood him better than his father and brother. He told his mother of his <text:span text:style-name="T2">hopes</text:span> for an early marriage with Marie and that when he went to New York, he wanted to take Marie with him as his wife. His mother was not in favor of an elopement. <text:s/>She wanted him to make good, act in an <text:span text:style-name="T2">honorable</text:span> way and ask the consent of Mr. Stanton to his marriage with Marie, but she felt at this time Mr. Stanton would not give his consent because he wanted Marie to complete her education and it was right and proper she should. His mother asked him if he didn't think it would be best to continue his position with Mr. Kennelworth for a few years longer, after he saw that he was making a success before going to New York where he might fail in a strange city. Robert was filled with a great determination to go. He wished to make a success and knew he would, because he read the Bible and had learned how.</text:p>
          </table:table-cell>
          <table:table-cell office:value-type="string">
            <text:p>“make good” is related to “honor”? <text:s/>I was thinking that “good” is the same word as “righteous” in the bible.</text:p>
          </table:table-cell>
        </table:table-row>
        <table:table-row table:style-name="ro17">
          <table:table-cell/>
          <table:table-cell office:value-type="string">
            <text:p>111</text:p>
          </table:table-cell>
          <table:table-cell office:value-type="string">
            <text:p>Monday forenoon [May 30, 1927].</text:p>
          </table:table-cell>
          <table:table-cell/>
          <table:table-cell office:value-type="string">
            <text:p>Robert talked of the great feat of Lindbergh and of the <text:span text:style-name="T2">honors</text:span> that he would receive from the foreign countries, and told Marie what a great time they would have, as Mr. Kennelworth was going to New York and they would all be there at the great <text:span text:style-name="T2">reception</text:span> when Lindbergh returned. He said good-bye to her on Monday afternoon and started back for Texarkana, knowing that the next time he would meet her, would be on board the train for St. Louis, where she would become his wife.</text:p>
          </table:table-cell>
          <table:table-cell/>
        </table:table-row>
        <table:table-row table:style-name="ro39">
          <table:table-cell/>
          <table:table-cell office:value-type="string">
            <text:p>153</text:p>
          </table:table-cell>
          <table:table-cell office:value-type="string">
            <text:p>June 7, 1927</text:p>
          </table:table-cell>
          <table:table-cell/>
          <table:table-cell office:value-type="string">
            <text:p>When Robert received and read this letter [from the Stantons], he was deeply touched and felt that a reward must always come to those whose intentions are <text:span text:style-name="T2">honest</text:span> and <text:span text:style-name="T2">honorable</text:span>, so he sat down and answered the letter.</text:p>
          </table:table-cell>
          <table:table-cell/>
        </table:table-row>
        <table:table-row table:style-name="ro16">
          <table:table-cell/>
          <table:table-cell office:value-type="string">
            <text:p>154</text:p>
          </table:table-cell>
          <table:table-cell office:value-type="string">
            <text:p>June 7, 1927, from St. Louis, Missouri.</text:p>
          </table:table-cell>
          <table:table-cell/>
          <table:table-cell office:value-type="string">
            <text:p>Marie means everything to me and I <text:span text:style-name="T2">honor</text:span> and respect you as her parents. I believe that you acted as you thought best for Marie's future, and can find no fault with your good and <text:span text:style-name="T2">honest</text:span> intentions, regardless of the suffering it has caused me or the sorrow and disappointment it may have brought to Marie. I wish to do only that which is <text:span text:style-name="T2">honorable</text:span> and best for all concerned, and if Marie returns I will agree to submit to your decision and wait until she has finished her course in college before we are married. I wish to take my part of the responsibility for Marie's elopement because I urged her into action. I wanted to go to you and talk the matter over but she felt sure that you would never consent to our marriage and said the only thing to do was to elope.</text:p>
          </table:table-cell>
          <table:table-cell/>
        </table:table-row>
        <table:table-row table:style-name="ro53">
          <table:table-cell/>
          <table:table-cell office:value-type="string">
            <text:p>190-191 (“honor” mentioned on pg. 191)</text:p>
          </table:table-cell>
          <table:table-cell table:number-columns-repeated="2"/>
          <table:table-cell office:value-type="string">
            <text:p>Robert said, “It is interesting to go back over history and read the opinions of the smartest men in regard to woman. Confucius said, ‘Woman is a masterpiece.’ Michelet said, ‘Woman is a miracle of divine contradictions.’ Lamartine said, ‘There is a woman at the beginning of all great things.’ I am wholly in accord with him. Go back to the bottom of every great achievement and back of it you will find the influence of a good woman. It may be a mother, sister or sweetheart, but the love of a woman is always the motive behind the great achievements of men. Someone once said: ‘Not for herself was woman first created, nor yet to be man’s idol, but his mate.’ Pythagoras said: ‘There are in woman’s eyes two sorts of tears, the one of grief; the other of deceit.’ I think that is because there are two kinds of men, one who appreciates love and <text:span text:style-name="T2">honor</text:span> and gives <text:span text:style-name="T2">sympathy</text:span>; the other kind who is selfish, expects something for nothing and must meet with deceit. I am a great believer in sowing and reaping. We get out of life just what we put into it.</text:p>
          </table:table-cell>
          <table:table-cell/>
        </table:table-row>
        <table:table-row table:style-name="ro30">
          <table:table-cell/>
          <table:table-cell office:value-type="string">
            <text:p>216</text:p>
          </table:table-cell>
          <table:table-cell table:number-columns-repeated="2"/>
          <table:table-cell office:value-type="string">
            <text:p>Robert read the 9th to 13th verses of the same</text:p>
            <text:p>Chapter [Chapter 11]:</text:p>
            <text:p/>
            <text:p>Let love be without dissimulation. Abhor that which is evil; cleave to that which is good. Be kindly affectioned one to another with brotherly love, in <text:span text:style-name="T2">honor</text:span> preferring one another; not slothful in business; fervent in spirit; serving the Lord, rejoicing in hope, patient in tribulation; continuing instant in prayer.</text:p>
          </table:table-cell>
          <table:table-cell office:value-type="string">
            <text:p>Note that “Chapter” is capitalized. <text:s/>The chapter referred to is Hebrews 11.</text:p>
          </table:table-cell>
        </table:table-row>
        <table:table-row table:style-name="ro50">
          <table:table-cell/>
          <table:table-cell office:value-type="string">
            <text:p>225</text:p>
          </table:table-cell>
          <table:table-cell office:value-type="string">
            <text:p>None given, but the previous timestamp given is “the early part of 1928”. <text:s/>The flight to Japan was made in Spring 1928.</text:p>
          </table:table-cell>
          <table:table-cell/>
          <table:table-cell office:value-type="string">
            <text:p>Robert's next invention was to build a silent motor, or a muffler, which would prevent any sound. He knew that this would be very useful in war. After he had completed this invention, tested it and proved it a success, he offered it to the United States Government, but after the army officers, who knew very little about this new invention had looked it over, they refused it. Robert then sailed away in his new plane which he had named "The St. Marie." He visited England, France, Germany and in the <text:span text:style-name="T2">Spring of 1928</text:span> made the longest successful flight to Japan, where he was <text:span text:style-name="T2">received</text:span> with great <text:span text:style-name="T2">honor</text:span>. Japan was very much interested in his new plane and in his muffler. The Japanese Government quickly closed a deal and bought his invention for a large sum of money. Robert felt that probably one day this invention would be used against his own country in time of war, but knew that the United States would have to learn a lesson -- that too often in the past American inventions had been sold to foreign countries because his own Government would not buy them.</text:p>
          </table:table-cell>
          <table:table-cell office:value-type="string">
            <text:p>Japan received Robert in the St. Marie with great honor.</text:p>
          </table:table-cell>
        </table:table-row>
        <table:table-row table:style-name="ro4">
          <table:table-cell/>
          <table:table-cell office:value-type="string">
            <text:p>226</text:p>
          </table:table-cell>
          <table:table-cell office:value-type="string">
            <text:p>May 1928, and the latter part of May 1928.</text:p>
          </table:table-cell>
          <table:table-cell/>
          <table:table-cell office:value-type="string">
            <text:p>In <text:span text:style-name="T2">May, 1928</text:span>, Walter received a radiogram from Robert saying that he was leaving Japan the <text:span text:style-name="T2">latter part of the month</text:span> and was going to sail "The St. Marie" back to New York. Walter and Miss Edna Quinton, the secretary, had followed the newspaper reports of the great <text:span text:style-name="T2">reception</text:span> tendered Robert by the officials of the Japanese Government and the report of the large amount of money they had paid for his noiseless patent for air planes. Walter was going to graduate in <text:span text:style-name="T2">June</text:span> so he wrote his father and informed him that Robert was <text:span text:style-name="T2">returning</text:span> to New York soon with great <text:span text:style-name="T2">honors</text:span> and he thought it appropriate to have a big celebration for him when he arrived. As his father was coming to New York anyway for the graduation exercises, he suggested that he be there to greet Robert on his triumphant <text:span text:style-name="T2">return</text:span>.</text:p>
          </table:table-cell>
          <table:table-cell office:value-type="string">
            <text:p>Robert return to New York in the St. Marie with great honors.</text:p>
          </table:table-cell>
        </table:table-row>
        <table:table-row table:style-name="ro55">
          <table:table-cell/>
          <table:table-cell office:value-type="string">
            <text:p>226-227 (“honor” mentioned on pg. 226)</text:p>
          </table:table-cell>
          <table:table-cell office:value-type="string">
            <text:p>None given, but it is in between [inclusive] May 1928, and June 9th, RG's 22nd birthday, when the reception took place.</text:p>
          </table:table-cell>
          <table:table-cell/>
          <table:table-cell office:value-type="string">
            <text:p>Mr. Kennelworth, who was a member of the Chamber of Commerce of Texarkana and one of the leading citizens, called a meeting of the Chamber of Commerce, informed them of the phenomenal success of Robert Gordon who had left Texarkana one year previous an unknown boy and who was now the most talked of young man in the world. He had made more than a million dollars following his own discovery of how to use the laws laid down in the Bible for foretelling the future course of cotton, grain and stocks; had built the most marvelous airplane of the age; invented a muffler to make an airplane noiseless; had driven his own plane, "The St. <text:s/>Marie" to Japan where he had been received with great <text:span text:style-name="T2">honors</text:span> and the Japanese Government had bought his invention for making airplanes silent. Mr. Kennelworth proposed that the leading citizens of Texarkana go to New York to <text:span text:style-name="T2">honor</text:span> their favorite <text:span text:style-name="T2">son</text:span> on his return. <text:s/>When he had finished talking there was <text:span text:style-name="T3">lasting</text:span> [lasting?] applause and hurrahs for Robert Gordon. Colonel Stanton was in the audience. He arose and said that he heartily endorsed the proposal and would donate $10,000.00 to the expense fund, that they should go to New York in a <text:span text:style-name="T2">special</text:span> train to greet the greatest young man of the age who was born on a farm near Texarkana. <text:s/>Everyone was in favor of it and the wealthy men all followed Mr. Stanton in offering large sums of money in order to make the <text:span text:style-name="T2">reception</text:span> a success. When the meeting was over, J. H. Kennelworth drove out to the country home of Amelia Gordon, Robert's mother. Told her of her boy's success and the plans to meet him in New York and give him a great <text:span text:style-name="T2">reception</text:span>, inviting her to go on the special train as a guest of <text:span text:style-name="T2">honor</text:span>. She thankfully accepted.</text:p>
          </table:table-cell>
          <table:table-cell/>
        </table:table-row>
        <table:table-row table:style-name="ro6">
          <table:table-cell/>
          <table:table-cell office:value-type="string">
            <text:p>228-229 (“honor” mentioned on pg. 228)</text:p>
          </table:table-cell>
          <table:table-cell office:value-type="string">
            <text:p>After the reception that happened on June 9th, RG's 22nd birthday.</text:p>
          </table:table-cell>
          <table:table-cell/>
          <table:table-cell office:value-type="string">
            <text:p>When the reception was over and Robert had a few moments alone with his dear old mother, she said, "My son, do you remember the dream you had when you were a little boy, which you told me about? That you were riding a large bird with white wings across the ocean and how the foreign countries received you with great <text:span text:style-name="T2">honor</text:span>. My boy, when you landed today I thought about that dream and how it had been fulfilled. I hope that all of your other dreams and ambitions will be realized and that you will be rewarded with Marie's love, because you have been <text:span text:style-name="T2">faithful</text:span> and <text:span text:style-name="T2">loyal</text:span> to her."</text:p>
          </table:table-cell>
          <table:table-cell/>
        </table:table-row>
        <table:table-row table:style-name="ro18">
          <table:table-cell/>
          <table:table-cell office:value-type="string">
            <text:p>229</text:p>
          </table:table-cell>
          <table:table-cell office:value-type="string">
            <text:p>After the reception that happened on June 9th, RG's 22nd birthday.</text:p>
          </table:table-cell>
          <table:table-cell/>
          <table:table-cell office:value-type="string">
            <text:p>Robert said, "Mother, I do remember the dream quite well, and when I was in Japan and they gave me such great <text:span text:style-name="T2">receptions</text:span> and <text:span text:style-name="T2">honored</text:span> me, I thought of the dream and I thought of you and how you had taught me how to read the Bible and I thought of Marie and how I loved her and felt that I would gladly give all of the <text:span text:style-name="T2">honors</text:span> just to be with you and Marie alone because your love and Marie's love mean more to me than everything else that the world can give."</text:p>
          </table:table-cell>
          <table:table-cell/>
        </table:table-row>
        <table:table-row table:style-name="ro4">
          <table:table-cell/>
          <table:table-cell office:value-type="string">
            <text:p>265-266 (“honor” mentioned on pg. 265)</text:p>
          </table:table-cell>
          <table:table-cell office:value-type="string">
            <text:p>None given, but last timestamp was March 11, 1929 (unsure of even this), so a few days after that.</text:p>
          </table:table-cell>
          <table:table-cell/>
          <table:table-cell office:value-type="string">
            <text:p>Robert remained a few days longer at Silver Springs. <text:s/>Enjoyed being with Lady Bersford and told her of his understanding of the Bible and natural laws. She said that the pure, clean life he had led was what had brought him in contact with the spirits that had revealed to him the truth. Many seances were held with "Laughing Waters," who was very fond of Robert and anxious to help him all she could. She said that Robert had a love the same as she had, that he had rather die than give up Marie, but that he would attain the greatest <text:span text:style-name="T2">honor</text:span> of any man on earth except Jesus Christ, because he was following the law of love and that law would bring to him his own Marie and he would spend many happy years with her. She told him that the great Chief whose spirit was with her, had confirmed all she had told them.</text:p>
          </table:table-cell>
          <table:table-cell/>
        </table:table-row>
        <table:table-row table:style-name="ro5">
          <table:table-cell/>
          <table:table-cell office:value-type="string">
            <text:p>272-273 (“honor” mentioned on pg. 273).</text:p>
          </table:table-cell>
          <table:table-cell office:value-type="string">
            <text:p>Robert's birthday, June 9th [1929].</text:p>
          </table:table-cell>
          <table:table-cell/>
          <table:table-cell office:value-type="string">
            <text:p>The Bible says that where two or three are gathered together, there God will be to own and to bless. Since God created the world, the Holy Trinity has been the greatest <text:span text:style-name="T2">power</text:span> and it is referred to many times in the Bible as Father, Son and Holy Ghost, and on this mundane sphere we know that happiness comes to husband, wife and child. The Bible says that one cannot do much alone, that there is need of two together, and that a threefold cord is not easily broken. Edna, your devotion to Walter has been his inspiration and has led him to the great discovery, which will relieve suffering in the world. <text:s/>Your confidence in him in placing your life in his hands to test this great discovery, deserves great <text:span text:style-name="T2">credit</text:span> and no <text:span text:style-name="T2">honor</text:span> or <text:span text:style-name="T2">reward</text:span> is too great for you, but the <text:span text:style-name="T2">honor</text:span> that men can give or the world or your Government, are but empty and mean nothing to the <text:span text:style-name="T2">heart</text:span> of a <text:span text:style-name="T2">loyal</text:span> woman. You are to have the greatest reward in Walter's love and this means more to you than any <text:span text:style-name="T2">honors</text:span> the world can give. It will satisfy when the shouts of the hero-worshippers have died away. When money, with all it can buy, has vanished and nothing remains but the lovelight in Walter's eyes, you will find happiness." Robert then presented a beautiful brooch made with the seal of Solomon […].</text:p>
          </table:table-cell>
          <table:table-cell/>
        </table:table-row>
        <table:table-row table:style-name="ro7">
          <table:table-cell/>
          <table:table-cell office:value-type="string">
            <text:p>296</text:p>
          </table:table-cell>
          <table:table-cell office:value-type="string">
            <text:p>After the Japanese capture and release of Robert.</text:p>
          </table:table-cell>
          <table:table-cell/>
          <table:table-cell office:value-type="string">
            <text:p>Robert returned to headquarters near San Francisco and reported to Colonel Davis just what he had done. He was immediately sent before General Pearson who was then in command of the United States Air forces. General Pearson after hearing the story and considering Robert's splendid record, decided that clemency should be extended to him but, before doing so, decided to communicate with the President of the United States and await his decision and instructions. <text:s/>A meeting of the Cabinet was called and they voted that Captain Gordon was a traitor to his country, but decided that he should not be court-martialed and shot, but <text:span text:style-name="T2">dishonored</text:span>. <text:s/>Orders were sent that his uniform be torn from him and that he be held a prisoner. This was the greatest blow to Robert that had ever befallen him since the loss of Marie, but he had faith in God. He knew that he had done right and what was for the best, just as the Creator of the universe does all things well and for the best.</text:p>
          </table:table-cell>
          <table:table-cell office:value-type="string">
            <text:p>Dishonored.</text:p>
          </table:table-cell>
        </table:table-row>
        <table:table-row table:style-name="ro54">
          <table:table-cell/>
          <table:table-cell office:value-type="string">
            <text:p>300</text:p>
          </table:table-cell>
          <table:table-cell office:value-type="string">
            <text:p>During Robert's arrival in New York.</text:p>
          </table:table-cell>
          <table:table-cell/>
          <table:table-cell office:value-type="string">
            <text:p>When Robert arrived in New York, Edna told him about the great fortune which she had made on the short side of the market and how when she received the good news by secret radio of his capture of the "Tokyo J-1" she calculated that as soon as it was generally known, it would restore confidence and stocks would have a big rally. She hastily covered all the short contracts and bought stocks for long account. <text:s/>The following afternoon when the big headlines announced the capture of the Tokyo, traders all rushed to buy and the market advanced rapidly. She said "Mr. <text:s/>Gordon, do you know the market is following the forecast which you mapped out in 1927?" He said, "I have been so worried over the war and my <text:span text:style-name="T2">dishonor</text:span> that I haven't had time to think about making money. If General Pearson hadn't proved to be a good friend, I would still be in prison. Now I must use some of my inventions to help my country and prove to them that I did act for the <text:span text:style-name="T2">best</text:span> and that I am <text:span text:style-name="T2">loyal</text:span>."</text:p>
          </table:table-cell>
          <table:table-cell/>
        </table:table-row>
        <table:table-row table:style-name="ro28">
          <table:table-cell/>
          <table:table-cell office:value-type="string">
            <text:p>328</text:p>
          </table:table-cell>
          <table:table-cell office:value-type="string">
            <text:p>3 days before end of armistice.</text:p>
          </table:table-cell>
          <table:table-cell/>
          <table:table-cell office:value-type="string">
            <text:p>Supreme Commander Gordon arose. His face showed new responsibility which rested upon his shoulders. He said simply, “I thank you for the <text:span text:style-name="T2">honor</text:span> and <text:span text:style-name="T2">confidence</text:span>, but before completely accepting I want to ask if I may have the unanimous consent of the entire War Council to carry out my plans no matter how absurd they may seem to the War Council.” The entire Council arose in a body and voted their unanimous consent. General Pearson then said “Supreme Commander Robert Gordon, we await your orders.” He saluted and sat down. <text:s/>Supreme Commander Gordon arose and said, “Dispatch immediately the following answer to the enemy’s Headquarters.</text:p>
          </table:table-cell>
          <table:table-cell/>
        </table:table-row>
        <table:table-row table:style-name="ro28">
          <table:table-cell/>
          <table:table-cell office:value-type="string">
            <text:p>364</text:p>
          </table:table-cell>
          <table:table-cell office:value-type="string">
            <text:p>None given, but it is between 10 mins after 10 o'clock [pm. June 8, 1932] and 12:00 am June 9, 1932].</text:p>
          </table:table-cell>
          <table:table-cell/>
          <table:table-cell office:value-type="string">
            <text:p>"You are quite right," the Supreme Commander said. <text:s/>"Your noble husband invented the sleeping gas because it was my desire to protect my country and win the war with as little loss of life as possible. From this time on, no more lives will be sacrificed. We will use the sleeping gas, put all the attacking aviators to sleep for seven days and the war will soon be over. I know that there will be another final attack upon New York in a few minutes and I am going to allow you the <text:span text:style-name="T2">honor</text:span> of using the sleeping gas machine and ending the final attack upon the great City of New York without loss of any life."</text:p>
          </table:table-cell>
          <table:table-cell/>
        </table:table-row>
        <table:table-row table:style-name="ro26">
          <table:table-cell/>
          <table:table-cell office:value-type="string">
            <text:p>367-368 (“honor” mentioned on pg. 368).</text:p>
          </table:table-cell>
          <table:table-cell office:value-type="string">
            <text:p>After 12:30 [a.m. June 9, 1932].</text:p>
          </table:table-cell>
          <table:table-cell/>
          <table:table-cell office:value-type="string">
            <text:p>Supreme Commander Gordon's next thought was of General Pearson who had been his friend and had saved his life after his capture by the Japanese at the battle of San Francisco. The next informed him of the great victory. This was the greatest news that General Pearson had ever received in his life. He felt doubly happy because he had had faith in Robert Gordon from the first and had been the one to offer to turn over his command and authority to Gordon and make him Supreme Commander. He answered: "Supreme Commander Gordon, our country made no mistake when they placed their fate in your hands. My faith in you has been supreme and I had confidence in you from the first time I met you. Accept my sincerest gratitude for the great service that you have rendered our country. You deserve all the <text:span text:style-name="T2">honor</text:span> and <text:span text:style-name="T2">reward</text:span> that we can give you."</text:p>
          </table:table-cell>
          <table:table-cell/>
        </table:table-row>
        <table:table-row table:style-name="ro51">
          <table:table-cell/>
          <table:table-cell office:value-type="string">
            <text:p>403</text:p>
          </table:table-cell>
          <table:table-cell office:value-type="string">
            <text:p>August 4, 1932.</text:p>
          </table:table-cell>
          <table:table-cell/>
          <table:table-cell office:value-type="string">
            <text:p>On August 4th, 1932, all of the cities in the world where Supreme Cormnander Gordon had destroyed buildings, were heard from. Reports showed that everything was normal and that no lives were lost. Messages were pouring in from every part of the world to the Allied Enemy Commanders to make peace with the United States on any terms and never permit the return of Marie the Angel of Mercy. The Commanders of the Allied Enemy armies dispatched messages to the President at Washington, asking for an armistice and peace terms on any conditions. The President replied:</text:p>
            <text:p/>
            <text:p>Peace terms are out of my hands. When this country was in dire peril and our cause seemed hopeless and lost, -- when your demands were to take our country, our name, our <text:span text:style-name="T2">honor</text:span>, -- at that time we placed our fate in the hands of a <text:span text:style-name="T2">lone</text:span> man Robert Gordon and made him Supreme Commander of all of the Armies of the United States. His will is law. You will have to deal with him, no one else has authority or will be given authority.</text:p>
            <text:p/>
          </table:table-cell>
          <table:table-cell/>
        </table:table-row>
        <table:table-row table:style-name="ro26">
          <table:table-cell/>
          <table:table-cell office:value-type="string">
            <text:p>411</text:p>
          </table:table-cell>
          <table:table-cell office:value-type="string">
            <text:p>At the peace conference of the world on August 30th [1932], [after 12:00 pm].</text:p>
          </table:table-cell>
          <table:table-cell/>
          <table:table-cell office:value-type="string">
            <text:p>When they were seated again, General Kennelworth proceeded, and turning to Supreme Commander Gordon he said:</text:p>
            <text:p/>
            <text:p>"Supreme Commander Robert Gordon, Comrade and Friend: I now have the greatest <text:span text:style-name="T2">honor</text:span> that has ever been conferred upon any man, -- that of presenting to you the highest medal that the United States can confer. <text:s/>This medal is emblematic of your great work and the duty and loyalty you have shown to your country. It is made of gold with a triple triangle in the three royal colors, purple, blue and gold. The words in the center of the triangle are 'I am God-Love.' Around the triangle are the words, Faith, Hope and Love. All of this and even more you have lived.</text:p>
            <text:p/>
          </table:table-cell>
          <table:table-cell/>
        </table:table-row>
        <table:table-row table:style-name="ro4">
          <table:table-cell/>
          <table:table-cell office:value-type="string">
            <text:p>411-412</text:p>
          </table:table-cell>
          <table:table-cell office:value-type="string">
            <text:p>At the peace conference of the world on August 30th [1932], [after 12:00 pm].</text:p>
          </table:table-cell>
          <table:table-cell/>
          <table:table-cell office:value-type="string">
            <text:p>"Words are empty when I attempt to convey to you the appreciation and gratitude of this country and the world. I am instructed by the President of the United States to say to you that anything that the United States can give is yours without the asking. All the foreign countries now fall at your feet to worship you because you have proven worthy and have used the great power placed in your hands wisely. It has been well said that God never places a responsibility upon a man who will use it unwisely. God has made no mistake in selecting you, Robert Gordon, as the prince of peace. The United States is proud of you, the world <text:span text:style-name="T2">honors</text:span> you and we offer you our humble gratitude and all the praise that this world can give you. Name what you want as your reward and it shall be given to you."</text:p>
          </table:table-cell>
          <table:table-cell/>
        </table:table-row>
        <table:table-row table:style-name="ro14">
          <table:table-cell/>
          <table:table-cell office:value-type="string">
            <text:p>412</text:p>
          </table:table-cell>
          <table:table-cell office:value-type="string">
            <text:p>At the peace conference of the world on August 30th [1932], [after 12:00 pm].</text:p>
          </table:table-cell>
          <table:table-cell/>
          <table:table-cell office:value-type="string">
            <text:p>"I am deeply grateful to you, my brothers and sisters of the world. I ask no credit for myself but owe it all to God who guided me thru love and inspired me to give my best to my country and to bring back with <text:span text:style-name="T2">honor</text:span> Old Glory's colors which have never trailed the dust, unstained by blood of innocent women and children.</text:p>
          </table:table-cell>
          <table:table-cell/>
        </table:table-row>
        <table:table-row table:style-name="ro26">
          <table:table-cell/>
          <table:table-cell office:value-type="string">
            <text:p>412-413 (“honor” mentioned on pg. 412).</text:p>
          </table:table-cell>
          <table:table-cell office:value-type="string">
            <text:p>At the peace conference of the world on August 30th [1932], [after 12:00 pm].</text:p>
          </table:table-cell>
          <table:table-cell/>
          <table:table-cell office:value-type="string">
            <text:p>"Above all the rest, I have kept a woman's trust untarnished and hope to some day see a new light of love in a woman's eyes. No reward is greater than this and I must still trust in God and wait. I have been loyal to her when all others have doubted her. Even when my country <text:span text:style-name="T2">dishonored</text:span> me, my faith never faltered, and when she disappeared, I hoped and prayed that she would live and still hope she is alive. I knew she had faith in me, love for me and the power of that love has given me the power to destroy the world, but her love has left charity in my heart and for that love I have dealt with the enemy with love and mercy. All the money, power and glory that you can give me are empty and cannot supply the aching void in my heart for her. <text:s/>The greatest gift that could be bestowed would be to return her to me with all the love and confidence that she had in me on June 5th, 1927.</text:p>
          </table:table-cell>
          <table:table-cell office:value-type="string">
            <text:p>Dishonor.</text:p>
          </table:table-cell>
        </table:table-row>
        <table:table-row table:style-name="ro45">
          <table:table-cell/>
          <table:table-cell office:value-type="string">
            <text:p>413</text:p>
          </table:table-cell>
          <table:table-cell office:value-type="string">
            <text:p>At the peace conference of the world on August 30th [1932], [after 12:00 pm].</text:p>
          </table:table-cell>
          <table:table-cell/>
          <table:table-cell office:value-type="string">
            <text:p>"In speaking of the inspiration that has been brought about by my love for her, I want to say that I was always faithful to my mother and that I have <text:span text:style-name="T2">honored</text:span> and <text:span text:style-name="T2">respected</text:span> her. It was she who taught me <text:span text:style-name="T2">loyalty</text:span> to my country and it was for her that I remained <text:span text:style-name="T2">loyal</text:span> and <text:span text:style-name="T2">faithful</text:span> to the cause of my country.</text:p>
          </table:table-cell>
          <table:table-cell/>
        </table:table-row>
        <table:table-row table:style-name="ro16">
          <table:table-cell/>
          <table:table-cell office:value-type="string">
            <text:p>414-415</text:p>
          </table:table-cell>
          <table:table-cell office:value-type="string">
            <text:p>At the peace conference of the world on August 30th [1932], [after 12:00 pm].</text:p>
          </table:table-cell>
          <table:table-cell/>
          <table:table-cell office:value-type="string">
            <text:p>When the President had finished and the applause had died down, General Edna Kennelworth arose. "Mr. <text:s/>President, Supreme Commander Gordon, Brothers and Sisters of the United Kingdom of the World: To me belongs no <text:span text:style-name="T2">honor</text:span> and I seek no <text:span text:style-name="T2">glory</text:span>. We owe it all to the genius of our Supreme Commander, Robert Gordon. I thank our worthy President and all the nations of the world who have shown their <text:span text:style-name="T2">honor</text:span> and <text:span text:style-name="T2">appreciation</text:span> to General Walter Kennelworth, my husband, and myself. I am happy to know that the cause of women has <text:span text:style-name="T2">triumphed</text:span> and that our Supreme Commander has set an example for the world and has shown what the love of a good woman can do. I thank you."</text:p>
          </table:table-cell>
          <table:table-cell office:value-type="string">
            <text:p>The cause is Women.</text:p>
          </table:table-cell>
        </table:table-row>
        <table:table-row table:style-name="ro41">
          <table:table-cell/>
          <table:table-cell office:value-type="string">
            <text:p>416</text:p>
          </table:table-cell>
          <table:table-cell office:value-type="string">
            <text:p>At the peace conference of the world on August 30th [1932], [after 12:00 pm].</text:p>
          </table:table-cell>
          <table:table-cell/>
          <table:table-cell office:value-type="string">
            <text:p>"Your faith has been supreme. Your love has given you faith and you have tried to understand. More than five long years have passed and no word has been received from Marie. In your speech today, the thought uppermost in your mind was for her happiness and safety. This shows that time does prove all things. It has proven your love for Marie and your faith and confidence in a woman's promise. Marie was a wise prophet. She knew better than we knew when she said: 'You will get eveything you want.' Robert Gordon, that prophecy has been fulfilled. You have accomplished your ambition and received everything that the world can give. All of your dreams but one have been realized. You have all the <text:span text:style-name="T2">honors</text:span>, all the gratitude that a world can give, yet I know that your heart is aching and after your duty is well done and the peace of the world is established, you will need Marie and her love more now than ever.</text:p>
          </table:table-cell>
          <table:table-cell/>
        </table:table-row>
        <table:table-row table:style-name="ro41">
          <table:table-cell/>
          <table:table-cell office:value-type="string">
            <text:p>417-418 (“honor” mentioned on pg. 417).</text:p>
          </table:table-cell>
          <table:table-cell office:value-type="string">
            <text:p>At the peace conference of the world on August 30th [1932], [after 12:00 pm].</text:p>
          </table:table-cell>
          <table:table-cell/>
          <table:table-cell office:value-type="string">
            <text:p>"The last line of her letter read, 'I will come to you when I mean the most and your need for love is the greatest.' Robert Gordon, that last promise has sustained you thru all of these years. It has been the anchor that has kept your soul steadfast. You have trusted and never doubted. You have <text:span text:style-name="T2">honored</text:span> and <text:span text:style-name="T2">respected</text:span> the land that gave you birth. Your love and faithfulness to Marie Stanton has guided you to success and victory, because it was an unselfish love. The great God who gave His only begotten son to save the world that He loved has not been unmindful of you and your devotion to His wisdom. You have followed His example of love and mercy. You have kept the faith. <text:s/>You have preserved the life of your nation and the all wise God in His wisdom and mercy, has preserved for you the life of Marie Stanton. Robert Gordon, my friend and comrade, I now take pleasure in presenting to you Marie Stanton."</text:p>
          </table:table-cell>
          <table:table-cell/>
        </table:table-row>
        <table:table-row table:style-name="ro8" table:number-rows-repeated="29">
          <table:table-cell table:number-columns-repeated="6"/>
        </table:table-row>
        <table:table-row table:style-name="ro8">
          <table:table-cell table:number-columns-repeated="6"/>
        </table:table-row>
      </table:table>
      <table:table table:name="hope" table:style-name="ta1">
        <table:table-column table:style-name="co79" table:default-cell-style-name="ce4"/>
        <table:table-column table:style-name="co19" table:default-cell-style-name="ce4"/>
        <table:table-column table:style-name="co80" table:default-cell-style-name="ce4"/>
        <table:table-column table:style-name="co35" table:default-cell-style-name="ce4"/>
        <table:table-column table:style-name="co81" table:default-cell-style-name="ce4"/>
        <table:table-column table:style-name="co24" table:default-cell-style-name="ce4"/>
        <table:table-row table:style-name="ro10">
          <table:table-cell table:style-name="Default" office:value-type="string">
            <text:p>Exerpts mentioning the word “hope” in TTTA.</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There are 235 instances of the word “hope” (including variations such as “hoped”, “hopes”, “hopeth”, “hopeful”, “hopefully”, etc.).</text:p>
          </table:table-cell>
          <table:table-cell table:style-name="Default" table:number-columns-repeated="5"/>
        </table:table-row>
        <table:table-row table:style-name="ro10">
          <table:table-cell table:style-name="Default" table:number-columns-repeated="6"/>
        </table:table-row>
        <table:table-row table:style-name="ro1">
          <table:table-cell table:style-name="Default" office:value-type="string">
            <text:p>rluu: Page 157-158 has information about “hope”. <text:s/>It seems to be connected with RG's 21st birthday. <text:s/>See spreadsheet on “birthday” for pages 157-158. <text:s/></text:p>
          </table:table-cell>
          <table:table-cell table:style-name="Default" table:number-columns-repeated="5"/>
        </table:table-row>
        <table:table-row table:style-name="ro1">
          <table:table-cell table:style-name="Default" office:value-type="string">
            <text:p>rluu: Page 131. <text:s/>“hope would depart from him”</text:p>
          </table:table-cell>
          <table:table-cell table:style-name="Default" table:number-columns-repeated="5"/>
        </table:table-row>
        <table:table-row table:style-name="ro1">
          <table:table-cell table:style-name="Default" office:value-type="string">
            <text:p>pg. 335 talks about hope also.</text:p>
          </table:table-cell>
          <table:table-cell table:style-name="Default" table:number-columns-repeated="5"/>
        </table:table-row>
        <table:table-row table:style-name="ro10">
          <table:table-cell table:style-name="Default" office:value-type="string">
            <text:p>pg. 36: “Hopefully” in the closing part of RG's letter to Marie is the 240th word of the letter.</text:p>
          </table:table-cell>
          <table:table-cell table:style-name="Default" table:number-columns-repeated="5"/>
        </table:table-row>
        <table:table-row table:style-name="ro1">
          <table:table-cell table:style-name="Default" table:number-columns-repeated="6"/>
        </table:table-row>
        <table:table-row table:style-name="ro1">
          <table:table-cell table:style-name="Default" office:value-type="string">
            <text:p>Below are just some excerpts of the word “hope” used.</text:p>
          </table:table-cell>
          <table:table-cell table:style-name="Default" table:number-columns-repeated="5"/>
        </table:table-row>
        <table:table-row table:style-name="ro1">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
          <table:table-cell table:number-columns-repeated="6"/>
        </table:table-row>
        <table:table-row table:style-name="ro11">
          <table:table-cell table:number-columns-repeated="2" office:value-type="string">
            <text:p>1</text:p>
          </table:table-cell>
          <table:table-cell table:number-columns-repeated="2"/>
          <table:table-cell office:value-type="string">
            <text:p>She had always <text:span text:style-name="T2">hoped</text:span> that this, her third son, would be born on Sunday, but</text:p>
            <text:p>he was born late Saturday night, June 9th, 1906.</text:p>
          </table:table-cell>
          <table:table-cell/>
        </table:table-row>
        <table:table-row table:style-name="ro56">
          <table:table-cell table:number-columns-repeated="2" office:value-type="string">
            <text:p>1</text:p>
          </table:table-cell>
          <table:table-cell table:number-columns-repeated="2"/>
          <table:table-cell office:value-type="string">
            <text:p>Capt. Gordon had been very much depressed after the loss of his eldest son in the San Francisco earthquake, and was very much cheered up at the birth of this boy, and <text:span text:style-name="T2">hoped</text:span> that the youngest son might fulfill the ambitions he had for his first born.</text:p>
          </table:table-cell>
          <table:table-cell/>
        </table:table-row>
        <table:table-row table:style-name="ro56">
          <table:table-cell office:value-type="string">
            <text:p>1</text:p>
          </table:table-cell>
          <table:table-cell office:value-type="string">
            <text:p>2</text:p>
          </table:table-cell>
          <table:table-cell table:number-columns-repeated="2"/>
          <table:table-cell office:value-type="string">
            <text:p>Amelia Gordon was a great Bible student, and had always <text:span text:style-name="T2">hoped</text:span> that she would have a son born who would be a preacher, so she thought that little Robert might fulfill her <text:span text:style-name="T2">hopes</text:span> and ambitions.</text:p>
          </table:table-cell>
          <table:table-cell/>
        </table:table-row>
        <table:table-row table:style-name="ro4">
          <table:table-cell/>
          <table:table-cell office:value-type="string">
            <text:p>166-167</text:p>
          </table:table-cell>
          <table:table-cell office:value-type="string">
            <text:p>June 9, [1927].</text:p>
          </table:table-cell>
          <table:table-cell/>
          <table:table-cell office:value-type="string">
            <text:p>Again as he was wondering what to do, he got the crumpled note that Marie wrote and put in his pocket on Sunday and read it again: "According to your faith, be I unto you. Love will always <text:span text:style-name="T2">hope</text:span>, understand and wait. Time proves all things. You will get everything you want. I will come to you when I mean the most and your need for love is the greatest." Only a few short lines, but so much said in them and so much left unsaid, Robert thought. Yet they contained an assurance, they left no doubt about a <text:span text:style-name="T2">hope</text:span> for the future and on that <text:span text:style-name="T2">hope</text:span> and with that faith Robert would cling to the future. Time would prove his love. Marie stated plainly that he would get everything he wanted and he knew that the greatest thing in the world he wanted was Marie. So at the close of another day of disappointment he felt that<text:span text:style-name="T2"> there was room for hope</text:span> and that<text:span text:style-name="T2"> the future was lined with hopes</text:span>. He resolved never to waver. Then read "A Psalm of Life" by Longfellow: […]</text:p>
          </table:table-cell>
          <table:table-cell/>
        </table:table-row>
        <table:table-row table:style-name="ro57">
          <table:table-cell/>
          <table:table-cell office:value-type="string">
            <text:p>169</text:p>
          </table:table-cell>
          <table:table-cell table:number-columns-repeated="2"/>
          <table:table-cell office:value-type="string">
            <text:p>He knew that he had great <text:span text:style-name="T2">love</text:span> and great <text:span text:style-name="T2">trust</text:span>, and that that <text:span text:style-name="T2">love</text:span>, and the <text:span text:style-name="T6">hope</text:span> of Marie, would give him ambition and courage to continue on. It was now getting late and no news had come of Marie. <text:span text:style-name="T2">Robert realized his birthday</text:span> was passing and<text:span text:style-name="T2"> his hopes for the present were blasted.</text:span></text:p>
          </table:table-cell>
          <table:table-cell/>
        </table:table-row>
        <table:table-row table:style-name="ro17">
          <table:table-cell/>
          <table:table-cell office:value-type="string">
            <text:p>171</text:p>
          </table:table-cell>
          <table:table-cell table:number-columns-repeated="2"/>
          <table:table-cell office:value-type="string">
            <text:p>Robert bought evening newspapers and looked over the Financial Page; noted that cotton, wheat and corn had advanced that day. His birthday had indeed been a success, financially, and his 21st birthday found him on top of the world, but this was not what counted with Robert. The great disappointment was that <text:span text:style-name="T2">his hopes for Marie on that day were blasted</text:span>, but he had not given up. As he looked over the newspapers he saw an advertisement headed, "Madam Cleo," Clairvoyant. The advertisement stated that Madam Cleo could re-unite the separated and bring back lost lovers. </text:p>
          </table:table-cell>
          <table:table-cell/>
        </table:table-row>
        <table:table-row table:style-name="ro56">
          <table:table-cell/>
          <table:table-cell office:value-type="string">
            <text:p>205</text:p>
          </table:table-cell>
          <table:table-cell table:number-columns-repeated="2"/>
          <table:table-cell office:value-type="string">
            <text:p>Man’s greatest enemy in speculation is ‘<text:span text:style-name="T2">hope</text:span>.’ He refuses to face facts, and facts are stubborn things. <text:span text:style-name="T2">Hope</text:span> spurs us on. It may be <text:span text:style-name="T2">an anchor to the soul</text:span><text:span text:style-name="T3">,</text:span> but a very slim anchor in speculation, when facts are against us.” <text:s/></text:p>
          </table:table-cell>
          <table:table-cell office:value-type="string">
            <text:p>Hope is an anchor to the soul (Sun?).</text:p>
          </table:table-cell>
        </table:table-row>
        <table:table-row table:style-name="ro48">
          <table:table-cell/>
          <table:table-cell office:value-type="string">
            <text:p>205-206</text:p>
          </table:table-cell>
          <table:table-cell table:number-columns-repeated="2"/>
          <table:table-cell office:value-type="string">
            <text:p>Mr. Watson told Robert that his friend Walter had related to him all about his love affair and the disappearance of Marie. He said, “My boy, the great love you have for her is now furnishing the <text:span text:style-name="T2">hope</text:span> which will carry you to success. When that <text:span text:style-name="T2">hope</text:span> is gone, you will have to find a new one or you cannot go on.” Robert told him that Marie had said that anticipation was greater than realization. “Robert,” he said, "I want to tell you the story of my love affair. I have made and lost many fortunes in Wall Street, and when things have gone wrong and I have reached the depths of despondency, have seen my last dollar fade away, been deserted by friends of my prosperous days, then when there seemed nothing else to live for, nothing to make me fight on, there would come a <text:span text:style-name="T2">hope</text:span>, <text:span text:style-name="T3">the angel of memory</text:span> would steal over me and I would again <text:span text:style-name="T2">hope</text:span> that some day, somewhere, I would find my Katie.” Here the old man’s eyes grew dim with tears. He drew an old wallet from his pocket, took out a package, slowly unwrapped it. <text:s/>In there was a picture in a little gold frame. The aged hands trembled, his voice grew weak as he handed the picture to Robert with some faded flowers which he had pressed out and kept and said: “These flowers were picked by her own little hands over <text:span text:style-name="T2">forty years ago</text:span>.” <text:s/>He then broke down and wept bitterly. Robert was deeply moved by the old man’s great devotion to his long-lost sweetheart and begged him to tell more of the story.</text:p>
          </table:table-cell>
          <table:table-cell office:value-type="string">
            <text:p>“angel of memory” ?</text:p>
          </table:table-cell>
        </table:table-row>
        <table:table-row table:style-name="ro17" table:number-rows-repeated="48">
          <table:table-cell table:number-columns-repeated="6"/>
        </table:table-row>
        <table:table-row table:style-name="ro17">
          <table:table-cell table:number-columns-repeated="6"/>
        </table:table-row>
      </table:table>
      <table:table table:name="impress" table:style-name="ta1">
        <table:table-column table:style-name="co20" table:default-cell-style-name="Default"/>
        <table:table-column table:style-name="co19" table:default-cell-style-name="Default"/>
        <table:table-column table:style-name="co82" table:default-cell-style-name="Default"/>
        <table:table-column table:style-name="co19" table:default-cell-style-name="Default"/>
        <table:table-column table:style-name="co83" table:default-cell-style-name="Default"/>
        <table:table-column table:style-name="co84" table:default-cell-style-name="Default"/>
        <table:table-row table:style-name="ro10">
          <table:table-cell office:value-type="string">
            <text:p>Excerpts related to the words “impressed”, “impression”.</text:p>
          </table:table-cell>
          <table:table-cell table:number-columns-repeated="5"/>
        </table:table-row>
        <table:table-row table:style-name="ro10">
          <table:table-cell office:value-type="string">
            <text:p>All variants of “impress” written 22 times in TTTA.</text:p>
          </table:table-cell>
          <table:table-cell table:number-columns-repeated="5"/>
        </table:table-row>
        <table:table-row table:style-name="ro20">
          <table:table-cell office:value-type="string">
            <text:p>rluu_20130308: This word might just be used for emphasis by Gann, to focus in on this thing he's highlighting, kind of like the word “great”.</text:p>
          </table:table-cell>
          <table:table-cell table:number-columns-repeated="5"/>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48">
          <table:table-cell table:style-name="ce4"/>
          <table:table-cell table:style-name="ce4" office:value-type="string">
            <text:p>8-9 (“impressed” mentioned on pg. 9)</text:p>
          </table:table-cell>
          <table:table-cell table:style-name="ce4" office:value-type="string">
            <text:p>A few nights before RG was born.</text:p>
          </table:table-cell>
          <table:table-cell table:style-name="ce4"/>
          <table:table-cell table:style-name="ce4" office:value-type="string">
            <text:p>“My son, war is the work of the devil, not of God, and the Bible tells us that the old dragon has to be loosed for a little season, but in the Book of Revelation, we read that Satan is bound for a thousand years. I hope I live to see that day and I feel sure you will. A few nights before you were born I had a very strange <text:span text:style-name="T2">dream</text:span>. <text:s/>I thought I saw San Francisco and Los Angeles destroyed in two days by some war machine, and that one of my sons came near losing his life there, but was saved and afterwards he saved his country and made peace with the world. I suppose I dreamed about San Francisco because Herbert lost his life there but, somehow, I feel that it was more than a dream, and that you are born to be a peacemaker.”</text:p>
            <text:p>Bobbie was greatly <text:span text:style-name="T2">impressed</text:span> with his mother’s <text:span text:style-name="T2">dream</text:span> and her hopes and ambitions for him, but his brother would quarrel and try to fight with him. Bobbie would tell him that Dad wanted him to be peaceful and that his mother wanted him to be a peacemaker and that he would not fight. His brother called him “Cottonhead” because his hair was so white, and accused him of being a white-livered coward, but Bobbie was patient and did not lose his temper. His mother would commend him for this and tell him that the Bible said to control your temper and not let your angry passions rise.</text:p>
          </table:table-cell>
          <table:table-cell table:style-name="ce4"/>
        </table:table-row>
        <table:table-row table:style-name="ro26">
          <table:table-cell table:style-name="ce4"/>
          <table:table-cell table:style-name="ce4" office:value-type="string">
            <text:p>19</text:p>
          </table:table-cell>
          <table:table-cell table:style-name="ce4" office:value-type="string">
            <text:p>One Sunday in the early part of June, [1921].</text:p>
          </table:table-cell>
          <table:table-cell table:style-name="ce4"/>
          <table:table-cell table:style-name="ce4" office:value-type="string">
            <text:p>The minister preached a great sermon. Robert thought it one of the best he had ever heard and one which <text:span text:style-name="T2">impressed</text:span> him the most. The minister talked about the great work of faith and said that faith without works is dead; but that there could be no faith without love because love was the greatest of all things. That God was love, and that love was the fulfilling of the law, “For God so loved the world that he gave his only begotten son that whomsoever believeth on Him might not perish, but have everlasting life.” He added that God loves children who honor and obey their parents, wives who love and obey their husbands, husbands who love and protect their wives, and admonished each man to love his neighbor as himself. Because love is the law of harmony, and the power that created the universe, it is the only power that can prevent destruction, war and human death, but with true love we can overcome the last great enemy, death.</text:p>
          </table:table-cell>
          <table:table-cell table:style-name="ce4"/>
        </table:table-row>
        <table:table-row table:style-name="ro30">
          <table:table-cell table:style-name="ce4"/>
          <table:table-cell table:style-name="ce4" office:value-type="string">
            <text:p>64</text:p>
          </table:table-cell>
          <table:table-cell table:style-name="ce4" office:value-type="string">
            <text:p>None given, but the previous letter was dated January 15, 1927.</text:p>
          </table:table-cell>
          <table:table-cell table:style-name="ce4"/>
          <table:table-cell table:style-name="ce4" office:value-type="string">
            <text:p><text:span text:style-name="T7">Letter from Mr. K to RG:</text:span></text:p>
            <text:p><text:span text:style-name="T7">MY DEAR ROBERT:</text:span></text:p>
            <text:p><text:span text:style-name="T7">Your very interesting letter received. I have the greatest faith in your ability and believe that if anyone can work out anything valuable from the Bible, you can do it. I have watched very carefully your persistency, and am much </text:span><text:span text:style-name="T8">impressed</text:span><text:span text:style-name="T7"> with your loyalty and determination. It is admirable the confidence and faith that you have in yourself, as well as having great confidence in the greatest book of all, The Holy Bible.</text:span></text:p>
          </table:table-cell>
          <table:table-cell table:style-name="ce4"/>
        </table:table-row>
        <table:table-row table:style-name="ro41">
          <table:table-cell table:style-name="ce4"/>
          <table:table-cell table:style-name="ce4" office:value-type="string">
            <text:p>68</text:p>
          </table:table-cell>
          <table:table-cell table:style-name="ce4" office:value-type="string">
            <text:p>Letter is dated January 24, 1927.</text:p>
          </table:table-cell>
          <table:table-cell table:style-name="ce4"/>
          <table:table-cell table:style-name="ce4" office:value-type="string">
            <text:p>Excerpt from RG's 2nd letter to Mr. Kennelworth:</text:p>
            <text:p/>
            <text:p>I have prayed and studied in secret, and I believe I am going to receive my reward. I believe that our heavenly Father, the ruler and maker of this universe, does know our needs, and that he gives us understanding according to the way we would receive it.</text:p>
            <text:p/>
            <text:p>I was much <text:span text:style-name="T2">impressed</text:span> when I read St. Matthew 6: 33 --</text:p>
            <text:p/>
            <text:p>"But seek ye first the kingdom of God, and his righteousness; and all these things shall be added unto you."</text:p>
            <text:p/>
            <text:p>I have sought that kingdom and I have found it where the good book says it is: "The kingdom of heaven is within you."</text:p>
          </table:table-cell>
          <table:table-cell table:style-name="ce4"/>
        </table:table-row>
        <table:table-row table:style-name="ro29">
          <table:table-cell table:style-name="ce4"/>
          <table:table-cell table:style-name="ce4" office:value-type="string">
            <text:p>98</text:p>
          </table:table-cell>
          <table:table-cell table:style-name="ce4" office:value-type="string">
            <text:p>Letter is dated Sunday, May 1, 1927.</text:p>
          </table:table-cell>
          <table:table-cell table:style-name="ce4"/>
          <table:table-cell table:style-name="ce4" office:value-type="string">
            <text:p>Letter from Marie to Robert:</text:p>
            <text:p>I am going to tell you a <text:span text:style-name="T2">dream</text:span> that I had <text:span text:style-name="T2">a few nights ago</text:span>. <text:s/>I saw you a great <text:span text:style-name="T2">success</text:span>. Fortune was smiling on you. The world was at your feet, but I seemed to see a great tragedy follow this. It seemed I left you in a mysterious way and then came back to you just as mysteriously. Now, don't think that I do not want to go with you, Robert, and don't think that I believe in <text:span text:style-name="T2">dreams</text:span>, but somehow it has made a great <text:span text:style-name="T2">impression</text:span> on me.</text:p>
          </table:table-cell>
          <table:table-cell table:style-name="ce4"/>
        </table:table-row>
        <table:table-row table:style-name="ro41">
          <table:table-cell table:style-name="ce4"/>
          <table:table-cell table:style-name="ce4" office:value-type="string">
            <text:p>130-131</text:p>
          </table:table-cell>
          <table:table-cell table:style-name="ce4" office:value-type="string">
            <text:p>None given.</text:p>
          </table:table-cell>
          <table:table-cell table:style-name="ce4"/>
          <table:table-cell table:style-name="ce4" office:value-type="string">
            <text:p>As Robert read: “Heaven and earth shall pass away but my word shall not pass away,” he remembered that the Bible said that whenever you pray, believe that you have it and you shall. As he knew that all things are possible with the Lord, he determined to pray believing that Marie would soon return to him. <text:s/>Robert was much <text:span text:style-name="T2">impressed</text:span> with the statement that all the prophecies of the Bible are being fulfilled and will be fulfilled. He knew that every promise that God had ever made to man, he had kept. This renewed Robert’s faith and again he read Marie’s note where it said: “According to your faith, be I unto you,” and Robert thought that if faith would bring Marie back to him she would surely come. He knew that time would never change his love and that there was no other woman but Marie for him. <text:s/>He would live, work and hope for Marie until he found her, but if she had gone from him forever and such bad news should come to him, he knew that he would bury all life and that hope would depart from him and life would not be worth living.</text:p>
          </table:table-cell>
          <table:table-cell table:style-name="ce4"/>
        </table:table-row>
        <table:table-row table:style-name="ro31">
          <table:table-cell table:style-name="ce4"/>
          <table:table-cell table:style-name="ce4" office:value-type="string">
            <text:p>131</text:p>
          </table:table-cell>
          <table:table-cell table:style-name="ce4" office:value-type="string">
            <text:p>None given.</text:p>
          </table:table-cell>
          <table:table-cell table:style-name="ce4"/>
          <table:table-cell table:style-name="ce10" office:value-type="string">
            <text:p><text:span text:style-name="T7">At the end of the article he read the poem on the Bible and was much </text:span><text:span text:style-name="T8">impressed</text:span><text:span text:style-name="T7"> with these lines:</text:span></text:p>
            <text:p><text:span text:style-name="T7"/></text:p>
            <text:p><text:span text:style-name="T7">“</text:span><text:span text:style-name="T7">Ah no, my dear Bible, revealer of light,</text:span></text:p>
            <text:p><text:span text:style-name="T7">Thou sword of the spirit, put error to flight;</text:span></text:p>
            <text:p><text:span text:style-name="T7">And still thru life’s journey, until the last sigh;</text:span></text:p>
            <text:p><text:span text:style-name="T7">We’ll travel together, my Bible and I."</text:span></text:p>
            <text:p><text:span text:style-name="T7"/></text:p>
            <text:p><text:span text:style-name="T7">Robert felt that this article had been written especially for him when he needed it most, making him realize the value of his Bible and the trust he should put in it, applying its wisdom to his present problem and troubles.</text:span></text:p>
          </table:table-cell>
          <table:table-cell table:style-name="ce4"/>
        </table:table-row>
        <table:table-row table:style-name="ro58">
          <table:table-cell table:style-name="ce4"/>
          <table:table-cell table:style-name="ce4" office:value-type="string">
            <text:p>139-140 (“impressed” mentioned on pg. 139)</text:p>
          </table:table-cell>
          <table:table-cell table:style-name="ce4" office:value-type="string">
            <text:p>None given, but in the story, it is Monday June 6, 1927.</text:p>
          </table:table-cell>
          <table:table-cell table:style-name="ce4"/>
          <table:table-cell table:style-name="ce4" office:value-type="string">
            <text:p>Robert decided to call Mr. Kennelworth on the longdistance 'phone at his office in Texarkana and soon got him on the wire. Mr. Kennelworth said that he had gone to see Marie’s father, Mr. Stanton, soon after Robert’s telephone message Sunday afternoon and had told Mr. Stanton of Robert’s <text:span text:style-name="T2">success</text:span> since he had been with his firm; how hard Robert had studied and planned and how he had figured out the cotton and grain markets and the large amount of money that he had made on such a small capital. He confided to Mr. Stanton the secret of how Marie had saved up her money and how much money Robert had made on the $400.00 which he had invested for her. Mr. Stanton and his wife were much <text:span text:style-name="T2">impressed</text:span> with the story and felt that they had been wrong in opposing Marie’s love for Robert and their marriage. They told Mr. Kennelworth that when Marie returned they would give her their consent to marry Robert then or any time later. They felt that they might be to blame for any harm that would come to Marie or for the sorrows that Robert was suffering. <text:s/>However, they were hopeful that Marie was either returning home or was on her way back to Sherman, Texas, to complete her education, and, therefore, were not greatly alarmed and intended to wait until Monday afternoon to find out if Marie had gone back to Sherman. <text:s/>Mr. Kennelworth stated that Mr. and Mrs. Stanton wished him to convey their sympathy to Robert and to tell him that they had great faith in him and wanted to help make him and Marie happy.</text:p>
          </table:table-cell>
          <table:table-cell table:style-name="ce4"/>
        </table:table-row>
        <table:table-row table:style-name="ro59">
          <table:table-cell table:style-name="ce4"/>
          <table:table-cell table:style-name="ce4" office:value-type="string">
            <text:p>170</text:p>
          </table:table-cell>
          <table:table-cell table:style-name="ce4" office:value-type="string">
            <text:p>None given, but in the storyline it is June 9, 1927. <text:s/>The next timestamp is the morning of June 10, [1927].</text:p>
          </table:table-cell>
          <table:table-cell table:style-name="ce4"/>
          <table:table-cell table:style-name="ce4" office:value-type="string">
            <text:p><text:span text:style-name="T7"><text:s/></text:span><text:span text:style-name="T7">So long thy power hath blessed me, sure it still</text:span></text:p>
            <text:p><text:span text:style-name="T7">Will lead me on;</text:span></text:p>
            <text:p><text:span text:style-name="T7">O'er moor and fen, o'er crag and torrent till</text:span></text:p>
            <text:p><text:span text:style-name="T7">The night is gone;</text:span></text:p>
            <text:p><text:span text:style-name="T7">And with the morn those angel faces smile</text:span></text:p>
            <text:p><text:span text:style-name="T9">Which I have loved long since, and lost awhile.</text:span></text:p>
            <text:p><text:span text:style-name="T9"/></text:p>
            <text:p>The last few lines of the final verse <text:span text:style-name="T18">impressed</text:span><text:span text:style-name="T19"> him strongly. Robert felt that Marie was only lost for awhile and that on the coming morning he would meet the future with a smile, face it with hope, courage and determination and make some new plans; figure some other new way by which he might locate Marie or obtain some news of her whereabouts. Realizing more than ever that hope deferred maketh the heart grow sick, Robert read everything in the Bible that he could find on love. At last he read the song of Solomon.</text:span></text:p>
          </table:table-cell>
          <table:table-cell table:style-name="ce20" office:value-type="string">
            <text:p>The last few lines of the final verse of the poem has 40 words. The last few lines are descriptive of this moment in the story also.</text:p>
          </table:table-cell>
        </table:table-row>
        <table:table-row table:style-name="ro45">
          <table:table-cell table:style-name="ce4"/>
          <table:table-cell table:style-name="ce4" office:value-type="string">
            <text:p>181-182 (“impressed” mentioned on pg. 182).</text:p>
          </table:table-cell>
          <table:table-cell table:style-name="ce4" office:value-type="string">
            <text:p>None given, but in the storyline it is June 11, [1927].</text:p>
          </table:table-cell>
          <table:table-cell table:style-name="ce4"/>
          <table:table-cell table:style-name="ce4" office:value-type="string">
            <text:p>Robert then showed a poem on “Love” which he had written to Marie and one, “The Garden of Love,” which he had written at the time he and Marie had their first break in 1926. Mr. Kennelworth read these poems and was very much <text:span text:style-name="T2">impressed</text:span> with Robert’s ability as a writer. He said, “Robert, this proves to me that Love brings out the best in a man and that when he finds a good woman his success is assured.”</text:p>
          </table:table-cell>
          <table:table-cell table:style-name="ce4"/>
        </table:table-row>
        <table:table-row table:style-name="ro41">
          <table:table-cell table:style-name="ce4"/>
          <table:table-cell table:style-name="ce4" office:value-type="string">
            <text:p>188-189</text:p>
          </table:table-cell>
          <table:table-cell table:style-name="ce4" office:value-type="string">
            <text:p>The night of Monday June 13, [1927].</text:p>
          </table:table-cell>
          <table:table-cell table:style-name="ce4"/>
          <table:table-cell table:style-name="ce4" office:value-type="string">
            <text:p>Robert jumped to his feet and shouted, “Hurrah for Eric,” and said, “that’s the kind of love I have for Marie and no matter what may have happened or what she should do in the future, my love is the kind which will understand, forgive and forget.” <text:s/>He told them how he was <text:span text:style-name="T2">impressed</text:span> with the story in the Bible where the woman was brought before Jesus accused and how the Jesus said, “Let him who is without sin, cast the first stone,” and when they had all disappeared he said: “Woman, doth no man accuse thee,” and she answered, “No, Lord.” Jesus said, “Neither do I. Go your way and sin no more.” Robert said when the world once realized the great power of Love, that jealousy, enmity, all accusations and the desire for personal gain, would pass away. That when Love alone dominated the hearts of men and women, wars would be no more, and that men would see no evil in their fellow-men as Eric saw no evil in Molly’s sacrifice but knew and understood that great love for him was the motive that prompted her actions.</text:p>
          </table:table-cell>
          <table:table-cell table:style-name="ce4"/>
        </table:table-row>
        <table:table-row table:style-name="ro48">
          <table:table-cell table:style-name="ce4"/>
          <table:table-cell table:style-name="ce4" office:value-type="string">
            <text:p>194</text:p>
          </table:table-cell>
          <table:table-cell table:style-name="ce4" office:value-type="string">
            <text:p>A few days after New York's reception to Colonel Lindbergh.</text:p>
          </table:table-cell>
          <table:table-cell table:style-name="ce4"/>
          <table:table-cell table:style-name="ce4" office:value-type="string">
            <text:p>A few days after New York’s reception to Colonel Lindbergh, Robert decided to get down to business. <text:s/>He visited his brokers in Wall Street, talked over the market situation and found that they did not agree with his ideas and views. Decided to open an office at 69 Wall Street, and Walter was to work with him when he had time from his studies. They consulted about a stenographer or office assistant. Walter had met Miss Edna Quinton, a very talented girl, whom he thought was the most competent he had ever known, so Robert gave her a position in his office.</text:p>
            <text:p/>
            <text:p>Walter was anxious to keep Robert cheerful so went sight-seeing often and to see all the latest plays. Robert was very much interested in the play, “The Student Prince.” Was <text:span text:style-name="T2">impressed</text:span> when the old servant told the young King the old saying, “A promise keep, right well you sleep; a promise break, all night you wake.” <text:s/>Robert knew that this was what caused the King to return to his former sweetheart, but when he gave her up and married the Princess, he was disgusted and disappointed. Told Walter that he would never break his promise for anyone; and knew that if he did, he would never be able to sleep soundly again.</text:p>
            <text:p/>
          </table:table-cell>
          <table:table-cell table:style-name="ce4"/>
        </table:table-row>
        <table:table-row table:style-name="ro28">
          <table:table-cell table:style-name="ce4"/>
          <table:table-cell table:style-name="ce4" office:value-type="string">
            <text:p>212</text:p>
          </table:table-cell>
          <table:table-cell table:style-name="ce4" office:value-type="string">
            <text:p>None given.</text:p>
          </table:table-cell>
          <table:table-cell table:style-name="ce4"/>
          <table:table-cell table:style-name="ce4" office:value-type="string">
            <text:p>Robert turned to the Bible for consolation. Read every chapter of the Song of Solomon. Was very much <text:span text:style-name="T2">impressed</text:span> with Chapter 2: 14:</text:p>
            <text:p/>
            <text:p>O my dove, that art in the clefts of the rock, in the secret places of the stairs, let me see thy countenance, let me hear thy voice, for sweet is thy voice and thy countenance is comely.</text:p>
            <text:p/>
            <text:p>Robert longed to hear Marie’s voice and prayed that she might come forth from her secret hiding place.</text:p>
          </table:table-cell>
          <table:table-cell table:style-name="ce4"/>
        </table:table-row>
        <table:table-row table:style-name="ro37">
          <table:table-cell table:style-name="ce4"/>
          <table:table-cell table:style-name="ce4" office:value-type="string">
            <text:p>230-231</text:p>
          </table:table-cell>
          <table:table-cell table:style-name="ce4" table:number-columns-repeated="2"/>
          <table:table-cell table:style-name="ce4" office:value-type="string">
            <text:p>Before she [Edna] had time to tell him what had happened the night before, he called her into his secret office, the room that she had never seen before. There she saw all kinds of strange instruments which she knew must be some of his new inventions. He took her to a little machine in the corner of the room and showed her some peculiar lines that the machine had recorded on the paper the night before. He told her that his machine received the <text:span text:style-name="T2">impressions</text:span> of people's minds and recorded their thoughts, especially when they were greatly excited or interested in any matter. He read to her from the record on the machine in substance exactly what had been said to her the night before. Then he turned to the Bible and showed her where it said "Everything that is concealed will be revealed, and everything that is covered will be uncovered." Edna was more excited than she had ever been in her life. She knew that the machine had revealed the truth. Then said to Mr. <text:s/>Gordon that she had intended to tell him that morning just what had happened and hoped that he would believe that she was loyal to him and had refused to accept a bribe. He then showed her another record on the machine like a phonograph record which would record people's thoughts and told her that it indicated just what she had been thinking about. The machine had read her mind and recorded her thoughts. He assured her that he did believe her and trust her. Edna was moved to tears at this great confidence.</text:p>
          </table:table-cell>
          <table:table-cell table:style-name="ce4"/>
        </table:table-row>
        <table:table-row table:style-name="ro50">
          <table:table-cell table:style-name="ce4"/>
          <table:table-cell table:style-name="ce4" office:value-type="string">
            <text:p>239-240 (“impressed” mentioned on pg. 240)</text:p>
          </table:table-cell>
          <table:table-cell table:style-name="ce4" office:value-type="string">
            <text:p>Middle of January, 1929.</text:p>
          </table:table-cell>
          <table:table-cell table:style-name="ce4"/>
          <table:table-cell table:style-name="ce4" office:value-type="string">
            <text:p>After preparing his campaign for the market and buying stocks and cotton for the big advance, Walter noticed a great change in Robert. His health began to fail again, and now that he had achieved great success and completed such wonderful inventions, without Marie to comfort him he would probably break down in health and give up. Robert had ceased to talk much about Marie. His interest in the future was waning. <text:s/>Walter and Edna, who were still as much in love as ever, often discussed Robert's physical condition. They decided to encourage him to go away for a long-needed rest. Walter had a talk with Robert in the middle of January, 1929, but Robert didn't show much interest or any desire to travel. A short time after this, Robert appeared at the office one morning looking more haggard and worn than ever. He called Walter and Edna into the office, told them that he had had a very peculiar dream the night before, that he had dreamed that he had gone to Paris and suddenly met Marie. He was so strongly <text:span text:style-name="T2">impressed</text:span> with the dream that he decided to leave at once. Told Walter to give the mechanics instructions to put his old ship "The St. Marie" in shape to sail at once.</text:p>
          </table:table-cell>
          <table:table-cell table:style-name="ce4"/>
        </table:table-row>
        <table:table-row table:style-name="ro28">
          <table:table-cell table:style-name="ce4"/>
          <table:table-cell table:style-name="ce4" office:value-type="string">
            <text:p>257</text:p>
          </table:table-cell>
          <table:table-cell table:style-name="ce4" office:value-type="string">
            <text:p>None given, but last timestamp in the story is March 5, 1929.. and so if the Sunday spoken of is the next Sunday after March 5, then it would be March 10, 1929.</text:p>
          </table:table-cell>
          <table:table-cell table:style-name="ce4"/>
          <table:table-cell table:style-name="ce4" office:value-type="string">
            <text:p>Robert was greatly <text:span text:style-name="T2">impressed</text:span> with this story [Legend of Silver Springs] and what they told him about the wonderful powers of Lady Bersford. After consulting with his friends, he decided to go immediately to Silver Springs to see her. On Sunday morning about 10 o'clock he boarded a local airplane for Silver Springs and arrived in the afternoon.</text:p>
          </table:table-cell>
          <table:table-cell table:style-name="ce4"/>
        </table:table-row>
        <table:table-row table:style-name="ro26">
          <table:table-cell table:style-name="ce4"/>
          <table:table-cell table:style-name="ce4" office:value-type="string">
            <text:p>260-261 (“impressed” mentioned on pg. 261</text:p>
          </table:table-cell>
          <table:table-cell table:style-name="ce4" office:value-type="string">
            <text:p>None given.</text:p>
          </table:table-cell>
          <table:table-cell table:style-name="ce4"/>
          <table:table-cell table:style-name="ce4" office:value-type="string">
            <text:p>Robert arose early the next morning and decided that he would go to Silver Springs and see this beautiful spot just as the sun was rising. It was a beautiful morning and he rode out upon the waters, listened to the songs of the birds, watched the beautiful fish running to and fro in the clear waters. He again thought of the story of the spirit bride whom the legend said appeared upon the waters on moonlight nights. His mind went back to the fishing trip at Spirit Lake, Arkansas. He thought of the story of Spirit Lake and how he was <text:span text:style-name="T2">impressed</text:span> as a child with that story. Now it seemed more vivid and real. His mind reverted back to the death of Henry Watson and he thought "Is it my fate to visit places and to hear stories of tragedy and disappointment of lovers, and in the end, will my fate be like theirs? Must I sink into the waters of forgetfulness without ever again seeing the best beloved face in all the world, Marie's? <text:s/>[More text about Henry Watson, and also about Spirit lake connection.]</text:p>
          </table:table-cell>
          <table:table-cell table:style-name="ce4"/>
        </table:table-row>
        <table:table-row table:style-name="ro60">
          <table:table-cell table:style-name="ce4"/>
          <table:table-cell table:style-name="ce4" office:value-type="string">
            <text:p>263-264</text:p>
          </table:table-cell>
          <table:table-cell table:style-name="ce4" table:number-columns-repeated="2"/>
          <table:table-cell table:style-name="ce4" office:value-type="string">
            <text:p>Lady Bersford said that Laughing Waters' spirit told her that after she drowned herself and her spirit was released, she had been very happy in finding others who met disappointment in love and helping to relieve their sufferings and bring about an understanding and reunite the separated. Laughing Waters said: "Marie is still alive and for mysterious reasons is keeping in hiding from her parents and everyone else, but her love is as strong as the Rock of Gibraltar, and she will keep her promise to return to Robert when he needs her most. It was the spirit of Marie that Robert saw on the streets in Paris. Marie was not there and never had been, but Robert loved her so much and longed for her until Marie's spirit, which had always been closely in touch with Robert, was able to leave her body and appear to comfort him. It was Marie’s spirit he saw at the ballroom. She was not there at all. It occurred because Robert needed some hope and encouragement to go on and wait until the proper time when Marie would return to him. The mysterious letter never existed. <text:s/>It was a delusion and a power of the subconscious mind. This power is known and understood by the adepts of India. Some of my tribe knew how to project the subconscious mind, or spirit, as some called it, anywhere they desired. Robert's subconscious mind had received <text:span text:style-name="T2">impressions</text:span> so long and he had hoped and desired so long for a letter from Marie, that when her spirit appeared he expected a message, a letter, or some communication, and he really thought she dropped a letter. This power so strongly <text:span text:style-name="T2">impressed</text:span> the subconscious mind that he was able to make other people feel, believe and see the letter, but of course they could not read or interpret it, because there was no letter or written message and that is why they all acted so strangely about it. When Robert at last met you, a spiritualist and an unselfish woman, and the interpreter, an honest, unselfish man refusing to accept any amount of money to read the mysterious letter, I knew that no letter ever existed and removed the <text:span text:style-name="T2">impression</text:span> from Robert's subconscious mind and when he went to look for the letter, of course it was not there, and never was because it only existed in his subconscious mind."</text:p>
          </table:table-cell>
          <table:table-cell table:style-name="ce4"/>
        </table:table-row>
        <table:table-row table:style-name="ro29">
          <table:table-cell table:style-name="ce4"/>
          <table:table-cell table:style-name="ce4" office:value-type="string">
            <text:p>267</text:p>
          </table:table-cell>
          <table:table-cell table:style-name="ce4" office:value-type="string">
            <text:p>March 27, [1929].</text:p>
          </table:table-cell>
          <table:table-cell table:style-name="ce4"/>
          <table:table-cell table:style-name="ce4" office:value-type="string">
            <text:p>They said that Sebring had more sunshine than any other place in Florida. I made up my mind that I would never leave Florida before I visited this wonderful spot and see what it would do for my health." <text:s/>Robert was very much <text:span text:style-name="T2">impressed</text:span> with Lady Bersford's report on Sebring and decided that it must be the ideal place for a tired businessman to go and enjoy the sports and recoup his health. It took very little persuading on the part of Lady Bersford to get Robert to go to Sebring with her. <text:s/>On March 27th, Lady Bersford and Robert Gordon arrived in Sebring, Florida.</text:p>
          </table:table-cell>
          <table:table-cell table:style-name="ce4"/>
        </table:table-row>
        <table:table-row table:style-name="ro27">
          <table:table-cell table:style-name="ce4"/>
          <table:table-cell table:style-name="ce4" office:value-type="string">
            <text:p>387</text:p>
          </table:table-cell>
          <table:table-cell table:style-name="ce4" office:value-type="string">
            <text:p>July 4 [1932].</text:p>
          </table:table-cell>
          <table:table-cell table:style-name="ce4"/>
          <table:table-cell table:style-name="ce4" office:value-type="string">
            <text:p>Colonel Edna Kennelworth thanked the President, told him that she had only done her duty and that she felt any other good woman in the United States would be glad to do the same under the same conditions. <text:s/>The President and members of his Cabinet were greatly <text:span text:style-name="T2">impressed</text:span> with her modesty and expressed their pride that one so young in years possessed such kill and daring. <text:s/>She told them that this was imperative and that there was no one else who know how to handle the sleeping gas machine except Supreme Commander Gordon and Colonel Kennelworth and that she had been placed there for that purpose and had only done her duty. <text:s/>Supreme Commander Gordon in New York sent a simple message congratulating Colonel Edna Kennelworth: "You're a real woman -- a thorobred. I knew you could do it."</text:p>
          </table:table-cell>
          <table:table-cell table:style-name="ce4" office:value-type="string">
            <text:p>Note: This reference to “impressed” is 120 pages from the last instance of “impressed”.</text:p>
          </table:table-cell>
        </table:table-row>
        <table:table-row table:style-name="ro10" table:number-rows-repeated="39">
          <table:table-cell table:style-name="ce4" table:number-columns-repeated="6"/>
        </table:table-row>
        <table:table-row table:style-name="ro10" table:number-rows-repeated="1048512">
          <table:table-cell table:number-columns-repeated="6"/>
        </table:table-row>
        <table:table-row table:style-name="ro10">
          <table:table-cell table:number-columns-repeated="6"/>
        </table:table-row>
      </table:table>
      <table:table table:name="inspire" table:style-name="ta1" table:print="false">
        <table:table-column table:style-name="co85" table:default-cell-style-name="ce4"/>
        <table:table-column table:style-name="co86" table:default-cell-style-name="ce4"/>
        <table:table-column table:style-name="co87" table:default-cell-style-name="ce4"/>
        <table:table-column table:style-name="co7" table:default-cell-style-name="ce4"/>
        <table:table-column table:style-name="co88" table:default-cell-style-name="ce4"/>
        <table:table-column table:style-name="co89" table:default-cell-style-name="ce4"/>
        <table:table-row table:style-name="ro1">
          <table:table-cell table:style-name="Default" office:value-type="string">
            <text:p>The word “inspire” or “inspiration”.</text:p>
          </table:table-cell>
          <table:table-cell table:style-name="Default" table:number-columns-repeated="5"/>
        </table:table-row>
        <table:table-row table:style-name="ro1">
          <table:table-cell table:style-name="Default" table:number-columns-repeated="6"/>
        </table:table-row>
        <table:table-row table:style-name="ro1">
          <table:table-cell table:style-name="Default" office:value-type="string">
            <text:p>pg. 126 says that the word “inspiration” means “breathed into.”</text:p>
          </table:table-cell>
          <table:table-cell table:style-name="Default" table:number-columns-repeated="5"/>
        </table:table-row>
        <table:table-row table:style-name="ro1">
          <table:table-cell table:style-name="Default" office:value-type="string">
            <text:p>pg. 126: The quote: “All scripture is given by the inspiration of God.” contains 8 words and 37 letters. </text:p>
          </table:table-cell>
          <table:table-cell table:style-name="Default" table:number-columns-repeated="5"/>
        </table:table-row>
        <table:table-row table:style-name="ro9">
          <table:table-cell table:style-name="Default" table:number-columns-repeated="6"/>
        </table:table-row>
        <table:table-row table:style-name="ro10">
          <table:table-cell table:style-name="Default" office:value-type="string">
            <text:p>pg. 43. <text:s/>Marie sends a poem that was a great “inspiration” to RG. <text:s/>Quote in the poem has 43 letters and this is page 43. <text:s/>“inspiration” = 43 ?</text:p>
          </table:table-cell>
          <table:table-cell table:style-name="Default" table:number-columns-repeated="5"/>
        </table:table-row>
        <table:table-row table:style-name="ro9">
          <table:table-cell table:style-name="Default" table:number-columns-repeated="6"/>
        </table:table-row>
        <table:table-row table:style-name="ro61">
          <table:table-cell table:style-name="ce8" office:value-type="string">
            <text:p>Chapter</text:p>
          </table:table-cell>
          <table:table-cell table:style-name="ce8" office:value-type="string">
            <text:p>Page</text:p>
          </table:table-cell>
          <table:table-cell table:style-name="ce8" office:value-type="string">
            <text:p>Timestamp given</text:p>
          </table:table-cell>
          <table:table-cell table:style-name="ce8" office:value-type="string">
            <text:p>Actual timestamp</text:p>
          </table:table-cell>
          <table:table-cell table:style-name="ce8" office:value-type="string">
            <text:p>Event</text:p>
          </table:table-cell>
          <table:table-cell table:style-name="ce8" office:value-type="string">
            <text:p>Notes/Comments</text:p>
          </table:table-cell>
        </table:table-row>
        <table:table-row table:style-name="ro10" table:number-rows-repeated="58">
          <table:table-cell table:number-columns-repeated="6"/>
        </table:table-row>
        <table:table-row table:style-name="ro10">
          <table:table-cell table:number-columns-repeated="6"/>
        </table:table-row>
      </table:table>
      <table:table table:name="jealous" table:style-name="ta1">
        <table:table-column table:style-name="co7" table:default-cell-style-name="Default"/>
        <table:table-row table:style-name="ro10">
          <table:table-cell/>
        </table:table-row>
      </table:table>
      <table:table table:name="key" table:style-name="ta1">
        <table:table-column table:style-name="co19" table:default-cell-style-name="Default"/>
        <table:table-row table:style-name="ro1">
          <table:table-cell/>
        </table:table-row>
      </table:table>
      <table:table table:name="kindness" table:style-name="ta1">
        <table:table-column table:style-name="co43" table:default-cell-style-name="ce4"/>
        <table:table-column table:style-name="co7" table:default-cell-style-name="ce4"/>
        <table:table-column table:style-name="co10" table:default-cell-style-name="ce4"/>
        <table:table-column table:style-name="co90" table:default-cell-style-name="ce4"/>
        <table:table-column table:style-name="co91" table:default-cell-style-name="ce4"/>
        <table:table-column table:style-name="co92" table:default-cell-style-name="ce4"/>
        <table:table-row table:style-name="ro10">
          <table:table-cell table:style-name="Default" office:value-type="string">
            <text:p>Excerpts related to the word “kind” and “kindness”.</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rluu_20130709: Note: Below is not a complete list of all excerpts. <text:s/>I have been adding as I see entries of relevant information in TTTA.</text:p>
          </table:table-cell>
          <table:table-cell table:style-name="Default" table:number-columns-repeated="5"/>
        </table:table-row>
        <table:table-row table:style-name="ro10" table:number-rows-repeated="2">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62">
          <table:table-cell/>
          <table:table-cell office:value-type="string">
            <text:p>191</text:p>
          </table:table-cell>
          <table:table-cell table:number-columns-repeated="2"/>
          <table:table-cell office:value-type="string">
            <text:p>[...]</text:p>
            <text:p>Napoleon said, ‘All the women in the world would not make me lose an hour,’ but history shows that Napoleon did lose sleep over his love for Josephine. He wrote to her -- 'I am sick of men because they keep me away from my love.’ Shakespeare expressed it better than all the rest when he said ‘<text:span text:style-name="T5">Kindness</text:span> in woman, not their beauteous looks, shall win my love.’ A real womanly woman whose heart is filled with love, cannot be other than <text:span text:style-name="T5">kind</text:span> because <text:span text:style-name="T5">Kindness</text:span> <text:span text:style-name="T3">is a child of Love</text:span>. Women may be mysterious and we may fail to understand them. That is one of the reasons why we love them all the more. <text:s/>Fontenelle said, ‘There are three things I have always loved and never understood -- paintings, music and women.’ He might have added that the greatest of the three was, woman.”</text:p>
          </table:table-cell>
          <table:table-cell office:value-type="string">
            <text:p>Kindness is a child of love.</text:p>
          </table:table-cell>
        </table:table-row>
        <table:table-row table:style-name="ro10" table:number-rows-repeated="39">
          <table:table-cell table:number-columns-repeated="6"/>
        </table:table-row>
        <table:table-row table:style-name="ro10">
          <table:table-cell table:number-columns-repeated="6"/>
        </table:table-row>
      </table:table>
      <table:table table:name="kiss" table:style-name="ta1" table:print="false">
        <table:table-column table:style-name="co93" table:default-cell-style-name="ce4"/>
        <table:table-column table:style-name="co19" table:default-cell-style-name="ce4"/>
        <table:table-column table:style-name="co94" table:default-cell-style-name="ce4"/>
        <table:table-column table:style-name="co95" table:default-cell-style-name="ce4"/>
        <table:table-column table:style-name="co96" table:default-cell-style-name="ce4"/>
        <table:table-column table:style-name="co97" table:default-cell-style-name="ce4"/>
        <table:table-row table:style-name="ro1">
          <table:table-cell table:style-name="Default" office:value-type="string">
            <text:p>Excerpts related to the word “kiss”.</text:p>
          </table:table-cell>
          <table:table-cell table:style-name="Default" table:number-columns-repeated="5"/>
        </table:table-row>
        <table:table-row table:style-name="ro1">
          <table:table-cell table:style-name="Default" table:number-columns-repeated="6"/>
        </table:table-row>
        <table:table-row table:style-name="ro1">
          <table:table-cell table:style-name="Default" office:value-type="string">
            <text:p>The word “kiss” is mentioned 13 times in TTTA.</text:p>
          </table:table-cell>
          <table:table-cell table:style-name="Default" table:number-columns-repeated="5"/>
        </table:table-row>
        <table:table-row table:style-name="ro10">
          <table:table-cell table:style-name="Default" table:number-columns-repeated="6"/>
        </table:table-row>
        <table:table-row table:style-name="ro20">
          <table:table-cell table:style-name="Default" office:value-type="string">
            <text:p>rluu_20130711: I may also want to include the name “S. E. <text:span text:style-name="T2">Kiser</text:span>”, which is mentioned 3 times in TTTA.</text:p>
          </table:table-cell>
          <table:table-cell table:style-name="Default" table:number-columns-repeated="5"/>
        </table:table-row>
        <table:table-row table:style-name="ro20">
          <table:table-cell table:style-name="Default" office:value-type="string">
            <text:p>rluu_20130711: I may want to include the word “Tur<text:span text:style-name="T2">kis</text:span>h” also.</text:p>
          </table:table-cell>
          <table:table-cell table:style-name="Default" table:number-columns-repeated="5"/>
        </table:table-row>
        <table:table-row table:style-name="ro10" table:number-rows-repeated="2">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63">
          <table:table-cell/>
          <table:table-cell office:value-type="float" office:value="27">
            <text:p>27</text:p>
          </table:table-cell>
          <table:table-cell office:value-type="string">
            <text:p>End of August [1926].</text:p>
          </table:table-cell>
          <table:table-cell/>
          <table:table-cell office:value-type="string">
            <text:p><text:span text:style-name="T20">Poem <text:s/>sent to Marie by Robert: </text:span></text:p>
            <text:p><text:span text:style-name="T19">PARTING</text:span></text:p>
            <text:p/>
            <text:p><text:span text:style-name="T2">Kiss</text:span> me! The spell is broken,</text:p>
            <text:p>The dream we dreamed is gone;</text:p>
            <text:p>Nothing remains but memory —</text:p>
            <text:p>Memory, and dawn.</text:p>
            <text:p/>
            <text:p><text:span text:style-name="T2">Kiss</text:span> me! -- and then your hand, dear,</text:p>
            <text:p>Do you not feel the beat,</text:p>
            <text:p>The rhythm of our pulses?</text:p>
            <text:p>It does not spell defeat.</text:p>
            <text:p/>
            <text:p>It spells the song that life sings, --</text:p>
            <text:p>The message of the heart --</text:p>
            <text:p>Pathways meet but to widen</text:p>
            <text:p>And <text:span text:style-name="T2">lips</text:span> meet but to part.</text:p>
          </table:table-cell>
          <table:table-cell/>
        </table:table-row>
        <table:table-row table:style-name="ro64">
          <table:table-cell/>
          <table:table-cell office:value-type="string">
            <text:p>33</text:p>
          </table:table-cell>
          <table:table-cell office:value-type="string">
            <text:p>None given.</text:p>
          </table:table-cell>
          <table:table-cell/>
          <table:table-cell office:value-type="string">
            <text:p>Article sent with Marie's farewell letter to Robert:</text:p>
            <text:p><text:span text:style-name="T19">LOVE</text:span></text:p>
            <text:p/>
            <text:p>The spark of love gives more light than the universe of</text:p>
            <text:p>truth; yet truth is in love, and in order to act the truth, you</text:p>
            <text:p>must make love the truth, for remember that the handshake</text:p>
            <text:p>of friendship, or the <text:span text:style-name="T2">kiss</text:span> and love of an innocent child, will</text:p>
            <text:p>do more to lift a soul to the light than the strongest and wisest</text:p>
            <text:p>argument even when rightly understood.</text:p>
            <text:p/>
            <text:p>Beyond the boundaries of love no thought ever passed for</text:p>
            <text:p>love is everywhere. Love is a prophecy of freedom, and its</text:p>
            <text:p>song of melody is heard in the rhythmic motion of the ocean.</text:p>
          </table:table-cell>
          <table:table-cell/>
        </table:table-row>
        <table:table-row table:style-name="ro4">
          <table:table-cell/>
          <table:table-cell office:value-type="string">
            <text:p>138-139 (“kiss” mentioned on pg. 139)</text:p>
          </table:table-cell>
          <table:table-cell office:value-type="string">
            <text:p>Current time in the story is Monday morning [June 6, 1927].</text:p>
          </table:table-cell>
          <table:table-cell/>
          <table:table-cell office:value-type="string">
            <text:p>Robert felt very faint and weak because he was hungry. <text:s/>He had not eaten all day Sunday, and now realized that he must get something to eat, and strengthen himself for the ordeal to follow. He went to the dining-room and ordered a light breakfast but when the food was served, he found it hard to eat because he thought of the breakfast the Sunday morning before that he had intended to have eaten with Marie on the dining-car. Everything he saw reminded him of her. Her smile was in the glittering <text:span text:style-name="T2">sunshine</text:span> which played upon the windows in front of him or appeared in the clear <text:span text:style-name="T2">crystal</text:span> <text:span text:style-name="T2">water</text:span> in the <text:span text:style-name="T2">glass</text:span> and the <text:span text:style-name="T2">sweet</text:span> odor from the <text:span text:style-name="T2">flowers</text:span> on the table brought memories of <text:span text:style-name="T2">sweet</text:span> <text:span text:style-name="T2">kisses</text:span> and soft caresses which <text:span text:style-name="T2">haunted</text:span> him. Finally, Robert managed to eat a little, because he knew he must if he expected to keep up and have strength to <text:span text:style-name="T2">fight on</text:span> and find Marie.</text:p>
          </table:table-cell>
          <table:table-cell/>
        </table:table-row>
        <table:table-row table:style-name="ro4">
          <table:table-cell/>
          <table:table-cell office:value-type="string">
            <text:p>160</text:p>
          </table:table-cell>
          <table:table-cell table:number-columns-repeated="2"/>
          <table:table-cell office:value-type="string">
            <text:p>That night he read over all the poems that Marie had ever written him or sent him, and read over the poems that he had written her, because he had kept a copy of them. He read the poem where he wrote "If your aim is high and honest, in victory it will tell; Before the pearl is gotten, there must be a broken shell!" <text:s/>Again Robert realized that the shell had been broken worse this time than ever before, or at least it seemed that way to him. Yet at the same time it was not a break because Marie had left him with love, and their last good-night <text:span text:style-name="T2">kiss</text:span> on the train had been one of supreme faith and trusting love which had been built up over a period of years in which there had been many obstacles to overcome, hard struggles and disappointments. Robert prayed his usual night prayer for the protection of Marie and went to sleep, to dream of his birthday.</text:p>
          </table:table-cell>
          <table:table-cell office:value-type="string">
            <text:p>Connection to pg. 30 and pg. 38.</text:p>
          </table:table-cell>
        </table:table-row>
        <table:table-row table:style-name="ro8">
          <table:table-cell/>
          <table:table-cell office:value-type="string">
            <text:p>166</text:p>
          </table:table-cell>
          <table:table-cell office:value-type="string">
            <text:p>None given, but previous timestamp was “2 o'clock” [June 9, 1927].</text:p>
          </table:table-cell>
          <table:table-cell/>
          <table:table-cell office:value-type="string">
            <text:p>Robert thought of Marie, his pilot, his star, his hope. <text:s/>When he had driven his ship across the uncertain sea of finance it would be Marie's beautiful face that would keep the lovelight burning upon the altar of his heart, ever to guide her captain safely home. He had looked to her to pilot him into the path of peace, lead him to the fields of contentment and, at last, to the height of eternal peace. He had looked forward to this day, his birthday, when she would return to him and he might claim her for his own. Thought of Marie's words, that hope and anticipation are greater than realization, but felt that nothing in the world could give him greater pleasure than the realization of this moment if he could hold Marie in his arms, <text:span text:style-name="T2">kiss</text:span> her <text:span text:style-name="T2">sweet</text:span> <text:span text:style-name="T2">lips</text:span> and hear the sweet words of love she had spoken to him in the past. Robert's heart for a moment sank within him. It was too much for him. He sobbed and cried like a baby but then he thought of his faith, of God and his power supreme.</text:p>
          </table:table-cell>
          <table:table-cell/>
        </table:table-row>
        <table:table-row table:style-name="ro6">
          <table:table-cell/>
          <table:table-cell office:value-type="string">
            <text:p>188-189 (“kiss” mentioned on pg. 188).</text:p>
          </table:table-cell>
          <table:table-cell office:value-type="string">
            <text:p>Monday, June 13, [1927].</text:p>
          </table:table-cell>
          <table:table-cell/>
          <table:table-cell office:value-type="string">
            <text:p>Robert was wondering what Eric was thinking of and what his decision would be. Then came the final climax -- Eric, after knowing all, took Molly in his arms and gave her the <text:span text:style-name="T2">kiss</text:span> which Robert knew meant <text:span text:style-name="T2">foregiveness</text:span> and <text:span text:style-name="T2">understanding</text:span>. He then realized that love, just as Molly said in the beginning, was the greatest thing in the world, and meant more than all the money in the world. Robert jumped to his feet and shouted, “Hurrah for Eric,” and said, “that’s the kind of love I have for Marie and no matter what may have happened or what she should do in the future, my love is the kind which will <text:span text:style-name="T2">understand</text:span>, <text:span text:style-name="T2">forgive</text:span> and <text:span text:style-name="T2">forget</text:span>.”</text:p>
          </table:table-cell>
          <table:table-cell/>
        </table:table-row>
        <table:table-row table:style-name="ro7">
          <table:table-cell/>
          <table:table-cell office:value-type="string">
            <text:p>232</text:p>
          </table:table-cell>
          <table:table-cell office:value-type="string">
            <text:p>“one morning”</text:p>
          </table:table-cell>
          <table:table-cell/>
          <table:table-cell office:value-type="string">
            <text:p>Soon after Walter graduated, Robert called Miss Quinton into his secret office <text:span text:style-name="T2">one</text:span> <text:span text:style-name="T2">morning</text:span> and told her he was going to form a new firm under the name of "Gordon, Kennelworth &amp; Quinton" and that Edna was to have an interest in the firm, as reward for her faithful service. She was to help with the work on the secret discoveries. Edna was overjoyed at this and her emotions got the best of her judgment. She flung her arms around Robert's neck, <text:span text:style-name="T2">kissed</text:span> him, told him he was the most wonderful man in the world and that she loved him. He drew himself quickly away from her, sat down in a chair and stared out the window for several minutes before he spoke. Then he turned toward Miss Quinton, faced her with a firm but kind face, told her that she had made a mistake in his actions, that he was rewarding her for faithfulness and that there was no sentiment in the matter, that he did not love her, that he was loyal to his long-lost Marie and would never love anyone else. Edna hardly knew what to say. She begged his forgiveness and tendered her resignation.</text:p>
          </table:table-cell>
          <table:table-cell/>
        </table:table-row>
        <table:table-row table:style-name="ro5">
          <table:table-cell/>
          <table:table-cell office:value-type="string">
            <text:p>251-252 (“kiss” mentioned on pg. 252).</text:p>
          </table:table-cell>
          <table:table-cell office:value-type="string">
            <text:p>None given. <text:s/></text:p>
          </table:table-cell>
          <table:table-cell/>
          <table:table-cell office:value-type="string">
            <text:p>Excerpt from the Legend of Silver Springs: </text:p>
            <text:p>Bernice seemed never to <text:span text:style-name="T2">tire </text:span><text:span text:style-name="T3">(like a wheel?)</text:span> of going into the depths of the subterranean world. "If I were a mermaid, Claire," she would say, "and lived in yon crystal cavern, and some fair day I should wander forth among the palmettos and mosses of the springs, and, sitting on yonder ledge of rocks, should 'comb my golden hair with a shell,' and your boat should come drifting by, and you were to see me in the water beneath, would you love me well enough to plunge, plunge to the depths beneath to woo me?" Then would Claire stop her merry chatter with his <text:span text:style-name="T2">kisses</text:span>, and pledge to her his eternal love as they drifted over the transparent mirror of water, pausing now and then to study the rocks and shells, the mosses, palmettos, the fish, which were as visible eighty feet below the transparent water as were the trees and woodland about them. <text:s/>There is nothing fairer than Ocala's "Lover's Lane," and yet no spot held for these young people the attraction of Silver Springs, their constant trysting place. But there came a fatal day, destined to separate them. A day wherein Claire Douglass declared to his father his love for beautiful, penniless Bernice Mayo, and his determination to make her his wife. <text:s/>Stormily, his father vowed it should never be, and secretly planned a separation.</text:p>
          </table:table-cell>
          <table:table-cell/>
        </table:table-row>
        <table:table-row table:style-name="ro65">
          <table:table-cell/>
          <table:table-cell office:value-type="string">
            <text:p>266-267</text:p>
          </table:table-cell>
          <table:table-cell office:value-type="string">
            <text:p>None given, but RG and Lady Bersford are at Silver Springs. <text:s/>They leave from this place to arrive at Sebring, Florida on March 27, [1929], so the date is before March 27, [1929].</text:p>
          </table:table-cell>
          <table:table-cell/>
          <table:table-cell office:value-type="string">
            <text:p>"Mr. Gordon, you don't look strong," she [Lady Bersford] said. "It seems to me you need to take more care of your health and have more rest. I am going from here to Sebring, Florida. Have heard so many stories of this wonderful place that I want to go there to recoup my health." "Is it a health resort?" <text:s/>asked Robert. Lady Bersford said, "I understand there is a sunshine sanitarium there. They teach you how to eat and play. The water is the finest in the State of Florida; in fact, one of the few places in Florida where you can get good drinking water. The climate is ideal. Lake Jackson, one of the most beautiful lakes in the State is near there, as well as many others. I am told the fishing and boating is fine. The <text:span text:style-name="T6">Kiss</text:span><text:span text:style-name="T21">immee</text:span> River is near there. This beautiful river is associated with songs and stories of the Southland and I am anxious to see it. I met some friends in England who spent the past winter at Sebring and they were enthusiastic over the place. They had regained their health and felt that it was the place Ponce de Leon was looking for when he made his search to find the fountain of youth. They said that Sebring had more sunshine than any other place in Florida. I made up my mind that I would never leave Florida before I visited this wonderful spot and see what it would do for my health."</text:p>
          </table:table-cell>
          <table:table-cell/>
        </table:table-row>
        <table:table-row table:style-name="ro8">
          <table:table-cell/>
          <table:table-cell office:value-type="string">
            <text:p>267-268</text:p>
          </table:table-cell>
          <table:table-cell office:value-type="string">
            <text:p>March 27, [1929].</text:p>
          </table:table-cell>
          <table:table-cell/>
          <table:table-cell office:value-type="string">
            <text:p>On March 27th, Lady Bersford and Robert Gordon arrived in Sebring, Florida. They found everything just as had been described by her friends. The climate was ideal, fishing good. Robert enjoyed the golf links and his health began to improve a few days after he arrived. Time went by rapidly and a month was gone before Robert knew it. He had regained health so rapidly that he felt he had indeed found the Fountain of Youth. Having been born on the farm, he loved nature. The beautiful scenery around Sebring delighted him; made him forget his troubles and caused him to be more hopeful of the future. He dreamed of the day when Marie might return to him, and he could take her to Florida to see beautiful Silver Springs, then to Sebring to see all the beautiful lakes and the <text:span text:style-name="T2">Kiss</text:span><text:span text:style-name="T3">immee</text:span> River. If her health should ever be bad, that would be the place to restore her and she would enjoy the surrounding country as he had.</text:p>
          </table:table-cell>
          <table:table-cell/>
        </table:table-row>
        <table:table-row table:style-name="ro53">
          <table:table-cell/>
          <table:table-cell office:value-type="string">
            <text:p>395-396</text:p>
          </table:table-cell>
          <table:table-cell office:value-type="string">
            <text:p>During RG's 7 days.</text:p>
          </table:table-cell>
          <table:table-cell/>
          <table:table-cell office:value-type="string">
            <text:p>He left Berlin and was in Paris in a short time. <text:s/>France had sent thousands of her planes into the air signaling the "Marie." They could not see her and Supreme Commander Gordon communicated with them by radio and anchored near the same spot where Lindbergh had landed over five years before. He was taken aboard one of France's airplanes and carried to the President, who greeted him cordially, kneeled and <text:span text:style-name="T2">kiss</text:span>ed his cheeks and hands. Thanked him for the inventions which he had made which would end war for all time. <text:s/>Supreme Commander Gordon had brought a letter from the President of the United States thanking France for her support and assuring them of our loyalty and support forever in the future. He told the President oo his plan for a United Kingdom of the World. How he was going to call all the nations to New York for a peace conference when the war was over, which he was assured would be when he returned to New York. The President assured him that France would be very happy to be the first nation to join with the United States in the brotherhood of man to make it a United Kingdom of the World.</text:p>
          </table:table-cell>
          <table:table-cell/>
        </table:table-row>
        <table:table-row table:style-name="ro53" table:number-rows-repeated="41">
          <table:table-cell table:number-columns-repeated="6"/>
        </table:table-row>
        <table:table-row table:style-name="ro53">
          <table:table-cell table:number-columns-repeated="6"/>
        </table:table-row>
      </table:table>
      <table:table table:name="kneel" table:style-name="ta1" table:print="false">
        <table:table-column table:style-name="co19" table:default-cell-style-name="Default"/>
        <table:table-row table:style-name="ro1">
          <table:table-cell/>
        </table:table-row>
      </table:table>
      <table:table table:name="knowledge" table:style-name="ta1">
        <table:table-column table:style-name="co98" table:default-cell-style-name="ce4"/>
        <table:table-column table:style-name="co7" table:number-columns-repeated="2" table:default-cell-style-name="ce4"/>
        <table:table-column table:style-name="co9" table:default-cell-style-name="ce4"/>
        <table:table-column table:style-name="co99" table:default-cell-style-name="ce4"/>
        <table:table-column table:style-name="co100" table:default-cell-style-name="ce4"/>
        <table:table-row table:style-name="ro10">
          <table:table-cell table:style-name="Default" office:value-type="string">
            <text:p>The word “knowledge”. <text:s text:c="2"/>I did not include entries on just the word “know”.</text:p>
          </table:table-cell>
          <table:table-cell table:style-name="Default" table:number-columns-repeated="5"/>
        </table:table-row>
        <table:table-row table:style-name="ro10" table:number-rows-repeated="2">
          <table:table-cell table:style-name="Default" table:number-columns-repeated="6"/>
        </table:table-row>
        <table:table-row table:style-name="ro10">
          <table:table-cell table:style-name="Default" office:value-type="string">
            <text:p>“knowledge” is written 26 times in TTTA.</text:p>
          </table:table-cell>
          <table:table-cell table:style-name="Default" table:number-columns-repeated="5"/>
        </table:table-row>
        <table:table-row table:style-name="ro10" table:number-rows-repeated="2">
          <table:table-cell table:style-name="Default" table:number-columns-repeated="6"/>
        </table:table-row>
        <table:table-row table:style-name="ro10">
          <table:table-cell table:style-name="Default" office:value-type="string">
            <text:p>Note: Below is not a complete list, just entries in TTTA as I come across them.</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0">
          <table:table-cell/>
          <table:table-cell office:value-type="string">
            <text:p>Foreword</text:p>
          </table:table-cell>
          <table:table-cell table:number-columns-repeated="2"/>
          <table:table-cell office:value-type="string">
            <text:p>Third, It shows the value of science, fore<text:span text:style-name="T2">knowledge</text:span> and preparedness.</text:p>
          </table:table-cell>
          <table:table-cell/>
        </table:table-row>
        <table:table-row table:style-name="ro29">
          <table:table-cell/>
          <table:table-cell office:value-type="string">
            <text:p>Foreword</text:p>
          </table:table-cell>
          <table:table-cell table:number-columns-repeated="2"/>
          <table:table-cell office:value-type="string">
            <text:p>You will read it the first time because you are interested in the love story and for amusement. This will create a desire to read it a second time for instruction and <text:span text:style-name="T2">knowledge</text:span>. The second reading will unfold some of the hidden meanings and you will gain <text:span text:style-name="T2">knowledge</text:span> thru understanding, which will stimulate an incentive to put the <text:span text:style-name="T2">knowledge</text:span> gained into action. You will read it the third time because you want to make your dreams and ideals become real and find how to start <text:span text:style-name="T2">knowledge</text:span> into action.</text:p>
          </table:table-cell>
          <table:table-cell office:value-type="string">
            <text:p>Foreword has “knowledge” (including “foreknowledge”) written 5 times total.</text:p>
          </table:table-cell>
        </table:table-row>
        <table:table-row table:style-name="ro26">
          <table:table-cell office:value-type="string">
            <text:p>3</text:p>
          </table:table-cell>
          <table:table-cell office:value-type="string">
            <text:p>18</text:p>
          </table:table-cell>
          <table:table-cell table:number-columns-repeated="2"/>
          <table:table-cell office:value-type="string">
            <text:p>One Sunday in the early part of June, Robert and Walter went to church and the minister took for his text 1 Cor. 13: 2, “And though I have the gift of prophecy, and understand all mysteries, and all <text:span text:style-name="T2">knowledge</text:span>; and though I have all faith, so that I could remove mountains, and have not charity, I am nothing.” Then the minister read from the 7th verse, “Beareth all things, believeth all things, hopeth all things, endureth all things,” and again from the 11th verse, “When I was a child, I spake as a child, I understood as a child, I thought as a child; but when I became a man, I put away childish things.” The minister further read from the 13th verse, “And now abideth faith, hope, love, these three; but the greatest of these is love.” Again he read from 2 Cor. 5: 7, “For we walk by faith, not by sight,” and concluded the reading of the text from Gal. <text:s/>5: 14, “For all the law is fulfilled in one word, even in this, Thou shalt love thy neighbor as thyself.”</text:p>
          </table:table-cell>
          <table:table-cell/>
        </table:table-row>
        <table:table-row table:style-name="ro29">
          <table:table-cell/>
          <table:table-cell office:value-type="string">
            <text:p>66</text:p>
          </table:table-cell>
          <table:table-cell table:number-columns-repeated="2"/>
          <table:table-cell office:value-type="string">
            <text:p><text:span text:style-name="T2">S</text:span>ir <text:span text:style-name="T2">W</text:span>illiam <text:span text:style-name="T2">C</text:span>rookes said: "To stop short in any research which bids fair to widen the <text:span text:style-name="T2">gates of knowledge</text:span>, to recoil from fear of difficulties or adverse criticism, is to bring reproach upon science." I feel that I have my own life to live; that I must have faith in myself and above all, have the faith which is instilled in me through the study of the Bible. <text:s/>I must neither fear difficulties nor criticism. I must put my theories and my discoveries to the test. The only way that I can do that, is to follow what I think is <text:span text:style-name="T2">right</text:span>.</text:p>
          </table:table-cell>
          <table:table-cell office:value-type="string">
            <text:p>Sir William Crookes: S=1, W=5, C=3: 153</text:p>
            <text:p/>
            <text:p>Page number is 66.</text:p>
            <text:p/>
            <text:p>Quote has 30 words and 139 letters.</text:p>
          </table:table-cell>
        </table:table-row>
        <table:table-row table:style-name="ro29">
          <table:table-cell/>
          <table:table-cell office:value-type="string">
            <text:p>66-67 (“knowledge” mentioned on pg. 66)</text:p>
          </table:table-cell>
          <table:table-cell table:number-columns-repeated="2"/>
          <table:table-cell office:value-type="string">
            <text:p>[In section talking about following stars.]</text:p>
            <text:p/>
            <text:p>Mr. Kennelworth, I have gained a great <text:span text:style-name="T2">deal of knowledge</text:span> by following the Bible. I have gone into secret places to pray, and have kept my discoveries to myself. I believe in the saying:</text:p>
            <text:p>"In silence, by silence, through silence were all things made."</text:p>
            <text:p/>
          </table:table-cell>
          <table:table-cell/>
        </table:table-row>
        <table:table-row table:style-name="ro41">
          <table:table-cell/>
          <table:table-cell office:value-type="string">
            <text:p>67</text:p>
          </table:table-cell>
          <table:table-cell table:number-columns-repeated="2"/>
          <table:table-cell office:value-type="string">
            <text:p>Daniel makes it clear that the stars influence:</text:p>
            <text:p/>
            <text:p>"And he changeth the times and the seasons: he removeth kings, and setteth up kings: he giveth wisdom unto the wise, and <text:span text:style-name="T2">knowledge</text:span> to them that know understanding."</text:p>
            <text:p/>
            <text:p>"He revealeth the deep and secret things: he <text:span text:style-name="T2">know</text:span>eth what is in the darkness, and the light dwelleth with him."</text:p>
            <text:p/>
            <text:p>I have followed the teachings and admonitions of Solomon, and realize that <text:span text:style-name="T2">knowledge</text:span> is the greatest of all things. <text:s/>I have tried to get understanding and believe that I have received it from the Bible, and that I must use it.</text:p>
            <text:p/>
          </table:table-cell>
          <table:table-cell/>
        </table:table-row>
        <table:table-row table:style-name="ro31">
          <table:table-cell/>
          <table:table-cell office:value-type="string">
            <text:p>69</text:p>
          </table:table-cell>
          <table:table-cell table:number-columns-repeated="2"/>
          <table:table-cell office:value-type="string">
            <text:p>I firmly believe that the <text:span text:style-name="T2">Bible</text:span> and the <text:span text:style-name="T2">Scriptures</text:span> contain the <text:span text:style-name="T2">key</text:span> to all <text:span text:style-name="T2">knowledge</text:span>, and that all a man has to do is to seek and he shall find, knock and it shall be opened unto him. <text:s/>I believe it is best for me to go away to New York as soon as I can, away from my own people, for the good book says: "A prophet is not without honor, save in his own country, and in his own house."</text:p>
            <text:p>[...]</text:p>
            <text:p>I believe there was a secret meaning in what he said; that the Son of man be three days and three nights in the heart of the earth. I believe that a man who understands the meaning of that has all the power under heaven and earth, as the <text:span text:style-name="T2">Bible</text:span> says he shall have. I believe that that is the <text:span text:style-name="T2">key</text:span> to the <text:span text:style-name="T2">interpretation of the future</text:span>. I am sure I have found it and know how to apply it.</text:p>
          </table:table-cell>
          <table:table-cell office:value-type="string">
            <text:p>Above it says “key to all knowledge”, and at the bottom of the page, it says “key to the interpretation of the future”. </text:p>
            <text:p/>
            <text:p>Is the hidden meaning of knowledge, “knowledge of the future”?</text:p>
          </table:table-cell>
        </table:table-row>
        <table:table-row table:style-name="ro29">
          <table:table-cell/>
          <table:table-cell office:value-type="string">
            <text:p>77</text:p>
          </table:table-cell>
          <table:table-cell table:number-columns-repeated="2"/>
          <table:table-cell office:value-type="string">
            <text:p>The great law of vibration is based on like producing like. Like causes produce like effects. Wireless telegraphy, the phonograph and the radio are based on this law. The limit of future predictions based on exact mathematical law is only restricted by lack of <text:span text:style-name="T2">knowledge</text:span> of correct data on past history to work from. It is just as easy to figure 100 years or 1000 years in the future as one or two years ahead, if you have the correct starting point and know the cycle which is going to be repeated.</text:p>
          </table:table-cell>
          <table:table-cell/>
        </table:table-row>
        <table:table-row table:style-name="ro29">
          <table:table-cell/>
          <table:table-cell office:value-type="string">
            <text:p>83</text:p>
          </table:table-cell>
          <table:table-cell table:number-columns-repeated="2"/>
          <table:table-cell office:value-type="string">
            <text:p>The Bible is the BOOK of all books, and if we only study it and understand it, we can gain a proper <text:span text:style-name="T2">knowledge</text:span> of all things. I believe it the duty of any man who understands science and mathematics and the cycle theory, and <text:span text:style-name="T2">know</text:span>s what is coming, to warn the people in order that they may prepare for trouble ahead. <text:s/>Many will scoff and laugh and refuse to believe until it is too late. The Bible is full of references where God has given us signs by which we may <text:span text:style-name="T2">know</text:span> what is coming, if we will only believe them.</text:p>
          </table:table-cell>
          <table:table-cell/>
        </table:table-row>
        <table:table-row table:style-name="ro30">
          <table:table-cell/>
          <table:table-cell office:value-type="string">
            <text:p>91</text:p>
          </table:table-cell>
          <table:table-cell table:style-name="ce5" office:value-type="string">
            <text:p>February 1, 1927.</text:p>
          </table:table-cell>
          <table:table-cell/>
          <table:table-cell office:value-type="string">
            <text:p>After reading over Robert's letters and explanation of the cycles, Mr. Kennelworth answered:</text:p>
            <text:p>February 1, 1927.</text:p>
            <text:p>MY DEAR ROBERT:</text:p>
            <text:p>Your amazing letter and forecast of the future cycles, received. I am surprised to find one so young possessed of so much <text:span text:style-name="T2">knowledge</text:span>. It shows that you are a deep student and have been searching for the hidden mysteries. You will receive</text:p>
            <text:p>your reward.</text:p>
          </table:table-cell>
          <table:table-cell/>
        </table:table-row>
        <table:table-row table:style-name="ro41">
          <table:table-cell/>
          <table:table-cell office:value-type="string">
            <text:p>134</text:p>
          </table:table-cell>
          <table:table-cell table:number-columns-repeated="2"/>
          <table:table-cell office:value-type="string">
            <text:p>He picked up his favorite little book, “Poems That Helped Me,” and started to read. The first one that caught his eye was, “Faith” by Tennyson:</text:p>
            <text:p/>
            <text:p>“We have but faith; we cannot <text:span text:style-name="T2">know</text:span>;</text:p>
            <text:p>For <text:span text:style-name="T2">knowledge</text:span> is of things we see;</text:p>
            <text:p>And yet we trust it comes from thee,</text:p>
            <text:p>A beam of darkness: let it grow.</text:p>
            <text:p/>
            <text:p>Let <text:span text:style-name="T2">knowledge</text:span> grow from more to more,</text:p>
            <text:p>But more of reverence in us dwell;</text:p>
            <text:p>That mind and soul, according well,</text:p>
            <text:p>May make one music as before,</text:p>
            <text:p/>
          </table:table-cell>
          <table:table-cell/>
        </table:table-row>
        <table:table-row table:style-name="ro28">
          <table:table-cell/>
          <table:table-cell office:value-type="string">
            <text:p>146-147 (“knowledge” mentioned on pg. 146).</text:p>
          </table:table-cell>
          <table:table-cell table:number-columns-repeated="2"/>
          <table:table-cell table:style-name="ce21" office:value-type="string">
            <text:p>Robert did not forget sweet Marie or what she meant to him. At the same time he realized what the study of the Bible had brought him and felt that thru the aid of that book and the <text:span text:style-name="T2">knowledge</text:span> and wisdom he had gained through its teaching, there would be a way to find Marie if she were alive. He believed she was and he would hope and wait. But in the meantime he would try to make some money in order to provide all the luxuries and comforts for her when he found her. <text:s/>Since Marie’s father and mother had agreed to withdraw all their opposition to their marriage, he thought that as soon as Marie heard this she would certainly come to him or communicate with him.</text:p>
          </table:table-cell>
          <table:table-cell/>
        </table:table-row>
        <table:table-row table:style-name="ro45">
          <table:table-cell/>
          <table:table-cell office:value-type="string">
            <text:p>168-169 (“knowledge mentioned on pg. 169).</text:p>
          </table:table-cell>
          <table:table-cell table:number-columns-repeated="2"/>
          <table:table-cell office:value-type="string">
            <text:p>[Verses 6 and 9 of 9 total highlighted.]</text:p>
            <text:p>This sounded much better to Robert. He was willing to learn to labor and wait and felt that if he waited there would be a reward, because Marie had promised him and he knew that Marie would keep her promise, and nothing could ever take from him that hope, that <text:span text:style-name="T2">knowledge</text:span> that Marie would keep her promise.</text:p>
          </table:table-cell>
          <table:table-cell/>
        </table:table-row>
        <table:table-row table:style-name="ro41">
          <table:table-cell/>
          <table:table-cell office:value-type="string">
            <text:p>185</text:p>
          </table:table-cell>
          <table:table-cell table:number-columns-repeated="2"/>
          <table:table-cell office:value-type="string">
            <text:p>After their arrival, they went to the Hotel Vanderbilt. <text:s/>Mr. Kennelworth went out to see a friend and left Robert and Walter to chat alone. Robert told Walter of the terrible sufferings he had gone thru since Marie’s disappearance and of his great disappointment. He talked of the success he had made in the market and of the future when he hoped to complete his great invention with the aid of Walter and his <text:span text:style-name="T2">knowledge</text:span> of chemicals and make discoveries which would end war for all times. But immediately after talking of his future plans his mind would revert back to Marie and he would start talking about her and bemoaning the fact that without her he could not go on in the future. Walter told him to forget about her -- that time would bring changes and that he would find another girl who would take the place of Marie. Robert was indignant and told Walter that time would never change him; that he would remain faithful to Marie until death, no matter if he never heard of her again.</text:p>
          </table:table-cell>
          <table:table-cell/>
        </table:table-row>
        <table:table-row table:style-name="ro26">
          <table:table-cell/>
          <table:table-cell office:value-type="string">
            <text:p>204</text:p>
          </table:table-cell>
          <table:table-cell table:number-columns-repeated="2"/>
          <table:table-cell office:value-type="string">
            <text:p>“Mr. Watson,” said Robert, "I believe that if a man starts out to make money for unselfish purposes, he will succeed. That is what I am going to do. Your experience is very valuable to me. Your intimate <text:span text:style-name="T2">knowledge</text:span> of the cause of the failures of other men is a good lesson. <text:s/>I have studied the Bible very carefully because I believe it is the greatest scientific book ever written. <text:s/>The laws are plainly laid down how to make a success. <text:s/>There is a time and a season for everything, and if a man does things according to the time, he will succeed. <text:s/>The Bible makes it plain that not all are born to be prophets, nor to be farmers, doctors or lawyers, but that each can succeed in his own special line, according to time and place. If men would only follow the Bible and know that there is a time to stop trying to make money and to keep what you have, then wait for another season when the time is ripe, they could continue to succeed indefinitely.</text:p>
          </table:table-cell>
          <table:table-cell/>
        </table:table-row>
        <table:table-row table:style-name="ro41">
          <table:table-cell/>
          <table:table-cell office:value-type="string">
            <text:p>212-213 (“knowledge” mentioned on pg. 213)</text:p>
          </table:table-cell>
          <table:table-cell table:number-columns-repeated="2"/>
          <table:table-cell office:value-type="string">
            <text:p>Robert knew that this indicated that people did fly in the older days, and that we were now only repeating past cycles. He read Chapter 12: 4th verse:</text:p>
            <text:p/>
            <text:p>Let thou, O Daniel, shut up the words, and seal the book even to the time of the end; many shall run to and fro, and <text:span text:style-name="T2">knowledge</text:span> shall be increased.</text:p>
            <text:p/>
            <text:p>Robert thought that we were now nearing the time of the end because man was running to and fro in fast automobiles and traveling swiftly thru the air in airplanes; that new discoveries were being made and that <text:span text:style-name="T2">knowledge</text:span> was increasing. He must hasten his new invention. He read the 12th verse:</text:p>
            <text:p/>
            <text:p>Blesseth is he that waiteth, and cometh to the thousand three hundred and five and thirty days.</text:p>
          </table:table-cell>
          <table:table-cell/>
        </table:table-row>
        <table:table-row table:style-name="ro27">
          <table:table-cell/>
          <table:table-cell office:value-type="string">
            <text:p>216</text:p>
          </table:table-cell>
          <table:table-cell table:number-columns-repeated="2"/>
          <table:table-cell office:value-type="string">
            <text:p>Robert intended to be patient in tribulations and was going to be kind and show brotherly love; he would have faith, hope and pray for the day when he would again have Marie. Love was the fulfilling of the law and reward was promised for obedience to that law. The more he read the Bible the more he was convinced of its great value and that all of the <text:span text:style-name="T2">knowledge</text:span> and instruction that man needed for any purpose or at any time, was to be found in that good old book. Robert decided that he would not only pray without ceasing, but would spend some of the money that he had made, to try to find Marie, as no word had ever been received of her up to this time. He employed a detective agency to make a search all over the United States.</text:p>
          </table:table-cell>
          <table:table-cell/>
        </table:table-row>
        <table:table-row table:style-name="ro29">
          <table:table-cell/>
          <table:table-cell office:value-type="string">
            <text:p>334</text:p>
          </table:table-cell>
          <table:table-cell table:number-columns-repeated="2"/>
          <table:table-cell office:value-type="string">
            <text:p>All the aviators know that often they run into what they call air-pockets in the air, which means nothing more than a vacuum made by Nature in some way and that when these airpockets are encountered an airship will drop right down until denser layers of air are reached. If Nature can construct a tunnel thru the air, then certainly man with the guidance of God’s divine power can do it. It may be hard for you to understand and believe my theories, but they are founded on faith and the <text:span text:style-name="T2">knowledge</text:span> that with God nothing is impossible.</text:p>
          </table:table-cell>
          <table:table-cell/>
        </table:table-row>
        <table:table-row table:style-name="ro66">
          <table:table-cell/>
          <table:table-cell office:value-type="string">
            <text:p>335</text:p>
          </table:table-cell>
          <table:table-cell table:number-columns-repeated="2"/>
          <table:table-cell office:value-type="string">
            <text:p>“Romans 5: 3-4: ‘And not only so, but we glory in tribulations also: knowing that tribulation worketh patience; and patience, experience; and experience, hope.’ These trials and tribulations which we have gone thru have brought <text:span text:style-name="T2">knowledge</text:span>. We have learned patience and thru patience, experience. I propose to put that experience and <text:span text:style-name="T2">knowledge</text:span> that I have gained in the past into execution to preserve and protect my country which means more than life to me.”</text:p>
          </table:table-cell>
          <table:table-cell/>
        </table:table-row>
        <table:table-row table:style-name="ro10" table:number-rows-repeated="17">
          <table:table-cell table:number-columns-repeated="6"/>
        </table:table-row>
        <table:table-row table:style-name="ro9" table:number-rows-repeated="3">
          <table:table-cell table:style-name="Default" table:number-columns-repeated="6"/>
        </table:table-row>
        <table:table-row table:style-name="ro10" table:number-rows-repeated="8">
          <table:table-cell table:style-name="Default" table:number-columns-repeated="6"/>
        </table:table-row>
        <table:table-row table:style-name="ro10">
          <table:table-cell table:style-name="Default" table:number-columns-repeated="6"/>
        </table:table-row>
      </table:table>
      <table:table table:name="little" table:style-name="ta1">
        <table:table-column table:style-name="co7" table:number-columns-repeated="4" table:default-cell-style-name="ce4"/>
        <table:table-column table:style-name="co101" table:default-cell-style-name="ce4"/>
        <table:table-column table:style-name="co102" table:default-cell-style-name="ce4"/>
        <table:table-row table:style-name="ro10">
          <table:table-cell table:style-name="Default" office:value-type="string">
            <text:p>Excerpts related to the word “little”.</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Little” is written 104 times in TTTA.</text:p>
          </table:table-cell>
          <table:table-cell table:style-name="Default" table:number-columns-repeated="5"/>
        </table:table-row>
        <table:table-row table:style-name="ro10" table:number-rows-repeated="2">
          <table:table-cell table:style-name="Default" table:number-columns-repeated="6"/>
        </table:table-row>
        <table:table-row table:style-name="ro10">
          <table:table-cell table:style-name="Default" office:value-type="string">
            <text:p>Note: Below are not all findings of the word “little”, just the ones I added to this spreadsheet as I came across them.</text:p>
          </table:table-cell>
          <table:table-cell table:style-name="Default" table:number-columns-repeated="5"/>
        </table:table-row>
        <table:table-row table:style-name="ro10" table:number-rows-repeated="2">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7">
          <table:table-cell/>
          <table:table-cell office:value-type="float" office:value="79">
            <text:p>79</text:p>
          </table:table-cell>
          <table:table-cell table:number-columns-repeated="2"/>
          <table:table-cell office:value-type="string">
            <text:p>We find ample proof of the 1000-year cycle in the Bible:</text:p>
            <text:p>"A <text:span text:style-name="T2">little</text:span> one shall become a thousand and a <text:span text:style-name="T2">small</text:span> one</text:p>
            <text:p>a strong nation; I the Lord, will hasten it in his time."</text:p>
            <text:p>Also</text:p>
            <text:p>"One day is with the Lord as a thousand years, and</text:p>
            <text:p>a thousand years as one day."</text:p>
            <text:p>Another evidence of the 1000-year cycle:</text:p>
            <text:p>"And he laid hold on the dragon, that old serpent, which</text:p>
            <text:p>is the Devil, and Satan, and bound him a thousand</text:p>
            <text:p>years."</text:p>
          </table:table-cell>
          <table:table-cell/>
        </table:table-row>
        <table:table-row table:style-name="ro10" table:number-rows-repeated="31">
          <table:table-cell table:number-columns-repeated="6"/>
        </table:table-row>
        <table:table-row table:style-name="ro10">
          <table:table-cell table:number-columns-repeated="6"/>
        </table:table-row>
      </table:table>
      <table:table table:name="lone" table:style-name="ta1">
        <table:table-column table:style-name="co103" table:default-cell-style-name="Default"/>
        <table:table-column table:style-name="co104" table:default-cell-style-name="Default"/>
        <table:table-column table:style-name="co105" table:default-cell-style-name="Default"/>
        <table:table-column table:style-name="co19" table:default-cell-style-name="Default"/>
        <table:table-column table:style-name="co106" table:default-cell-style-name="Default"/>
        <table:table-column table:style-name="co107" table:default-cell-style-name="Default"/>
        <table:table-row table:style-name="ro20">
          <table:table-cell office:value-type="string">
            <text:p>rluu: Excerpts related to the word 'lone'.</text:p>
          </table:table-cell>
          <table:table-cell table:number-columns-repeated="5"/>
        </table:table-row>
        <table:table-row table:style-name="ro10">
          <table:table-cell office:value-type="string">
            <text:p>TODO: <text:s/>I need to go back and add the words “alone” also, and any other words that have those letters “lone” in it.</text:p>
          </table:table-cell>
          <table:table-cell table:number-columns-repeated="5"/>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7">
          <table:table-cell table:style-name="ce4"/>
          <table:table-cell table:style-name="ce4" office:value-type="string">
            <text:p>1</text:p>
          </table:table-cell>
          <table:table-cell table:style-name="ce4" office:value-type="string">
            <text:p>Sunday morning, June 10, 1906.</text:p>
          </table:table-cell>
          <table:table-cell table:style-name="ce4"/>
          <table:table-cell table:style-name="ce4" office:value-type="string">
            <text:p>In the extreme northeastern corner of the <text:span text:style-name="T2">Lone</text:span> Star State of Texas, about eight miles west of Texarkana, in a<text:span text:style-name="T2"> lone</text:span>ly farm-house on Sunday morning, June 10th, Amelia Gordon turned over in her bed and watched the sunlight streaming thru the window on the head of her new-born son. She had always hoped that this, her third son, would be born on Sunday, but he was born late Saturday night, June 9th, 1906. A few months before his birth, his mother had suffered a severe shock on account of the death of her oldest son in the San Francisco earthquake in April, and for a time it was feared that her third son might never be born to live. She was happy this Sunday morning when she looked at her bouncing baby boy, dreamed of his future, and thought of what his name should be.</text:p>
          </table:table-cell>
          <table:table-cell table:style-name="ce22" office:value-type="string">
            <text:p>Lone</text:p>
          </table:table-cell>
        </table:table-row>
        <table:table-row table:style-name="ro41">
          <table:table-cell table:style-name="ce4"/>
          <table:table-cell table:style-name="ce4" office:value-type="string">
            <text:p>105</text:p>
          </table:table-cell>
          <table:table-cell table:style-name="ce4" office:value-type="string">
            <text:p>May 21, [1927]</text:p>
          </table:table-cell>
          <table:table-cell table:style-name="ce4"/>
          <table:table-cell table:style-name="ce4" office:value-type="string">
            <text:p>May 21st was a red-letter day in the life of Robert Gordon. Wheat, corn and cotton all advanced to the highest levels of the season. Robert had read reports in the paper that Charles A. Lindbergh had started on his <text:span text:style-name="T2">lone</text:span> flight from New York to Paris. He went down to the telegraph office in the afternoon to inquire if there was any news about the success of Lindbergh's flight. The operator said that nothing had come over the wire yet, but there had been a report that Lindbergh had passed over Ireland early that morning. <text:s/>Robert waited in the telegraph office until about 5 P.M. <text:s/>when a flash came over the wire that Lindbergh had landed in Paris. This fired Robert's enthusiasm, and he was very much excited. Right then and there decided that he was going to New York in the very near future and start to build an airplane according to his own plans. He went immediately to the home of Mr. <text:s/>Kennelworth and told him about his plans and desire to go to New York just as soon as possible.</text:p>
          </table:table-cell>
          <table:table-cell table:style-name="ce22" office:value-type="string">
            <text:p>Lone</text:p>
          </table:table-cell>
        </table:table-row>
        <table:table-row table:style-name="ro48">
          <table:table-cell table:style-name="ce4"/>
          <table:table-cell table:style-name="ce4" office:value-type="string">
            <text:p>106</text:p>
          </table:table-cell>
          <table:table-cell table:style-name="ce4" office:value-type="string">
            <text:p>Sunday, May 22, [1927]</text:p>
          </table:table-cell>
          <table:table-cell table:style-name="ce4"/>
          <table:table-cell table:style-name="ce4" office:value-type="string">
            <text:p>On Sunday, May 22nd, Robert wrote to Marie:</text:p>
            <text:p/>
            <text:p>MY DEAREST MARIE,</text:p>
            <text:p/>
            <text:p>The past week has been a great one for us, and yesterday, the 21st, was the greatest day in history. Lindbergh, the <text:span text:style-name="T2">lone</text:span> aviator, crossed the Atlantic and landed safely in Paris. <text:s/>Wheat, corn and cotton went up and we made more money. <text:s/>Profits are piling up fast, and I will soon have plenty of money to build my airplane.</text:p>
            <text:p/>
            <text:p>I had a long talk with Mr. Kennelworth yesterday afternoon after we received the news of Lindbergh's flight, and resigned my position, to take place on May 31st. Expect to go to New York some time in the early part of June, and of course I want to take you with me as my wife. With the profits we now have made in the market, there will be no trouble about us getting along all right in New York and I am sure that I am going to make a lot more money.</text:p>
            <text:p/>
          </table:table-cell>
          <table:table-cell table:style-name="ce22" office:value-type="string">
            <text:p>Lone</text:p>
          </table:table-cell>
        </table:table-row>
        <table:table-row table:style-name="ro67">
          <table:table-cell table:style-name="ce4"/>
          <table:table-cell table:style-name="ce4" office:value-type="string">
            <text:p>118</text:p>
          </table:table-cell>
          <table:table-cell table:style-name="ce4" office:value-type="string">
            <text:p>Late on Saturday night, June 4, [1927] to 8 o'clock [am, Sunday morning, June 5, 1927.]</text:p>
          </table:table-cell>
          <table:table-cell table:style-name="ce4"/>
          <table:table-cell table:style-name="ce4" office:value-type="string">
            <text:p>Robert returned to his berth and tried to rest, but found that he couldn't sleep. He thought over what Marie had said about -- "suppose the train should be wrecked, or something should happen that you should never see me again." He thought that nothing could happen to separate Marie from him, but just the same it was the thought that she said something might happen. <text:s/>He felt <text:span text:style-name="T2">lone</text:span>some being separated from Marie. <text:s/>She was two cars back, but he felt that the good God who had endowed him with faith would protect Marie, and that no harm would come to her; that there was no danger of a wreck on the "Sunshine Special" and that there was sunshine waiting for Marie and himself. In the wee small hours of the morning, Robert dozed off and had a few hours of sound sleep. He arose early and dressed. About 8 o'clock, he hurried back to Marie's car, to take her to breakfast. When he arrived at her berth, he found it empty. He went back to the dining-car to look for Marie, but couldn't find her there, and then went on thru to the end of the train, but was unable to locate Marie. The Pullman porter told him that he hadn't seen her that morning and the last he saw of her was when Robert was talking to her in the berth late that night. Robert then searched the train again from one end to the other and become uneasy and anxious about Marie. He returned again to her car and had the porter look for her baggage, and after looking thru the car, found that it was gone. Robert was now almost frantic and could not imagine what could have happened to her, because her baggage was gone. The porter assured him that there had been no hold-up of the train that night and that nothing unusual had happened. He had been up all night helping people get on and off at different stations but had seen nothing of Marie at any time. The train conductor was notified and the Pullman-car conductor was told. Both of them searched the train from one end to the other, and nowhere could Marie be found.</text:p>
          </table:table-cell>
          <table:table-cell table:style-name="ce4" office:value-type="string">
            <text:p><text:span text:style-name="T2">Lone</text:span>some</text:p>
          </table:table-cell>
        </table:table-row>
        <table:table-row table:style-name="ro43">
          <table:table-cell table:style-name="ce4"/>
          <table:table-cell table:style-name="ce4" office:value-type="string">
            <text:p>133-134</text:p>
          </table:table-cell>
          <table:table-cell table:style-name="ce4" table:number-columns-repeated="2"/>
          <table:table-cell table:style-name="ce4" office:value-type="string">
            <text:p>Robert had always been a great admirer of the poet, S. E. Kiser; always read his poems in the daily newspapers and a few months previous to this time, had bought a little book entitled, “Poems That Have Helped Me,” collected by S. E. Kiser. He remembered that he had this little book that he liked so much in his suit-case so he unpacked it to look for the book and as he did, he came across the present, the surprise that he had for Marie, that he had told her about before and refused to give to her or tell her more about it until they arrived in St. Louis. The present was a wedding ring set with diamonds and a beautiful brooch made of two hearts woven together and tied with a cluster of diamonds and pearls. This was to be the great surprise for Marie and he was going to present it to Marie after they were married, as a token of the two hearts that now beat as one. Robert looked at this and thought of how the diamonds represented Marie in all of her beauty and that she was a pearl of great price.</text:p>
            <text:p/>
            <text:p>It was too much for him. He broke down completely and wept like a baby. A<text:span text:style-name="T2">lone</text:span> he was -- the most a<text:span text:style-name="T2">lone</text:span> he had ever been in his life before -- away from friends, away from mother, and above all, separated from Marie, who meant more than life to him. He sobbed for hours. His heart was breaking, but with a wondering mind, he realized that he must have strength, and that he must have faith and hope on -- hope and believe that Marie was alive and he knew that if she were alive, there was hope.</text:p>
            <text:p/>
          </table:table-cell>
          <table:table-cell table:style-name="ce22" office:value-type="string">
            <text:p>Alone</text:p>
          </table:table-cell>
        </table:table-row>
        <table:table-row table:style-name="ro30">
          <table:table-cell table:style-name="ce4"/>
          <table:table-cell table:style-name="ce4" office:value-type="string">
            <text:p>253</text:p>
          </table:table-cell>
          <table:table-cell table:style-name="ce4" office:value-type="string">
            <text:p>None given.</text:p>
          </table:table-cell>
          <table:table-cell table:style-name="ce4"/>
          <table:table-cell table:style-name="ce4" office:value-type="string">
            <text:p>Excerpt from the legend of Ailver Springs:</text:p>
            <text:p>"Good Gord A'mighty, chile, you think Aunt Silly am gwine</text:p>
            <text:p>tote dade body off in the <text:span text:style-name="T2">lone</text:span>somely night?" asked the old</text:p>
            <text:p>woman, her very teeth chattering with the superstitious fear</text:p>
            <text:p>peculiar to her race. The girl realized the risk of her plan</text:p>
            <text:p>being thwarted, and raising herself to a sitting posture she</text:p>
            <text:p>seized the old woman's hands and fixed her dying eyes full</text:p>
            <text:p>on her face.</text:p>
          </table:table-cell>
          <table:table-cell table:style-name="ce4" office:value-type="string">
            <text:p><text:span text:style-name="T2">Lone</text:span>somely</text:p>
          </table:table-cell>
        </table:table-row>
        <table:table-row table:style-name="ro51">
          <table:table-cell table:style-name="ce4"/>
          <table:table-cell table:style-name="ce4" office:value-type="string">
            <text:p>288-289 (“Lone” mentioned on pg. 289).</text:p>
          </table:table-cell>
          <table:table-cell table:style-name="ce4" office:value-type="string">
            <text:p>None given, but it is sometime between morning of August 3, [1930], and September 1930. <text:s/>(This is right after the capture of the Tokyo J-1).</text:p>
          </table:table-cell>
          <table:table-cell table:style-name="ce4"/>
          <table:table-cell table:style-name="ce4" office:value-type="string">
            <text:p>When General Pearson called Captain Gordon before him, he was very modest and meek because he remembered the severe reprimand before when he disobeyed orders and brought down the Japanese plane near San Diego. This time he had acted on instructions from General Pearson and was very happy to have rendered a great service to his country. As the General read the message from the President, tears came into his eyes. <text:s/>He thanked his commanding officer and said that he hoped he might have many more opportunities to render service to his beloved country. At that time his thoughts turned to Marie and he wondered where she might be and if she knew what was happening. He was especially happy because he had brought this enemy ship down in the State in which he was born and that State of which he was very proud. Captain Kennelworth came to congratulate him and said: "Robert, old pal, I am very proud of you and your great achievement. <text:s/>The <text:span text:style-name="T2">Lone</text:span> Star State of Texas which was distinguished by its brave sons at the Battle of the Alamo, has again been distinguished by one of her favorite sons, and Mexico as well as Spain and Japan will be made to realize that the Texans never surrender."</text:p>
          </table:table-cell>
          <table:table-cell table:style-name="ce22" office:value-type="string">
            <text:p>Lone</text:p>
          </table:table-cell>
        </table:table-row>
        <table:table-row table:style-name="ro41">
          <table:table-cell table:style-name="ce4"/>
          <table:table-cell table:style-name="ce4" office:value-type="string">
            <text:p>376</text:p>
          </table:table-cell>
          <table:table-cell table:style-name="ce4" office:value-type="string">
            <text:p>None given, but it is between 4 am and the forenoon of June 9, 1932.</text:p>
          </table:table-cell>
          <table:table-cell table:style-name="ce4"/>
          <table:table-cell table:style-name="ce4" office:value-type="string">
            <text:p>They sailed over Staten Island and saw the wrecks of the planes which had been destroyed there. Then swung up the Hudson River above Yonkers, descended close to the water and anchored in the air. The President had never been on an airship that was anchored in the air and was amazed at Supreme Commander Gordon's marvelous invention. He handed the President a pair of powerful field glasses and told him to take a look. The river was almost choked with the wrecks of the airplanes which had gone down defying the "Demon of Death." <text:s/>Bodies of aviators wearing the uniforms of the various nations were floating upon the waters. When the Supreme Commander explained to the President that he believed that not one of the enemy's planes had escaped, he marveled at the wonderful invention and the fact that two men and a <text:span text:style-name="T2">lone</text:span> woman could accomplish such a feat. Supreme Commander Gordon then said: “Mr. <text:s/>President, your greatest sight is yet to come."</text:p>
          </table:table-cell>
          <table:table-cell table:style-name="ce22" office:value-type="string">
            <text:p>Lone</text:p>
          </table:table-cell>
        </table:table-row>
        <table:table-row table:style-name="ro28">
          <table:table-cell table:style-name="ce4"/>
          <table:table-cell table:style-name="ce4" office:value-type="string">
            <text:p>388</text:p>
          </table:table-cell>
          <table:table-cell table:style-name="ce4" office:value-type="string">
            <text:p>Afternoon of July 4, [1932].</text:p>
          </table:table-cell>
          <table:table-cell table:style-name="ce4"/>
          <table:table-cell table:style-name="ce4" office:value-type="string">
            <text:p>On the afternoon of July 4th the President of the United States issued a proclamation to the people, telling them of the wonderful victory in Washington and assuring them that the country was safe, and set aside the following three days as holidays to celebrate and commemorate the victory of Independence Day. In his message he said that God had blessed the Stars and Stripes and given to America a <text:span text:style-name="T2">lone</text:span> man who had made inventions which had saved the country, and that a <text:span text:style-name="T2">lone</text:span> woman, Edna Kennelworth, with these inventions had protected Washington from destruction and captured over 50,000 of the enemy's airships without causing the loss of a single soul.</text:p>
          </table:table-cell>
          <table:table-cell table:style-name="ce22" office:value-type="string">
            <text:p>Lone</text:p>
          </table:table-cell>
        </table:table-row>
        <table:table-row table:style-name="ro51">
          <table:table-cell table:style-name="ce4"/>
          <table:table-cell table:style-name="ce4" office:value-type="string">
            <text:p>388</text:p>
          </table:table-cell>
          <table:table-cell table:style-name="ce4" office:value-type="string">
            <text:p>Afternoon of July 4, [1932].</text:p>
          </table:table-cell>
          <table:table-cell table:style-name="ce4"/>
          <table:table-cell table:style-name="ce4" office:value-type="string">
            <text:p>The President's Proclamation was given to the newspapers</text:p>
            <text:p>and every paper in the United States carried</text:p>
            <text:p>big headlines:</text:p>
            <text:p/>
            <text:p>GREAT ATTACK ON NEW YORK AND WASHINGTON</text:p>
            <text:p>FAILS. MORE THAN ONE HUNDRED THOUSAND</text:p>
            <text:p>OF THE ENEMY'S AIRSHIPS HAVE BEEN CAPTURED.</text:p>
            <text:p>HUNDREDS OF THOUSANDS HAVE BEEN</text:p>
            <text:p>TAKEN PRISONERS. EDNA KENNELWORTH, A</text:p>
            <text:p><text:span text:style-name="T2">LONE</text:span> WOMAN, SAVED WASHINGTON WITH</text:p>
            <text:p>SLEEPING GAS BAGGED OVER FIFTY THOUSAND</text:p>
            <text:p>AIRPLANES WHICH ARE NOW SAFELY HELD IN</text:p>
            <text:p>THE TUNNEL THRU THE AIR MADE BY SUPREME</text:p>
            <text:p>COMMANDER GORDON’S GREAT INVENTION. IT</text:p>
            <text:p>IS EXPECTED THAT THE ENEMY WILL MAKE A</text:p>
            <text:p>PLEA FOR PEACE ANY DAY.</text:p>
          </table:table-cell>
          <table:table-cell table:style-name="ce22" office:value-type="string">
            <text:p>Lone</text:p>
          </table:table-cell>
        </table:table-row>
        <table:table-row table:style-name="ro30">
          <table:table-cell table:style-name="ce4"/>
          <table:table-cell table:style-name="ce4" office:value-type="string">
            <text:p>403</text:p>
          </table:table-cell>
          <table:table-cell table:style-name="ce4" office:value-type="string">
            <text:p>August 4th, 1932</text:p>
          </table:table-cell>
          <table:table-cell table:style-name="ce4"/>
          <table:table-cell table:style-name="ce4" office:value-type="string">
            <text:p>The President replied:</text:p>
            <text:p/>
            <text:p>Peace terms are out of my hands. When this country was in dire peril and our cause seemed hopeless and lost, -- when your demands were to take our country, our name, our honor, -- at that time we placed our fate in the hands of a <text:span text:style-name="T2">lone</text:span> man Robert Gordon and made him Supreme Commander of all of the Armies of the United States. His will is law. You will have to deal with him, no one else has authority or will be given authority.</text:p>
          </table:table-cell>
          <table:table-cell table:style-name="ce22" office:value-type="string">
            <text:p>Lone</text:p>
          </table:table-cell>
        </table:table-row>
        <table:table-row table:style-name="ro54">
          <table:table-cell table:style-name="ce4"/>
          <table:table-cell table:style-name="ce4" office:value-type="string">
            <text:p>405</text:p>
          </table:table-cell>
          <table:table-cell table:style-name="ce4" office:value-type="string">
            <text:p>August 30, 1932.</text:p>
          </table:table-cell>
          <table:table-cell table:style-name="ce4"/>
          <table:table-cell table:style-name="ce4" office:value-type="string">
            <text:p>Supreme Commander Gordon decided to call a conference of all nations to take place in New York, on August 30th, 1932. They were notified and representatives were asked to be sent. Supreme Commander Gordon made a special request that the representatives from all the countries bring with them their wives or daughters as he had a special message for them and wanted them to take an important part in the Peace Conference. <text:s/>No one knew what the conditions of peace would be, but even the enemy felt that they were dealing with the most just man that the world had ever known, a man who refused to take the lives of women and children. <text:s/>When he had the power to put the entire Allied Armies of the Enemy to sleep and destroy them, he refused to do it. They were all willing and glad to leave their fate in his hands. All over the country Old Glory was waving from every building. Flags were printed with the picture of Supreme Commander Gordon on them and the picture of "Marie the Angel of Mercy." The flags bore the inscription "Tunnel thru the Air," "The <text:span text:style-name="T2">Lone</text:span> Aviator," "America's Savior."</text:p>
          </table:table-cell>
          <table:table-cell table:style-name="ce22" office:value-type="string">
            <text:p>Lone</text:p>
          </table:table-cell>
        </table:table-row>
        <table:table-row table:style-name="ro27">
          <table:table-cell table:style-name="ce4"/>
          <table:table-cell table:style-name="ce4" office:value-type="string">
            <text:p>410</text:p>
          </table:table-cell>
          <table:table-cell table:style-name="ce5" office:value-type="string">
            <text:p>August 30, 1932. <text:s/>Time is not given, but it is after 12:00 pm, at the Peace Conference of the World.</text:p>
          </table:table-cell>
          <table:table-cell table:style-name="ce4"/>
          <table:table-cell table:style-name="ce4" office:value-type="string">
            <text:p>"It is understood and agreed that the United States will retain all of the inventions we now have for the prevention of war and I warn you that if necessity ever demands it, for the protection of peace of the world, that a machine can be built which will destroy every living soul on the earth. It can be directed from New York City by a <text:span text:style-name="T2">lone</text:span> man without ever leaving here and do complete destructive work. This is only a warning and not a threat. You have seen the power demonstrated by Marie the Angel of Mercy, and mercy shown. You must respect this divine law and divine power. Remember that this victory is according to God's plan and God's will. I take no credit to myself and for myself and my country ask nothing, except that you live with us in brotherly love."</text:p>
          </table:table-cell>
          <table:table-cell table:style-name="ce22" office:value-type="string">
            <text:p>Lone</text:p>
          </table:table-cell>
        </table:table-row>
        <table:table-row table:style-name="ro10" table:number-rows-repeated="38">
          <table:table-cell table:style-name="ce4" table:number-columns-repeated="6"/>
        </table:table-row>
        <table:table-row table:style-name="ro10" table:number-rows-repeated="1048521">
          <table:table-cell table:number-columns-repeated="6"/>
        </table:table-row>
        <table:table-row table:style-name="ro10">
          <table:table-cell table:number-columns-repeated="6"/>
        </table:table-row>
      </table:table>
      <table:table table:name="love" table:style-name="ta1">
        <table:table-column table:style-name="co19" table:default-cell-style-name="ce4"/>
        <table:table-column table:style-name="co7" table:number-columns-repeated="3" table:default-cell-style-name="ce4"/>
        <table:table-column table:style-name="co46" table:default-cell-style-name="ce4"/>
        <table:table-column table:style-name="co108" table:default-cell-style-name="ce4"/>
        <table:table-row table:style-name="ro10">
          <table:table-cell table:style-name="Default" office:value-type="string">
            <text:p>The word “love”. <text:s text:c="2"/></text:p>
          </table:table-cell>
          <table:table-cell table:style-name="Default" table:number-columns-repeated="5"/>
        </table:table-row>
        <table:table-row table:style-name="ro10" table:number-rows-repeated="2">
          <table:table-cell table:style-name="Default" table:number-columns-repeated="6"/>
        </table:table-row>
        <table:table-row table:style-name="ro10">
          <table:table-cell table:style-name="Default" office:value-type="string">
            <text:p>“love” (search of this substring) <text:s/>is written 483 times in TTTA. <text:s/>(483 = 7 * 69)</text:p>
          </table:table-cell>
          <table:table-cell table:style-name="Default" table:number-columns-repeated="5"/>
        </table:table-row>
        <table:table-row table:style-name="ro10" table:number-rows-repeated="2">
          <table:table-cell table:style-name="Default" table:number-columns-repeated="6"/>
        </table:table-row>
        <table:table-row table:style-name="ro10">
          <table:table-cell table:style-name="Default" office:value-type="string">
            <text:p>Note: Below is not a complete list, just entries in TTTA as I come across them.</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1">
          <table:table-cell/>
          <table:table-cell office:value-type="float" office:value="33">
            <text:p>33</text:p>
          </table:table-cell>
          <table:table-cell table:number-columns-repeated="2"/>
          <table:table-cell office:value-type="string">
            <text:p>Robert, if <text:span text:style-name="T2">love</text:span> is founded on <text:span text:style-name="T2">faith</text:span> and <text:span text:style-name="T2">trust</text:span>, it cannot be jealous. <text:span text:style-name="T2">Love</text:span> is the foundation of <text:span text:style-name="T2">understanding</text:span>, and if you understood me and if I thoroughly understood you, we would be in love yet, and be happy.</text:p>
            <text:p>[...]</text:p>
            <text:p>Love that has been founded on years of <text:span text:style-name="T2">confidence</text:span> cannot change in a moment for another, and my love has not changed to Edward Mason, as you think. <text:s/>I still love you, but you have been wrong in your accusations.</text:p>
            <text:p/>
            <text:p>[Article on Love follows.]</text:p>
            <text:p/>
          </table:table-cell>
          <table:table-cell/>
        </table:table-row>
        <table:table-row table:style-name="ro68">
          <table:table-cell/>
          <table:table-cell office:value-type="string">
            <text:p>33-34</text:p>
          </table:table-cell>
          <table:table-cell table:number-columns-repeated="2"/>
          <table:table-cell office:value-type="string">
            <text:p>Article called: “Love”</text:p>
            <text:p>The spark of <text:span text:style-name="T2">love gives more light than the universe of</text:span></text:p>
            <text:p><text:span text:style-name="T2">truth</text:span>; yet truth is in love, and in order to <text:span text:style-name="T2">act the truth</text:span>, you</text:p>
            <text:p>must make love the truth, for remember that the handshake</text:p>
            <text:p>of friendship, or the <text:span text:style-name="T2">kiss</text:span> and love of an innocent <text:span text:style-name="T2">child</text:span>, will</text:p>
            <text:p>do more to lift a soul to the light than the strongest and wisest</text:p>
            <text:p>argument even when rightly understood.</text:p>
            <text:p>Beyond the boundaries of love no thought ever passed for</text:p>
            <text:p>love is everywhere. Love is a prophecy of <text:span text:style-name="T2">freedom</text:span>, and its</text:p>
            <text:p>song of melody is heard in the rhythmic motion of the ocean.</text:p>
            <text:p>Each "fowl of the air, each fish of the sea, and every living</text:p>
            <text:p>thing that moveth upon the earth" is the manifestation of love,</text:p>
            <text:p>for in their subsistence love has said, "AS I CREATE SO I PROVIDE."</text:p>
            <text:p>Thus in every conceivable thing with form or without,</text:p>
            <text:p>with harmony or with discord -- there love is manifested.</text:p>
            <text:p>Love is the life of every plant, of every sunset, of every</text:p>
            <text:p>soul. It is the inspiration in the happy mind, and the voice</text:p>
            <text:p>that speaks to us in the time of temptation.</text:p>
            <text:p><text:span text:style-name="T2">Love is the foundation of all understanding</text:span>, it transcends</text:p>
            <text:p>all reasoning, for it is the fulfillment of the greatest.</text:p>
            <text:p><text:span text:style-name="T2">Love gives faith to all things, for love believeth in its own.</text:span></text:p>
            <text:p>Love symbolizes the everlasting, for<text:span text:style-name="T2"> it is the spirit of the</text:span></text:p>
            <text:p><text:span text:style-name="T2">beginning</text:span>, and its wonderful radiance of color decks each</text:p>
            <text:p>sunrise and sunset.</text:p>
            <text:p>Love is the breeze that blows away the clouds of doubt</text:p>
            <text:p>making the landscape of the soul radiant with joy and gladness.</text:p>
            <text:p>Each <text:span text:style-name="T2">heart</text:span> keeps time in unison to the rhythmic harmonies</text:p>
            <text:p>of love, for each is LOVE in ALL.</text:p>
            <text:p>Love has thrown into the shapeless void the breath that has</text:p>
            <text:p>given life to worlds and this vital spark or the life of man,</text:p>
            <text:p>illuminates the picture that love has painted.</text:p>
            <text:p/>
          </table:table-cell>
          <table:table-cell/>
        </table:table-row>
        <table:table-row table:style-name="ro60">
          <table:table-cell/>
          <table:table-cell office:value-type="string">
            <text:p>36</text:p>
          </table:table-cell>
          <table:table-cell table:number-columns-repeated="2"/>
          <table:table-cell office:value-type="string">
            <text:p>DEAREST MARIE:</text:p>
            <text:p>Your sweet letter received. It has opened my heart to understanding and made me see myself as I am. I have read St. Paul on the greatest thing in the <text:span text:style-name="T2">world</text:span> and find that I have not been patient, have not been kind or generous. Above all, I have been jealous without cause. All of these things are not a part of true love. Paul says, "<text:span text:style-name="T2">Faith</text:span>, <text:span text:style-name="T2">Hope</text:span> and <text:span text:style-name="T2">Love</text:span>, but the greatest of these is Love." If I had had that great <text:span text:style-name="T2">faith</text:span> which never faileth and which is founded on love I would not have been jealous. I have been selfish; have sought myself to please, and have not thought enough about you.</text:p>
            <text:p/>
            <text:p>I am sending a little poem that I have written, entitled "The Garden of Love," which I think will express to you fully just how I feel and how I see things now. I have tried to enter the Garden of Love through the <text:span text:style-name="T2">wrong gate</text:span>, and now I want to enter it through the <text:span text:style-name="T2">right gate</text:span>. I will be <text:span text:style-name="T2">happy</text:span> and <text:span text:style-name="T2">trusting</text:span>, loving and thinking only of you.</text:p>
            <text:p/>
            <text:p>No more doubts or jealousy will ever be in my mind again, because love will be there, and these foul weeds can never remain where love is.</text:p>
            <text:p/>
            <text:p>I want you, Marie, and only you. Please forgive and forget and make me happy again.</text:p>
            <text:p/>
            <text:p>With all the love my heart can send, I am</text:p>
            <text:p>Hopefully,</text:p>
            <text:p>Your own ROBERT.</text:p>
            <text:p/>
          </table:table-cell>
          <table:table-cell/>
        </table:table-row>
        <table:table-row table:style-name="ro10" table:number-rows-repeated="30">
          <table:table-cell table:number-columns-repeated="6"/>
        </table:table-row>
        <table:table-row table:style-name="ro10">
          <table:table-cell table:number-columns-repeated="6"/>
        </table:table-row>
      </table:table>
      <table:table table:name="lovelight" table:style-name="ta1">
        <table:table-column table:style-name="co109" table:default-cell-style-name="Default"/>
        <table:table-column table:style-name="co19" table:default-cell-style-name="Default"/>
        <table:table-column table:style-name="co110" table:default-cell-style-name="Default"/>
        <table:table-column table:style-name="co7" table:default-cell-style-name="Default"/>
        <table:table-column table:style-name="co111" table:default-cell-style-name="Default"/>
        <table:table-column table:style-name="co21" table:default-cell-style-name="Default"/>
        <table:table-row table:style-name="ro10">
          <table:table-cell office:value-type="string">
            <text:p>rluu: Excerpts related to the word 'lovelight'.</text:p>
          </table:table-cell>
          <table:table-cell table:number-columns-repeated="5"/>
        </table:table-row>
        <table:table-row table:style-name="ro10">
          <table:table-cell table:number-columns-repeated="6"/>
        </table:table-row>
        <table:table-row table:style-name="ro10">
          <table:table-cell office:value-type="string">
            <text:p>rluu: “lovelight” is written 4 times in TTTA.</text:p>
          </table:table-cell>
          <table:table-cell table:number-columns-repeated="5"/>
        </table:table-row>
        <table:table-row table:style-name="ro10">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69">
          <table:table-cell table:style-name="ce4"/>
          <table:table-cell table:style-name="ce4" office:value-type="string">
            <text:p>166</text:p>
          </table:table-cell>
          <table:table-cell table:style-name="ce4" office:value-type="string">
            <text:p>RG's birthday [June 9, 1927].</text:p>
          </table:table-cell>
          <table:table-cell table:style-name="ce4"/>
          <table:table-cell table:style-name="ce4" office:value-type="string">
            <text:p>Robert thought of Marie, his pilot, his star, his hope. <text:s/>When he had driven his ship across the uncertain sea of finance it would be Marie's beautiful face that would keep the <text:span text:style-name="T5">lovelight</text:span> burning upon the altar of his <text:span text:style-name="T2">heart</text:span>, ever to guide her captain safely home. He had looked to her to pilot him into the path of peace, lead him to the fields of contentment and, at last, to the height of eternal peace. He had looked forward to this day, his birthday, when she would return to him and he might claim her for his own. Thought of Marie's words, that hope and anticipation are greater than realization, but felt that nothing in the world could give him greater pleasure than the realization of this moment if he could hold Marie in his arms, kiss her sweet lips and hear the sweet words of love she had spoken to him in the past. Robert's heart for a moment sank within him. It was too much for him. He sobbed and cried like a baby but then he thought of his faith, of God and his power supreme.</text:p>
          </table:table-cell>
          <table:table-cell table:style-name="ce4"/>
        </table:table-row>
        <table:table-row table:style-name="ro13">
          <table:table-cell table:style-name="ce4"/>
          <table:table-cell table:style-name="ce4" office:value-type="string">
            <text:p>192-193 (“lovelight” mentioned on pg. 193).</text:p>
          </table:table-cell>
          <table:table-cell table:style-name="ce4" office:value-type="string">
            <text:p>None given, but the previous timestamp in the story is Monday, June 13, [1927].</text:p>
          </table:table-cell>
          <table:table-cell table:style-name="ce4"/>
          <table:table-cell table:style-name="ce4" office:value-type="string">
            <text:p>Then nothing else will matter, only one thing will count in your life -- the woman you love. A great love like this must come to every man. In the Springtime of life it may be, or in those sunny solaces of the afternoon when the waning day brings sadness and man looks back and longs for the time when he might have loved, when he was younger and lived longer. Love is the elixir of life. It is a greater cure than any medicine. <text:s/>It has built up kingdoms and destroyed nations. You have ambitions now and a desire for gold, but after all, Walter, what can it buy? All the gold in the world cannot buy the tender touch of a little child’s fingers or the <text:span text:style-name="T5">lovelight</text:span> in angel <text:span text:style-name="T2">eyes</text:span> like Marie’s. It gives satisfaction that nothing else can.”</text:p>
            <text:p/>
            <text:p>Walter said, “Robert, you always drift back to Marie and her <text:span text:style-name="T2">eyes</text:span>. Those beautiful black eyes that you talk about may be wonderful, but you remember the old saying, ‘Can you be true to eyes of black or brown, when blue has smiled on you.’ You will find that a change will come sooner or later if Marie doesn’t show up and you will be the better for it.” <text:s/>But Robert was sure that no eyes could ever take the place of Marie’s and Robert handed Walter the following poem to read: [Heal Thyself poem].</text:p>
            <text:p/>
          </table:table-cell>
          <table:table-cell table:style-name="ce4"/>
        </table:table-row>
        <table:table-row table:style-name="ro70">
          <table:table-cell table:style-name="ce4"/>
          <table:table-cell table:style-name="ce4" office:value-type="string">
            <text:p>258-259 (“lovelight” mentioned on pg. 259).</text:p>
          </table:table-cell>
          <table:table-cell table:style-name="ce4" office:value-type="string">
            <text:p>[Around March 1929]. Unknown actual date. <text:s/>Previous timestamp given in the story is “Sunday morning about 10 o'clock”, RG boarded a local airplane for Silver Springs and arrived in the afternoon.</text:p>
          </table:table-cell>
          <table:table-cell table:style-name="ce4"/>
          <table:table-cell table:style-name="ce4" office:value-type="string">
            <text:p>Robert was anxious to see Silver Springs and Lady Bersford was anxious for him to go and see it immediately and said that after their return she would see the interpreter and get the mysterious letter read. They went to the Springs and slowly rode out on the beautiful waters. Robert had heard the story and when the boat slowly came to a stop over "The Bridal Chamber" and he saw the face of a beautiful woman in the rocks his heart almost failed him. He thought of the sorrows he had gone thru and wondered if such a fate might have been Marie's. The beautiful waters <text:span text:style-name="T2">reflected</text:span> the most radiant colors Robert had ever seen in his life. <text:s/>He secretly prayed the greatest prayer of his life, that he might meet Marie here and with all of her beauty, where they could enjoy the beauty of nature together. When he looked thru the transparent waters into the bridal chamber, it brought him back to Sunday morning, June 5, 1927, when he had expected to marry Marie. Tears streamed down his cheeks and Lady Bersford realizing the situation and knowing that she could say little, remained in silence until Robert's emotions had passed. Then she told of her admiration for his love and devotion to Marie and said that a scene like this, painted by the hand of Nature was calculated to melt the heart of the most cold-blooded man on earth. <text:s/>Robert asked the man who was rowing the boat to row back to the place where the face of the spirit bride showed in the water and as he looked down at the face again, he thought of Marie and this is what he said: "Most beautiful face in all the world, best beloved eyes that inspired the best in me, the days pass by on leaden wings, when only in memory your dear <text:span text:style-name="T2">eyes</text:span> <text:span text:style-name="T2">shine</text:span> for me." Somehow the beautiful waters and the scenery inspired a new hope in Robert, for love must ever inspire hope in man when his faith in a woman keeps the <text:span text:style-name="T5">lovelight</text:span> burning on the altar of his <text:span text:style-name="T2">heart</text:span>. </text:p>
          </table:table-cell>
          <table:table-cell table:style-name="ce4"/>
        </table:table-row>
        <table:table-row table:style-name="ro71">
          <table:table-cell table:style-name="ce4"/>
          <table:table-cell table:style-name="ce4" office:value-type="string">
            <text:p>272-274 (“lovelight” mentioned on pg. 273).</text:p>
          </table:table-cell>
          <table:table-cell table:style-name="ce5" office:value-type="string">
            <text:p>June 9, [1929], at the big dinner celebration before Walter and Edna's marriage.</text:p>
          </table:table-cell>
          <table:table-cell table:style-name="ce4"/>
          <table:table-cell table:style-name="ce4" office:value-type="string">
            <text:p>[pg. 272]</text:p>
            <text:p>The Bible says that where two or three are gathered together, there God will be to own and to bless. Since God created the world, the Holy Trinity has been the greatest power and it is referred to many times in the Bible as Father, Son and Holy Ghost, and on this mundane sphere we know that happiness comes to husband, wife and child. The Bible says that one cannot do much alone, that there is need of two together, and that a threefold</text:p>
            <text:p/>
            <text:p>[pg. 273]</text:p>
            <text:p>cord is not easily broken. Edna, your devotion to Walter has been his inspiration and has led him to the great discovery, which will relieve suffering in the world. <text:s/>Your confidence in him in placing your life in his hands to test this great discovery, deserves great credit and no honor or reward is too great for you, but the honor that men can give or the world or your Government, are but empty and mean nothing to the heart of a loyal woman. You are to have the greatest reward in Walter's love and this means more to you than any honors the world can give. It will satisfy when the shouts of the hero-worshippers have died away. When money, with all it can buy, has vanished and nothing remains but the <text:span text:style-name="T5">lovelight</text:span> in Walter's <text:span text:style-name="T2">eyes</text:span>, you will find happiness." Robert then presented a beautiful brooch made with the seal of Solomon, constructed with a double <text:span text:style-name="T2">triangle</text:span>, and set with <text:span text:style-name="T2">three</text:span> beautiful <text:span text:style-name="T2">diamonds</text:span>. <text:s/>In the center of the seal was a heart and in the center of the heart was a diamond. He said, "Edna, I present this to you as your wedding gift. It will be a symbol to you of how the three of us have worked together in love, loyalty and faith, to accomplish something for others thru unselfish devotion. With the love of the one must come the love of the many. One touch of Nature makes the whole world kin, and when once a woman's eyes have looked into a man's with understanding love, he need seek no farther for the philosopher's stone, because after that everything he touches will turn to gold. This brooch and the diamonds are emblematic of your purity. The diamonds are the most durable and beautiful of all precious stones. They reflect all</text:p>
            <text:p/>
            <text:p>[pg. 274]</text:p>
            <text:p>the beautiful colors of the rainbow, which reveals God's covenant with man. That is why the diamonds are used as an engagement ring, but few there are who know and understand the real meaning and live in accordance with it. You will ever reflect the beauty of the diamonds. <text:s/>Your love for Walter, which is the love I am sure never changes, will remain fixed as the mountain ranges. Remember that the diamond has gone thru the greatest fire and heat and has emerged with all its strength and beauty. You must learn to go thru trials and tribulations, to help Walter in time of trouble and to emerge unscathed, reflecting love and beauty. Walter, I commend to your care and keeping, a jewel more precious than diamonds or rubies -- a good woman. May your loyalty and devotion ever keep her as such."</text:p>
            <text:p/>
          </table:table-cell>
          <table:table-cell table:style-name="ce4"/>
        </table:table-row>
        <table:table-row table:style-name="ro10" table:number-rows-repeated="81">
          <table:table-cell table:style-name="ce4" table:number-columns-repeated="6"/>
        </table:table-row>
        <table:table-row table:style-name="ro10" table:number-rows-repeated="1048485">
          <table:table-cell table:number-columns-repeated="6"/>
        </table:table-row>
        <table:table-row table:style-name="ro10">
          <table:table-cell table:number-columns-repeated="6"/>
        </table:table-row>
      </table:table>
      <table:table table:name="man" table:style-name="ta1">
        <table:table-column table:style-name="co7" table:default-cell-style-name="Default"/>
        <table:table-row table:style-name="ro9">
          <table:table-cell/>
        </table:table-row>
      </table:table>
      <table:table table:name="mira" table:style-name="ta1" table:print="false">
        <table:table-column table:style-name="co19" table:default-cell-style-name="Default"/>
        <table:table-row table:style-name="ro10">
          <table:table-cell/>
        </table:table-row>
      </table:table>
      <table:table table:name="pearl" table:style-name="ta1" table:print="false">
        <table:table-column table:style-name="co19" table:default-cell-style-name="Default"/>
        <table:table-row table:style-name="ro10">
          <table:table-cell/>
        </table:table-row>
      </table:table>
      <table:table table:name="pine" table:style-name="ta1" table:print="false">
        <table:table-column table:style-name="co67" table:default-cell-style-name="ce4"/>
        <table:table-column table:style-name="co112" table:default-cell-style-name="ce4"/>
        <table:table-column table:style-name="co113" table:default-cell-style-name="ce4"/>
        <table:table-column table:style-name="co16" table:default-cell-style-name="ce4"/>
        <table:table-column table:style-name="co114" table:default-cell-style-name="ce4"/>
        <table:table-column table:style-name="co115" table:default-cell-style-name="ce4"/>
        <table:table-row table:style-name="ro1">
          <table:table-cell table:style-name="Default" office:value-type="string">
            <text:p>Excerpts related to the word “pine”.</text:p>
          </table:table-cell>
          <table:table-cell table:style-name="Default" table:number-columns-repeated="5"/>
        </table:table-row>
        <table:table-row table:style-name="ro1">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72">
          <table:table-cell/>
          <table:table-cell office:value-type="string">
            <text:p>10-11 (“pine” mentioned on pg. 10)</text:p>
          </table:table-cell>
          <table:table-cell table:number-columns-repeated="2"/>
          <table:table-cell office:value-type="string">
            <text:p>His parents were still in poor circumstances but they could not induce young Robert to do any work on the farm. He continued to tinker around and work with his father’s tools, trying to make a bicycle which he could ride upon the water in the lake nearby. He tried various kinds of lumber to build wheels for the bicycle but none of them worked successfully. <text:s/>Finally his mother suggested that he use thin cedar boards because <text:span text:style-name="T2">cedar</text:span> was durable in the water, was light and would float easily. He finally succeeded in building the wheels out of cedar and after heating <text:span text:style-name="T2">pine</text:span> rosin hot and pouring it into the cracks, he was able to ride successfully across the lake, but in a short time the wheels sprung a leak and the bicycle sunk with him in the lake, but he swam out and brought the bicycle with him. <text:s/>Bobbie was not the kind to be discouraged by obstacles and later his ingenuity overcame the difficulties. After trying to put inner tubes from bicycle tires on the inside of the wheels of his water bicycle and failing again, he finally got some inner tubes from an automobile and placed them inside his wooden wheels and pumped them up. When they were filled with air, they pushed against the wooden sides of the wheel, buoying up the wheel, and he was then able to ride his bicycle around over the lake without any trouble.</text:p>
          </table:table-cell>
          <table:table-cell/>
        </table:table-row>
        <table:table-row table:style-name="ro7">
          <table:table-cell/>
          <table:table-cell office:value-type="string">
            <text:p>263</text:p>
          </table:table-cell>
          <table:table-cell table:number-columns-repeated="2"/>
          <table:table-cell office:value-type="string">
            <text:p>Excerpt from the legend of Laughing Waters at Silver Springs:</text:p>
            <text:p/>
            <text:p>Her lover dead! Poor child. <text:s/>Will she return to the paternal lodge and dwell among her people while her father's hand is stained with the drippings of her lover's scalp? No. She hurries away to the wellknown fountain. It was a favorite spot, where herself and Chuleotah met on the glassy bottom of the Springs. The pale ghost of Chuleotah stands beckoning her to come. All was still save the night winds that sighed and moaned thru the lofty pines. Then came the girl to the side of the Springs. <text:s/>For a moment she paused upon the edge of the Springs, then met her palms above her head, and, with a wild leap, she fell into the whelming waves. She had gone to one of those enchanted isles, far out in the Western Seas, where the maiden and her lover are united, and where both have found another Silver Springs.</text:p>
          </table:table-cell>
          <table:table-cell/>
        </table:table-row>
        <table:table-row table:style-name="ro7" table:number-rows-repeated="43">
          <table:table-cell table:number-columns-repeated="6"/>
        </table:table-row>
        <table:table-row table:style-name="ro7">
          <table:table-cell table:number-columns-repeated="6"/>
        </table:table-row>
      </table:table>
      <table:table table:name="plan" table:style-name="ta1" table:print="false">
        <table:table-column table:style-name="co19" table:default-cell-style-name="Default"/>
        <table:table-row table:style-name="ro1">
          <table:table-cell/>
        </table:table-row>
      </table:table>
      <table:table table:name="pray" table:style-name="ta1">
        <table:table-column table:style-name="co7" table:default-cell-style-name="Default"/>
        <table:table-row table:style-name="ro9">
          <table:table-cell/>
        </table:table-row>
      </table:table>
      <table:table table:name="problem" table:style-name="ta1" table:print="false">
        <table:table-column table:style-name="co19" table:default-cell-style-name="Default"/>
        <table:table-row table:style-name="ro1">
          <table:table-cell/>
        </table:table-row>
      </table:table>
      <table:table table:name="promise" table:style-name="ta1" table:print="false">
        <table:table-column table:style-name="co19" table:default-cell-style-name="Default"/>
        <table:table-row table:style-name="ro10">
          <table:table-cell/>
        </table:table-row>
      </table:table>
      <table:table table:name="ring" table:style-name="ta1">
        <table:table-column table:style-name="co7" table:default-cell-style-name="Default"/>
        <table:table-row table:style-name="ro9">
          <table:table-cell/>
        </table:table-row>
      </table:table>
      <table:table table:name="seal" table:style-name="ta1">
        <table:table-column table:style-name="co19" table:default-cell-style-name="Default"/>
        <table:table-row table:style-name="ro10">
          <table:table-cell/>
        </table:table-row>
      </table:table>
      <table:table table:name="shout" table:style-name="ta1" table:print="false">
        <table:table-column table:style-name="co116" table:default-cell-style-name="ce4"/>
        <table:table-column table:style-name="co19" table:default-cell-style-name="ce4"/>
        <table:table-column table:style-name="co117" table:default-cell-style-name="ce4"/>
        <table:table-column table:style-name="co70" table:default-cell-style-name="ce4"/>
        <table:table-column table:style-name="co118" table:default-cell-style-name="ce4"/>
        <table:table-column table:style-name="co119" table:default-cell-style-name="ce4"/>
        <table:table-row table:style-name="ro1">
          <table:table-cell table:style-name="Default" office:value-type="string">
            <text:p>Excerpts related to the word “shout”.</text:p>
          </table:table-cell>
          <table:table-cell table:style-name="Default" table:number-columns-repeated="5"/>
        </table:table-row>
        <table:table-row table:style-name="ro1">
          <table:table-cell table:style-name="Default" table:number-columns-repeated="6"/>
        </table:table-row>
        <table:table-row table:style-name="ro1">
          <table:table-cell table:style-name="Default" office:value-type="string">
            <text:p>The word “shout” is mentioned 7 times in TTTA.</text:p>
          </table:table-cell>
          <table:table-cell table:style-name="Default" table:number-columns-repeated="5"/>
        </table:table-row>
        <table:table-row table:style-name="ro1">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8">
          <table:table-cell/>
          <table:table-cell office:value-type="float" office:value="3">
            <text:p>3</text:p>
          </table:table-cell>
          <table:table-cell office:value-type="string">
            <text:p>None given, but it is after the age of 5.</text:p>
          </table:table-cell>
          <table:table-cell/>
          <table:table-cell office:value-type="string">
            <text:p>Little Robert went to church one day and the preacher took his text from 1 Thes. 4: 16-18, “For the Lord himself shall descend from Heaven with a <text:span text:style-name="T2">shout</text:span>, with the voice of the archangel and with the trump of God; and the dead in Christ shall rise first: Then we which are alive and remain, shall be caught up together with them in the clouds, to meet the Lord in the air: and so shall we ever be with the Lord. Wherefore comfort one another with these words.”</text:p>
          </table:table-cell>
          <table:table-cell/>
        </table:table-row>
        <table:table-row table:style-name="ro73">
          <table:table-cell/>
          <table:table-cell office:value-type="string">
            <text:p>188-189</text:p>
          </table:table-cell>
          <table:table-cell office:value-type="string">
            <text:p>Night of Monday, June 13, [1927].</text:p>
          </table:table-cell>
          <table:table-cell/>
          <table:table-cell office:value-type="string">
            <text:p>Then came the final climax -- Eric, after knowing all, took Molly in his <text:span text:style-name="T2">arms</text:span> and gave her the <text:span text:style-name="T2">kiss</text:span> which Robert knew meant foregiveness and understanding. He then realized that love, just as Molly said in the beginning, was the greatest thing in the world, and meant more than all the money in the world. Robert jumped to his <text:span text:style-name="T2">feet</text:span> and <text:span text:style-name="T2">shouted</text:span>, “Hurrah for Eric,” and said, “that’s the kind of love I have for Marie and no matter what may have happened or what she should do in the future, my love is the kind which will understand, forgive and forget.” <text:s/>He told them how he was impressed with the story in the Bible where the woman was brought before Jesus accused and how the Jesus said, “Let him who is without sin, cast the first stone,” and when they had all disappeared he said: “Woman, doth no man accuse thee,” and she answered, “No, Lord.” Jesus said, “Neither do I. Go your way and sin no more.” Robert said when the world once realized the great power of Love, that jealousy, enmity, all accusations and the desire for personal gain, would pass away. That when Love alone dominated the hearts of men and women, wars would be no more, and that men would see no evil in their fellow-men as Eric saw no evil in Molly’s sacrifice but knew and understood that great love for him was the motive that prompted her actions. <text:s/>Robert quoted Daniel 2: 22:</text:p>
            <text:p/>
            <text:p>“He revealeth the deep and secret things. He knoweth what is in the darkness and the light dwelleth within him. A kingdom which shall never be destroyed, consume all other kingdoms and stand forever.”</text:p>
          </table:table-cell>
          <table:table-cell office:value-type="string">
            <text:p>“kiss” means 23 (12 + 13). <text:s/>rluu: Actually... understanding might mean something else. <text:s/>See pg. 120-121?.</text:p>
          </table:table-cell>
        </table:table-row>
        <table:table-row table:style-name="ro17">
          <table:table-cell/>
          <table:table-cell office:value-type="string">
            <text:p>219</text:p>
          </table:table-cell>
          <table:table-cell office:value-type="string">
            <text:p>July 20, 1927. <text:s/>(This is the date of RG's forecast).</text:p>
          </table:table-cell>
          <table:table-cell/>
          <table:table-cell office:value-type="string">
            <text:p>As referred to in Exodus 32: 17 -- "And when Joshua heard the noise of the people as they <text:span text:style-name="T2">shouted</text:span>, he said unto Moses, There is a noise of war in the camp." There will be political wars and revolutionary changes in the United States in 1928. <text:s/>People will want to choose new leaders. Read Judges 5: 8 -- "They chose new gods; then was war within the gates: was there a shield or spear seen among forty thousand in Israel?" <text:s/>The people will need to choose an able leader to prepare for the great war in the air.</text:p>
          </table:table-cell>
          <table:table-cell/>
        </table:table-row>
        <table:table-row table:style-name="ro16">
          <table:table-cell/>
          <table:table-cell office:value-type="string">
            <text:p>273</text:p>
          </table:table-cell>
          <table:table-cell office:value-type="string">
            <text:p>June 9th, [1929], RG's birthday party and jubilee celebration.</text:p>
          </table:table-cell>
          <table:table-cell/>
          <table:table-cell office:value-type="string">
            <text:p>Edna, your devotion to Walter has been his inspiration and has led him to the great discovery, which will relieve suffering in the world. <text:s/>Your confidence in him in placing your life in his hands to test this great discovery, deserves great credit and no honor or reward is too great for you, but the honor that men can give or the world or your Government, are but empty and mean nothing to the heart of a loyal woman. You are to have the greatest reward in Walter's love and this means more to you than any honors the world can give. It will satisfy when the <text:span text:style-name="T2">shouts</text:span> of the <text:span text:style-name="T2">hero-worshippers</text:span> have died away. When money, with all it can buy, has vanished and nothing remains but the lovelight in Walter's eyes, you will find happiness." Robert then presented a beautiful brooch made with the seal of Solomon [...].</text:p>
          </table:table-cell>
          <table:table-cell/>
        </table:table-row>
        <table:table-row table:style-name="ro8">
          <table:table-cell/>
          <table:table-cell office:value-type="string">
            <text:p>408</text:p>
          </table:table-cell>
          <table:table-cell office:value-type="string">
            <text:p>August 30, [1932] at the peace conference.</text:p>
          </table:table-cell>
          <table:table-cell/>
          <table:table-cell office:value-type="string">
            <text:p>Supreme Commander Gordon arose and tried to quiet the great crowd. Women were on their <text:span text:style-name="T2">feet</text:span> and men were <text:span text:style-name="T2">shouting</text:span>, "Hail the most just and merciful man in the world." There was a mad rush to try to get to the platform to shake his hand. When the noise had quieted down and order been restored Supreme Commander Gordon raised the Holy Bible and said: "Brothers and Sisters of the United World: "The terms laid down in this book are the terms of peace that I offer you. I am going to offer you peace on the same terms that Jesus would give you. The United States has always stood for liberty and as the land of liberty it must set an example of peace and brotherly love to the world as it has always done before. This country has never engaged in a war for personal gain. <text:s/>In the great World War, we refused to accept any indemnities. <text:s/>We made the fight for a principle, not for money or territory.</text:p>
          </table:table-cell>
          <table:table-cell/>
        </table:table-row>
        <table:table-row table:style-name="ro4">
          <table:table-cell/>
          <table:table-cell office:value-type="string">
            <text:p>410-411</text:p>
          </table:table-cell>
          <table:table-cell office:value-type="string">
            <text:p>August 30, [1932] at the peace conference.</text:p>
          </table:table-cell>
          <table:table-cell/>
          <table:table-cell office:value-type="string">
            <text:p>When Supreme Commander Gordon had finished speaking, the applause was the greatest ever known, lasting again for more than an hour. When it had died down, General Walter Kennelworth stepped to the platform and said, "It is next in order for me to make a speech of appreciation to Supreme Commander Gordon not only for our country, but I have in my hand a paper which has been signed by the rulers of every country in the world, asking that I make a speech of appreciation for them. Before proceeding with this address, I want to ask every man and woman in this audience who is willing to accept the terms of peace laid down by Supreme Commander Gordon to rise to their feet." In an instant, every man and woman in the building was on their <text:span text:style-name="T2">feet</text:span>, <text:span text:style-name="T2">shouting</text:span>, "Hail to the Chief, God bless him and long may he live."</text:p>
          </table:table-cell>
          <table:table-cell/>
        </table:table-row>
        <table:table-row table:style-name="ro16">
          <table:table-cell/>
          <table:table-cell office:value-type="string">
            <text:p>418</text:p>
          </table:table-cell>
          <table:table-cell office:value-type="string">
            <text:p>August 30, [1932] at the peace conference.</text:p>
          </table:table-cell>
          <table:table-cell/>
          <table:table-cell office:value-type="string">
            <text:p>Robert Gordon jumped from his <text:span text:style-name="T2">seat</text:span> as if in a daze. <text:s/>Marie Stanton <text:span text:style-name="T2">shouted</text:span>, "Robert! Robert!" and fell into his arms. General Walter Kennelworth turned to the audience and said:</text:p>
            <text:p/>
            <text:p>"This is the proof of God's divine plan and the reward for those who obey His law. Love is indeed the fulfillment of the law. I may not be as great a prophet as Ezekiel or as our Supreme Commander Robert Gordon, but I predict that when we meet tomorrow we will have heard that the first marriage in the new city, <text:span text:style-name="T3">The City of the Lord</text:span>, capital of the United Kingdom of the World has taken place between Robert Gordon and Marie Stanton."</text:p>
          </table:table-cell>
          <table:table-cell office:value-type="string">
            <text:p>(Mercy seat).</text:p>
          </table:table-cell>
        </table:table-row>
        <table:table-row table:style-name="ro16" table:number-rows-repeated="34">
          <table:table-cell table:number-columns-repeated="6"/>
        </table:table-row>
        <table:table-row table:style-name="ro16">
          <table:table-cell table:number-columns-repeated="6"/>
        </table:table-row>
      </table:table>
      <table:table table:name="sign" table:style-name="ta1">
        <table:table-column table:style-name="co7" table:number-columns-repeated="4" table:default-cell-style-name="ce2"/>
        <table:table-column table:style-name="co120" table:default-cell-style-name="ce2"/>
        <table:table-column table:style-name="co121" table:default-cell-style-name="ce2"/>
        <table:table-row table:style-name="ro10">
          <table:table-cell table:style-name="Default" office:value-type="string">
            <text:p>Excerpts related to the word “sign”.</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The word “sign” is mentioned 69 times in TTTA.</text:p>
          </table:table-cell>
          <table:table-cell table:style-name="Default" table:number-columns-repeated="5"/>
        </table:table-row>
        <table:table-row table:style-name="ro10" table:number-rows-repeated="3">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1">
          <table:table-cell office:value-type="float" office:value="12">
            <text:p>12</text:p>
          </table:table-cell>
          <table:table-cell office:value-type="float" office:value="126">
            <text:p>126</text:p>
          </table:table-cell>
          <table:table-cell table:number-columns-repeated="2"/>
          <table:table-cell office:value-type="string">
            <text:p>[Article “The Best Thing On Earth”]</text:p>
            <text:p>JOHN WANAMAKER said: "I have for the government, and in my own business, made contracts involving millions of dollars. I have <text:span text:style-name="T2">signed</text:span> checks for millions of dollars, but the greatest purchase I ever made in my life was when I was 11 years old. I saved every penny of my hard-earned money and bought a Bible that cost $2.75. That was my best investment and has had most to do with the rest of the riches of my life. Every other investment I have ever made holds a secondary place to the first and greatest one of them all."</text:p>
          </table:table-cell>
          <table:table-cell office:value-type="string">
            <text:p>“signed” is word <text:span text:style-name="T5">19</text:span> in the quote. <text:s/></text:p>
            <text:p>“signed” is on the <text:span text:style-name="T2">7</text:span>th line, and the <text:span text:style-name="T2">7</text:span>th word on the line. Thus: <text:s/><text:span text:style-name="T5">77</text:span></text:p>
          </table:table-cell>
        </table:table-row>
        <table:table-row table:style-name="ro10" table:number-rows-repeated="36">
          <table:table-cell table:number-columns-repeated="6"/>
        </table:table-row>
        <table:table-row table:style-name="ro10">
          <table:table-cell table:number-columns-repeated="6"/>
        </table:table-row>
      </table:table>
      <table:table table:name="silence" table:style-name="ta1">
        <table:table-column table:style-name="co7" table:default-cell-style-name="Default"/>
        <table:table-row table:style-name="ro9">
          <table:table-cell/>
        </table:table-row>
      </table:table>
      <table:table table:name="smile" table:style-name="ta1" table:print="false">
        <table:table-column table:style-name="co19" table:default-cell-style-name="Default"/>
        <table:table-row table:style-name="ro1">
          <table:table-cell office:value-type="string">
            <text:p>The word “smile” and “smiling”.</text:p>
          </table:table-cell>
        </table:table-row>
      </table:table>
      <table:table table:name="star" table:style-name="ta1" table:print="false">
        <table:table-column table:style-name="co122" table:default-cell-style-name="ce4"/>
        <table:table-column table:style-name="co123" table:default-cell-style-name="ce4"/>
        <table:table-column table:style-name="co124" table:default-cell-style-name="ce4"/>
        <table:table-column table:style-name="co125" table:default-cell-style-name="ce4"/>
        <table:table-column table:style-name="co126" table:default-cell-style-name="ce4"/>
        <table:table-column table:style-name="co127" table:default-cell-style-name="ce4"/>
        <table:table-row table:style-name="ro10">
          <table:table-cell table:style-name="Default" office:value-type="string">
            <text:p>Excerpts and entries related to the word “star”.</text:p>
          </table:table-cell>
          <table:table-cell table:style-name="Default" table:number-columns-repeated="5"/>
        </table:table-row>
        <table:table-row table:style-name="ro10" table:number-rows-repeated="2">
          <table:table-cell table:style-name="Default" table:number-columns-repeated="6"/>
        </table:table-row>
        <table:table-row table:style-name="ro10">
          <table:table-cell table:style-name="Default" office:value-type="string">
            <text:p>rluu_20130731: There appears to be a connection between “star”, 37, and 66. <text:s/>Is the star also the Flower of Love? <text:s/>Also, 153 is referred to here also...</text:p>
          </table:table-cell>
          <table:table-cell table:style-name="Default" table:number-columns-repeated="5"/>
        </table:table-row>
        <table:table-row table:style-name="ro10" table:number-rows-repeated="2">
          <table:table-cell table:style-name="Default" table:number-columns-repeated="6"/>
        </table:table-row>
        <table:table-row table:style-name="ro10">
          <table:table-cell table:style-name="Default" office:value-type="string">
            <text:p>“star” is mentioned 144 times in TTTA.</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Note: below is not a complete list, just entries as I saw them in TTTA.</text:p>
          </table:table-cell>
          <table:table-cell table:style-name="Default" table:number-columns-repeated="5"/>
        </table:table-row>
        <table:table-row table:style-name="ro10" table:number-rows-repeated="2">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66">
          <table:table-cell/>
          <table:table-cell office:value-type="float" office:value="37">
            <text:p>37</text:p>
          </table:table-cell>
          <table:table-cell table:number-columns-repeated="2"/>
          <table:table-cell office:value-type="string">
            <text:p>It is pale and delicate and few appreciate it until late in life, -- <text:span text:style-name="T1">it</text:span><text:span text:style-name="T22"> </text:span>is Unrewarded Kindness.</text:p>
            <text:p>[...]</text:p>
            <text:p>When we reach the end of the Garden we find the flower of all flowers, its beauty and radiance far outshining the noon-day Sun. Seek no further -- <text:span text:style-name="T2">it</text:span> is the Flower of Love. Place the Lily of Faith beside it, nurture it with the Water of Kindness and you will have it always.</text:p>
          </table:table-cell>
          <table:table-cell office:value-type="string">
            <text:p>“it” is italicized on this page. <text:s/>“it” shows up on the <text:span text:style-name="T5">66</text:span>th line of the chapter, and on the 16th line of the page. <text:s/>The page number is <text:span text:style-name="T5">37</text:span>.</text:p>
          </table:table-cell>
        </table:table-row>
        <table:table-row table:style-name="ro28">
          <table:table-cell/>
          <table:table-cell office:value-type="string">
            <text:p>42</text:p>
          </table:table-cell>
          <table:table-cell office:value-type="string">
            <text:p>Christmas, 1926.</text:p>
          </table:table-cell>
          <table:table-cell/>
          <table:table-cell office:value-type="string">
            <text:p>Christmas, 1926, was the happiest that Robert had ever known and wanting Marie to share it with him he sent her a <text:span text:style-name="T2">beautiful</text:span> <text:span text:style-name="T2">ring</text:span>, wrote her that he had saved his money and was now in position to buy it. The diamond, he said, represented purity, firmness and faith and symbolized all those things in her and his great trust in her. He told her that he was anxious to get in <text:span text:style-name="T2">shape</text:span> to go to New York to continue his studies, and work and make money and be near his old chum, Walter, who had always been a great comfort to him and encouraged him in so many ways. <text:s/>In thanking Robert for the <text:span text:style-name="T2">ring</text:span>, Marie wrote that so long as she lived, she would wear it in honor of him, and as an emblem of faith and trust in the greatest man in the world.</text:p>
          </table:table-cell>
          <table:table-cell office:value-type="string">
            <text:p>Christmas is <text:span text:style-name="T2">66</text:span> days or <text:span text:style-name="T2">66 </text:span>degrees from the Full Moon of G.Sun in Libra (1926-10-21 00:16 EST-0500).</text:p>
            <text:p/>
            <text:p>Thus, a ring or circle from “beautiful” Libra/South is <text:span text:style-name="T2">66</text:span>. <text:s/></text:p>
            <text:p/>
            <text:p>Christmas is a Jesus connection to pg. 67.</text:p>
          </table:table-cell>
        </table:table-row>
        <table:table-row table:style-name="ro74">
          <table:table-cell office:value-type="string">
            <text:p>8</text:p>
          </table:table-cell>
          <table:table-cell office:value-type="string">
            <text:p>86</text:p>
          </table:table-cell>
          <table:table-cell table:number-columns-repeated="2"/>
          <table:table-cell office:value-type="string">
            <text:p>Cycles of Transportation:</text:p>
            <text:p>In 1829, the Rocket made a speed of fifteen miles per hour. In 1834, the Firefly Locomotive made a speed of twenty miles an hour, and in 1839, the North <text:span text:style-name="T5">Star</text:span> made a speed of <text:span text:style-name="T2">thirty-seven</text:span> miles per hour.</text:p>
          </table:table-cell>
          <table:table-cell office:value-type="string">
            <text:p>“North <text:span text:style-name="T2">Star</text:span>” and the speed of “<text:span text:style-name="T2">37</text:span>” are mentioned on line <text:span text:style-name="T5">37 </text:span>of the chapter.</text:p>
          </table:table-cell>
        </table:table-row>
        <table:table-row table:style-name="ro43">
          <table:table-cell office:value-type="string">
            <text:p>6</text:p>
          </table:table-cell>
          <table:table-cell office:value-type="string">
            <text:p>66</text:p>
          </table:table-cell>
          <table:table-cell table:number-columns-repeated="2"/>
          <table:table-cell office:value-type="string">
            <text:p><text:span text:style-name="T2">S</text:span>ir <text:span text:style-name="T2">W</text:span>illiam <text:span text:style-name="T2">C</text:span>rookes said: "To stop short in any research which bids fair to widen the <text:span text:style-name="T2">gates of knowledge</text:span>, to recoil from fear of difficulties or adverse criticism, is to bring reproach upon science."</text:p>
            <text:p>I feel that I have my own life to live; that I must have <text:span text:style-name="T2">faith</text:span> in myself and above all, have the <text:span text:style-name="T2">faith</text:span> which is instilled in me through the study of the <text:span text:style-name="T2">Bible</text:span>. <text:s/>I must neither fear difficulties nor criticism. I must put my theories and my discoveries to the test. The only way that I can do that, is to follow what I think is <text:span text:style-name="T2">right</text:span>.</text:p>
            <text:p>I have already made arrangements and sent my money to a broker in New York, and have today bought 200 bales of July cotton at 13.80. I am going to hold this cotton. If it goes up, as I am sure it will this Spring and Summer, as my profits accumulate, I am going to buy more on the way up. <text:s/>I believe in what the Bible says:</text:p>
            <text:p>"Prove all things and hold fast to that which is good."</text:p>
            <text:p><text:span text:style-name="T2">Jacob</text:span> said:</text:p>
            <text:p>"I have read in the <text:span text:style-name="T2">tables of heaven</text:span> whatsoever things shall befall both of you and your children."</text:p>
            <text:p>I believe in the <text:span text:style-name="T2">stars</text:span>, I believe in astrology, and I have figured out my destiny. The Bible makes it plain that the <text:span text:style-name="T2">stars</text:span> do rule. 147th Psalm, 4th verse:</text:p>
            <text:p>"He tellest the number of the <text:span text:style-name="T2">stars</text:span>, he callest them all by name.</text:p>
            <text:p>Dante said:</text:p>
            <text:p>"Follow thy <text:span text:style-name="T2">star</text:span> -- thou shalt see at last a glorious haven."</text:p>
            <text:p>Napoleon and many other great leaders of olden times followed their <text:span text:style-name="T2">stars</text:span>, and believed in them.</text:p>
          </table:table-cell>
          <table:table-cell office:value-type="string">
            <text:p>Sir William Crookes: S=1, W=5, C=3: <text:span text:style-name="T2">153</text:span>.</text:p>
            <text:p/>
            <text:p>Page number is <text:span text:style-name="T2">66</text:span>. <text:s/>Chapter number is 6. <text:s/>Is this what 666 is referring to?</text:p>
            <text:p/>
            <text:p>“star” is mentioned <text:span text:style-name="T5">5</text:span> times on this page.</text:p>
          </table:table-cell>
        </table:table-row>
        <table:table-row table:style-name="ro31">
          <table:table-cell/>
          <table:table-cell office:value-type="string">
            <text:p>67</text:p>
          </table:table-cell>
          <table:table-cell table:number-columns-repeated="2"/>
          <table:table-cell office:value-type="string">
            <text:p>Daniel makes it clear that the <text:span text:style-name="T2">stars</text:span> influence:</text:p>
            <text:p/>
            <text:p>"And he changeth the times and the seasons: he removeth kings, and setteth up kings: he giveth wisdom unto the wise, and knowledge to them that know understanding."</text:p>
            <text:p/>
            <text:p>"He revealeth the deep and secret things: he knoweth what is in the darkness, and the light dwelleth with him."</text:p>
            <text:p/>
            <text:p>I have followed the teachings and admonitions of Solomon, and realize that knowledge is the greatest of all things. <text:s/>I have tried to get understanding and believe that I have received it from the Bible, and that I must use it.</text:p>
          </table:table-cell>
          <table:table-cell office:value-type="string">
            <text:p>Stars change the times and the seasons? <text:s/>And the stars remove and set up kings?</text:p>
          </table:table-cell>
        </table:table-row>
        <table:table-row table:style-name="ro30">
          <table:table-cell/>
          <table:table-cell office:value-type="string">
            <text:p>67-68</text:p>
          </table:table-cell>
          <table:table-cell table:number-columns-repeated="2"/>
          <table:table-cell office:value-type="string">
            <text:p>I believe the wise men of the East, the astrologists before the birth of <text:span text:style-name="T2">Jesus Christ</text:span>, knew where and when he would be born by the study of the <text:span text:style-name="T2">stars</text:span>. St. Matthew, Chapter <text:span text:style-name="T2">2: 2</text:span> --</text:p>
            <text:p/>
            <text:p>"Saying, Where is he that is born King of the Jews? <text:s/>for we have seen his <text:span text:style-name="T2">star</text:span> in the east, and are come to worship him."</text:p>
            <text:p/>
            <text:p>This shows to me that the wise men believed that certain <text:span text:style-name="T2">stars</text:span> arising would indicate a great man would be born, a savior of the world. St. Matthew, Chapte<text:span text:style-name="T3">r</text:span><text:span text:style-name="T2"> 6: 6</text:span> and 8 -- […]</text:p>
          </table:table-cell>
          <table:table-cell office:value-type="string">
            <text:p>Jesus Christ connection to stars. <text:s/></text:p>
            <text:p/>
            <text:p>See pg. 42 connection to Christmas.</text:p>
          </table:table-cell>
        </table:table-row>
        <table:table-row table:style-name="ro75">
          <table:table-cell/>
          <table:table-cell office:value-type="string">
            <text:p>130</text:p>
          </table:table-cell>
          <table:table-cell table:number-columns-repeated="2"/>
          <table:table-cell office:value-type="string">
            <text:p>[End of R. L. Cole Article: “The Best Thing On Earth”]</text:p>
          </table:table-cell>
          <table:table-cell table:style-name="ce5" office:value-type="string">
            <text:p>There are <text:span text:style-name="T5">5</text:span> “stars” or asteriks on this page.</text:p>
          </table:table-cell>
        </table:table-row>
        <table:table-row table:style-name="ro10" table:number-rows-repeated="30">
          <table:table-cell table:number-columns-repeated="6"/>
        </table:table-row>
        <table:table-row table:style-name="ro10">
          <table:table-cell table:number-columns-repeated="6"/>
        </table:table-row>
      </table:table>
      <table:table table:name="strength" table:style-name="ta1">
        <table:table-column table:style-name="co19" table:default-cell-style-name="Default"/>
        <table:table-column table:style-name="co7" table:number-columns-repeated="5" table:default-cell-style-name="Default"/>
        <table:table-row table:style-name="ro10">
          <table:table-cell office:value-type="string">
            <text:p>Excerpts and entries related to the word “strength”.</text:p>
          </table:table-cell>
          <table:table-cell table:number-columns-repeated="5"/>
        </table:table-row>
        <table:table-row table:style-name="ro10" table:number-rows-repeated="3">
          <table:table-cell table:number-columns-repeated="6"/>
        </table:table-row>
        <table:table-row table:style-name="ro10">
          <table:table-cell office:value-type="string">
            <text:p>rluu: <text:s/>Should I look for “weakness” also?</text:p>
          </table:table-cell>
          <table:table-cell table:number-columns-repeated="5"/>
        </table:table-row>
        <table:table-row table:style-name="ro10">
          <table:table-cell table:number-columns-repeated="6"/>
        </table:table-row>
        <table:table-row table:style-name="ro10">
          <table:table-cell office:value-type="string">
            <text:p>Note: In the masonic bible (pg. 27), it is said that “strength” means West.</text:p>
          </table:table-cell>
          <table:table-cell table:number-columns-repeated="5"/>
        </table:table-row>
        <table:table-row table:style-name="ro10">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0" table:number-rows-repeated="3">
          <table:table-cell table:style-name="ce4" table:number-columns-repeated="6"/>
        </table:table-row>
        <table:table-row table:style-name="ro10" table:number-rows-repeated="1048563">
          <table:table-cell table:number-columns-repeated="6"/>
        </table:table-row>
        <table:table-row table:style-name="ro10">
          <table:table-cell table:number-columns-repeated="6"/>
        </table:table-row>
      </table:table>
      <table:table table:name="success" table:style-name="ta1" table:print="false">
        <table:table-column table:style-name="co19" table:default-cell-style-name="Default"/>
        <table:table-row table:style-name="ro1">
          <table:table-cell/>
        </table:table-row>
      </table:table>
      <table:table table:name="sweet" table:style-name="ta1" table:print="false">
        <table:table-column table:style-name="co19" table:default-cell-style-name="Default"/>
        <table:table-row table:style-name="ro1">
          <table:table-cell/>
        </table:table-row>
      </table:table>
      <table:table table:name="sword" table:style-name="ta1" table:print="false">
        <table:table-column table:style-name="co19" table:default-cell-style-name="Default"/>
        <table:table-row table:style-name="ro1">
          <table:table-cell/>
        </table:table-row>
      </table:table>
      <table:table table:name="sympathy" table:style-name="ta1" table:print="false">
        <table:table-column table:style-name="co128" table:default-cell-style-name="ce4"/>
        <table:table-column table:style-name="co129" table:default-cell-style-name="ce4"/>
        <table:table-column table:style-name="co130" table:default-cell-style-name="ce4"/>
        <table:table-column table:style-name="co70" table:default-cell-style-name="ce4"/>
        <table:table-column table:style-name="co131" table:default-cell-style-name="ce4"/>
        <table:table-column table:style-name="co29" table:default-cell-style-name="ce4"/>
        <table:table-row table:style-name="ro1">
          <table:table-cell table:style-name="Default" office:value-type="string">
            <text:p>Excerpts related to the word “sympathy”.</text:p>
          </table:table-cell>
          <table:table-cell table:style-name="Default" table:number-columns-repeated="5"/>
        </table:table-row>
        <table:table-row table:style-name="ro1">
          <table:table-cell table:style-name="Default" table:number-columns-repeated="6"/>
        </table:table-row>
        <table:table-row table:style-name="ro1">
          <table:table-cell table:style-name="Default" office:value-type="string">
            <text:p>The word “sympathy” is mentioned 5 times in TTTA.</text:p>
          </table:table-cell>
          <table:table-cell table:style-name="Default" table:number-columns-repeated="5"/>
        </table:table-row>
        <table:table-row table:style-name="ro1">
          <table:table-cell table:style-name="Default" office:value-type="string">
            <text:p>The word “sympathetic” is mentioned 1 time in TTTA.</text:p>
          </table:table-cell>
          <table:table-cell table:style-name="Default" table:number-columns-repeated="5"/>
        </table:table-row>
        <table:table-row table:style-name="ro1">
          <table:table-cell table:style-name="Default" office:value-type="string">
            <text:p>The words “sympathy” and “sympathetic are mentioned 6 times total, in TTTA.</text:p>
          </table:table-cell>
          <table:table-cell table:style-name="Default" table:number-columns-repeated="5"/>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6">
          <table:table-cell/>
          <table:table-cell office:value-type="string">
            <text:p>9-10 (“sympathy” mentioned on pg. 10)</text:p>
          </table:table-cell>
          <table:table-cell office:value-type="string">
            <text:p>“About this time”</text:p>
          </table:table-cell>
          <table:table-cell/>
          <table:table-cell office:value-type="string">
            <text:p>About this time some of the prejudice which little Robert had inherited from his grandfather and from his father, began to show forth. Unfavorable conditions thruout the country and the low price of cotton left Capt. Gordon practically penniless, causing him and all of his children to labor hard in order to support themselves. He tried to force young Robert to work in the fields and help cultivate the cotton, but he stubbornly rebelled. He would play around the house, use his father’s tools and talk about the great inventions that he was going to make. His mother was always in <text:span text:style-name="T2">sympathy</text:span> with Robert and tried to encourage him, but she could never get him to take an interest in working on a farm. He talked of being a preacher, talked of great inventions and discoveries, but would not work at hard labor.</text:p>
          </table:table-cell>
          <table:table-cell/>
        </table:table-row>
        <table:table-row table:style-name="ro72">
          <table:table-cell/>
          <table:table-cell table:style-name="ce7" office:value-type="string">
            <text:p>63-64 (“sympathetic” mentioned on pg. 63).</text:p>
          </table:table-cell>
          <table:table-cell table:style-name="ce7" office:value-type="string">
            <text:p>January 12, 1927.</text:p>
          </table:table-cell>
          <table:table-cell table:style-name="ce7"/>
          <table:table-cell table:style-name="ce7" office:value-type="string">
            <text:p>About this time Mr. J. H. Kennelworth received the following letter from his son, Walter, in New York: </text:p>
            <text:p>New York City,</text:p>
            <text:p>January 12, 1927.</text:p>
            <text:p>DEAR FATHER:</text:p>
            <text:p>I have just received a letter from my good friend, Robert, and he tells me that he is anxious to join me in New York in a few months, that he has figured out some new discoveries and inventions from the Bible, and that he wants to do some speculating in order to make some money. He asked my opinion of putting before you some of his discoveries and getting your opinion on them. I wrote him that I was sure he would find a <text:span text:style-name="T2">sympathetic</text:span> listener in you and advised him to put his plans frankly before you.</text:p>
            <text:p/>
            <text:p>Father, I hope that you will give Robert your best advice and co-operation because I have great faith in him. He is a brilliant boy and is going to have a great future. He is loyal and honest, you know, and a hard worker, and I would hate to see him leave your employ. At the same time I would like to see him in New York as soon as possible.</text:p>
          </table:table-cell>
          <table:table-cell table:style-name="ce7"/>
        </table:table-row>
        <table:table-row table:style-name="ro76">
          <table:table-cell/>
          <table:table-cell office:value-type="string">
            <text:p>68-69 (“sympathy” mentioned on pg. 68).</text:p>
          </table:table-cell>
          <table:table-cell office:value-type="string">
            <text:p>In RG's second letter to Mr. Kennelworth, dated January 24, 1927.</text:p>
          </table:table-cell>
          <table:table-cell/>
          <table:table-cell office:value-type="string">
            <text:p>Ever since I was a small boy, and used to kneel at my mother's knee, and she taught me first to pray, I have believed in that great book and in God's power to guide me right and give me understanding of all things. My own father never <text:span text:style-name="T2">understood</text:span> me or had any <text:span text:style-name="T2">sympathy</text:span> with me or my ideas, which I feel were far advanced. My own brother was my worst enemy, and I find that the Bible bears me out in this</text:p>
            <text:p/>
            <text:p>"And a man's foes shall be they of his own household."</text:p>
            <text:p/>
            <text:p>My father and brother <text:span text:style-name="T2">opposed</text:span> me because they did not <text:span text:style-name="T2">understand</text:span></text:p>
            <text:p>me.</text:p>
            <text:p/>
            <text:p>I firmly believe that the Bible and the Scriptures contain</text:p>
            <text:p>the key to all knowledge, and that all a man has to do is to</text:p>
            <text:p>seek and he shall find, knock and it shall be opened unto him.</text:p>
            <text:p>I believe it is best for me to go away to New York as soon</text:p>
            <text:p>as I can, away from <text:span text:style-name="T3">my own people</text:span>, for the good book says:</text:p>
            <text:p/>
            <text:p>"A prophet is not without <text:span text:style-name="T3">honor</text:span>, save in his own country,</text:p>
            <text:p>and in his own house."</text:p>
          </table:table-cell>
          <table:table-cell/>
        </table:table-row>
        <table:table-row table:style-name="ro77">
          <table:table-cell/>
          <table:table-cell office:value-type="string">
            <text:p>139-140 (“sympathy” mentioned on pg. 140).</text:p>
          </table:table-cell>
          <table:table-cell office:value-type="string">
            <text:p>Monday morning, [June 6, 1927]</text:p>
          </table:table-cell>
          <table:table-cell/>
          <table:table-cell table:style-name="ce23" office:value-type="string">
            <text:p><text:span text:style-name="T23">Mr. Stanton and his wife were much impressed with the story and felt that they had </text:span><text:span text:style-name="T24">been wrong in opposing Marie’s love for Robert and their marriage. They told Mr. Kennelworth that when Marie returned they would give her their consent to marry Robert then or any time later. They felt that they might be to blame for any harm that would come to Marie or for the sorrows that Robert was suffering. <text:s/>However, they were hopeful that Marie was either returning home or was on her way back to Sherman, Texas, to complete her education, and, therefore, were not greatly alarmed and intended to wait until Monday afternoon to find out if Marie had gone back to Sherman. <text:s/>Mr. Kennelworth stated that Mr. and Mrs. Stanton wished him to convey their </text:span><text:span text:style-name="T25">sympathy</text:span><text:span text:style-name="T24"> to Robert and to tell him that they had great faith in him and wanted to help make him and Marie happy.</text:span></text:p>
          </table:table-cell>
          <table:table-cell/>
        </table:table-row>
        <table:table-row table:style-name="ro4">
          <table:table-cell/>
          <table:table-cell office:value-type="string">
            <text:p>177</text:p>
          </table:table-cell>
          <table:table-cell office:value-type="string">
            <text:p>None given, but it should be still “early on the morning of June 10, [1927]. </text:p>
          </table:table-cell>
          <table:table-cell/>
          <table:table-cell office:value-type="string">
            <text:p>By this time, the secretary announced that Professor Joyful was ready to <text:span text:style-name="T2">receive</text:span> him. He entered the Professor’s <text:span text:style-name="T2">office</text:span>, where he met a <text:span text:style-name="T2">middle-aged </text:span>man whose kindly face indicated that he had <text:span text:style-name="T2">sympathy</text:span> for those in trouble. Robert stated briefly his troubles. Upon being asked his date of birth, said he was born June 9th, 1906. <text:s/>The Professor made out his horoscope hurriedly and told him that Venus and Mars were in conjunction by transit in the sign Leo, which ruled the heart; that Venus applied to a trine of Uranus, and that while he could give him hopeful news and could assure him from his horoscope that he would one day find Marie, he could not offer false hopes and state that he would find her within a few days. Said there was a possibility of his finding her within two years, but it would probably be three or four years before she would ever come into his life again.</text:p>
          </table:table-cell>
          <table:table-cell/>
        </table:table-row>
        <table:table-row table:style-name="ro53">
          <table:table-cell/>
          <table:table-cell office:value-type="string">
            <text:p>190-191 (“sympathy” mentioned on pg. 191).</text:p>
          </table:table-cell>
          <table:table-cell office:value-type="string">
            <text:p>None given, but it should still be Monday, June 13, [1927].</text:p>
          </table:table-cell>
          <table:table-cell/>
          <table:table-cell office:value-type="string">
            <text:p>Robert said, “It is interesting to go back over history and read the opinions of the smartest men in regard to woman. Confucius said, ‘Woman is a masterpiece.’ Michelet said, ‘Woman is a miracle of divine contradictions.’ Lamartine said, ‘There is a woman at the beginning of all great things.’ I am wholly in accord with him. Go back to the bottom of every great achievement and back of it you will find the influence of a good woman. It may be a mother, sister or sweetheart, but the love of a woman is always the motive behind the great achievements of men. Someone once said: ‘Not for herself was woman first created, nor yet to be man’s idol, but his mate.’ Pythagoras said: ‘There are in woman’s eyes two sorts of tears, the one of grief; the other of deceit.’ I think that is because there are two kinds of men, one who appreciates love and honor and gives <text:span text:style-name="T2">sympathy</text:span>; the other kind who is selfish, expects something for nothing and must meet with deceit. I am a great believer in sowing and reaping. We get out of life just what we put into it. If we give love and faithfulness, the same returns to us.</text:p>
          </table:table-cell>
          <table:table-cell/>
        </table:table-row>
        <table:table-row table:style-name="ro53" table:number-rows-repeated="5">
          <table:table-cell table:number-columns-repeated="6"/>
        </table:table-row>
        <table:table-row table:style-name="ro53">
          <table:table-cell table:style-name="Default"/>
          <table:table-cell table:number-columns-repeated="5"/>
        </table:table-row>
      </table:table>
      <table:table table:name="thing" table:style-name="ta1" table:print="false">
        <table:table-column table:style-name="co19" table:default-cell-style-name="Default"/>
        <table:table-row table:style-name="ro1">
          <table:table-cell office:value-type="string">
            <text:p>Word “thing” or “things”.</text:p>
          </table:table-cell>
        </table:table-row>
        <table:table-row table:style-name="ro1">
          <table:table-cell office:value-type="string">
            <text:p>pg. 126 has the article “The Best Thing On Earth”. <text:s/>This article mentions 11 years old.</text:p>
          </table:table-cell>
        </table:table-row>
        <table:table-row table:style-name="ro1">
          <table:table-cell office:value-type="string">
            <text:p>pg. 110 mentions Mari's love leading him on to greater “things”. <text:s/>110 has 11 as a factor.</text:p>
          </table:table-cell>
        </table:table-row>
        <table:table-row table:style-name="ro1">
          <table:table-cell/>
        </table:table-row>
        <table:table-row table:style-name="ro78">
          <table:table-cell office:value-type="string">
            <text:p>rluu_20130308: I think “thing” might mean 11.</text:p>
          </table:table-cell>
        </table:table-row>
      </table:table>
      <table:table table:name="triumph" table:style-name="ta1" table:print="false">
        <table:table-column table:style-name="co116" table:default-cell-style-name="ce7"/>
        <table:table-column table:style-name="co19" table:default-cell-style-name="ce7"/>
        <table:table-column table:style-name="co132" table:default-cell-style-name="ce7"/>
        <table:table-column table:style-name="co41" table:default-cell-style-name="ce7"/>
        <table:table-column table:style-name="co133" table:default-cell-style-name="ce7"/>
        <table:table-column table:style-name="co134" table:default-cell-style-name="ce7"/>
        <table:table-row table:style-name="ro1">
          <table:table-cell table:style-name="Default" office:value-type="string">
            <text:p>Excerpts related to the word “triumph”.</text:p>
          </table:table-cell>
          <table:table-cell table:style-name="Default" table:number-columns-repeated="5"/>
        </table:table-row>
        <table:table-row table:style-name="ro1">
          <table:table-cell table:style-name="Default" table:number-columns-repeated="6"/>
        </table:table-row>
        <table:table-row table:style-name="ro1">
          <table:table-cell table:style-name="Default" office:value-type="string">
            <text:p>The word “triumph” is mentioned 9 times in TTTA.</text:p>
          </table:table-cell>
          <table:table-cell table:style-name="Default" table:number-columns-repeated="5"/>
        </table:table-row>
        <table:table-row table:style-name="ro1">
          <table:table-cell table:style-name="Default" office:value-type="string">
            <text:p>The word “triumph” is 7 letters.</text:p>
          </table:table-cell>
          <table:table-cell table:style-name="Default" table:number-columns-repeated="5"/>
        </table:table-row>
        <table:table-row table:style-name="ro1">
          <table:table-cell table:style-name="Default" office:value-type="string">
            <text:p>The word “triumph” appears to be connected with completion or a return.</text:p>
          </table:table-cell>
          <table:table-cell table:style-name="Default" table:number-columns-repeated="5"/>
        </table:table-row>
        <table:table-row table:style-name="ro1" table:number-rows-repeated="2">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4">
          <table:table-cell/>
          <table:table-cell office:value-type="string">
            <text:p>11-12</text:p>
          </table:table-cell>
          <table:table-cell table:number-columns-repeated="2"/>
          <table:table-cell office:value-type="string">
            <text:p>The success with the water bicycle had kindled his ambition and created a desire to complete other inventions that he had in mind. He told his mother of a dream he had of a white-winged bird that flew across the ocean thru the air; that he was riding the bird and that he received a great <text:span text:style-name="T2">triumph</text:span> and reception when he visited the foreign countries, and how his own people received him in great glory when he returned. His father called these stories “pipe dreams,” but his mother took great interest in them and always encouraged him. Robert talked very little to his father or brother but always went to his mother and talked over things and confided in her. She encouraged him because she felt that he was an answer to her prayer, after her eldest son had died, -- that God might give her another son who would live and that she might have her desires and hopes realized which were lost thru the death of her eldest son.</text:p>
          </table:table-cell>
          <table:table-cell/>
        </table:table-row>
        <table:table-row table:style-name="ro16">
          <table:table-cell/>
          <table:table-cell office:value-type="string">
            <text:p>30</text:p>
          </table:table-cell>
          <table:table-cell office:value-type="string">
            <text:p>None given, but it is “many long weeks” after Marie returns to school at Sherman Texas (so many long weeks after September 1926).</text:p>
          </table:table-cell>
          <table:table-cell/>
          <table:table-cell office:value-type="string">
            <text:p>Poem "GOOD BYE" from Robert to Marie:</text:p>
            <text:p/>
            <text:p>And now I fly to bear my wound away,</text:p>
            <text:p>Haply the future heals me of this hurt,</text:p>
            <text:p>Since, sorely wounded, I still keep today</text:p>
            <text:p>Mine honor as an armor around me girt.</text:p>
            <text:p>But these last words, fair lady, bear in mind:</text:p>
            <text:p>Ere for your sport another heart you break,</text:p>
            <text:p>Forbear the <text:span text:style-name="T2">triumph</text:span> dear to womankind</text:p>
            <text:p>And spare your victim, even for my sake.</text:p>
          </table:table-cell>
          <table:table-cell/>
        </table:table-row>
        <table:table-row table:style-name="ro7">
          <table:table-cell/>
          <table:table-cell office:value-type="string">
            <text:p>187</text:p>
          </table:table-cell>
          <table:table-cell office:value-type="string">
            <text:p>Monday, June 13, [1927].</text:p>
          </table:table-cell>
          <table:table-cell/>
          <table:table-cell office:value-type="string">
            <text:p>On the following day, Monday, June 13th, Mr. <text:s/>Kennelworth, Robert and Walter arose early to be ready for Colonel Lindbergh’s <text:span text:style-name="T2">triumphant</text:span> march <text:span text:style-name="T2">up</text:span> Broadway. Robert was very enthusiastic about it and talked about what a great achievement it was and what it meant to the world, especially to the United States. <text:s/>Walter told him that they must get busy and start to lay out the plans to build Robert’s great airplane. <text:s/>When they started out on the street, Robert began to talk of Marie and said that he hoped that he would find her that day. Thru all the surging crowds, he stared in the face of every woman, hoping that Marie, if she was alive, might have decided to come to New York for the Lindbergh reception. It was a great day for Colonel Lindbergh, and a great day for Robert, because it encouraged his hope for the day, and believed it would come to pass when airplanes would conquer the world and bring universal peace. He felt that a state of perfection could never be reached until the brotherhood of man, founded on love, was established.</text:p>
          </table:table-cell>
          <table:table-cell/>
        </table:table-row>
        <table:table-row table:style-name="ro8">
          <table:table-cell/>
          <table:table-cell office:value-type="string">
            <text:p>208</text:p>
          </table:table-cell>
          <table:table-cell office:value-type="string">
            <text:p>None given.</text:p>
          </table:table-cell>
          <table:table-cell/>
          <table:table-cell office:value-type="string">
            <text:p>Robert was very much interested in the old man’s story, but very sorry that it had never ended as he had hoped it would with him and Marie. Mr. Watson told Robert that he thought he had wonderful ideas about speculation, and that if he would only stick to them and not be swept off his feet by success, that he would eventually reach the greatest height. He quoted Kipling’s “If.”</text:p>
            <text:p/>
            <text:p>[…]</text:p>
            <text:p>If you can dream -- and not make dreams your master;</text:p>
            <text:p>If you can think -- and not make thoughts your aim,</text:p>
            <text:p>If you can meet with <text:span text:style-name="T2">Triumph</text:span> and Disaster</text:p>
            <text:p>And treat those two impostors just the same:</text:p>
            <text:p/>
          </table:table-cell>
          <table:table-cell/>
        </table:table-row>
        <table:table-row table:style-name="ro16">
          <table:table-cell/>
          <table:table-cell table:style-name="Default" office:value-type="float" office:value="226">
            <text:p>226</text:p>
          </table:table-cell>
          <table:table-cell office:value-type="string">
            <text:p>May 1928. <text:s/>June [1928].</text:p>
          </table:table-cell>
          <table:table-cell/>
          <table:table-cell office:value-type="string">
            <text:p>In <text:span text:style-name="T2">May, 1928</text:span>, Walter received a radiogram from Robert saying that he was leaving Japan the latter part of the month and was going to sail "The St. Marie" back to New York. Walter and Miss Edna Quinton, the secretary, had followed the newspaper reports of the great reception tendered Robert by the officials of the Japanese Government and the report of the large amount of money they had paid for his noiseless patent for air planes. Walter was going to graduate in <text:span text:style-name="T2">June</text:span> so he wrote his father and informed him that Robert was <text:span text:style-name="T2">returning</text:span> to New York soon with great honors and he thought it appropriate to have a big celebration for him when he arrived. As his father was coming to New York anyway for the graduation exercises, he suggested that he be there to greet Robert on his <text:span text:style-name="T2">triumphant return.</text:span></text:p>
          </table:table-cell>
          <table:table-cell/>
        </table:table-row>
        <table:table-row table:style-name="ro19">
          <table:table-cell/>
          <table:table-cell office:value-type="string">
            <text:p>235-236 (“triumph” mentioned on pg. 235)</text:p>
          </table:table-cell>
          <table:table-cell office:value-type="string">
            <text:p>Fall 1928 and Thanksgiving day.</text:p>
          </table:table-cell>
          <table:table-cell/>
          <table:table-cell office:value-type="string">
            <text:p>The completion of the great machine, "The Demon of Death," which Robert had worked on untiringly day and night, was a great <text:span text:style-name="T2">triumph</text:span> for him, but his wonderful energy had been exhausted. Walter had noticed before the machine was completed that Robert looked tired and worn. His mind lacked its old-time quickness and he feared for his health. Robert began to reach the office late and ceased to take an interest in his work. <text:s/>He was moody and despondent. <text:span text:style-name="T2">Thanksgiving Day</text:span>, Walter and Edna arranged a big dinner and invited Robert. He appeared very much worn and ate very little dinner. Both Walter and Edna noticed that he was less talkative than ever before. <text:span text:style-name="T2">About an hour after dinner</text:span> was over Robert fell in a faint. A doctor was called immediately and after making a careful examination pronounced it a case of nervous breakdown. Said there must be something preying on his mind or that he had been under a long strain. Walter explained the disappearance of Marie and how Robert had worried over the love affair; his long, strenuous campaigns in the stock and commodity markets and his work upon his inventions; that up to a few months previous Robert had been able to work almost day and night without showing any fatigue, but that in recent weeks he had noticed a great change in him.</text:p>
          </table:table-cell>
          <table:table-cell/>
        </table:table-row>
        <table:table-row table:style-name="ro6">
          <table:table-cell/>
          <table:table-cell office:value-type="string">
            <text:p>342</text:p>
          </table:table-cell>
          <table:table-cell office:value-type="string">
            <text:p>November 20, [1931]</text:p>
          </table:table-cell>
          <table:table-cell/>
          <table:table-cell office:value-type="string">
            <text:p>On November 20th, Supreme Commander Gordon and Colonel Kennelworth tested the Tunnel machines over this long distance. The machines were set to produe a tunnel 100 yards wide at first and were set in motion. The American scouting airplanes were sent off over a described area and on entering between these lines found that they were in a complete tunnel. They could travel quickly back and forth thru the Tunnel in the Air. This was a great <text:span text:style-name="T2">triumph</text:span>. Commander Gordon instructed all those connected with the test to keep it a complete secret. He knew that this was going to be a great surprise to the enemy when they started their next attack.</text:p>
          </table:table-cell>
          <table:table-cell/>
        </table:table-row>
        <table:table-row table:style-name="ro15">
          <table:table-cell/>
          <table:table-cell office:value-type="string">
            <text:p>402-403</text:p>
          </table:table-cell>
          <table:table-cell office:value-type="string">
            <text:p>On the second day after SCG's arrival.</text:p>
          </table:table-cell>
          <table:table-cell/>
          <table:table-cell office:value-type="string">
            <text:p>On the second day after Supreme Commander Gordon's arrival, the War Council of the United States and the President came to New York City to confer with the Supreme Commander. Reports had come from all parts of the world about his mission of mercy. Not one life had been reported lost. To say that he <text:span text:style-name="T2">returned</text:span> in <text:span text:style-name="T2">triumph</text:span> and great <text:span text:style-name="T2">victory</text:span> was to put it mildly. <text:s/>The President and the War Council decided that it was now time to permit all newspapers to publish the news all over the United States and let the people know just what had been happening during the past 7 days. <text:s/>Thousands of messages poured in to Supreme Commander Gordon. The world was at the Supreme Commander's feet. He was hailed as the greatest man since Jesus Christ.</text:p>
          </table:table-cell>
          <table:table-cell/>
        </table:table-row>
        <table:table-row table:style-name="ro15">
          <table:table-cell/>
          <table:table-cell table:style-name="ce4" office:value-type="string">
            <text:p>414-415 (“triumphed” mentioned on pg. 415)</text:p>
          </table:table-cell>
          <table:table-cell table:style-name="ce4" office:value-type="string">
            <text:p>August 30, 1932. <text:s/>At the peace conference [after 12:00 pm].</text:p>
          </table:table-cell>
          <table:table-cell table:style-name="ce4"/>
          <table:table-cell table:style-name="ce4" office:value-type="string">
            <text:p>When the President had finished and the applause had died down, General Edna Kennelworth arose. "Mr. <text:s/>President, Supreme Commander Gordon, Brothers and Sisters of the United Kingdom of the World: To me belongs no <text:span text:style-name="T3">honor</text:span> and I seek no <text:span text:style-name="T3">glory</text:span>. We owe it all to the genius of our Supreme Commander, Robert Gordon. I thank our worthy President and all the nations of the world who have shown their honor and appreciation to General Walter Kennelworth, my husband, and myself. I am happy to know that the cause of women has <text:span text:style-name="T2">triumphed</text:span> and that our Supreme Commander has set an example for the world and has shown what the love of a good woman can do. I thank you."</text:p>
          </table:table-cell>
          <table:table-cell/>
        </table:table-row>
        <table:table-row table:style-name="ro79" table:number-rows-repeated="45">
          <table:table-cell table:number-columns-repeated="6"/>
        </table:table-row>
        <table:table-row table:style-name="ro79">
          <table:table-cell table:number-columns-repeated="6"/>
        </table:table-row>
      </table:table>
      <table:table table:name="trump" table:style-name="ta1">
        <table:table-column table:style-name="co7" table:default-cell-style-name="Default"/>
        <table:table-row table:style-name="ro9">
          <table:table-cell/>
        </table:table-row>
      </table:table>
      <table:table table:name="trust" table:style-name="ta1">
        <table:table-column table:style-name="co62" table:default-cell-style-name="Default"/>
        <table:table-column table:style-name="co7" table:default-cell-style-name="Default"/>
        <table:table-column table:style-name="co135" table:default-cell-style-name="Default"/>
        <table:table-column table:style-name="co7" table:default-cell-style-name="Default"/>
        <table:table-column table:style-name="co136" table:default-cell-style-name="Default"/>
        <table:table-column table:style-name="co137" table:default-cell-style-name="Default"/>
        <table:table-row table:style-name="ro10">
          <table:table-cell office:value-type="string">
            <text:p>The word “trust”.</text:p>
          </table:table-cell>
          <table:table-cell table:number-columns-repeated="5"/>
        </table:table-row>
        <table:table-row table:style-name="ro10">
          <table:table-cell table:number-columns-repeated="6"/>
        </table:table-row>
        <table:table-row table:style-name="ro10">
          <table:table-cell office:value-type="string">
            <text:p>rluu_20130731: pg. 168 has the word trust. <text:s/>Could it mean 2/3 ratio, since the 6th verse out of 9 is referenced. <text:s/></text:p>
          </table:table-cell>
          <table:table-cell table:number-columns-repeated="5"/>
        </table:table-row>
        <table:table-row table:style-name="ro20">
          <table:table-cell office:value-type="string">
            <text:p>rluu_20130731: pg. 168: The word “trust” could mean the number 6<text:span text:style-name="T26">.</text:span></text:p>
          </table:table-cell>
          <table:table-cell table:number-columns-repeated="5"/>
        </table:table-row>
        <table:table-row table:style-name="ro10">
          <table:table-cell table:number-columns-repeated="6"/>
        </table:table-row>
        <table:table-row table:style-name="ro10">
          <table:table-cell office:value-type="string">
            <text:p>rluu_20130731: Does “truth” mean the cause?</text:p>
          </table:table-cell>
          <table:table-cell table:number-columns-repeated="5"/>
        </table:table-row>
        <table:table-row table:style-name="ro10" table:number-rows-repeated="3">
          <table:table-cell table:number-columns-repeated="6"/>
        </table:table-row>
        <table:table-row table:style-name="ro10">
          <table:table-cell office:value-type="string">
            <text:p>Note: Below is not a complete list, just entries in TTTA as I come across them.</text:p>
          </table:table-cell>
          <table:table-cell table:number-columns-repeated="5"/>
        </table:table-row>
        <table:table-row table:style-name="ro10">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60">
          <table:table-cell table:style-name="ce4"/>
          <table:table-cell table:style-name="ce4" office:value-type="string">
            <text:p>36</text:p>
          </table:table-cell>
          <table:table-cell table:style-name="ce4" table:number-columns-repeated="2"/>
          <table:table-cell table:style-name="ce4" office:value-type="string">
            <text:p>DEAREST MARIE:</text:p>
            <text:p>Your sweet letter received. It has opened my heart to understanding and made me see myself as I am. I have read St. Paul on the greatest thing in the world and find that I have not been patient, have not been kind or generous. Above all, I have been jealous without cause. All of these things are not a part of true love. Paul says, "Faith, Hope and Love, but the greatest of these is Love." If I had had that great faith which never faileth and which is founded on love I would not have been jealous. I have been selfish; have sought myself to please, and have not thought enough about you.</text:p>
            <text:p/>
            <text:p>I am sending a little poem that I have written, entitled "The Garden of Love," which I think will express to you fully just how I feel and how I see things now. I have tried to enter the Garden of Love through the wrong gate, and now I want to enter it through the right gate. I will be happy and <text:span text:style-name="T2">trusting</text:span>, loving and thinking only of you.</text:p>
            <text:p/>
            <text:p>No more doubts or jealousy will ever be in my mind again, because love will be there, and these foul weeds can never remain where love is.</text:p>
            <text:p/>
            <text:p>I want you, Marie, and only you. Please forgive and forget and make me happy again.</text:p>
            <text:p/>
            <text:p>With all the love my heart can send, I am</text:p>
            <text:p>Hopefully,</text:p>
            <text:p>Your own ROBERT.</text:p>
            <text:p/>
          </table:table-cell>
          <table:table-cell table:style-name="ce4" office:value-type="string">
            <text:p>“trusting” is the <text:span text:style-name="T2">180</text:span>th word in the letter from RG to Marie.</text:p>
          </table:table-cell>
        </table:table-row>
        <table:table-row table:style-name="ro29">
          <table:table-cell table:style-name="ce4"/>
          <table:table-cell table:style-name="ce4" office:value-type="string">
            <text:p>135</text:p>
          </table:table-cell>
          <table:table-cell table:style-name="ce4" table:number-columns-repeated="2"/>
          <table:table-cell table:style-name="ce4" office:value-type="string">
            <text:p>[Poem "Faith" by Tennyson"]</text:p>
            <text:p>[First "one" is word #52].</text:p>
            <text:p>This cheered Robert and he resolved to have more faith, realizing that while he could not see or understand Marie’s action he must have faith and love and <text:span text:style-name="T2">trust</text:span> her, and <text:span text:style-name="T2">trust</text:span> that time would bring understanding and solve the problem.</text:p>
            <text:p/>
          </table:table-cell>
          <table:table-cell table:style-name="ce4"/>
        </table:table-row>
        <table:table-row table:style-name="ro31">
          <table:table-cell table:style-name="ce4"/>
          <table:table-cell table:style-name="ce4" office:value-type="string">
            <text:p>168</text:p>
          </table:table-cell>
          <table:table-cell table:style-name="ce4" table:number-columns-repeated="2"/>
          <table:table-cell table:style-name="ce4" office:value-type="string">
            <text:p>When he got to the verse</text:p>
            <text:p/>
            <text:p><text:span text:style-name="T2">Trust</text:span> no future, howe'er pleasant!</text:p>
            <text:p>Let the dead <text:span text:style-name="T2">Past</text:span> bury its dead!</text:p>
            <text:p>Act -- act in the living present!</text:p>
            <text:p>Heart within and God o'erhead.</text:p>
            <text:p/>
            <text:p>Robert now fully realized that he must <text:span text:style-name="T2">trust</text:span> to the future if he intended to live and continue to make a success and complete his discoveries and inventions.</text:p>
            <text:p/>
          </table:table-cell>
          <table:table-cell table:style-name="ce4"/>
        </table:table-row>
        <table:table-row table:style-name="ro10" table:number-rows-repeated="32">
          <table:table-cell table:style-name="ce4" table:number-columns-repeated="6"/>
        </table:table-row>
        <table:table-row table:style-name="ro10" table:number-rows-repeated="1048528">
          <table:table-cell table:number-columns-repeated="6"/>
        </table:table-row>
        <table:table-row table:style-name="ro10">
          <table:table-cell table:number-columns-repeated="6"/>
        </table:table-row>
      </table:table>
      <table:table table:name="understand" table:style-name="ta1">
        <table:table-column table:style-name="co138" table:default-cell-style-name="ce4"/>
        <table:table-column table:style-name="co7" table:default-cell-style-name="ce4"/>
        <table:table-column table:style-name="co139" table:default-cell-style-name="ce4"/>
        <table:table-column table:style-name="co140" table:default-cell-style-name="ce4"/>
        <table:table-column table:style-name="co141" table:default-cell-style-name="ce4"/>
        <table:table-column table:style-name="co142" table:default-cell-style-name="ce4"/>
        <table:table-row table:style-name="ro10">
          <table:table-cell table:style-name="Default" office:value-type="string">
            <text:p>The word “understand” and “understood”.</text:p>
          </table:table-cell>
          <table:table-cell table:style-name="Default" table:number-columns-repeated="5"/>
        </table:table-row>
        <table:table-row table:style-name="ro9" table:number-rows-repeated="2">
          <table:table-cell table:style-name="Default" table:number-columns-repeated="6"/>
        </table:table-row>
        <table:table-row table:style-name="ro10">
          <table:table-cell table:style-name="Default" office:value-type="string">
            <text:p>rluu_20130731: Does “understand” mean the number 7 ?</text:p>
          </table:table-cell>
          <table:table-cell table:style-name="Default" table:number-columns-repeated="5"/>
        </table:table-row>
        <table:table-row table:style-name="ro9">
          <table:table-cell table:style-name="Default" table:number-columns-repeated="6"/>
        </table:table-row>
        <table:table-row table:style-name="ro10">
          <table:table-cell table:style-name="Default" office:value-type="string">
            <text:p>“understand” mentioned 83 times in TTTA.</text:p>
          </table:table-cell>
          <table:table-cell table:style-name="Default" table:number-columns-repeated="5"/>
        </table:table-row>
        <table:table-row table:style-name="ro10">
          <table:table-cell table:style-name="Default" office:value-type="string">
            <text:p>“understood” mentioned 29 times in TTTA.</text:p>
          </table:table-cell>
          <table:table-cell table:style-name="Default" table:number-columns-repeated="5"/>
        </table:table-row>
        <table:table-row table:style-name="ro10">
          <table:table-cell table:style-name="Default" office:value-type="string">
            <text:p>Total: 112.</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Note: Below is not a complete list, just entries in TTTA as I come across them.</text:p>
          </table:table-cell>
          <table:table-cell table:style-name="Default" table:number-columns-repeated="5"/>
        </table:table-row>
        <table:table-row table:style-name="ro9">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67">
          <table:table-cell/>
          <table:table-cell office:value-type="string">
            <text:p>Foreword</text:p>
          </table:table-cell>
          <table:table-cell table:number-columns-repeated="2"/>
          <table:table-cell office:value-type="string">
            <text:p>You will read it the first time because you are interested in the love story and for amusement. This will create a desire to read it a second time for instruction and knowledge. The second reading will unfold some of the hidden meanings and you will gain knowledge thru <text:span text:style-name="T2">understanding</text:span>, which will stimulate an incent- ive to put the knowledge gained into action. You will read it the third time because you want to make your dreams and ideals become real and find how to start knowledge into action.</text:p>
            <text:p/>
            <text:p>When you read it the third time, a new light will dawn. <text:s/>You will find the hidden secret, the veiled meaning and will <text:span text:style-name="T2">understand</text:span> why the Bible says, “Seek and ye shall find, knock and it shall be opened unto you.” You will want to <text:span text:style-name="T2">understand</text:span> more about the Bible. Then read the Bible three times and you will know why it is the greatest book ever written. It contains the key to the process by which you may know all there is to know and get all that you need to supply your demands and desires. You will appreciate why Solomon said, “Wisdom is the principal thing: therefore get wisdom and with all thy getting, get <text:span text:style-name="T2">understanding</text:span>.” The future will become an open book. You will know that by following the laws laid down in the Bible, man’s last great enemy, Death, will be overcome and will <text:span text:style-name="T2">understand</text:span> why Jesus rose on the third day and rested on the seventh day. Robert Gordon’s seven days will no longer be a mystery because you will have gained <text:span text:style-name="T2">understanding</text:span>.</text:p>
          </table:table-cell>
          <table:table-cell office:value-type="string">
            <text:p>“understand” (all variants) is written 7 times in the Foreword.</text:p>
          </table:table-cell>
        </table:table-row>
        <table:table-row table:style-name="ro45">
          <table:table-cell/>
          <table:table-cell office:value-type="string">
            <text:p>68</text:p>
          </table:table-cell>
          <table:table-cell table:number-columns-repeated="2"/>
          <table:table-cell office:value-type="string">
            <text:p>I have prayed and studied in secret, and I believe I am going to receive my reward. I believe that our heavenly Father, the ruler and maker of this universe, does know our needs, and that he gives us <text:span text:style-name="T2">understanding</text:span> according to the way we would receive it.</text:p>
          </table:table-cell>
          <table:table-cell/>
        </table:table-row>
        <table:table-row table:style-name="ro27">
          <table:table-cell/>
          <table:table-cell office:value-type="string">
            <text:p>68</text:p>
          </table:table-cell>
          <table:table-cell table:number-columns-repeated="2"/>
          <table:table-cell office:value-type="string">
            <text:p>Ever since I was a small boy, and used to kneel at my mother's knee, and she taught me first to pray, I have believed in that great book and in God's power to guide me right and give me <text:span text:style-name="T2">understanding</text:span> of all things. My own father never <text:span text:style-name="T2">understood</text:span> me or had any sympathy with me or my ideas, which I feel were far advanced. My own brother was my worst enemy, and I find that the Bible bears me out in this "And a man's foes shall be they of his own household."</text:p>
            <text:p>My father and brother opposed me because they did not <text:span text:style-name="T2">understand</text:span> me.</text:p>
          </table:table-cell>
          <table:table-cell/>
        </table:table-row>
        <table:table-row table:style-name="ro10" table:number-rows-repeated="49">
          <table:table-cell table:number-columns-repeated="6"/>
        </table:table-row>
        <table:table-row table:style-name="ro10">
          <table:table-cell table:number-columns-repeated="6"/>
        </table:table-row>
      </table:table>
      <table:table table:name="window" table:style-name="ta1" table:print="false">
        <table:table-column table:style-name="co19" table:default-cell-style-name="Default"/>
        <table:table-row table:style-name="ro1">
          <table:table-cell/>
        </table:table-row>
      </table:table>
      <table:table table:name="wisdom" table:style-name="ta1">
        <table:table-column table:style-name="co143" table:default-cell-style-name="ce4"/>
        <table:table-column table:style-name="co7" table:default-cell-style-name="ce4"/>
        <table:table-column table:style-name="co144" table:default-cell-style-name="ce4"/>
        <table:table-column table:style-name="co7" table:default-cell-style-name="ce4"/>
        <table:table-column table:style-name="co145" table:default-cell-style-name="ce4"/>
        <table:table-column table:style-name="co146" table:default-cell-style-name="ce4"/>
        <table:table-row table:style-name="ro10">
          <table:table-cell table:style-name="Default" table:number-columns-repeated="6"/>
        </table:table-row>
        <table:table-row table:style-name="ro10">
          <table:table-cell table:style-name="Default" office:value-type="string">
            <text:p>Excerpts related to the word “wisdom” and “wise”.</text:p>
          </table:table-cell>
          <table:table-cell table:style-name="Default" table:number-columns-repeated="5"/>
        </table:table-row>
        <table:table-row table:style-name="ro9">
          <table:table-cell table:style-name="Default" table:number-columns-repeated="6"/>
        </table:table-row>
        <table:table-row table:style-name="ro10">
          <table:table-cell table:style-name="Default" office:value-type="string">
            <text:p>Note: In the masonic bible (pg. 27), it is said that “wisdom” means East.</text:p>
          </table:table-cell>
          <table:table-cell table:style-name="Default" table:number-columns-repeated="5"/>
        </table:table-row>
        <table:table-row table:style-name="ro9">
          <table:table-cell table:style-name="Default" table:number-columns-repeated="6"/>
        </table:table-row>
        <table:table-row table:style-name="ro80">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0" table:number-rows-repeated="40">
          <table:table-cell table:number-columns-repeated="6"/>
        </table:table-row>
        <table:table-row table:style-name="ro10">
          <table:table-cell table:number-columns-repeated="6"/>
        </table:table-row>
      </table:table>
      <table:table table:name="world" table:style-name="ta1" table:print="false">
        <table:table-column table:style-name="co64" table:default-cell-style-name="ce7"/>
        <table:table-column table:style-name="co147" table:default-cell-style-name="ce7"/>
        <table:table-column table:style-name="co59" table:default-cell-style-name="ce7"/>
        <table:table-column table:style-name="co148" table:default-cell-style-name="ce7"/>
        <table:table-column table:style-name="co149" table:default-cell-style-name="ce4"/>
        <table:table-column table:style-name="co150" table:default-cell-style-name="ce7"/>
        <table:table-row table:style-name="ro1">
          <table:table-cell table:style-name="Default" office:value-type="string">
            <text:p>The word “world”.</text:p>
          </table:table-cell>
          <table:table-cell table:style-name="Default" table:number-columns-repeated="5"/>
        </table:table-row>
        <table:table-row table:style-name="ro1">
          <table:table-cell table:style-name="Default" office:value-type="string">
            <text:p>The word “world” shows up in TTTA 220 times.</text:p>
          </table:table-cell>
          <table:table-cell table:style-name="Default" table:number-columns-repeated="5"/>
        </table:table-row>
        <table:table-row table:style-name="ro1" table:number-rows-repeated="2">
          <table:table-cell table:style-name="Default" table:number-columns-repeated="6"/>
        </table:table-row>
        <table:table-row table:style-name="ro81">
          <table:table-cell table:style-name="Default" office:value-type="string">
            <text:p>rluu_20130308: The word “world” might just mean “circle”. <text:s/>That word seems to fit whenever it is used in the text. <text:s/></text:p>
            <text:p>Note there are 3 loops of 22 chapters in the Bible, and so 220 (instances of it in TTTA) is also a multiple of 22. <text:s/></text:p>
            <text:p>Althought, it's possible that it might mean geocentric or heliocentric.</text:p>
          </table:table-cell>
          <table:table-cell table:style-name="Default" table:number-columns-repeated="5"/>
        </table:table-row>
        <table:table-row table:style-name="ro10" table:number-rows-repeated="2">
          <table:table-cell table:style-name="Default" table:number-columns-repeated="6"/>
        </table:table-row>
        <table:table-row table:style-name="ro1">
          <table:table-cell table:style-name="Default" table:number-columns-repeated="6"/>
        </table:table-row>
        <table:table-row table:style-name="ro20">
          <table:table-cell table:style-name="ce11" office:value-type="string">
            <text:p><text:span text:style-name="T16">Note: Below are </text:span><text:span text:style-name="T27">only some</text:span><text:span text:style-name="T16"> excerpts related to the word “world”, thus it is not a comprehensive list. <text:s/>Continue adding entries before page 92, and after page 240.</text:span></text:p>
          </table:table-cell>
          <table:table-cell table:style-name="Default" table:number-columns-repeated="5"/>
        </table:table-row>
        <table:table-row table:style-name="ro1">
          <table:table-cell table:style-name="Default" table:number-columns-repeated="6"/>
        </table:table-row>
        <table:table-row table:style-name="ro2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8">
          <table:table-cell table:style-name="ce4"/>
          <table:table-cell table:style-name="ce4" office:value-type="string">
            <text:p>45-46 (“confidence” mentioned on pg. 45)</text:p>
          </table:table-cell>
          <table:table-cell table:style-name="ce4" table:number-columns-repeated="2"/>
          <table:table-cell office:value-type="string">
            <text:p>[Poem: Act the Man and Face It Out. By "Tid Bits".]</text:p>
            <text:p>Marie wrote of her plans for the future. How she hoped to live to see him the greatest man in the <text:span text:style-name="T2">world</text:span>; how she wanted to <text:span text:style-name="T2">one day</text:span> bring him before her father and show him what her love and <text:span text:style-name="T3">confidence</text:span> in a poor boy had done for him. She wanted her father to be proud of Robert as she was. After all the success she wanted them to be able to enjoy the closing years of their lives in peace and quiet together, where they could reminisce over the trials, troubles and obstacles overcome which had led to the victory which is always the fruit of true and lasting love.</text:p>
            <text:p/>
          </table:table-cell>
          <table:table-cell table:style-name="ce4" office:value-type="string">
            <text:p>“world” = one day?</text:p>
          </table:table-cell>
        </table:table-row>
        <table:table-row table:style-name="ro29">
          <table:table-cell/>
          <table:table-cell office:value-type="string">
            <text:p>92</text:p>
          </table:table-cell>
          <table:table-cell table:number-columns-repeated="2"/>
          <table:table-cell table:style-name="ce7" office:value-type="string">
            <text:p>It is plain that the nations in Europe are rapidly getting ready for war, and, of course, it will be with airplanes. While I hate to think the United States will again be called into war, at the same time I realize that all of the foreign countries are jealous of us, because we have such enormous gold supply and have grown so prosperous. <text:span text:style-name="T2">The United States is now the banker of the world</text:span>, and while it was no fault of ours that the great World War occurred, which resulted to our benefit by transfer of gold from other nations to us, at the same time they are jealous and have a real hatred for America.</text:p>
          </table:table-cell>
          <table:table-cell office:value-type="string">
            <text:p>United States connect to banker of the world. <text:s/>Banker from <text:s/>(money in RG's, Mr. K's and Marie's trades)?</text:p>
          </table:table-cell>
        </table:table-row>
        <table:table-row table:style-name="ro45">
          <table:table-cell/>
          <table:table-cell office:value-type="string">
            <text:p>93</text:p>
          </table:table-cell>
          <table:table-cell table:number-columns-repeated="2"/>
          <table:table-cell table:style-name="ce7" office:value-type="string">
            <text:p><text:span text:style-name="T2">Love</text:span> is indeed the greatest thing in the <text:span text:style-name="T2">world</text:span> and you are the greatest woman in the <text:span text:style-name="T2">world</text:span>. With your love, there is nothing that I cannot do. You are my last thought when I go to sleep at night and the first when I wake in the morning. <text:s/>Everything I do, I always think is for you. Your sweet little letters are always so encouraging and your supreme <text:span text:style-name="T2">faith</text:span> in me urges me on to greater things.</text:p>
          </table:table-cell>
          <table:table-cell/>
        </table:table-row>
        <table:table-row table:style-name="ro82">
          <table:table-cell/>
          <table:table-cell office:value-type="string">
            <text:p>97-98</text:p>
          </table:table-cell>
          <table:table-cell table:number-columns-repeated="2"/>
          <table:table-cell table:style-name="ce7" office:value-type="string">
            <text:p>I am going to tell you a dream that I had a few nights ago. <text:s/>I saw you a great success. Fortune was smiling on you. The <text:span text:style-name="T6">world</text:span> was at your <text:span text:style-name="T2">feet</text:span>, but I seemed to see a great tragedy follow this. It seemed I left you in a mysterious way and then came back to you just as mysteriously. Now, don't think that I do not want to go with you, Robert, and don't think that I believe in dreams, but somehow it has made a great impression on me.</text:p>
            <text:p/>
            <text:p>Of course you know that father would never consent to me leaving school to marry you, and if we married, we would have to run away. Would it not be best for you to go to New York, as you have planned, work on your invention, and let my love and faith guide you to success? You could live for my love, which you have always said was the greatest thing in the <text:span text:style-name="T6">world</text:span><text:span text:style-name="T2">.</text:span> You have all my love and will always have it.</text:p>
            <text:p/>
          </table:table-cell>
          <table:table-cell/>
        </table:table-row>
        <table:table-row table:style-name="ro83">
          <table:table-cell/>
          <table:table-cell office:value-type="string">
            <text:p>100</text:p>
          </table:table-cell>
          <table:table-cell table:number-columns-repeated="2"/>
          <table:table-cell table:style-name="ce7" office:value-type="string">
            <text:p>He [RG] told her [RG's mother] that the Bible plainly said that the kingdom of heaven is within us and he believed it. If we kept our conscience clear and did unto others as we would like to have them do unto us, he believed we would find our heaven and our reward here upon earth. <text:s/>Said that times and conditions were changing rapidly; that the new inventions and discoveries caused men to think differently than in the old days; that the old religious ideas would pass away and give place to more liberal, advanced ideas. He hoped to live to see the day when men would not only be too proud to fight, but would be too full of love for their fellowman to settle disputes with the sword. This was God's plan and it would come to pass this way, and he believed that he could be a great power for peace and hoped to live to see a <text:span text:style-name="T2">world of peace</text:span> with all nations united under one kingdom and one God, the God of Love and Justice.</text:p>
          </table:table-cell>
          <table:table-cell/>
        </table:table-row>
        <table:table-row table:style-name="ro84">
          <table:table-cell/>
          <table:table-cell office:value-type="float" office:value="108">
            <text:p>108</text:p>
          </table:table-cell>
          <table:table-cell table:number-columns-repeated="2"/>
          <table:table-cell table:style-name="ce24" office:value-type="string">
            <text:p><text:span text:style-name="T26">He could think of nothing else but Lindbergh's great flight and what it meant to the </text:span><text:span text:style-name="T28">world</text:span><text:span text:style-name="T29">.</text:span></text:p>
          </table:table-cell>
          <table:table-cell/>
        </table:table-row>
        <table:table-row table:style-name="ro81">
          <table:table-cell/>
          <table:table-cell office:value-type="string">
            <text:p>109</text:p>
          </table:table-cell>
          <table:table-cell table:number-columns-repeated="2"/>
          <table:table-cell table:style-name="ce25" office:value-type="string">
            <text:p>He had been so thoughtful to buy cotton and corn for her and sold out the corn with $1,100.00 profit. She told Robert that he was a wonder that he was one of the greatest young men in the <text:span text:style-name="T2">world</text:span> and a genius, and that he would be a greater man than Lindbergh when he was as old as Lindbergh.</text:p>
          </table:table-cell>
          <table:table-cell/>
        </table:table-row>
        <table:table-row table:style-name="ro85">
          <table:table-cell/>
          <table:table-cell office:value-type="string">
            <text:p>110</text:p>
          </table:table-cell>
          <table:table-cell table:number-columns-repeated="2"/>
          <table:table-cell table:style-name="ce25" office:value-type="string">
            <text:p>Her love had guided him safely thus far and would lead him on to greater things. He had dreamed of the time when he would come home<text:span text:style-name="T2"> at night </text:span>from his work or study, to find her there and see her beautiful eyes, the lights that would guide him on to success. <text:span text:style-name="T2">She could either make him the most miserable man in the world or the happiest. </text:span>His entire future and fate were in her hands and she could do with him as she willed. Marie agreed to keep her promise she had made to him long before, -- that regardless of money or conditions, she would leave father, mother, brothers and sisters, and go with him anywhere, even unto the ends of the earth, and that if he insisted, she would elope because she knew that was the only way since her father would not give his consent.</text:p>
          </table:table-cell>
          <table:table-cell/>
        </table:table-row>
        <table:table-row table:style-name="ro86">
          <table:table-cell/>
          <table:table-cell office:value-type="string">
            <text:p>116</text:p>
          </table:table-cell>
          <table:table-cell office:value-type="string">
            <text:p>Saturday night, June 4, [1927], on the “Sunshine Special”.</text:p>
          </table:table-cell>
          <table:table-cell/>
          <table:table-cell table:style-name="ce25" office:value-type="string">
            <text:p>The minutes passed slowly away and it seemed like years before the train crossed the Red River and Robert decided that it was safe to go back to the car where Marie was and see her. He found Marie all anxious and nervously awaiting his arrival. She flew into his arms and seemed the happiest woman in the <text:span text:style-name="T6">world</text:span> and Robert was too happy for words. They sat there and talked of their future <text:span text:style-name="T2">plans</text:span> until after midnight.</text:p>
          </table:table-cell>
          <table:table-cell/>
        </table:table-row>
        <table:table-row table:style-name="ro86">
          <table:table-cell/>
          <table:table-cell office:value-type="string">
            <text:p>121</text:p>
          </table:table-cell>
          <table:table-cell office:value-type="string">
            <text:p>None given, but it is the morning of June 5, 1927, after </text:p>
          </table:table-cell>
          <table:table-cell/>
          <table:table-cell table:style-name="ce25" office:value-type="string">
            <text:p>Robert thought, "How can I understand, how can I wait, when I left her only a few hours ago supremely happy anticipating being married a few hours later in St. Louis, and going on to New York to spend our future lives together. What in the <text:span text:style-name="T6">world</text:span> can she mean by, 'time proves all things.'" Time had proved his faith and love for her. She had had faith in him and had encouraged him; had put up the $400.00 she had saved, not to make money for herself but to try to help him.</text:p>
          </table:table-cell>
          <table:table-cell/>
        </table:table-row>
        <table:table-row table:style-name="ro87">
          <table:table-cell/>
          <table:table-cell office:value-type="string">
            <text:p>121</text:p>
          </table:table-cell>
          <table:table-cell office:value-type="string">
            <text:p>None given, but it is the morning of June 5, 1927, after </text:p>
          </table:table-cell>
          <table:table-cell/>
          <table:table-cell table:style-name="ce25" office:value-type="string">
            <text:p>Then he pondered the next line where she said: "You will get everything you want." He thought, "My God, there is only one thing that I do want, there is only one thing in this <text:span text:style-name="T6">world</text:span> that means anything to me and that is my Marie, and where will I find her." Reading the next line over and over, "I will come to you when I mean the most and your need for love is the greatest."</text:p>
          </table:table-cell>
          <table:table-cell/>
        </table:table-row>
        <table:table-row table:style-name="ro88">
          <table:table-cell/>
          <table:table-cell office:value-type="string">
            <text:p>125</text:p>
          </table:table-cell>
          <table:table-cell table:number-columns-repeated="2"/>
          <table:table-cell table:style-name="ce25" office:value-type="string">
            <text:p>As he slowly turned the pages of the paper looking for something he knew not what, suddenly his eyes fell upon the heading; "The Best Thing on Earth" by R. L. Cole. The first thought that entered Robert's mind was that<text:span text:style-name="T2"> the best thing on earth</text:span> was Marie and that<text:span text:style-name="T2"> the greatest thing in the world </text:span>was love. He read the entire article.</text:p>
          </table:table-cell>
          <table:table-cell office:value-type="string">
            <text:p>The best thing on earth is Marie, and the greatest thing in the world is love.</text:p>
          </table:table-cell>
        </table:table-row>
        <table:table-row table:style-name="ro89">
          <table:table-cell/>
          <table:table-cell office:value-type="string">
            <text:p>135</text:p>
          </table:table-cell>
          <table:table-cell table:number-columns-repeated="2"/>
          <table:table-cell table:style-name="ce25" office:value-type="string">
            <text:p>Robert felt that love might be trouble, but that<text:span text:style-name="T2"> love was the greatest and sweetest thing in the world</text:span> and that he would go thru any troubles in the <text:span text:style-name="T6">world</text:span>, suffer anything, only to regain Marie and her love.</text:p>
          </table:table-cell>
          <table:table-cell office:value-type="string">
            <text:p>Love was the greatest and sweetest thing in the world.</text:p>
          </table:table-cell>
        </table:table-row>
        <table:table-row table:style-name="ro90">
          <table:table-cell/>
          <table:table-cell office:value-type="string">
            <text:p>166</text:p>
          </table:table-cell>
          <table:table-cell table:number-columns-repeated="2"/>
          <table:table-cell table:style-name="ce25" office:value-type="string">
            <text:p>Robert thought of Marie, his pilot, his star, his hope. <text:s/>When he had driven his ship across the uncertain sea of finance it would be Marie's beautiful face that would keep the lovelight burning upon the altar of his heart, ever to guide her captain safely home. He had looked to her to pilot him into the path of peace, lead him to the fields of contentment and, at last, to the height of eternal peace. He had looked forward to <text:span text:style-name="T2">this day, his birthday, </text:span>when she would <text:span text:style-name="T2">return </text:span><text:span text:style-name="T3">t</text:span>o him and he might claim her for his own. Thought of Marie's words, that hope and anticipation are greater than realization, but felt that nothing in the<text:span text:style-name="T6"> world </text:span>could give him greater pleasure than the realization of this moment if he could hold Marie in his arms, kiss her sweet lips and hear the sweet words of love she had spoken to him in the past. Robert's heart for a moment sank within him. It was too much for him. He sobbed and cried like a baby but then he thought of his faith, of God and his power supreme.</text:p>
          </table:table-cell>
          <table:table-cell/>
        </table:table-row>
        <table:table-row table:style-name="ro90">
          <table:table-cell/>
          <table:table-cell office:value-type="string">
            <text:p>166-167</text:p>
          </table:table-cell>
          <table:table-cell table:number-columns-repeated="2"/>
          <table:table-cell table:style-name="ce25" office:value-type="string">
            <text:p>Again as he was wondering what to do, he got the crumpled note that Marie wrote and put in his pocket on Sunday and read it again: "According to your faith, be I unto you. Love will always hope, understand and wait. Time proves all things. You will get everything you want. I will come to you when I mean the most and your need for love is the greatest." Only a few short lines, but so much said in them and so much left unsaid, Robert thought. Yet they contained an assurance, they left no doubt about a hope for the future and on that hope and with that faith Robert would cling to the future. Time would prove his love. Marie stated plainly that he would get everything he wanted and he knew that the greatest thing in the <text:span text:style-name="T6">world</text:span> he wanted was Marie. So at the close of another day of disappointment he felt that there was room for hope and that the future was lined with hopes. He resolved never to waver. Then read "A Psalm of Life" by Longfellow:</text:p>
          </table:table-cell>
          <table:table-cell/>
        </table:table-row>
        <table:table-row table:style-name="ro91">
          <table:table-cell/>
          <table:table-cell office:value-type="string">
            <text:p>171</text:p>
          </table:table-cell>
          <table:table-cell table:number-columns-repeated="2"/>
          <table:table-cell table:style-name="ce25" office:value-type="string">
            <text:p>Robert bought evening newspapers and looked over the Financial Page; noted that cotton, wheat and corn had advanced that day. His birthday had indeed been a success, financially, and <text:span text:style-name="T2">his 21st birthday found him on top of the </text:span><text:span text:style-name="T6">world</text:span>, but this was not what counted with Robert. The great disappointment was that his hopes for Marie on that day were blasted, but he had not given up. As he looked over the newspapers he saw an advertisement headed, "Madam Cleo," Clairvoyant. The advertisement stated that Madam Cleo could re-unite the separated and bring back lost lovers. While Robert had never been to a clairvoyant and his only faith was in astrology, and science laid down in the Bible, in desperation he decided to grasp at any straw. Early on the morning of June 10th he called to see Madam Cleo.</text:p>
          </table:table-cell>
          <table:table-cell/>
        </table:table-row>
        <table:table-row table:style-name="ro85">
          <table:table-cell/>
          <table:table-cell office:value-type="string">
            <text:p>174</text:p>
          </table:table-cell>
          <table:table-cell table:number-columns-repeated="2"/>
          <table:table-cell table:style-name="ce26" office:value-type="string">
            <text:p><text:span text:style-name="T7">Psalms 19: 1, 4 and 6:</text:span></text:p>
            <text:p><text:span text:style-name="T7">The heavens declare the glory of God: and the firmament sheweth his handywork.</text:span></text:p>
            <text:p><text:span text:style-name="T7"/></text:p>
            <text:p><text:span text:style-name="T7">Their line is gone out thru all the earth, and their words to the end of the </text:span><text:span text:style-name="T8">world</text:span><text:span text:style-name="T7">. In them hath he set a tabernacle for the sun;</text:span></text:p>
            <text:p><text:span text:style-name="T7"/></text:p>
            <text:p><text:span text:style-name="T7">His going forth is from the end of the heaven, and his circuit unto the ends of it: and there is nothing hid from the heat thereof.</text:span></text:p>
          </table:table-cell>
          <table:table-cell/>
        </table:table-row>
        <table:table-row table:style-name="ro92">
          <table:table-cell/>
          <table:table-cell office:value-type="string">
            <text:p>183</text:p>
          </table:table-cell>
          <table:table-cell table:number-columns-repeated="2"/>
          <table:table-cell table:style-name="ce26" office:value-type="string">
            <text:p>Mr. Kennelworth read these poems and was very much impressed with Robert’s ability as a writer. He said, “Robert, this proves to me that Love brings out the best in a man and that when he finds a good woman his success is assured.” <text:s/>Robert talked of how he had read the Bible where it said that <text:span text:style-name="T2">there eventually would be one God and one united people</text:span> and that <text:span text:style-name="T2">Love would rule the</text:span> <text:span text:style-name="T6">world</text:span>. How, since a little boy, his Mother had talked against war and prayed for the day when wars would cease and man would follow the command given by Jesus Christ: “Love thy neighbor as thyself.” He hoped and felt sure that the day would come but that the Bible made it plain as he understood it, that there would yet be a great war fought in the air, when deadly chemicals would be used and the greater portion of the people on earth would be killed. <text:span text:style-name="T2">Then would come peace, when God would rule the </text:span><text:span text:style-name="T6">world</text:span><text:span text:style-name="T2"> and Love would be the motive behind every act.</text:span></text:p>
          </table:table-cell>
          <table:table-cell/>
        </table:table-row>
        <table:table-row table:style-name="ro93">
          <table:table-cell/>
          <table:table-cell office:value-type="string">
            <text:p>183-184</text:p>
          </table:table-cell>
          <table:table-cell table:number-columns-repeated="2"/>
          <table:table-cell table:style-name="ce26" office:value-type="string">
            <text:p>Then nations would no longer become jealous of each other and go to war. Robert said, “I have made a great study of wars in the past and how conditions changed; how at one time Spain was the mistress of the seas and later Rome was the controlling nation; then England ruled the waves and London was the banking center of the <text:span text:style-name="T2">world</text:span>. Then came the great war in 1914 which changed everything. England lost control of the seas. She lost her power as the great banking nation of the <text:span text:style-name="T2">world</text:span>. The gold supply of the <text:span text:style-name="T2">world</text:span> flowed rapidly to the United States and in the dark days of 1917, when England and France, after being deserted by Russia, were fighting with their backs to the wall, the United States, the land of love and liberty, came to the rescue, helped to defeat the Germans and saved England and France. At that time they were seemingly very grateful, but after the war conditions changed. The United States was no longer in debt to foreign countries but was now the banking nation of the <text:span text:style-name="T2">world</text:span> and the foreign countries owed large sums of money to the United States. This country has continued to prosper since the war, the gold supply of the <text:span text:style-name="T2">world</text:span> now rests here. Our former friends have become jealous of the prosperity we enjoy and the power that we now hold in financial affairs which once belonged to England. Some of the foreign countries do not want to pay their obligations and this jealousy can lead to nothing else but war, as it always has in the past. I hope to be ready when that war comes with my great airplane, and other inventions to help defend my country and later promote a lasting peace based on love and goodwill. <text:s/>The United States began as a land of liberty and has always set an example for the <text:span text:style-name="T2">balance of the world</text:span> and I hope to see the day when our country will take the lead in establishing universal peace and the brotherhood of man. Captain Lindberg’s flight confirms my studies and forecasts of the future. Aviation will be developed rapidly and nations will want to try these new discoveries and inventions to conquer other nations, and war is inevitable. The Bible prophets foretold it, and my studies of the cycle theory also indicate that we are in a period where cycles will repeat which have caused war in the past.”</text:p>
          </table:table-cell>
          <table:table-cell office:value-type="string">
            <text:p>Reference again to banking nation of the world. <text:s/>Connection to page 92.</text:p>
          </table:table-cell>
        </table:table-row>
        <table:table-row table:style-name="ro85">
          <table:table-cell/>
          <table:table-cell office:value-type="string">
            <text:p>186</text:p>
          </table:table-cell>
          <table:table-cell table:number-columns-repeated="2"/>
          <table:table-cell table:style-name="ce26" office:value-type="string">
            <text:p>Mr. Kennelworth returned to the hotel and after dinner told Robert that he wanted to have a confidential chat with his son, Walter. Robert decided to go out for a walk and see the city. When they were alone, Walter told his father that he had had a long talk with Robert and that his mind was on nothing but Marie. His father said: “The only thing to do is to help Robert get interested in his work so that he will forget about Marie. That is the best thing for him at present. The great love that he has for her will be the incentive to spur him on to success and help him realize his ambitions. <text:s/><text:span text:style-name="T2">Love is the greatest thing in the world </text:span>and without it men would not get very far. It brings out the noble and better qualities in a man and should always be encouraged.”</text:p>
          </table:table-cell>
          <table:table-cell/>
        </table:table-row>
        <table:table-row table:style-name="ro83">
          <table:table-cell/>
          <table:table-cell office:value-type="string">
            <text:p>187</text:p>
          </table:table-cell>
          <table:table-cell office:value-type="string">
            <text:p>Monday, June 13, [1927].</text:p>
          </table:table-cell>
          <table:table-cell/>
          <table:table-cell table:style-name="ce26" office:value-type="string">
            <text:p>On the following day, Monday, June 13th, Mr. <text:s/>Kennelworth, Robert and Walter arose early to be ready for Colonel Lindbergh’s triumphant march up Broadway. Robert was very enthusiastic about it and talked about what a<text:span text:style-name="T2"> great achievement it was </text:span>and <text:span text:style-name="T2">what it meant to the world</text:span>,<text:span text:style-name="T2"> especially to the United States.</text:span> <text:s/>Walter told him that they must get busy and start to lay out the plans to build Robert’s great airplane. <text:s/>When they started out on the street, Robert began to talk of Marie and said that he hoped that he would find her that day. Thru all the surging crowds, he stared in the face of every woman, hoping that Marie, if she was alive, might have decided to come to New York for the Lindbergh reception. It was a great day for Colonel Lindbergh, and a great day for Robert, because it encouraged his hope for the day, and believed it would come to pass when <text:span text:style-name="T2">airplanes would conquer the world and bring universal peace</text:span>. He felt that a state of perfection could never be reached until the brotherhood of man, founded on love, was established.</text:p>
          </table:table-cell>
          <table:table-cell office:value-type="string">
            <text:p>Why especially to the United States? <text:s/></text:p>
          </table:table-cell>
        </table:table-row>
        <table:table-row table:style-name="ro94">
          <table:table-cell/>
          <table:table-cell office:value-type="string">
            <text:p>188-189</text:p>
          </table:table-cell>
          <table:table-cell table:number-columns-repeated="2"/>
          <table:table-cell table:style-name="ce25" office:value-type="string">
            <text:p>As the play neared the end, and Molly was in great sorrow, and her secret sacrifice had become known to Eric, Robert could restrain his emotions no longer. He turned to Mr. Kennelworth and said, “I wonder if he’ll be <text:span text:style-name="T2">man</text:span> enough to forgive her and appreciate her, as <text:span text:style-name="T2">the greatest woman in the world for him.</text:span> Will his mind be broad enough to realize that she made the supreme sacrifice because of her unselfish love. Now that he has succeeded and has the <text:span text:style-name="T2">world at his feet </text:span>will he turn from her and condemn her as the <text:span text:style-name="T2">world</text:span> usually does?“ Mr. Kennelworth said: “You can see that Eric is now weighing the matter in his mind and is hesitating. We can only wait and see.” <text:s/>Robert said, “If Eric loves Molly as I love Marie he will now love her more after this.” Robert watched Eric with every muscle in his body tense, as Eric read the receipt written by Chattox and also he watched Molly and her expression as she leaned over the staircase and read the receipt over Eric’s shoulder. He saw Eric slowly fold the receipt around the little booties for the baby and place them in his pocket and walk slowly away. Robert was wondering what Eric was thinking of and what his decision would be. Then came the final climax -- Eric, after knowing all, took Molly in his arms and gave her the kiss which Robert knew meant foregiveness and understanding. He then realized that <text:span text:style-name="T2">love, just as Molly said in the beginning, was the greatest thing in the world,</text:span> and meant more than all the money in the <text:span text:style-name="T2">world</text:span>. Robert jumped to his feet and shouted, “Hurrah for Eric,” and said, “that’s the kind of love I have for Marie and no matter what may have happened or what she should do in the future, my love is the kind which will understand, forgive and forget.”</text:p>
          </table:table-cell>
          <table:table-cell/>
        </table:table-row>
        <table:table-row table:style-name="ro91">
          <table:table-cell/>
          <table:table-cell office:value-type="string">
            <text:p>189</text:p>
          </table:table-cell>
          <table:table-cell table:number-columns-repeated="2"/>
          <table:table-cell table:style-name="ce25" office:value-type="string">
            <text:p>He told them how he was impressed with the story in the Bible where the woman was brought before Jesus accused and how the Jesus said, “Let him who is without sin, cast the first stone,” and when they had all disappeared he said: “Woman, doth no man accuse thee,” and she answered, “No, Lord.” Jesus said, “Neither do I. Go your way and sin no more.” Robert said when the <text:span text:style-name="T6">world</text:span> once realized the great power of Love, that jealousy, enmity, all accusations and the desire for personal gain, would pass away. That when Love alone dominated the hearts of men and women, wars would be no more, and that men would see no evil in their fellow-men as Eric saw no evil in Molly’s sacrifice but knew and understood that great love for him was the motive that prompted her actions.</text:p>
          </table:table-cell>
          <table:table-cell/>
        </table:table-row>
        <table:table-row table:style-name="ro95">
          <table:table-cell/>
          <table:table-cell office:value-type="string">
            <text:p>189-190 (“world” mentioned on pg. 190).</text:p>
          </table:table-cell>
          <table:table-cell table:number-columns-repeated="2"/>
          <table:table-cell table:style-name="ce25" office:value-type="string">
            <text:p>Robert quoted Daniel 2: 22:</text:p>
            <text:p/>
            <text:p>“He revealeth the deep and secret things. He knoweth what is in the darkness and the light dwelleth within him. A kingdom which shall never be destroyed, consume all other kingdoms and stand forever.”</text:p>
            <text:p/>
            <text:p>He said that when the day came when men were ruled by the law of love and understood each other, a kingdom would be established that would never be destroyed, and that it would consume all other kingdoms. Robert believed that the United States, the land of liberty, was created never to be destroyed, and that it would eventually consume all other nations and rule by the law of love and justice, that it was God’s will that it become the most prosperous country and <text:span text:style-name="T2">the banking nation of the world</text:span>. Believed that the nation referred to in Psalms 147: 20 was the United States: </text:p>
            <text:p/>
            <text:p>“He hath not dealt so with any nation and as for his judgments they have not known them. Praise ye the Lord.”</text:p>
          </table:table-cell>
          <table:table-cell/>
        </table:table-row>
        <table:table-row table:style-name="ro81">
          <table:table-cell/>
          <table:table-cell office:value-type="float" office:value="191">
            <text:p>191</text:p>
          </table:table-cell>
          <table:table-cell table:number-columns-repeated="2"/>
          <table:table-cell table:style-name="ce25" office:value-type="string">
            <text:p>Napoleon said, ‘All the women in the <text:span text:style-name="T2">world</text:span> would not make me lose an hour,’ but history shows that Napoleon did lose sleep over his love for Josephine. He wrote to her -- 'I am sick of men because they keep me away from my love.’</text:p>
          </table:table-cell>
          <table:table-cell/>
        </table:table-row>
        <table:table-row table:style-name="ro21">
          <table:table-cell/>
          <table:table-cell office:value-type="float" office:value="192">
            <text:p>192</text:p>
          </table:table-cell>
          <table:table-cell table:number-columns-repeated="2"/>
          <table:table-cell table:style-name="ce25" office:value-type="string">
            <text:p>Robert answered, “Without love this <text:span text:style-name="T2">world</text:span> would never have existed. It was God’s love for the <text:span text:style-name="T2">world</text:span> that saved it.</text:p>
          </table:table-cell>
          <table:table-cell/>
        </table:table-row>
        <table:table-row table:style-name="ro88">
          <table:table-cell/>
          <table:table-cell office:value-type="string">
            <text:p>193</text:p>
          </table:table-cell>
          <table:table-cell table:number-columns-repeated="2"/>
          <table:table-cell table:style-name="ce25" office:value-type="string">
            <text:p>Love is the elixir of life. It is a greater cure than any medicine. <text:s/>It has built up kingdoms and destroyed nations. You have ambitions now and a desire for gold, but after all, Walter, what can it buy? <text:span text:style-name="T2">All the gold in the world </text:span>cannot buy the tender touch of a little child’s fingers or the lovelight in angel eyes like Marie’s. It gives satisfaction that nothing else can.”</text:p>
          </table:table-cell>
          <table:table-cell/>
        </table:table-row>
        <table:table-row table:style-name="ro21">
          <table:table-cell/>
          <table:table-cell office:value-type="float" office:value="211">
            <text:p>211</text:p>
          </table:table-cell>
          <table:table-cell table:number-columns-repeated="2"/>
          <table:table-cell table:style-name="ce27" office:value-type="string">
            <text:p><text:span text:style-name="T30">The minister whispered consoling words to him, told him that “God so loved the </text:span><text:span text:style-name="T31">world</text:span><text:span text:style-name="T30"> that he gave his only begotten son that whomsoever believeth on him should not perish, but have everlasting life.”</text:span></text:p>
          </table:table-cell>
          <table:table-cell/>
        </table:table-row>
        <table:table-row table:style-name="ro96">
          <table:table-cell/>
          <table:table-cell office:value-type="string">
            <text:p>215</text:p>
          </table:table-cell>
          <table:table-cell table:number-columns-repeated="2"/>
          <table:table-cell table:style-name="ce7" office:value-type="string">
            <text:p>Robert continued reading Isaiah 45: 13:</text:p>
            <text:p/>
            <text:p>I have raised him up in righteousness, and I will direct all his ways: he shall build my city and he shall let go my captives, not for price, nor reward, saith the Lord of hosts.</text:p>
            <text:p/>
            <text:p>This probably meant that the time would come when the Lord would direct man and that when wars came and prisoners were made captives, they would be set free without price or reward. It was Robert's idea that this was the way it should be when love ruled the <text:span text:style-name="T6">world</text:span>.</text:p>
            <text:p/>
            <text:p>Robert read Hebrews 11: 3 and 5:</text:p>
            <text:p/>
            <text:p>Through faith we understand that the <text:span text:style-name="T6">worlds</text:span> were framed by the word of God, so that the things which are seen were not made of things which do appear.</text:p>
          </table:table-cell>
          <table:table-cell/>
        </table:table-row>
        <table:table-row table:style-name="ro97">
          <table:table-cell/>
          <table:table-cell office:value-type="string">
            <text:p>215-216</text:p>
          </table:table-cell>
          <table:table-cell table:number-columns-repeated="2"/>
          <table:table-cell table:style-name="ce7" office:value-type="string">
            <text:p>By faith Enoch was translated that he should not see death; and was not found, because God had translated him: for before his translation he had this testimony that he had pleased God.</text:p>
            <text:p/>
            <text:p>Robert believed that Enoch went away in an airplane and knew that faith was the great sustaining force, and that without faith it was impossible to please God, for he read where it says, "For he that cometh to God must believe that he is, and that he is a rewarder of them that diligently seek him." Robert knew that he had faith and that that faith would sustain him during the time of trials and troubles. </text:p>
            <text:p/>
            <text:p>In Romans 12: 2: And be not conformed to this <text:span text:style-name="T6">world</text:span>, but be transformed by the renewing of your mind, that ye may prove what is that good and acceptable and perfect will of God.</text:p>
          </table:table-cell>
          <table:table-cell/>
        </table:table-row>
        <table:table-row table:style-name="ro88">
          <table:table-cell/>
          <table:table-cell table:style-name="ce4" office:value-type="float" office:value="226">
            <text:p>226</text:p>
          </table:table-cell>
          <table:table-cell table:style-name="ce4" table:number-columns-repeated="2"/>
          <table:table-cell office:value-type="string">
            <text:p>Mr. Kennelworth, who was a member of the Chamber of Commerce of Texarkana and one of the leading citizens, called a meeting of the Chamber of Commerce, informed them of the phenomenal success of Robert Gordon who had left Texarkana one year previous an unknown boy and who was now the most talked of <text:span text:style-name="T2">young man in the world</text:span>.</text:p>
          </table:table-cell>
          <table:table-cell table:style-name="ce4"/>
        </table:table-row>
        <table:table-row table:style-name="ro86">
          <table:table-cell/>
          <table:table-cell office:value-type="string">
            <text:p>229</text:p>
          </table:table-cell>
          <table:table-cell table:number-columns-repeated="2"/>
          <table:table-cell table:style-name="ce7" office:value-type="string">
            <text:p>Robert said, "Mother, I do remember the dream quite well, and when I was in Japan and they gave me such great receptions and honored me, I thought of the dream and I thought of you and how you had taught me how to read the Bible and I thought of Marie and how I loved her and felt that I would gladly give all of the honors just to be with you and Marie alone because your love and Marie's love mean more to me than everything else that the <text:span text:style-name="T6">world</text:span> can give."</text:p>
          </table:table-cell>
          <table:table-cell/>
        </table:table-row>
        <table:table-row table:style-name="ro83">
          <table:table-cell/>
          <table:table-cell office:value-type="string">
            <text:p>232</text:p>
          </table:table-cell>
          <table:table-cell table:number-columns-repeated="2"/>
          <table:table-cell table:style-name="ce7" office:value-type="string">
            <text:p>Soon after Walter graduated, Robert called Miss Quinton into his secret office one morning and told her he was going to form a new firm under the name of "Gordon, Kennelworth &amp; Quinton" and that Edna was to have an interest in the firm, as reward for her faithful service. She was to help with the work on the secret discoveries. Edna was overjoyed at this and her emotions got the best of her judgment. She flung her arms around Robert's neck, kissed him, told him he was the <text:span text:style-name="T2">most wonderful man in the world </text:span>and that she loved him. He drew himself quickly away from her, sat down in a chair and stared out the window for several minutes before he spoke. Then he turned toward Miss Quinton, faced her with a firm but kind face, told her that she had made a mistake in his actions, that he was rewarding her for faithfulness and that there was no sentiment in the matter, that he did not love her, that he was loyal to his long-lost Marie and would never love anyone else.</text:p>
          </table:table-cell>
          <table:table-cell/>
        </table:table-row>
        <table:table-row table:style-name="ro91">
          <table:table-cell/>
          <table:table-cell office:value-type="string">
            <text:p>240</text:p>
          </table:table-cell>
          <table:table-cell table:number-columns-repeated="2"/>
          <table:table-cell table:style-name="ce7" office:value-type="string">
            <text:p>It was a matter of only a couple of days until they reported that "The St. Marie" was in perfect shape and could stand a trip around the <text:span text:style-name="T6">world</text:span>. There was to be a great convention of all the nations on aviation in Paris and Robert decided that he wanted to be there for it, but the main incentive for the trip was his dream. Robert had no trouble in securing letters of introduction to prominent people in London and Paris. When he said good-bye to Walter and Edna, they wished him Godspeed, told him that they hoped his dream would become a reality and that he would find Marie, but they knew that he was not the same Robert of old. He acted as tho his spirit was broken.</text:p>
          </table:table-cell>
          <table:table-cell/>
        </table:table-row>
        <table:table-row table:style-name="ro79" table:number-rows-repeated="9">
          <table:table-cell table:number-columns-repeated="4"/>
          <table:table-cell table:style-name="ce7"/>
          <table:table-cell/>
        </table:table-row>
        <table:table-row table:style-name="ro79" table:number-rows-repeated="21">
          <table:table-cell table:style-name="ce4" table:number-columns-repeated="4"/>
          <table:table-cell/>
          <table:table-cell table:style-name="ce4"/>
        </table:table-row>
        <table:table-row table:style-name="ro79">
          <table:table-cell table:style-name="ce4" table:number-columns-repeated="4"/>
          <table:table-cell/>
          <table:table-cell table:style-name="ce4"/>
        </table:table-row>
      </table:table>
      <table:table table:name="wife marriage wedding" table:style-name="ta1">
        <table:table-column table:style-name="co138" table:default-cell-style-name="ce4"/>
        <table:table-column table:style-name="co7" table:default-cell-style-name="ce4"/>
        <table:table-column table:style-name="co151" table:default-cell-style-name="ce4"/>
        <table:table-column table:style-name="co7" table:default-cell-style-name="ce4"/>
        <table:table-column table:style-name="co152" table:default-cell-style-name="ce4"/>
        <table:table-column table:style-name="co153" table:default-cell-style-name="ce4"/>
        <table:table-row table:style-name="ro10">
          <table:table-cell table:style-name="Default" office:value-type="string">
            <text:p>Excerpts related to wife, marriage and weddings.</text:p>
          </table:table-cell>
          <table:table-cell table:style-name="Default" table:number-columns-repeated="5"/>
        </table:table-row>
        <table:table-row table:style-name="ro10">
          <table:table-cell table:style-name="Default" table:number-columns-repeated="6"/>
        </table:table-row>
        <table:table-row table:style-name="ro10">
          <table:table-cell table:style-name="ce11"/>
          <table:table-cell table:style-name="Default" table:number-columns-repeated="5"/>
        </table:table-row>
        <table:table-row table:style-name="ro10" table:number-rows-repeated="3">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98">
          <table:table-cell/>
          <table:table-cell office:value-type="string">
            <text:p>WITS #7989, by Alblak.</text:p>
          </table:table-cell>
          <table:table-cell table:number-columns-repeated="2"/>
          <table:table-cell office:value-type="string">
            <text:p>Hello</text:p>
            <text:p>closing remarks basis Tunnel</text:p>
            <text:p/>
            <text:p>He wrote page 19 Tunnel.</text:p>
            <text:p>" love is the law of harmony, and the power that created the universe" </text:p>
            <text:p><text:span text:style-name="T19">(me : including the earth)</text:span></text:p>
            <text:p/>
            <text:p>" I will come to you when I mean the most and your need for</text:p>
            <text:p>love is the greatest" page 417</text:p>
            <text:p/>
            <text:p>page 418.</text:p>
            <text:p>"Love is indeed the fulfillment of the law"</text:p>
            <text:p/>
            <text:p>" I predict that when we meet tomorrow we have heard that</text:p>
            <text:p>the first marriage in the new city....has taken place"</text:p>
            <text:p/>
            <text:p>One non Tunnel</text:p>
            <text:p>Gospel of Philip</text:p>
            <text:p>"great is the mystery of marriage.</text:p>
            <text:p>For without it the world would not have existed"</text:p>
            <text:p/>
            <text:p>From the above and one question....</text:p>
            <text:p/>
            <text:p>where did Marie come from ??</text:p>
            <text:p/>
            <text:p>you should be able to solve the "secret" in Tunnel thru</text:p>
            <text:p>the air.</text:p>
            <text:p/>
            <text:p>Then I rest my case and can go no longer</text:p>
            <text:p>Allan</text:p>
          </table:table-cell>
          <table:table-cell/>
        </table:table-row>
        <table:table-row table:style-name="ro10" table:number-rows-repeated="39">
          <table:table-cell table:number-columns-repeated="6"/>
        </table:table-row>
        <table:table-row table:style-name="ro10">
          <table:table-cell table:number-columns-repeated="6"/>
        </table:table-row>
      </table:table>
      <table:table table:name="woman" table:style-name="ta1">
        <table:table-column table:style-name="co154" table:default-cell-style-name="Default"/>
        <table:table-column table:style-name="co7" table:default-cell-style-name="Default"/>
        <table:table-column table:style-name="co47" table:default-cell-style-name="Default"/>
        <table:table-column table:style-name="co155" table:default-cell-style-name="Default"/>
        <table:table-column table:style-name="co156" table:default-cell-style-name="Default"/>
        <table:table-column table:style-name="co157" table:default-cell-style-name="Default"/>
        <table:table-row table:style-name="ro10">
          <table:table-cell office:value-type="string">
            <text:p>Information and excerpts about the word “Woman”.</text:p>
          </table:table-cell>
          <table:table-cell table:number-columns-repeated="5"/>
        </table:table-row>
        <table:table-row table:style-name="ro10" table:number-rows-repeated="2">
          <table:table-cell table:number-columns-repeated="6"/>
        </table:table-row>
        <table:table-row table:style-name="ro10">
          <table:table-cell office:value-type="string">
            <text:p>See pages 190 and 191 about “woman”</text:p>
          </table:table-cell>
          <table:table-cell table:number-columns-repeated="5"/>
        </table:table-row>
        <table:table-row table:style-name="ro10">
          <table:table-cell table:number-columns-repeated="6"/>
        </table:table-row>
        <table:table-row table:style-name="ro45">
          <table:table-cell table:style-name="ce4" office:value-type="string">
            <text:p>As of February 28, 2013, I believe that woman stands for number 19 since “woman” is written 10 times on page 190 and 9 times on 191; adding both gives 19 times total for both pages. <text:s/>rluu: Is it 19 for all women or just Marie? <text:s/>On page 38, Marie is the 19th word in the telegram and 38 = 19 * 2.</text:p>
          </table:table-cell>
          <table:table-cell table:number-columns-repeated="5"/>
        </table:table-row>
        <table:table-row table:style-name="ro10">
          <table:table-cell table:number-columns-repeated="6"/>
        </table:table-row>
        <table:table-row table:style-name="ro10">
          <table:table-cell office:value-type="string">
            <text:p>“good” is probably a keyword that maps to “righteous” in the bible. <text:s/>(for righteous woman).</text:p>
          </table:table-cell>
          <table:table-cell table:number-columns-repeated="5"/>
        </table:table-row>
        <table:table-row table:style-name="ro10" table:number-rows-repeated="3">
          <table:table-cell table:number-columns-repeated="6"/>
        </table:table-row>
        <table:table-row table:style-name="ro56">
          <table:table-cell table:style-name="ce19" office:value-type="string">
            <text:p>rluu March 2, 2013: Thinking more about the bible, I think that his mother is the widow woman (Raven), and Marie is the righteous woman (Dove). <text:s/>If this is right, then there is 1 raven and 3 doves.</text:p>
          </table:table-cell>
          <table:table-cell table:number-columns-repeated="5"/>
        </table:table-row>
        <table:table-row table:style-name="ro10" table:number-rows-repeated="2">
          <table:table-cell table:number-columns-repeated="6"/>
        </table:table-row>
        <table:table-row table:style-name="ro66">
          <table:table-cell table:style-name="ce19" office:value-type="string">
            <text:p>rluu_20130711: I now think Woman might mean 49. <text:s/>It shows up 19 times on pages 190 and 191. <text:s/>I think it is highlighting 19 as a time factor of the moon's synodic month. <text:s/>Thus: 30 + 19 = 49. <text:s/>Since the Babylonians seemed to indicate 7 as a quarter of a moon, 49 = 7 * 7, or 7 quarter lunations. <text:s/>Thus, 49 could equal exactly 1.75 synodic lunar months.</text:p>
          </table:table-cell>
          <table:table-cell table:number-columns-repeated="5"/>
        </table:table-row>
        <table:table-row table:style-name="ro10">
          <table:table-cell table:number-columns-repeated="6"/>
        </table:table-row>
        <table:table-row table:style-name="ro10">
          <table:table-cell office:value-type="string">
            <text:p>Note: Below entries are not complete. <text:s/>They are just some excerpts that I added as I went along in my reading.</text:p>
          </table:table-cell>
          <table:table-cell table:number-columns-repeated="5"/>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1">
          <table:table-cell table:style-name="ce4"/>
          <table:table-cell table:style-name="ce4" office:value-type="float" office:value="71">
            <text:p>71</text:p>
          </table:table-cell>
          <table:table-cell table:style-name="ce4" office:value-type="string">
            <text:p>Letter written on January 24, [1927].</text:p>
          </table:table-cell>
          <table:table-cell table:style-name="ce4"/>
          <table:table-cell table:style-name="ce4" office:value-type="string">
            <text:p>Ever since we made up<text:span text:style-name="T2"> last Fall</text:span>, and I was sure of you and your love, I have been very ambitious and have not wasted a minute, have studied day and night. Wanted to prove to you that your <text:span text:style-name="T2">faith</text:span> in me was not to go unrewarded. <text:s/>I believe that the great success of many men has been because some <text:span text:style-name="T2">good little woman</text:span> placed a hand upon their shoulder and said: "I trust you and love you." I have read a great deal of the history of the men of great achievement, and every time I found back of the success the love of some <text:span text:style-name="T2">good woman</text:span>. <text:s/>It is the love of <text:span text:style-name="T2">my mother</text:span> and the love of <text:span text:style-name="T2">you</text:span> which has inspired me to greater things. I am sure that success is going to crown my efforts. Won't you give me your good wishes in my <text:span text:style-name="T2">start</text:span> on the road to success?</text:p>
          </table:table-cell>
          <table:table-cell table:style-name="ce4" office:value-type="string">
            <text:p>Good woman is present at the <text:span text:style-name="T2">START</text:span>.</text:p>
          </table:table-cell>
        </table:table-row>
        <table:table-row table:style-name="ro43">
          <table:table-cell table:style-name="ce4"/>
          <table:table-cell table:style-name="ce4" office:value-type="string">
            <text:p>415</text:p>
          </table:table-cell>
          <table:table-cell table:style-name="ce4" table:number-columns-repeated="2"/>
          <table:table-cell table:style-name="ce4" office:value-type="string">
            <text:p>I thank our worthy President and all the nations of the world who have shown their honor and appreciation to General Walter Kennelworth, my husband, and myself. I am happy to know that <text:span text:style-name="T2">the cause of women</text:span> has triumphed and that our Supreme Commander has set an example for the <text:span text:style-name="T2">world</text:span> and has shown what the<text:span text:style-name="T2"> love of a good woman</text:span> can do. I thank you."</text:p>
            <text:p/>
            <text:p>The <text:span text:style-name="T2">women</text:span> were all on their feet and gave Edna the greatest applause any <text:span text:style-name="T2">woman</text:span> ever received. It was now growing late in the evening and General Walter Kennelworth stepped to the platform and said: "Brothers and Sisters of the United World, I will not detain you long with this personal address to our Supreme Commander Robert Gordon."</text:p>
            <text:p/>
            <text:p>Turning to the Supreme Commander he said: "I will no longer address you as the Supreme Commander Robert Gordon, but as my friend and comrade. This is the happiest moment of my life and I now realize that justice, mercy and truth always will be rewarded. You have been unselfish and since the day that you wrote the famous letter that won <text:span text:style-name="T2">Marie</text:span> and the Garden of Love, you have kept your promise and been unselfish. <text:s/>Your first thought has been of your country in time of need. You have been loyal to your <text:span text:style-name="T2">mother</text:span>, true and faithful to <text:span text:style-name="T2">Marie</text:span> and now I want to read Marie's letter to you written the day she disappeared.</text:p>
          </table:table-cell>
          <table:table-cell table:style-name="ce5" office:value-type="string">
            <text:p><text:span text:style-name="T16">pg. 415. <text:s/>rluu: The </text:span><text:span text:style-name="T17">cause</text:span><text:span text:style-name="T16"> is Women. <text:s/>So understand women (the cause), and you can understand the effect.</text:span></text:p>
          </table:table-cell>
        </table:table-row>
        <table:table-row table:style-name="ro10" table:number-rows-repeated="22">
          <table:table-cell table:style-name="ce4" table:number-columns-repeated="6"/>
        </table:table-row>
        <table:table-row table:style-name="ro10" table:number-rows-repeated="1048528">
          <table:table-cell table:number-columns-repeated="6"/>
        </table:table-row>
        <table:table-row table:style-name="ro10">
          <table:table-cell table:number-columns-repeated="6"/>
        </table:table-row>
      </table:table>
      <table:table table:name="wait" table:style-name="ta1" table:print="false">
        <table:table-column table:style-name="co158" table:default-cell-style-name="ce4"/>
        <table:table-column table:style-name="co159" table:default-cell-style-name="ce4"/>
        <table:table-column table:style-name="co160" table:default-cell-style-name="ce4"/>
        <table:table-column table:style-name="co7" table:default-cell-style-name="ce4"/>
        <table:table-column table:style-name="co161" table:default-cell-style-name="ce4"/>
        <table:table-column table:style-name="co162" table:default-cell-style-name="ce4"/>
        <table:table-row table:style-name="ro10">
          <table:table-cell table:style-name="Default" office:value-type="string">
            <text:p>The word “wait”.</text:p>
          </table:table-cell>
          <table:table-cell table:style-name="Default" table:number-columns-repeated="5"/>
        </table:table-row>
        <table:table-row table:style-name="ro10" table:number-rows-repeated="3">
          <table:table-cell table:style-name="Default" table:number-columns-repeated="6"/>
        </table:table-row>
        <table:table-row table:style-name="ro9" table:number-rows-repeated="4">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43">
          <table:table-cell/>
          <table:table-cell office:value-type="string">
            <text:p>168-169 (“wait” mentioned on pg. 168)</text:p>
          </table:table-cell>
          <table:table-cell table:number-columns-repeated="2"/>
          <table:table-cell office:value-type="string">
            <text:p>When he got to the verse</text:p>
            <text:p/>
            <text:p><text:span text:style-name="T2">Trust</text:span> no future, howe'er pleasant!</text:p>
            <text:p>Let the dead Past bury its dead!</text:p>
            <text:p>Act -- act in the living present!</text:p>
            <text:p><text:span text:style-name="T2">Heart</text:span> within and God o'erhead.</text:p>
            <text:p/>
            <text:p>Robert now fully realized that he must <text:span text:style-name="T2">trust</text:span> to the future if he intended to live and continue to make a success and complete his discoveries and inventions. He read the last verse slowly and carefully:</text:p>
            <text:p/>
            <text:p>Let us, then, be up and doing,</text:p>
            <text:p>With a <text:span text:style-name="T2">heart</text:span> for any fate;</text:p>
            <text:p>Still achieving, still pursuing,</text:p>
            <text:p>Learn to labor and to <text:span text:style-name="T2">wait</text:span>.</text:p>
            <text:p/>
            <text:p>This sounded much better to Robert. He was willing to learn to labor and <text:span text:style-name="T2">wait</text:span> and felt that if he <text:span text:style-name="T2">waited</text:span> there would be a reward, because Marie had promised him and he knew that Marie would keep her promise, and nothing could ever take from him that hope, that knowledge that Marie would keep her promise.</text:p>
          </table:table-cell>
          <table:table-cell office:value-type="string">
            <text:p><text:span text:style-name="T32">“</text:span><text:span text:style-name="T32">wait” might mean the number </text:span><text:span text:style-name="T33">9 </text:span><text:span text:style-name="T34">since verse 9 is highlighted.</text:span></text:p>
            <text:p><text:span text:style-name="T32"/></text:p>
            <text:p><text:span text:style-name="T32">Since the word “sounded” is used, it might mean unison or octave, since 9/9 = 1.</text:span></text:p>
            <text:p><text:span text:style-name="T32"/></text:p>
          </table:table-cell>
        </table:table-row>
        <table:table-row table:style-name="ro10" table:number-rows-repeated="22">
          <table:table-cell table:number-columns-repeated="6"/>
        </table:table-row>
        <table:table-row table:style-name="ro10">
          <table:table-cell table:number-columns-repeated="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F" svg:font-family="" style:font-family-generic="roman"/>
    <style:font-face style:name="Georgia" svg:font-family="Georgia" style:font-family-generic="roman"/>
    <style:font-face style:name="Lohit Hindi" svg:font-family="'Lohit Hindi'" style:font-pitch="variable"/>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Lohit Hindi1"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0.5in"/>
      <style:text-properties style:font-name="Liberation Sans" fo:language="en" fo:country="US" style:font-name-asian="Arial"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WenQuanYi Zen Hei" style:font-name-complex="Lohit Hindi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7-31">00/00/0000</text:date>, <text:time style:data-style-name="N2" text:time-value="0000-00-00T12:31:1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office:version="1.2">
  <office:meta>
    <meta:initial-creator>Ryan </meta:initial-creator>
    <meta:creation-date>2012-10-17T16:43:10</meta:creation-date>
    <meta:generator>LibreOffice/3.6$Linux_X86_64 LibreOffice_project/360m1$Build-304</meta:generator>
    <dc:date>2013-07-31T21:35:04</dc:date>
    <meta:editing-duration>P8DT32M6S</meta:editing-duration>
    <meta:editing-cycles>271</meta:editing-cycles>
    <dc:creator>Ryan </dc:creator>
    <meta:document-statistic meta:table-count="70" meta:cell-count="1354" meta:object-count="0"/>
  </office:meta>
</office:document-meta>
</file>